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Courier-Bold" svg:font-family="Courier-Bold" style:font-family-generic="modern"/>
    <style:font-face style:name="Times-Roman" svg:font-family="Times-Roman" style:font-family-generic="roman"/>
    <style:font-face style:name="BitstreamVeraSansMono-Bold" svg:font-family="BitstreamVeraSansMono-Bold" style:font-family-generic="swiss"/>
    <style:font-face style:name="BitstreamVeraSansMono-Oblique" svg:font-family="BitstreamVeraSansMono-Oblique" style:font-family-generic="swiss"/>
    <style:font-face style:name="BitstreamVeraSansMono-Roman" svg:font-family="BitstreamVeraSansMono-Roman" style:font-family-generic="swiss"/>
    <style:font-face style:name="Courier" svg:font-family="Courier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orgia" svg:font-family="Georgia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style:vertical-align="middle" fo:padding="0.0382in" fo:border="none"/>
    </style:style>
    <style:style style:name="Table3.B1" style:family="table-cell">
      <style:table-cell-properties fo:padding="0.0382in" fo:border="none"/>
    </style:style>
    <style:style style:name="Table3.C1" style:family="table-cell">
      <style:table-cell-properties style:vertical-align="bottom" fo:padding="0.0382in" fo:border="none"/>
    </style:style>
    <style:style style:name="Table4" style:family="table">
      <style:table-properties style:width="6.4674in" fo:margin-left="0.1417in" fo:margin-right="0.316in" table:align="margins" style:writing-mode="lr-tb"/>
    </style:style>
    <style:style style:name="Table4.A" style:family="table-column">
      <style:table-column-properties style:column-width="0.4083in" style:rel-column-width="4137*"/>
    </style:style>
    <style:style style:name="Table4.B" style:family="table-column">
      <style:table-column-properties style:column-width="6.059in" style:rel-column-width="61398*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middle" fo:padding-left="0.075in" fo:padding-right="0.075in" fo:padding-top="0in" fo:padding-bottom="0in" fo:border="none"/>
    </style:style>
    <style:style style:name="Table5" style:family="table">
      <style:table-properties style:width="6.075in" fo:margin-left="-0.075in" table:align="left" style:writing-mode="lr-tb"/>
    </style:style>
    <style:style style:name="Table5.A" style:family="table-column">
      <style:table-column-properties style:column-width="3.075in"/>
    </style:style>
    <style:style style:name="Table5.B" style:family="table-column">
      <style:table-column-properties style:column-width="3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middle" fo:background-color="#c0bdff" fo:padding-left="0.075in" fo:padding-right="0.075in" fo:padding-top="0in" fo:padding-bottom="0in" fo:border="0.0139in solid #6d6d6d">
        <style:background-image/>
      </style:table-cell-properties>
    </style:style>
    <style:style style:name="Table5.A2" style:family="table-cell">
      <style:table-cell-properties fo:background-color="#ffffff" fo:padding-left="0.075in" fo:padding-right="0.075in" fo:padding-top="0in" fo:padding-bottom="0in" fo:border="0.0139in solid #6d6d6d">
        <style:background-image/>
      </style:table-cell-properties>
    </style:style>
    <style:style style:name="Table5.B2" style:family="table-cell">
      <style:table-cell-properties style:vertical-align="middle" fo:background-color="#ffffff" fo:padding-left="0.075in" fo:padding-right="0.075in" fo:padding-top="0in" fo:padding-bottom="0in" fo:border="0.0139in solid #6d6d6d">
        <style:background-image/>
      </style:table-cell-properties>
    </style:style>
    <style:style style:name="Table6" style:family="table">
      <style:table-properties style:width="6.075in" fo:margin-left="-0.075in" table:align="left" style:writing-mode="lr-tb"/>
    </style:style>
    <style:style style:name="Table6.A" style:family="table-column">
      <style:table-column-properties style:column-width="3.075in"/>
    </style:style>
    <style:style style:name="Table6.B" style:family="table-column">
      <style:table-column-properties style:column-width="3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middle" fo:background-color="#c0bdff" fo:padding-left="0.075in" fo:padding-right="0.075in" fo:padding-top="0in" fo:padding-bottom="0in" fo:border="0.0139in solid #6d6d6d">
        <style:background-image/>
      </style:table-cell-properties>
    </style:style>
    <style:style style:name="Table6.A2" style:family="table-cell">
      <style:table-cell-properties fo:background-color="#ffffff" fo:padding-left="0.075in" fo:padding-right="0.075in" fo:padding-top="0in" fo:padding-bottom="0in" fo:border="0.0139in solid #6d6d6d">
        <style:background-image/>
      </style:table-cell-properties>
    </style:style>
    <style:style style:name="Table6.B2" style:family="table-cell">
      <style:table-cell-properties style:vertical-align="middle" fo:background-color="#ffffff" fo:padding-left="0.075in" fo:padding-right="0.075in" fo:padding-top="0in" fo:padding-bottom="0in" fo:border="0.0139in solid #6d6d6d">
        <style:background-image/>
      </style:table-cell-properties>
    </style:style>
    <style:style style:name="Table7" style:family="table">
      <style:table-properties style:width="6.075in" fo:margin-left="-0.075in" table:align="left" style:writing-mode="lr-tb"/>
    </style:style>
    <style:style style:name="Table7.A" style:family="table-column">
      <style:table-column-properties style:column-width="6.075in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middle" fo:background-color="#c0bdff" fo:padding-left="0.075in" fo:padding-right="0.075in" fo:padding-top="0in" fo:padding-bottom="0in" fo:border="0.0139in solid #6d6d6d">
        <style:background-image/>
      </style:table-cell-properties>
    </style:style>
    <style:style style:name="Table7.A2" style:family="table-cell">
      <style:table-cell-properties style:vertical-align="middle" fo:background-color="#ffffff" fo:padding-left="0.075in" fo:padding-right="0.075in" fo:padding-top="0in" fo:padding-bottom="0in" fo:border="0.0139in solid #6d6d6d">
        <style:background-image/>
      </style:table-cell-properties>
    </style:style>
    <style:style style:name="Table8" style:family="table">
      <style:table-properties style:width="6.075in" fo:margin-left="-0.075in" table:align="left" style:writing-mode="lr-tb"/>
    </style:style>
    <style:style style:name="Table8.A" style:family="table-column">
      <style:table-column-properties style:column-width="3.075in"/>
    </style:style>
    <style:style style:name="Table8.B" style:family="table-column">
      <style:table-column-properties style:column-width="3in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middle" fo:background-color="#c0bdff" fo:padding-left="0.075in" fo:padding-right="0.075in" fo:padding-top="0in" fo:padding-bottom="0in" fo:border="0.0139in solid #6d6d6d">
        <style:background-image/>
      </style:table-cell-properties>
    </style:style>
    <style:style style:name="Table8.A2" style:family="table-cell">
      <style:table-cell-properties fo:background-color="#ffffff" fo:padding-left="0.075in" fo:padding-right="0.075in" fo:padding-top="0in" fo:padding-bottom="0in" fo:border="0.0139in solid #6d6d6d">
        <style:background-image/>
      </style:table-cell-properties>
    </style:style>
    <style:style style:name="Table8.B2" style:family="table-cell">
      <style:table-cell-properties style:vertical-align="middle" fo:background-color="#ffffff" fo:padding-left="0.075in" fo:padding-right="0.075in" fo:padding-top="0in" fo:padding-bottom="0in" fo:border="0.0139in solid #6d6d6d">
        <style:background-image/>
      </style:table-cell-properties>
    </style:style>
    <style:style style:name="Table9" style:family="table">
      <style:table-properties style:width="6.075in" fo:margin-left="-0.075in" table:align="left" style:writing-mode="lr-tb"/>
    </style:style>
    <style:style style:name="Table9.A" style:family="table-column">
      <style:table-column-properties style:column-width="6.075in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style:vertical-align="middle" fo:background-color="#eae9ff" fo:padding-left="0.075in" fo:padding-right="0.075in" fo:padding-top="0in" fo:padding-bottom="0in" fo:border="0.0139in solid #6d6d6d">
        <style:background-image/>
      </style:table-cell-properties>
    </style:style>
    <style:style style:name="Table9.A2" style:family="table-cell">
      <style:table-cell-properties style:vertical-align="middle" fo:background-color="#ffffff" fo:padding-left="0.075in" fo:padding-right="0.075in" fo:padding-top="0in" fo:padding-bottom="0in" fo:border="0.0139in solid #6d6d6d">
        <style:background-image/>
      </style:table-cell-properties>
    </style:style>
    <style:style style:name="Table10" style:family="table">
      <style:table-properties style:width="6.075in" fo:margin-left="-0.075in" table:align="left" style:writing-mode="lr-tb"/>
    </style:style>
    <style:style style:name="Table10.A" style:family="table-column">
      <style:table-column-properties style:column-width="6.075in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style:vertical-align="middle" fo:background-color="#c0bdff" fo:padding-left="0.075in" fo:padding-right="0.075in" fo:padding-top="0in" fo:padding-bottom="0in" fo:border="0.0139in solid #6d6d6d">
        <style:background-image/>
      </style:table-cell-properties>
    </style:style>
    <style:style style:name="Table11" style:family="table">
      <style:table-properties style:width="6.075in" fo:margin-left="-0.075in" table:align="left" style:writing-mode="lr-tb"/>
    </style:style>
    <style:style style:name="Table11.A" style:family="table-column">
      <style:table-column-properties style:column-width="6.075in"/>
    </style:style>
    <style:style style:name="Table11.1" style:family="table-row">
      <style:table-row-properties style:keep-together="true" fo:keep-together="auto"/>
    </style:style>
    <style:style style:name="Table11.A1" style:family="table-cell">
      <style:table-cell-properties style:vertical-align="middle" fo:background-color="#c0bdff" fo:padding-left="0.075in" fo:padding-right="0.075in" fo:padding-top="0in" fo:padding-bottom="0in" fo:border="0.0139in solid #6d6d6d">
        <style:background-image/>
      </style:table-cell-properties>
    </style:style>
    <style:style style:name="Table12" style:family="table">
      <style:table-properties style:width="6.075in" fo:margin-left="-0.075in" table:align="left" style:writing-mode="lr-tb"/>
    </style:style>
    <style:style style:name="Table12.A" style:family="table-column">
      <style:table-column-properties style:column-width="6.075in"/>
    </style:style>
    <style:style style:name="Table12.1" style:family="table-row">
      <style:table-row-properties style:keep-together="true" fo:keep-together="auto"/>
    </style:style>
    <style:style style:name="Table12.A1" style:family="table-cell">
      <style:table-cell-properties style:vertical-align="middle" fo:background-color="#c0bdff" fo:padding-left="0.075in" fo:padding-right="0.075in" fo:padding-top="0in" fo:padding-bottom="0in" fo:border="0.0139in solid #6d6d6d">
        <style:background-image/>
      </style:table-cell-properties>
    </style:style>
    <style:style style:name="Table13" style:family="table">
      <style:table-properties style:width="6.075in" fo:margin-left="-0.075in" table:align="left" style:writing-mode="lr-tb"/>
    </style:style>
    <style:style style:name="Table13.A" style:family="table-column">
      <style:table-column-properties style:column-width="3.075in"/>
    </style:style>
    <style:style style:name="Table13.B" style:family="table-column">
      <style:table-column-properties style:column-width="3in"/>
    </style:style>
    <style:style style:name="Table13.1" style:family="table-row">
      <style:table-row-properties style:keep-together="true" fo:keep-together="auto"/>
    </style:style>
    <style:style style:name="Table13.A1" style:family="table-cell">
      <style:table-cell-properties style:vertical-align="middle" fo:background-color="#c0bdff" fo:padding-left="0.075in" fo:padding-right="0.075in" fo:padding-top="0in" fo:padding-bottom="0in" fo:border="0.0139in solid #6d6d6d">
        <style:background-image/>
      </style:table-cell-properties>
    </style:style>
    <style:style style:name="Table13.A2" style:family="table-cell">
      <style:table-cell-properties fo:background-color="#ffffff" fo:padding-left="0.075in" fo:padding-right="0.075in" fo:padding-top="0in" fo:padding-bottom="0in" fo:border="0.0139in solid #6d6d6d">
        <style:background-image/>
      </style:table-cell-properties>
    </style:style>
    <style:style style:name="Table13.B2" style:family="table-cell">
      <style:table-cell-properties style:vertical-align="middle" fo:background-color="#ffffff" fo:padding-left="0.075in" fo:padding-right="0.075in" fo:padding-top="0in" fo:padding-bottom="0in" fo:border="0.0139in solid #6d6d6d">
        <style:background-image/>
      </style:table-cell-properties>
    </style:style>
    <style:style style:name="Table14" style:family="table">
      <style:table-properties style:width="6.075in" fo:margin-left="-0.075in" table:align="left" style:writing-mode="lr-tb"/>
    </style:style>
    <style:style style:name="Table14.A" style:family="table-column">
      <style:table-column-properties style:column-width="6.075in"/>
    </style:style>
    <style:style style:name="Table14.1" style:family="table-row">
      <style:table-row-properties style:keep-together="true" fo:keep-together="auto"/>
    </style:style>
    <style:style style:name="Table14.A1" style:family="table-cell">
      <style:table-cell-properties style:vertical-align="middle" fo:background-color="#c0bdff" fo:padding-left="0.075in" fo:padding-right="0.075in" fo:padding-top="0in" fo:padding-bottom="0in" fo:border="0.0139in solid #6d6d6d">
        <style:background-image/>
      </style:table-cell-properties>
    </style:style>
    <style:style style:name="Table14.A2" style:family="table-cell">
      <style:table-cell-properties style:vertical-align="middle" fo:background-color="#ffffff" fo:padding-left="0.075in" fo:padding-right="0.075in" fo:padding-top="0in" fo:padding-bottom="0in" fo:border="0.0139in solid #6d6d6d">
        <style:background-image/>
      </style:table-cell-properties>
    </style:style>
    <style:style style:name="Table15" style:family="table">
      <style:table-properties style:width="6.075in" fo:margin-left="-0.075in" table:align="left" style:writing-mode="lr-tb"/>
    </style:style>
    <style:style style:name="Table15.A" style:family="table-column">
      <style:table-column-properties style:column-width="3.075in"/>
    </style:style>
    <style:style style:name="Table15.B" style:family="table-column">
      <style:table-column-properties style:column-width="3in"/>
    </style:style>
    <style:style style:name="Table15.1" style:family="table-row">
      <style:table-row-properties style:keep-together="true" fo:keep-together="auto"/>
    </style:style>
    <style:style style:name="Table15.A1" style:family="table-cell">
      <style:table-cell-properties style:vertical-align="middle" fo:background-color="#c0bdff" fo:padding-left="0.075in" fo:padding-right="0.075in" fo:padding-top="0in" fo:padding-bottom="0in" fo:border="0.0139in solid #6d6d6d">
        <style:background-image/>
      </style:table-cell-properties>
    </style:style>
    <style:style style:name="Table15.A2" style:family="table-cell">
      <style:table-cell-properties fo:background-color="#ffffff" fo:padding-left="0.075in" fo:padding-right="0.075in" fo:padding-top="0in" fo:padding-bottom="0in" fo:border="0.0139in solid #6d6d6d">
        <style:background-image/>
      </style:table-cell-properties>
    </style:style>
    <style:style style:name="Table15.B2" style:family="table-cell">
      <style:table-cell-properties style:vertical-align="middle" fo:background-color="#ffffff" fo:padding-left="0.075in" fo:padding-right="0.075in" fo:padding-top="0in" fo:padding-bottom="0in" fo:border="0.0139in solid #6d6d6d">
        <style:background-image/>
      </style:table-cell-properties>
    </style:style>
    <style:style style:name="Table16" style:family="table">
      <style:table-properties style:width="6.075in" fo:margin-left="-0.075in" table:align="left" style:writing-mode="lr-tb"/>
    </style:style>
    <style:style style:name="Table16.A" style:family="table-column">
      <style:table-column-properties style:column-width="6.075in"/>
    </style:style>
    <style:style style:name="Table16.1" style:family="table-row">
      <style:table-row-properties style:keep-together="true" fo:keep-together="auto"/>
    </style:style>
    <style:style style:name="Table16.A1" style:family="table-cell">
      <style:table-cell-properties style:vertical-align="middle" fo:background-color="#eae9ff" fo:padding-left="0.075in" fo:padding-right="0.075in" fo:padding-top="0in" fo:padding-bottom="0in" fo:border="0.0139in solid #6d6d6d">
        <style:background-image/>
      </style:table-cell-properties>
    </style:style>
    <style:style style:name="Table16.A2" style:family="table-cell">
      <style:table-cell-properties style:vertical-align="middle" fo:background-color="#ffffff" fo:padding-left="0.075in" fo:padding-right="0.075in" fo:padding-top="0in" fo:padding-bottom="0in" fo:border="0.0139in solid #6d6d6d">
        <style:background-image/>
      </style:table-cell-properties>
    </style:style>
    <style:style style:name="Table17" style:family="table">
      <style:table-properties style:width="6.075in" fo:margin-left="-0.075in" table:align="left" style:writing-mode="lr-tb"/>
    </style:style>
    <style:style style:name="Table17.A" style:family="table-column">
      <style:table-column-properties style:column-width="6.075in"/>
    </style:style>
    <style:style style:name="Table17.1" style:family="table-row">
      <style:table-row-properties style:keep-together="true" fo:keep-together="auto"/>
    </style:style>
    <style:style style:name="Table17.A1" style:family="table-cell">
      <style:table-cell-properties style:vertical-align="middle" fo:background-color="#c0bdff" fo:padding-left="0.075in" fo:padding-right="0.075in" fo:padding-top="0in" fo:padding-bottom="0in" fo:border="0.0139in solid #6d6d6d">
        <style:background-image/>
      </style:table-cell-properties>
    </style:style>
    <style:style style:name="Table18" style:family="table">
      <style:table-properties style:width="6.075in" fo:margin-left="-0.075in" table:align="left" style:writing-mode="lr-tb"/>
    </style:style>
    <style:style style:name="Table18.A" style:family="table-column">
      <style:table-column-properties style:column-width="6.075in"/>
    </style:style>
    <style:style style:name="Table18.1" style:family="table-row">
      <style:table-row-properties style:keep-together="true" fo:keep-together="auto"/>
    </style:style>
    <style:style style:name="Table18.A1" style:family="table-cell">
      <style:table-cell-properties style:vertical-align="middle" fo:background-color="#c0bdff" fo:padding-left="0.075in" fo:padding-right="0.075in" fo:padding-top="0in" fo:padding-bottom="0in" fo:border="0.0139in solid #6d6d6d">
        <style:background-image/>
      </style:table-cell-properties>
    </style:style>
    <style:style style:name="Table19" style:family="table">
      <style:table-properties style:width="6.075in" fo:margin-left="-0.075in" table:align="left" style:writing-mode="lr-tb"/>
    </style:style>
    <style:style style:name="Table19.A" style:family="table-column">
      <style:table-column-properties style:column-width="6.075in"/>
    </style:style>
    <style:style style:name="Table19.1" style:family="table-row">
      <style:table-row-properties style:keep-together="true" fo:keep-together="auto"/>
    </style:style>
    <style:style style:name="Table19.A1" style:family="table-cell">
      <style:table-cell-properties style:vertical-align="middle" fo:background-color="#c0bdff" fo:padding-left="0.075in" fo:padding-right="0.075in" fo:padding-top="0in" fo:padding-bottom="0in" fo:border="0.0139in solid #6d6d6d">
        <style:background-image/>
      </style:table-cell-properties>
    </style:style>
    <style:style style:name="Table1" style:family="table">
      <style:table-properties style:width="6.7326in" fo:margin-left="0in" fo:margin-right="0.1924in" table:align="margins"/>
    </style:style>
    <style:style style:name="Table1.A" style:family="table-column">
      <style:table-column-properties style:column-width="1.5792in" style:rel-column-width="15371*"/>
    </style:style>
    <style:style style:name="Table1.B" style:family="table-column">
      <style:table-column-properties style:column-width="0.9778in" style:rel-column-width="9517*"/>
    </style:style>
    <style:style style:name="Table1.C" style:family="table-column">
      <style:table-column-properties style:column-width="4.1757in" style:rel-column-width="40647*"/>
    </style:style>
    <style:style style:name="Table1.A1" style:family="table-cell" style:data-style-name="N5100">
      <style:table-cell-properties fo:background-color="#66666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C1" style:family="table-cell" style:data-style-name="N5100">
      <style:table-cell-properties fo:background-color="#666666" fo:padding="0.0382in" fo:border="0.0007in solid #000000">
        <style:background-image/>
      </style:table-cell-properties>
    </style:style>
    <style:style style:name="Table1.A2" style:family="table-cell" style:data-style-name="N5100">
      <style:table-cell-properties fo:background-color="#ffffff" fo:padding="0.0382in" fo:border-left="0.0007in solid #000000" fo:border-right="none" fo:border-top="none" fo:border-bottom="0.0007in solid #000000">
        <style:background-image/>
      </style:table-cell-properties>
    </style:style>
    <style:style style:name="Table1.B2" style:family="table-cell">
      <style:table-cell-properties fo:background-color="#ffffff" fo:padding="0.0382in" fo:border-left="0.0007in solid #000000" fo:border-right="none" fo:border-top="none" fo:border-bottom="0.0007in solid #000000">
        <style:background-image/>
      </style:table-cell-properties>
    </style:style>
    <style:style style:name="Table1.C2" style:family="table-cell">
      <style:table-cell-properties fo:background-color="#ffffff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.B3" style:family="table-cell" style:data-style-name="N5000">
      <style:table-cell-properties fo:background-color="#ffffff" fo:padding="0.0382in" fo:border-left="0.0007in solid #000000" fo:border-right="none" fo:border-top="none" fo:border-bottom="0.0007in solid #000000">
        <style:background-image/>
      </style:table-cell-properties>
    </style:style>
    <style:style style:name="Table1.C4" style:family="table-cell" style:data-style-name="N5000">
      <style:table-cell-properties fo:background-color="#ffffff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B" style:family="table-column">
      <style:table-column-properties style:column-width="2.5965in" style:rel-column-width="24575*"/>
    </style:style>
    <style:style style:name="Table2.C" style:family="table-column">
      <style:table-column-properties style:column-width="2.5972in" style:rel-column-width="24577*"/>
    </style:style>
    <style:style style:name="Table2.A1" style:family="table-cell">
      <style:table-cell-properties style:vertical-align="middle" fo:background-color="#66666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C1" style:family="table-cell">
      <style:table-cell-properties style:vertical-align="middle" fo:background-color="#666666" fo:padding="0.0382in" fo:border="0.0007in solid #000000">
        <style:background-image/>
      </style:table-cell-properties>
    </style:style>
    <style:style style:name="Table2.A2" style:family="table-cell" style:data-style-name="N100">
      <style:table-cell-properties fo:background-color="#ffffff" fo:padding="0.0382in" fo:border-left="0.0007in solid #000000" fo:border-right="none" fo:border-top="none" fo:border-bottom="0.0007in solid #000000">
        <style:background-image/>
      </style:table-cell-properties>
    </style:style>
    <style:style style:name="Table2.C2" style:family="table-cell" style:data-style-name="N100">
      <style:table-cell-properties fo:background-color="#ffffff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P1" style:family="paragraph" style:parent-style-name="Text_20_body">
      <style:paragraph-properties fo:text-align="center" style:justify-single-word="false" fo:break-before="page"/>
      <style:text-properties style:font-name="Georgia"/>
    </style:style>
    <style:style style:name="P2" style:family="paragraph" style:parent-style-name="Text_20_body">
      <style:paragraph-properties fo:text-align="center" style:justify-single-word="false" fo:break-before="page"/>
      <style:text-properties style:font-name="Georgia" fo:font-style="normal" style:font-style-asian="normal" style:font-style-complex="normal"/>
    </style:style>
    <style:style style:name="P3" style:family="paragraph" style:parent-style-name="Text_20_body">
      <style:paragraph-properties fo:text-align="center" style:justify-single-word="false"/>
      <style:text-properties style:font-name="Georgia"/>
    </style:style>
    <style:style style:name="P4" style:family="paragraph" style:parent-style-name="Text_20_body">
      <style:paragraph-properties fo:text-align="center" style:justify-single-word="false"/>
      <style:text-properties style:font-name="Georgia" fo:font-size="18pt" style:font-size-asian="18pt" style:font-size-complex="18pt"/>
    </style:style>
    <style:style style:name="P5" style:family="paragraph" style:parent-style-name="Text_20_body">
      <style:paragraph-properties fo:text-align="center" style:justify-single-word="false"/>
      <style:text-properties style:font-name="Georgia" fo:font-size="24pt" style:font-size-asian="24pt" style:font-size-complex="24pt"/>
    </style:style>
    <style:style style:name="P6" style:family="paragraph" style:parent-style-name="Text_20_body">
      <style:paragraph-properties fo:text-align="center" style:justify-single-word="false"/>
      <style:text-properties style:font-name="Georgia" fo:font-style="normal" style:font-style-asian="normal" style:font-style-complex="normal"/>
    </style:style>
    <style:style style:name="P7" style:family="paragraph" style:parent-style-name="Text_20_body">
      <style:paragraph-properties fo:text-align="start" style:justify-single-word="false"/>
      <style:text-properties style:font-name="Georgia" fo:font-style="normal" style:font-style-asian="normal" style:font-style-complex="normal"/>
    </style:style>
    <style:style style:name="P8" style:family="paragraph" style:parent-style-name="Text_20_body">
      <style:paragraph-properties fo:text-align="start" style:justify-single-word="false"/>
    </style:style>
    <style:style style:name="P9" style:family="paragraph" style:parent-style-name="Standard">
      <style:paragraph-properties fo:text-align="end" style:justify-single-word="false" style:text-autospace="none"/>
      <style:text-properties fo:color="#9a9a9a" style:font-name="BitstreamVeraSansMono-Roman" fo:font-size="7pt" style:font-name-asian="BitstreamVeraSansMono-Roman" style:font-size-asian="7pt" style:font-name-complex="BitstreamVeraSansMono-Roman" style:font-size-complex="7pt"/>
    </style:style>
    <style:style style:name="P10" style:family="paragraph" style:parent-style-name="Standard">
      <style:paragraph-properties style:text-autospace="none"/>
    </style:style>
    <style:style style:name="P11" style:family="paragraph" style:parent-style-name="Standard">
      <style:paragraph-properties style:text-autospace="none"/>
      <style:text-properties style:use-window-font-color="true" style:font-name="BitstreamVeraSansMono-Roman" fo:font-size="7pt" fo:font-weight="normal" style:font-name-asian="BitstreamVeraSansMono-Roman" style:font-size-asian="7pt" style:font-weight-asian="normal" style:font-name-complex="BitstreamVeraSansMono-Roman" style:font-size-complex="7pt" style:font-weight-complex="normal"/>
    </style:style>
    <style:style style:name="P12" style:family="paragraph" style:parent-style-name="Standard">
      <style:paragraph-properties style:text-autospace="none"/>
      <style:text-properties style:use-window-font-color="true" style:font-name="BitstreamVeraSansMono-Roman" fo:font-size="7pt" fo:font-style="normal" fo:font-weight="normal" style:font-name-asian="BitstreamVeraSansMono-Roman" style:font-size-asian="7pt" style:font-style-asian="normal" style:font-weight-asian="normal" style:font-name-complex="BitstreamVeraSansMono-Roman" style:font-size-complex="7pt" style:font-style-complex="normal" style:font-weight-complex="normal"/>
    </style:style>
    <style:style style:name="P13" style:family="paragraph" style:parent-style-name="Standard">
      <style:paragraph-properties style:text-autospace="none"/>
      <style:text-properties style:use-window-font-color="true" style:font-name="BitstreamVeraSansMono-Bold" fo:font-size="7pt" fo:font-style="normal" fo:font-weight="bold" style:font-name-asian="BitstreamVeraSansMono-Bold" style:font-size-asian="7pt" style:font-style-asian="normal" style:font-weight-asian="bold" style:font-name-complex="BitstreamVeraSansMono-Bold" style:font-size-complex="7pt" style:font-style-complex="normal" style:font-weight-complex="bold"/>
    </style:style>
    <style:style style:name="P14" style:family="paragraph" style:parent-style-name="Standard">
      <style:paragraph-properties style:text-autospace="none"/>
      <style:text-properties style:use-window-font-color="true" style:font-name="Courier" fo:font-size="9pt" fo:font-weight="normal" style:font-name-asian="Courier" style:font-size-asian="9pt" style:font-weight-asian="normal" style:font-name-complex="Courier" style:font-size-complex="9pt" style:font-weight-complex="normal"/>
    </style:style>
    <style:style style:name="P15" style:family="paragraph" style:parent-style-name="Standard">
      <style:paragraph-properties fo:text-align="end" style:justify-single-word="false" style:text-autospace="none"/>
      <style:text-properties style:use-window-font-color="true" style:font-name="Courier" fo:font-size="10pt" fo:font-weight="normal" style:font-name-asian="Courier" style:font-size-asian="10pt" style:font-weight-asian="normal" style:font-name-complex="Courier" style:font-size-complex="10pt" style:font-weight-complex="normal"/>
    </style:style>
    <style:style style:name="P16" style:family="paragraph" style:parent-style-name="Standard">
      <style:paragraph-properties style:text-autospace="none"/>
      <style:text-properties style:use-window-font-color="true" style:font-name="Times-Roman" fo:font-size="9pt" fo:font-weight="normal" style:font-name-asian="Times-Roman" style:font-size-asian="9pt" style:font-weight-asian="normal" style:font-name-complex="Times-Roman" style:font-size-complex="9pt" style:font-weight-complex="normal"/>
    </style:style>
    <style:style style:name="P17" style:family="paragraph" style:parent-style-name="Standard">
      <style:paragraph-properties style:text-autospace="none"/>
      <style:text-properties style:use-window-font-color="true" style:font-name="Times-Roman" fo:font-size="9pt" fo:font-weight="bold" style:font-name-asian="Times-Roman" style:font-size-asian="9pt" style:font-weight-asian="bold" style:font-name-complex="Times-Roman" style:font-size-complex="9pt" style:font-weight-complex="bold"/>
    </style:style>
    <style:style style:name="P18" style:family="paragraph" style:parent-style-name="Standard">
      <style:paragraph-properties style:text-autospace="none"/>
      <style:text-properties style:use-window-font-color="true" style:font-name="Times-Roman" fo:font-size="12pt" fo:font-weight="bold" style:font-name-asian="Times-Roman" style:font-size-asian="12pt" style:font-weight-asian="bold" style:font-name-complex="Times-Roman" style:font-size-complex="12pt" style:font-weight-complex="bold"/>
    </style:style>
    <style:style style:name="P19" style:family="paragraph" style:parent-style-name="Standard">
      <style:paragraph-properties style:text-autospace="none"/>
      <style:text-properties fo:color="#878873" style:font-name="BitstreamVeraSansMono-Oblique" fo:font-size="7pt" fo:font-style="italic" fo:font-weight="normal" style:font-name-asian="BitstreamVeraSansMono-Oblique" style:font-size-asian="7pt" style:font-style-asian="italic" style:font-weight-asian="normal" style:font-name-complex="BitstreamVeraSansMono-Oblique" style:font-size-complex="7pt" style:font-style-complex="italic" style:font-weight-complex="normal"/>
    </style:style>
    <style:style style:name="P20" style:family="paragraph" style:parent-style-name="Standard">
      <style:paragraph-properties style:text-autospace="none"/>
      <style:text-properties fo:font-size="7pt" style:font-size-asian="7pt" style:font-size-complex="7pt"/>
    </style:style>
    <style:style style:name="P21" style:family="paragraph" style:parent-style-name="Standard">
      <style:text-properties style:font-name="Georgia"/>
    </style:style>
    <style:style style:name="P22" style:family="paragraph" style:parent-style-name="Standard">
      <style:text-properties style:font-name="Georgia" fo:font-size="8pt" style:font-size-asian="7pt" style:font-size-complex="8pt"/>
    </style:style>
    <style:style style:name="P23" style:family="paragraph" style:parent-style-name="Standard">
      <style:text-properties style:font-name="Georgia" fo:font-size="12pt" style:font-size-asian="12pt" style:font-size-complex="12pt"/>
    </style:style>
    <style:style style:name="P24" style:family="paragraph" style:parent-style-name="Standard">
      <style:paragraph-properties fo:text-align="start" style:justify-single-word="false"/>
    </style:style>
    <style:style style:name="P25" style:family="paragraph" style:parent-style-name="Standard">
      <style:paragraph-properties fo:margin-top="0in" fo:margin-bottom="0.1252in" style:text-autospace="none"/>
      <style:text-properties style:use-window-font-color="true" style:font-name="Times-Roman" fo:font-size="9pt" fo:font-weight="normal" style:font-name-asian="Times-Roman" style:font-size-asian="9pt" style:font-weight-asian="normal" style:font-name-complex="Times-Roman" style:font-size-complex="9pt" style:font-weight-complex="normal"/>
    </style:style>
    <style:style style:name="P26" style:family="paragraph" style:parent-style-name="Standard">
      <style:paragraph-properties fo:margin-top="0in" fo:margin-bottom="0.1252in" style:text-autospace="none"/>
      <style:text-properties style:use-window-font-color="true" style:font-name="Times-Roman" fo:font-size="9pt" fo:font-weight="bold" style:font-name-asian="Times-Roman" style:font-size-asian="9pt" style:font-weight-asian="bold" style:font-name-complex="Times-Roman" style:font-size-complex="9pt" style:font-weight-complex="bold"/>
    </style:style>
    <style:style style:name="P27" style:family="paragraph" style:parent-style-name="Standard">
      <style:paragraph-properties fo:margin-top="0in" fo:margin-bottom="0.0555in" style:text-autospace="none"/>
      <style:text-properties style:use-window-font-color="true" style:font-name="Times-Roman" fo:font-size="9pt" fo:font-weight="normal" style:font-name-asian="Times-Roman" style:font-size-asian="9pt" style:font-weight-asian="normal" style:font-name-complex="Times-Roman" style:font-size-complex="9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Georgia"/>
    </style:style>
    <style:style style:name="P29" style:family="paragraph" style:parent-style-name="Table_20_Contents">
      <style:paragraph-properties fo:margin-top="0.0598in" fo:margin-bottom="0.0598in" fo:text-align="center" style:justify-single-word="false"/>
      <style:text-properties fo:color="#ffffff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margin-top="0.0402in" fo:margin-bottom="0.0402in" fo:text-align="center" style:justify-single-word="false"/>
      <style:text-properties fo:color="#ffffff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margin-top="0.0402in" fo:margin-bottom="0.0402in"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Heading_20_2">
      <style:paragraph-properties fo:text-align="center" style:justify-single-word="false"/>
      <style:text-properties style:font-name="Georgia" fo:font-style="normal" style:font-style-asian="normal" style:font-style-complex="normal"/>
    </style:style>
    <style:style style:name="P33" style:family="paragraph" style:parent-style-name="Heading_20_2">
      <style:paragraph-properties fo:text-align="center" style:justify-single-word="false" fo:break-before="page"/>
      <style:text-properties style:font-name="Georgia" fo:font-style="normal" style:font-style-asian="normal" style:font-style-complex="normal"/>
    </style:style>
    <style:style style:name="P34" style:family="paragraph" style:parent-style-name="Heading_20_1">
      <style:paragraph-properties fo:text-align="center" style:justify-single-word="false"/>
      <style:text-properties style:font-name="Georgia" fo:font-size="18pt" style:font-size-asian="18pt" style:font-size-complex="18pt"/>
    </style:style>
    <style:style style:name="P35" style:family="paragraph" style:parent-style-name="Heading_20_1">
      <style:paragraph-properties fo:text-align="center" style:justify-single-word="false"/>
      <style:text-properties style:font-name="Georgia" fo:font-size="48pt" style:font-size-asian="48pt" style:font-size-complex="48pt"/>
    </style:style>
    <style:style style:name="P36" style:family="paragraph" style:parent-style-name="Heading_20_3">
      <style:text-properties style:font-name="Georgia"/>
    </style:style>
    <style:style style:name="P37" style:family="paragraph" style:parent-style-name="Standard">
      <style:paragraph-properties style:text-autospace="none"/>
      <style:text-properties style:use-window-font-color="true" style:font-name="Times-Roman" fo:font-size="15pt" fo:font-weight="normal" style:font-name-asian="Times-Roman" style:font-size-asian="15pt" style:font-weight-asian="normal" style:font-name-complex="Times-Roman" style:font-size-complex="15pt" style:font-weight-complex="normal"/>
    </style:style>
    <style:style style:name="P38" style:family="paragraph" style:parent-style-name="Standard">
      <style:paragraph-properties style:text-autospace="none"/>
      <style:text-properties style:use-window-font-color="true" style:font-name="Times-Roman" fo:font-size="9pt" fo:font-weight="normal" style:font-name-asian="Times-Roman" style:font-size-asian="9pt" style:font-weight-asian="normal" style:font-name-complex="Times-Roman" style:font-size-complex="9pt" style:font-weight-complex="normal"/>
    </style:style>
    <style:style style:name="P39" style:family="paragraph" style:parent-style-name="Standard">
      <style:text-properties style:font-name="Georgia" fo:font-size="10pt" style:font-size-asian="10pt" style:font-size-complex="10pt"/>
    </style:style>
    <style:style style:name="P40" style:family="paragraph" style:parent-style-name="Standard">
      <style:paragraph-properties style:text-autospace="none"/>
      <style:text-properties fo:color="#878873" style:font-name="BitstreamVeraSansMono-Oblique" fo:font-size="7pt" fo:font-style="italic" fo:font-weight="normal" style:font-name-asian="BitstreamVeraSansMono-Oblique" style:font-size-asian="7pt" style:font-style-asian="italic" style:font-weight-asian="normal" style:font-name-complex="BitstreamVeraSansMono-Oblique" style:font-size-complex="7pt" style:font-style-complex="italic" style:font-weight-complex="normal"/>
    </style:style>
    <style:style style:name="P41" style:family="paragraph" style:parent-style-name="Standard">
      <style:paragraph-properties fo:margin-top="0in" fo:margin-bottom="0.1252in" style:text-autospace="none"/>
      <style:text-properties style:use-window-font-color="true" style:font-name="Times-Roman" fo:font-size="9pt" fo:font-weight="normal" style:font-name-asian="Times-Roman" style:font-size-asian="9pt" style:font-weight-asian="normal" style:font-name-complex="Times-Roman" style:font-size-complex="9pt" style:font-weight-complex="normal"/>
    </style:style>
    <style:style style:name="P42" style:family="paragraph" style:parent-style-name="Standard">
      <style:paragraph-properties fo:margin-top="0in" fo:margin-bottom="0.0555in" style:text-autospace="none"/>
      <style:text-properties style:use-window-font-color="true" style:font-name="Times-Roman" fo:font-size="9pt" fo:font-weight="normal" style:font-name-asian="Times-Roman" style:font-size-asian="9pt" style:font-weight-asian="normal" style:font-name-complex="Times-Roman" style:font-size-complex="9pt" style:font-weight-complex="normal"/>
    </style:style>
    <style:style style:name="P43" style:family="paragraph" style:parent-style-name="Standard">
      <style:paragraph-properties fo:break-before="page" style:text-autospace="none"/>
      <style:text-properties style:use-window-font-color="true" style:font-name="Times-Roman" fo:font-size="15pt" fo:font-weight="normal" style:font-name-asian="Times-Roman" style:font-size-asian="15pt" style:font-weight-asian="normal" style:font-name-complex="Times-Roman" style:font-size-complex="15pt" style:font-weight-complex="normal"/>
    </style:style>
    <style:style style:name="P44" style:family="paragraph" style:parent-style-name="Table_20_Contents">
      <style:paragraph-properties fo:margin-top="0.0402in" fo:margin-bottom="0.0402in"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margin-top="0.0402in" fo:margin-bottom="0.0402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ext_20_body">
      <style:paragraph-properties fo:text-align="start" style:justify-single-word="false"/>
      <style:text-properties style:font-name="Georgia"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text-position="super 58%"/>
    </style:style>
    <style:style style:name="T4" style:family="text">
      <style:text-properties style:use-window-font-color="true" style:font-name="BitstreamVeraSansMono-Bold" fo:font-weight="bold" style:font-name-asian="BitstreamVeraSansMono-Bold" style:font-weight-asian="bold" style:font-name-complex="BitstreamVeraSansMono-Bold" style:font-weight-complex="bold"/>
    </style:style>
    <style:style style:name="T5" style:family="text">
      <style:text-properties style:use-window-font-color="true" style:font-name="BitstreamVeraSansMono-Bold" fo:font-style="normal" fo:font-weight="bold" style:font-name-asian="BitstreamVeraSansMono-Bold" style:font-style-asian="normal" style:font-weight-asian="bold" style:font-name-complex="BitstreamVeraSansMono-Bold" style:font-style-complex="normal" style:font-weight-complex="bold"/>
    </style:style>
    <style:style style:name="T6" style:family="text">
      <style:text-properties style:use-window-font-color="true" style:font-name="BitstreamVeraSansMono-Roman" fo:font-weight="normal" style:font-name-asian="BitstreamVeraSansMono-Roman" style:font-weight-asian="normal" style:font-name-complex="BitstreamVeraSansMono-Roman" style:font-weight-complex="normal"/>
    </style:style>
    <style:style style:name="T7" style:family="text">
      <style:text-properties style:use-window-font-color="true" style:font-name="BitstreamVeraSansMono-Roman" fo:font-style="normal" fo:font-weight="normal" style:font-name-asian="BitstreamVeraSansMono-Roman" style:font-style-asian="normal" style:font-weight-asian="normal" style:font-name-complex="BitstreamVeraSansMono-Roman" style:font-style-complex="normal" style:font-weight-complex="normal"/>
    </style:style>
    <style:style style:name="T8" style:family="text">
      <style:text-properties style:use-window-font-color="true" style:font-name="Times-Roman" fo:font-size="13pt" fo:font-weight="bold" style:font-name-asian="Times-Roman" style:font-size-asian="13pt" style:font-weight-asian="bold" style:font-name-complex="Times-Roman" style:font-size-complex="13pt" style:font-weight-complex="bold"/>
    </style:style>
    <style:style style:name="T9" style:family="text">
      <style:text-properties style:use-window-font-color="true" style:font-name="Times-Roman" fo:font-size="12pt" fo:font-weight="bold" style:font-name-asian="Times-Roman" style:font-size-asian="12pt" style:font-weight-asian="bold" style:font-name-complex="Times-Roman" style:font-size-complex="12pt" style:font-weight-complex="bold"/>
    </style:style>
    <style:style style:name="T10" style:family="text">
      <style:text-properties style:use-window-font-color="true" style:font-name="Times-Roman" fo:font-size="9pt" fo:font-weight="normal" style:font-name-asian="Times-Roman" style:font-size-asian="9pt" style:font-weight-asian="normal" style:font-name-complex="Times-Roman" style:font-size-complex="9pt" style:font-weight-complex="normal"/>
    </style:style>
    <style:style style:name="T11" style:family="text">
      <style:text-properties style:use-window-font-color="true" style:font-name="Courier" fo:font-size="9pt" fo:font-weight="normal" style:font-name-asian="Courier" style:font-size-asian="9pt" style:font-weight-asian="normal" style:font-name-complex="Courier" style:font-size-complex="9pt" style:font-weight-complex="normal"/>
    </style:style>
    <style:style style:name="T12" style:family="text">
      <style:text-properties style:use-window-font-color="true" style:font-name="Courier-Bold" fo:font-size="9pt" fo:font-weight="bold" style:font-name-asian="Courier-Bold" style:font-size-asian="9pt" style:font-weight-asian="bold" style:font-name-complex="Courier-Bold" style:font-size-complex="9pt" style:font-weight-complex="bold"/>
    </style:style>
    <style:style style:name="T13" style:family="text">
      <style:text-properties fo:color="#354079" style:font-name="BitstreamVeraSansMono-Bold" fo:font-style="normal" fo:font-weight="bold" style:font-name-asian="BitstreamVeraSansMono-Bold" style:font-style-asian="normal" style:font-weight-asian="bold" style:font-name-complex="BitstreamVeraSansMono-Bold" style:font-style-complex="normal" style:font-weight-complex="bold"/>
    </style:style>
    <style:style style:name="T14" style:family="text">
      <style:text-properties fo:color="#878873" style:font-name="BitstreamVeraSansMono-Oblique" fo:font-style="italic" fo:font-weight="normal" style:font-name-asian="BitstreamVeraSansMono-Oblique" style:font-style-asian="italic" style:font-weight-asian="normal" style:font-name-complex="BitstreamVeraSansMono-Oblique" style:font-style-complex="italic" style:font-weight-complex="normal"/>
    </style:style>
    <style:style style:name="T15" style:family="text">
      <style:text-properties fo:color="#1f8888" style:font-name="BitstreamVeraSansMono-Roman" fo:font-style="normal" fo:font-weight="normal" style:font-name-asian="BitstreamVeraSansMono-Roman" style:font-style-asian="normal" style:font-weight-asian="normal" style:font-name-complex="BitstreamVeraSansMono-Roman" style:font-style-complex="normal" style:font-weight-complex="normal"/>
    </style:style>
    <style:style style:name="T16" style:family="text">
      <style:text-properties fo:color="#820000" style:font-name="BitstreamVeraSansMono-Bold" fo:font-style="normal" fo:font-weight="bold" style:font-name-asian="BitstreamVeraSansMono-Bold" style:font-style-asian="normal" style:font-weight-asian="bold" style:font-name-complex="BitstreamVeraSansMono-Bold" style:font-style-complex="normal" style:font-weight-complex="bold"/>
    </style:style>
    <style:style style:name="T17" style:family="text">
      <style:text-properties fo:color="#196e6d" style:font-name="BitstreamVeraSansMono-Roman" fo:font-style="normal" fo:font-weight="normal" style:font-name-asian="BitstreamVeraSansMono-Roman" style:font-style-asian="normal" style:font-weight-asian="normal" style:font-name-complex="BitstreamVeraSansMono-Roman" style:font-style-complex="normal" style:font-weight-complex="normal"/>
    </style:style>
    <style:style style:name="T18" style:family="text">
      <style:text-properties fo:color="#cc0034" style:font-name="BitstreamVeraSansMono-Roman" fo:font-style="normal" fo:font-weight="normal" style:font-name-asian="BitstreamVeraSansMono-Roman" style:font-style-asian="normal" style:font-weight-asian="normal" style:font-name-complex="BitstreamVeraSansMono-Roman" style:font-style-complex="normal" style:font-weight-complex="normal"/>
    </style:style>
    <number:text-style style:name="N100">
      <number:text-content/>
    </number:text-style>
    <number:number-style style:name="N5000" number:language="en" number:country="US">
      <number:number number:min-integer-digits="1"/>
    </number:number-style>
    <number:text-style style:name="N5100" number:language="en" number:country="US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4" text:outline-level="1"/>
      <text:h text:style-name="P34" text:outline-level="1"><text:line-break/>Data Structures 0368-2158</text:h>
      <text:p text:style-name="P4">Semester 2011/a</text:p>
      <text:p text:style-name="P4">Project 1</text:p>
      <text:p text:style-name="P5"/>
      <text:p text:style-name="P5"/>
      <text:h text:style-name="P35" text:outline-level="1"><text:span text:style-name="T2">Awesome</text:span><text:line-break/>Red-Black<text:line-break/>Tree</text:h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28">Amir Moualem</text:p>
            <text:p text:style-name="P28"><text:a xlink:type="simple" xlink:href="mailto:amirmoua@mail.tau.ac.il">amirmoua@mail.tau.ac.il</text:a></text:p>
            <text:p text:style-name="P28">ID ?????????</text:p>
            <text:p text:style-name="P28"/>
            <text:p text:style-name="P28">Sagie Maoz</text:p>
            <text:p text:style-name="P28"><text:a xlink:type="simple" xlink:href="mailto:sagiemao@mail.tau.ac.il">sagiemao@mail.tau.ac.il</text:a></text:p>
            <text:p text:style-name="P28">ID 021526025</text:p>
          </table:table-cell>
          <table:table-cell table:style-name="Table3.B1" office:value-type="string">
            <text:p text:style-name="P28"/>
          </table:table-cell>
          <table:table-cell table:style-name="Table3.C1" office:value-type="string">
            <text:p text:style-name="P28">December 29<text:span text:style-name="T3">th</text:span>, 2011</text:p>
          </table:table-cell>
        </table:table-row>
      </table:table>
      <text:p text:style-name="P3"/>
      <text:p text:style-name="P1"/>
      <text:h text:style-name="P32" text:outline-level="2">Program Code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9">1</text:p>
            <text:p text:style-name="P9">2</text:p>
            <text:p text:style-name="P9">3</text:p>
            <text:p text:style-name="P9">4</text:p>
            <text:p text:style-name="P9">5</text:p>
            <text:p text:style-name="P9">6</text:p>
            <text:p text:style-name="P9">7</text:p>
            <text:p text:style-name="P9">8</text:p>
            <text:p text:style-name="P9">9</text:p>
            <text:p text:style-name="P9">10</text:p>
            <text:p text:style-name="P9">11</text:p>
            <text:p text:style-name="P9">12</text:p>
            <text:p text:style-name="P9">13</text:p>
            <text:p text:style-name="P9">14</text:p>
            <text:p text:style-name="P9">15</text:p>
            <text:p text:style-name="P9">16</text:p>
            <text:p text:style-name="P9">17</text:p>
            <text:p text:style-name="P9">18</text:p>
            <text:p text:style-name="P9">19</text:p>
            <text:p text:style-name="P9">20</text:p>
            <text:p text:style-name="P9">21</text:p>
            <text:p text:style-name="P9">22</text:p>
            <text:p text:style-name="P9">23</text:p>
            <text:p text:style-name="P9">24</text:p>
            <text:p text:style-name="P9">25</text:p>
            <text:p text:style-name="P9">26</text:p>
            <text:p text:style-name="P9">27</text:p>
            <text:p text:style-name="P9">28</text:p>
            <text:p text:style-name="P9">29</text:p>
            <text:p text:style-name="P9">30</text:p>
            <text:p text:style-name="P9">31</text:p>
            <text:p text:style-name="P9">32</text:p>
            <text:p text:style-name="P9">33</text:p>
            <text:p text:style-name="P9">34</text:p>
            <text:p text:style-name="P9">35</text:p>
            <text:p text:style-name="P9">36</text:p>
            <text:p text:style-name="P9">37</text:p>
            <text:p text:style-name="P9">38</text:p>
            <text:p text:style-name="P9">39</text:p>
            <text:p text:style-name="P9">40</text:p>
            <text:p text:style-name="P9">41</text:p>
            <text:p text:style-name="P9">42</text:p>
            <text:p text:style-name="P9">43</text:p>
            <text:p text:style-name="P9">44</text:p>
            <text:p text:style-name="P9">45</text:p>
            <text:p text:style-name="P9">46</text:p>
            <text:p text:style-name="P9">47</text:p>
            <text:p text:style-name="P9">48</text:p>
            <text:p text:style-name="P9">49</text:p>
            <text:p text:style-name="P9">50</text:p>
            <text:p text:style-name="P9">51</text:p>
            <text:p text:style-name="P9">52</text:p>
            <text:p text:style-name="P9">53</text:p>
            <text:p text:style-name="P9">54</text:p>
            <text:p text:style-name="P9">55</text:p>
            <text:p text:style-name="P9">56</text:p>
            <text:p text:style-name="P9">57</text:p>
            <text:p text:style-name="P9">58</text:p>
            <text:p text:style-name="P9">59</text:p>
            <text:p text:style-name="P9">60</text:p>
            <text:p text:style-name="P9">61</text:p>
            <text:p text:style-name="P9">62</text:p>
            <text:p text:style-name="P9">63</text:p>
            <text:p text:style-name="P9">64</text:p>
            <text:p text:style-name="P9">65</text:p>
            <text:p text:style-name="P9">66</text:p>
            <text:p text:style-name="P9">67</text:p>
            <text:p text:style-name="P9">68</text:p>
            <text:p text:style-name="P9">69</text:p>
            <text:p text:style-name="P9">70</text:p>
            <text:p text:style-name="P9">71</text:p>
            <text:p text:style-name="P9">72</text:p>
            <text:p text:style-name="P9">73</text:p>
            <text:p text:style-name="P9">74</text:p>
            <text:p text:style-name="P9">75</text:p>
            <text:p text:style-name="P9">76</text:p>
            <text:p text:style-name="P9"><text:soft-page-break/>77</text:p>
            <text:p text:style-name="P9">78</text:p>
            <text:p text:style-name="P9">79</text:p>
            <text:p text:style-name="P9">80</text:p>
            <text:p text:style-name="P9">81</text:p>
            <text:p text:style-name="P9">82</text:p>
            <text:p text:style-name="P9">83</text:p>
            <text:p text:style-name="P9">84</text:p>
            <text:p text:style-name="P9">85</text:p>
            <text:p text:style-name="P9">86</text:p>
            <text:p text:style-name="P9">87</text:p>
            <text:p text:style-name="P9">88</text:p>
            <text:p text:style-name="P9">89</text:p>
            <text:p text:style-name="P9">90</text:p>
            <text:p text:style-name="P9">91</text:p>
            <text:p text:style-name="P9">92</text:p>
            <text:p text:style-name="P9">93</text:p>
            <text:p text:style-name="P9">94</text:p>
            <text:p text:style-name="P9">95</text:p>
            <text:p text:style-name="P9">96</text:p>
            <text:p text:style-name="P9">97</text:p>
            <text:p text:style-name="P9">98</text:p>
            <text:p text:style-name="P9">99</text:p>
            <text:p text:style-name="P9">100</text:p>
            <text:p text:style-name="P9">101</text:p>
            <text:p text:style-name="P9">102</text:p>
            <text:p text:style-name="P9">103</text:p>
            <text:p text:style-name="P9">104</text:p>
            <text:p text:style-name="P9">105</text:p>
            <text:p text:style-name="P9">106</text:p>
            <text:p text:style-name="P9">107</text:p>
            <text:p text:style-name="P9">108</text:p>
            <text:p text:style-name="P9">109</text:p>
            <text:p text:style-name="P9">110</text:p>
            <text:p text:style-name="P9">111</text:p>
            <text:p text:style-name="P9">112</text:p>
            <text:p text:style-name="P9">113</text:p>
            <text:p text:style-name="P9">114</text:p>
            <text:p text:style-name="P9">115</text:p>
            <text:p text:style-name="P9">116</text:p>
            <text:p text:style-name="P9">117</text:p>
            <text:p text:style-name="P9">118</text:p>
            <text:p text:style-name="P9">119</text:p>
            <text:p text:style-name="P9"/>
            <text:p text:style-name="P9">120</text:p>
            <text:p text:style-name="P9">121</text:p>
            <text:p text:style-name="P9">122</text:p>
            <text:p text:style-name="P9">123</text:p>
            <text:p text:style-name="P9">124</text:p>
            <text:p text:style-name="P9">125</text:p>
            <text:p text:style-name="P9">126</text:p>
            <text:p text:style-name="P9">127</text:p>
            <text:p text:style-name="P9">128</text:p>
            <text:p text:style-name="P9"/>
            <text:p text:style-name="P9">129</text:p>
            <text:p text:style-name="P9">130</text:p>
            <text:p text:style-name="P9">131</text:p>
            <text:p text:style-name="P9">132</text:p>
            <text:p text:style-name="P9">133</text:p>
            <text:p text:style-name="P9">134</text:p>
            <text:p text:style-name="P9">135</text:p>
            <text:p text:style-name="P9">136</text:p>
            <text:p text:style-name="P9"/>
            <text:p text:style-name="P9">137</text:p>
            <text:p text:style-name="P9"/>
            <text:p text:style-name="P9">138</text:p>
            <text:p text:style-name="P9">139</text:p>
            <text:p text:style-name="P9">140</text:p>
            <text:p text:style-name="P9">141</text:p>
            <text:p text:style-name="P9">142</text:p>
            <text:p text:style-name="P9">143</text:p>
            <text:p text:style-name="P9">144</text:p>
            <text:p text:style-name="P9">145</text:p>
            <text:p text:style-name="P9">146</text:p>
            <text:p text:style-name="P9">147</text:p>
            <text:p text:style-name="P9">148</text:p>
            <text:p text:style-name="P9">149</text:p>
            <text:p text:style-name="P9">150</text:p>
            <text:p text:style-name="P9">151</text:p>
            <text:p text:style-name="P9"/>
            <text:p text:style-name="P9">152</text:p>
            <text:p text:style-name="P9">153</text:p>
            <text:p text:style-name="P9">154</text:p>
            <text:p text:style-name="P9"><text:soft-page-break/>155</text:p>
            <text:p text:style-name="P9">156</text:p>
            <text:p text:style-name="P9">157</text:p>
            <text:p text:style-name="P9">158</text:p>
            <text:p text:style-name="P9">159</text:p>
            <text:p text:style-name="P9"/>
            <text:p text:style-name="P9">160</text:p>
            <text:p text:style-name="P9"/>
            <text:p text:style-name="P9">161</text:p>
            <text:p text:style-name="P9">162</text:p>
            <text:p text:style-name="P9">163</text:p>
            <text:p text:style-name="P9">164</text:p>
            <text:p text:style-name="P9">165</text:p>
            <text:p text:style-name="P9">166</text:p>
            <text:p text:style-name="P9">167</text:p>
            <text:p text:style-name="P9">168</text:p>
            <text:p text:style-name="P9">169</text:p>
            <text:p text:style-name="P9">170</text:p>
            <text:p text:style-name="P9">171</text:p>
            <text:p text:style-name="P9">172</text:p>
            <text:p text:style-name="P9">173</text:p>
            <text:p text:style-name="P9">174</text:p>
            <text:p text:style-name="P9">175</text:p>
            <text:p text:style-name="P9">176</text:p>
            <text:p text:style-name="P9">177</text:p>
            <text:p text:style-name="P9">178</text:p>
            <text:p text:style-name="P9">179</text:p>
            <text:p text:style-name="P9">180</text:p>
            <text:p text:style-name="P9">181</text:p>
            <text:p text:style-name="P9">182</text:p>
            <text:p text:style-name="P9">183</text:p>
            <text:p text:style-name="P9">184</text:p>
            <text:p text:style-name="P9">185</text:p>
            <text:p text:style-name="P9">186</text:p>
            <text:p text:style-name="P9">187</text:p>
            <text:p text:style-name="P9">188</text:p>
            <text:p text:style-name="P9">189</text:p>
            <text:p text:style-name="P9">190</text:p>
            <text:p text:style-name="P9">191</text:p>
            <text:p text:style-name="P9">192</text:p>
            <text:p text:style-name="P9">193</text:p>
            <text:p text:style-name="P9">194</text:p>
            <text:p text:style-name="P9">195</text:p>
            <text:p text:style-name="P9">196</text:p>
            <text:p text:style-name="P9">197</text:p>
            <text:p text:style-name="P9">198</text:p>
            <text:p text:style-name="P9">199</text:p>
            <text:p text:style-name="P9">200</text:p>
            <text:p text:style-name="P9">201</text:p>
            <text:p text:style-name="P9">202</text:p>
            <text:p text:style-name="P9">203</text:p>
            <text:p text:style-name="P9">204</text:p>
            <text:p text:style-name="P9">205</text:p>
            <text:p text:style-name="P9">206</text:p>
            <text:p text:style-name="P9">207</text:p>
            <text:p text:style-name="P9">208</text:p>
            <text:p text:style-name="P9">209</text:p>
            <text:p text:style-name="P9">210</text:p>
            <text:p text:style-name="P9">211</text:p>
            <text:p text:style-name="P9">212</text:p>
            <text:p text:style-name="P9">213</text:p>
            <text:p text:style-name="P9">214</text:p>
            <text:p text:style-name="P9">215</text:p>
            <text:p text:style-name="P9">216</text:p>
            <text:p text:style-name="P9">217</text:p>
            <text:p text:style-name="P9">218</text:p>
            <text:p text:style-name="P9">219</text:p>
            <text:p text:style-name="P9">220</text:p>
            <text:p text:style-name="P9">221</text:p>
            <text:p text:style-name="P9">222</text:p>
            <text:p text:style-name="P9">223</text:p>
            <text:p text:style-name="P9">224</text:p>
            <text:p text:style-name="P9">225</text:p>
            <text:p text:style-name="P9">226</text:p>
            <text:p text:style-name="P9">227</text:p>
            <text:p text:style-name="P9">228</text:p>
            <text:p text:style-name="P9">229</text:p>
            <text:p text:style-name="P9">230</text:p>
            <text:p text:style-name="P9">231</text:p>
            <text:p text:style-name="P9">232</text:p>
            <text:p text:style-name="P9">233</text:p>
            <text:p text:style-name="P9">234</text:p>
            <text:p text:style-name="P9">235</text:p>
            <text:p text:style-name="P9"><text:soft-page-break/>236</text:p>
            <text:p text:style-name="P9">237</text:p>
            <text:p text:style-name="P9">238</text:p>
            <text:p text:style-name="P9">239</text:p>
            <text:p text:style-name="P9">240</text:p>
            <text:p text:style-name="P9">241</text:p>
            <text:p text:style-name="P9">242</text:p>
            <text:p text:style-name="P9">243</text:p>
            <text:p text:style-name="P9">244</text:p>
            <text:p text:style-name="P9">245</text:p>
            <text:p text:style-name="P9">246</text:p>
            <text:p text:style-name="P9">247</text:p>
            <text:p text:style-name="P9">248</text:p>
            <text:p text:style-name="P9">249</text:p>
            <text:p text:style-name="P9">250</text:p>
            <text:p text:style-name="P9">251</text:p>
            <text:p text:style-name="P9">252</text:p>
            <text:p text:style-name="P9">253</text:p>
            <text:p text:style-name="P9">254</text:p>
            <text:p text:style-name="P9">255</text:p>
            <text:p text:style-name="P9">256</text:p>
            <text:p text:style-name="P9">257</text:p>
            <text:p text:style-name="P9">258</text:p>
            <text:p text:style-name="P9">259</text:p>
            <text:p text:style-name="P9">260</text:p>
            <text:p text:style-name="P9">261</text:p>
            <text:p text:style-name="P9">262</text:p>
            <text:p text:style-name="P9">263</text:p>
            <text:p text:style-name="P9">264</text:p>
            <text:p text:style-name="P9">265</text:p>
            <text:p text:style-name="P9">266</text:p>
            <text:p text:style-name="P9">267</text:p>
            <text:p text:style-name="P9">268</text:p>
            <text:p text:style-name="P9">269</text:p>
            <text:p text:style-name="P9">270</text:p>
            <text:p text:style-name="P9">271</text:p>
            <text:p text:style-name="P9">272</text:p>
            <text:p text:style-name="P9">273</text:p>
            <text:p text:style-name="P9">274</text:p>
            <text:p text:style-name="P9">275</text:p>
            <text:p text:style-name="P9">276</text:p>
            <text:p text:style-name="P9">277</text:p>
            <text:p text:style-name="P9">278</text:p>
            <text:p text:style-name="P9">279</text:p>
            <text:p text:style-name="P9">280</text:p>
            <text:p text:style-name="P9">281</text:p>
            <text:p text:style-name="P9">282</text:p>
            <text:p text:style-name="P9">283</text:p>
            <text:p text:style-name="P9">284</text:p>
            <text:p text:style-name="P9">285</text:p>
            <text:p text:style-name="P9">286</text:p>
            <text:p text:style-name="P9">287</text:p>
            <text:p text:style-name="P9">288</text:p>
            <text:p text:style-name="P9">289</text:p>
            <text:p text:style-name="P9">290</text:p>
            <text:p text:style-name="P9">291</text:p>
            <text:p text:style-name="P9">292</text:p>
            <text:p text:style-name="P9">293</text:p>
            <text:p text:style-name="P9">294</text:p>
            <text:p text:style-name="P9">295</text:p>
            <text:p text:style-name="P9">296</text:p>
            <text:p text:style-name="P9">297</text:p>
            <text:p text:style-name="P9">298</text:p>
            <text:p text:style-name="P9">299</text:p>
            <text:p text:style-name="P9">300</text:p>
            <text:p text:style-name="P9">301</text:p>
            <text:p text:style-name="P9">302</text:p>
            <text:p text:style-name="P9">303</text:p>
            <text:p text:style-name="P9">304</text:p>
            <text:p text:style-name="P9">305</text:p>
            <text:p text:style-name="P9">306</text:p>
            <text:p text:style-name="P9">307</text:p>
            <text:p text:style-name="P9">308</text:p>
            <text:p text:style-name="P9">309</text:p>
            <text:p text:style-name="P9">310</text:p>
            <text:p text:style-name="P9">311</text:p>
            <text:p text:style-name="P9">312</text:p>
            <text:p text:style-name="P9">313</text:p>
            <text:p text:style-name="P9">314</text:p>
            <text:p text:style-name="P9">315</text:p>
            <text:p text:style-name="P9">316</text:p>
            <text:p text:style-name="P9">317</text:p>
            <text:p text:style-name="P9">318</text:p>
            <text:p text:style-name="P9"><text:soft-page-break/>319</text:p>
            <text:p text:style-name="P9">320</text:p>
            <text:p text:style-name="P9">321</text:p>
            <text:p text:style-name="P9">322</text:p>
            <text:p text:style-name="P9">323</text:p>
            <text:p text:style-name="P9">324</text:p>
            <text:p text:style-name="P9">325</text:p>
            <text:p text:style-name="P9">326</text:p>
            <text:p text:style-name="P9">327</text:p>
            <text:p text:style-name="P9">328</text:p>
            <text:p text:style-name="P9">329</text:p>
            <text:p text:style-name="P9">330</text:p>
            <text:p text:style-name="P9">331</text:p>
            <text:p text:style-name="P9">332</text:p>
            <text:p text:style-name="P9">333</text:p>
            <text:p text:style-name="P9">334</text:p>
            <text:p text:style-name="P9">335</text:p>
            <text:p text:style-name="P9">336</text:p>
            <text:p text:style-name="P9">337</text:p>
            <text:p text:style-name="P9">338</text:p>
            <text:p text:style-name="P9">339</text:p>
            <text:p text:style-name="P9">340</text:p>
            <text:p text:style-name="P9">341</text:p>
            <text:p text:style-name="P9">342</text:p>
            <text:p text:style-name="P9">343</text:p>
            <text:p text:style-name="P9">344</text:p>
            <text:p text:style-name="P9">345</text:p>
            <text:p text:style-name="P9">346</text:p>
            <text:p text:style-name="P9">347</text:p>
            <text:p text:style-name="P9">348</text:p>
            <text:p text:style-name="P9">349</text:p>
            <text:p text:style-name="P9">350</text:p>
            <text:p text:style-name="P9">351</text:p>
            <text:p text:style-name="P9">352</text:p>
            <text:p text:style-name="P9">353</text:p>
            <text:p text:style-name="P9">354</text:p>
            <text:p text:style-name="P9">355</text:p>
            <text:p text:style-name="P9">356</text:p>
            <text:p text:style-name="P9">357</text:p>
            <text:p text:style-name="P9">358</text:p>
            <text:p text:style-name="P9">359</text:p>
            <text:p text:style-name="P9">360</text:p>
            <text:p text:style-name="P9">361</text:p>
            <text:p text:style-name="P9">362</text:p>
            <text:p text:style-name="P9">363</text:p>
            <text:p text:style-name="P9">364</text:p>
            <text:p text:style-name="P9">365</text:p>
            <text:p text:style-name="P9">366</text:p>
            <text:p text:style-name="P9">367</text:p>
            <text:p text:style-name="P9">368</text:p>
            <text:p text:style-name="P9">369</text:p>
            <text:p text:style-name="P9">370</text:p>
            <text:p text:style-name="P9">371</text:p>
            <text:p text:style-name="P9">372</text:p>
            <text:p text:style-name="P9">373</text:p>
            <text:p text:style-name="P9">374</text:p>
            <text:p text:style-name="P9">375</text:p>
            <text:p text:style-name="P9">376</text:p>
            <text:p text:style-name="P9">377</text:p>
            <text:p text:style-name="P9">378</text:p>
            <text:p text:style-name="P9">379</text:p>
            <text:p text:style-name="P9">380</text:p>
            <text:p text:style-name="P9">381</text:p>
            <text:p text:style-name="P9">382</text:p>
            <text:p text:style-name="P9">383</text:p>
            <text:p text:style-name="P9">384</text:p>
            <text:p text:style-name="P9">385</text:p>
            <text:p text:style-name="P9">386</text:p>
            <text:p text:style-name="P9">387</text:p>
            <text:p text:style-name="P9">388</text:p>
            <text:p text:style-name="P9">389</text:p>
            <text:p text:style-name="P9">390</text:p>
            <text:p text:style-name="P9">391</text:p>
            <text:p text:style-name="P9">392</text:p>
            <text:p text:style-name="P9">393</text:p>
            <text:p text:style-name="P9">394</text:p>
            <text:p text:style-name="P9">395</text:p>
            <text:p text:style-name="P9">396</text:p>
            <text:p text:style-name="P9">397</text:p>
            <text:p text:style-name="P9">398</text:p>
            <text:p text:style-name="P9">399</text:p>
            <text:p text:style-name="P9">400</text:p>
            <text:p text:style-name="P9">401</text:p>
            <text:p text:style-name="P9"><text:soft-page-break/>402</text:p>
            <text:p text:style-name="P9">403</text:p>
            <text:p text:style-name="P9">404</text:p>
            <text:p text:style-name="P9">405</text:p>
            <text:p text:style-name="P9">406</text:p>
            <text:p text:style-name="P9">407</text:p>
            <text:p text:style-name="P9">408</text:p>
            <text:p text:style-name="P9">409</text:p>
            <text:p text:style-name="P9">410</text:p>
            <text:p text:style-name="P9">411</text:p>
            <text:p text:style-name="P9">412</text:p>
            <text:p text:style-name="P9">413</text:p>
            <text:p text:style-name="P9">414</text:p>
            <text:p text:style-name="P9">415</text:p>
            <text:p text:style-name="P9">416</text:p>
            <text:p text:style-name="P9">417</text:p>
            <text:p text:style-name="P9">418</text:p>
            <text:p text:style-name="P9">419</text:p>
            <text:p text:style-name="P9">420</text:p>
            <text:p text:style-name="P9">421</text:p>
            <text:p text:style-name="P9">422</text:p>
            <text:p text:style-name="P9">423</text:p>
            <text:p text:style-name="P9">424</text:p>
            <text:p text:style-name="P9">425</text:p>
            <text:p text:style-name="P9">426</text:p>
            <text:p text:style-name="P9">427</text:p>
            <text:p text:style-name="P9">428</text:p>
            <text:p text:style-name="P9">429</text:p>
            <text:p text:style-name="P9">430</text:p>
            <text:p text:style-name="P9">431</text:p>
            <text:p text:style-name="P9">432</text:p>
            <text:p text:style-name="P9">433</text:p>
            <text:p text:style-name="P9">434</text:p>
            <text:p text:style-name="P9">435</text:p>
            <text:p text:style-name="P9">436</text:p>
            <text:p text:style-name="P9">437</text:p>
            <text:p text:style-name="P9">438</text:p>
            <text:p text:style-name="P9">439</text:p>
            <text:p text:style-name="P9">440</text:p>
            <text:p text:style-name="P9">441</text:p>
            <text:p text:style-name="P9">442</text:p>
            <text:p text:style-name="P9">443</text:p>
            <text:p text:style-name="P9">444</text:p>
            <text:p text:style-name="P9">445</text:p>
            <text:p text:style-name="P9">446</text:p>
            <text:p text:style-name="P9">447</text:p>
            <text:p text:style-name="P9">448</text:p>
            <text:p text:style-name="P9">449</text:p>
            <text:p text:style-name="P9">450</text:p>
            <text:p text:style-name="P9">451</text:p>
            <text:p text:style-name="P9">452</text:p>
            <text:p text:style-name="P9">453</text:p>
            <text:p text:style-name="P9">454</text:p>
            <text:p text:style-name="P9">455</text:p>
            <text:p text:style-name="P9">456</text:p>
            <text:p text:style-name="P9">457</text:p>
            <text:p text:style-name="P9">458</text:p>
            <text:p text:style-name="P9">459</text:p>
            <text:p text:style-name="P9">460</text:p>
            <text:p text:style-name="P9">461</text:p>
            <text:p text:style-name="P9">462</text:p>
            <text:p text:style-name="P9">463</text:p>
            <text:p text:style-name="P9">464</text:p>
            <text:p text:style-name="P9">465</text:p>
            <text:p text:style-name="P9">466</text:p>
            <text:p text:style-name="P9">467</text:p>
            <text:p text:style-name="P9">468</text:p>
            <text:p text:style-name="P9">469</text:p>
            <text:p text:style-name="P9">470</text:p>
            <text:p text:style-name="P9">471</text:p>
            <text:p text:style-name="P9">472</text:p>
            <text:p text:style-name="P9">473</text:p>
            <text:p text:style-name="P9">474</text:p>
            <text:p text:style-name="P9">475</text:p>
            <text:p text:style-name="P9">476</text:p>
            <text:p text:style-name="P9">477</text:p>
            <text:p text:style-name="P9">478</text:p>
            <text:p text:style-name="P9">479</text:p>
            <text:p text:style-name="P9">480</text:p>
            <text:p text:style-name="P9">481</text:p>
            <text:p text:style-name="P9">482</text:p>
            <text:p text:style-name="P9">483</text:p>
            <text:p text:style-name="P9">484</text:p>
            <text:p text:style-name="P9"><text:soft-page-break/>485</text:p>
            <text:p text:style-name="P9">486</text:p>
            <text:p text:style-name="P9">487</text:p>
            <text:p text:style-name="P9">488</text:p>
            <text:p text:style-name="P9">489</text:p>
            <text:p text:style-name="P9">490</text:p>
            <text:p text:style-name="P9">491</text:p>
            <text:p text:style-name="P9">492</text:p>
            <text:p text:style-name="P9">493</text:p>
            <text:p text:style-name="P9">494</text:p>
            <text:p text:style-name="P9">495</text:p>
            <text:p text:style-name="P9">496</text:p>
            <text:p text:style-name="P9">497</text:p>
            <text:p text:style-name="P9">498</text:p>
            <text:p text:style-name="P9">499</text:p>
            <text:p text:style-name="P9">500</text:p>
            <text:p text:style-name="P9">501</text:p>
            <text:p text:style-name="P9">502</text:p>
            <text:p text:style-name="P9">503</text:p>
            <text:p text:style-name="P9">504</text:p>
            <text:p text:style-name="P9">505</text:p>
            <text:p text:style-name="P9">506</text:p>
            <text:p text:style-name="P9">507</text:p>
            <text:p text:style-name="P9">508</text:p>
            <text:p text:style-name="P9">509</text:p>
            <text:p text:style-name="P9">510</text:p>
            <text:p text:style-name="P9">511</text:p>
            <text:p text:style-name="P9">512</text:p>
            <text:p text:style-name="P9">513</text:p>
            <text:p text:style-name="P9">514</text:p>
            <text:p text:style-name="P9">515</text:p>
            <text:p text:style-name="P9">516</text:p>
            <text:p text:style-name="P9">517</text:p>
            <text:p text:style-name="P9">518</text:p>
            <text:p text:style-name="P9">519</text:p>
            <text:p text:style-name="P9">520</text:p>
            <text:p text:style-name="P9">521</text:p>
            <text:p text:style-name="P9">522</text:p>
            <text:p text:style-name="P9">523</text:p>
            <text:p text:style-name="P9">524</text:p>
            <text:p text:style-name="P9">525</text:p>
            <text:p text:style-name="P9">526</text:p>
            <text:p text:style-name="P9">527</text:p>
            <text:p text:style-name="P9">528</text:p>
            <text:p text:style-name="P9">529</text:p>
            <text:p text:style-name="P9">530</text:p>
            <text:p text:style-name="P9">531</text:p>
            <text:p text:style-name="P9">532</text:p>
            <text:p text:style-name="P9">533</text:p>
            <text:p text:style-name="P9">534</text:p>
            <text:p text:style-name="P9">535</text:p>
            <text:p text:style-name="P9">536</text:p>
            <text:p text:style-name="P9">537</text:p>
            <text:p text:style-name="P9">538</text:p>
            <text:p text:style-name="P9">539</text:p>
            <text:p text:style-name="P9">540</text:p>
            <text:p text:style-name="P9">541</text:p>
            <text:p text:style-name="P9">542</text:p>
            <text:p text:style-name="P9">543</text:p>
            <text:p text:style-name="P9">544</text:p>
            <text:p text:style-name="P9">545</text:p>
            <text:p text:style-name="P9">546</text:p>
            <text:p text:style-name="P9">547</text:p>
            <text:p text:style-name="P9">548</text:p>
            <text:p text:style-name="P9">549</text:p>
            <text:p text:style-name="P9">550</text:p>
            <text:p text:style-name="P9">551</text:p>
            <text:p text:style-name="P9">552</text:p>
            <text:p text:style-name="P9">553</text:p>
            <text:p text:style-name="P9">554</text:p>
            <text:p text:style-name="P9">555</text:p>
            <text:p text:style-name="P9">556</text:p>
            <text:p text:style-name="P9">557</text:p>
            <text:p text:style-name="P9">558</text:p>
            <text:p text:style-name="P9">559</text:p>
            <text:p text:style-name="P9">560</text:p>
            <text:p text:style-name="P9">561</text:p>
            <text:p text:style-name="P9">562</text:p>
            <text:p text:style-name="P9">563</text:p>
            <text:p text:style-name="P9">564</text:p>
            <text:p text:style-name="P9">565</text:p>
            <text:p text:style-name="P9">566</text:p>
            <text:p text:style-name="P9">567</text:p>
            <text:p text:style-name="P9"><text:soft-page-break/>568</text:p>
            <text:p text:style-name="P9">569</text:p>
            <text:p text:style-name="P9">570</text:p>
            <text:p text:style-name="P9">571</text:p>
            <text:p text:style-name="P9">572</text:p>
            <text:p text:style-name="P9">573</text:p>
            <text:p text:style-name="P9">574</text:p>
            <text:p text:style-name="P9">575</text:p>
            <text:p text:style-name="P9">576</text:p>
            <text:p text:style-name="P9">577</text:p>
            <text:p text:style-name="P9">578</text:p>
            <text:p text:style-name="P9">579</text:p>
            <text:p text:style-name="P9">580</text:p>
            <text:p text:style-name="P9">581</text:p>
            <text:p text:style-name="P9">582</text:p>
            <text:p text:style-name="P9">583</text:p>
            <text:p text:style-name="P9">584</text:p>
            <text:p text:style-name="P9">585</text:p>
            <text:p text:style-name="P9">586</text:p>
            <text:p text:style-name="P9">587</text:p>
            <text:p text:style-name="P9">588</text:p>
            <text:p text:style-name="P9">589</text:p>
            <text:p text:style-name="P9">590</text:p>
            <text:p text:style-name="P9">591</text:p>
            <text:p text:style-name="P9">592</text:p>
            <text:p text:style-name="P9">593</text:p>
            <text:p text:style-name="P9">594</text:p>
            <text:p text:style-name="P9">595</text:p>
            <text:p text:style-name="P9">596</text:p>
            <text:p text:style-name="P9">597</text:p>
            <text:p text:style-name="P9">598</text:p>
            <text:p text:style-name="P9">599</text:p>
            <text:p text:style-name="P9">600</text:p>
            <text:p text:style-name="P9">601</text:p>
            <text:p text:style-name="P9">602</text:p>
            <text:p text:style-name="P9">603</text:p>
            <text:p text:style-name="P9">604</text:p>
            <text:p text:style-name="P9">605</text:p>
            <text:p text:style-name="P9">606</text:p>
            <text:p text:style-name="P9">607</text:p>
            <text:p text:style-name="P9">608</text:p>
            <text:p text:style-name="P9">609</text:p>
            <text:p text:style-name="P9">610</text:p>
            <text:p text:style-name="P9">611</text:p>
            <text:p text:style-name="P9">612</text:p>
            <text:p text:style-name="P9">613</text:p>
            <text:p text:style-name="P9">614</text:p>
            <text:p text:style-name="P9">615</text:p>
            <text:p text:style-name="P9">616</text:p>
            <text:p text:style-name="P9">617</text:p>
            <text:p text:style-name="P9">618</text:p>
            <text:p text:style-name="P9">619</text:p>
            <text:p text:style-name="P9">620</text:p>
            <text:p text:style-name="P9">621</text:p>
            <text:p text:style-name="P9">622</text:p>
            <text:p text:style-name="P9">623</text:p>
            <text:p text:style-name="P9">624</text:p>
            <text:p text:style-name="P9">625</text:p>
            <text:p text:style-name="P9">626</text:p>
            <text:p text:style-name="P9">627</text:p>
            <text:p text:style-name="P9">628</text:p>
            <text:p text:style-name="P9">629</text:p>
            <text:p text:style-name="P9">630</text:p>
            <text:p text:style-name="P9">631</text:p>
            <text:p text:style-name="P9">632</text:p>
            <text:p text:style-name="P9">633</text:p>
            <text:p text:style-name="P9">634</text:p>
            <text:p text:style-name="P9">635</text:p>
            <text:p text:style-name="P9">636</text:p>
            <text:p text:style-name="P9">637</text:p>
            <text:p text:style-name="P9">638</text:p>
            <text:p text:style-name="P9">639</text:p>
            <text:p text:style-name="P9">640</text:p>
            <text:p text:style-name="P9">641</text:p>
            <text:p text:style-name="P9">642</text:p>
            <text:p text:style-name="P9">643</text:p>
            <text:p text:style-name="P9">644</text:p>
            <text:p text:style-name="P9">645</text:p>
            <text:p text:style-name="P9">646</text:p>
            <text:p text:style-name="P9">647</text:p>
            <text:p text:style-name="P9">648</text:p>
            <text:p text:style-name="P9">649</text:p>
            <text:p text:style-name="P9">650</text:p>
            <text:p text:style-name="P9"><text:soft-page-break/>651</text:p>
            <text:p text:style-name="P9">652</text:p>
            <text:p text:style-name="P9">653</text:p>
            <text:p text:style-name="P9">654</text:p>
            <text:p text:style-name="P9">655</text:p>
            <text:p text:style-name="P9">656</text:p>
            <text:p text:style-name="P9">657</text:p>
            <text:p text:style-name="P9">658</text:p>
            <text:p text:style-name="P9">659</text:p>
            <text:p text:style-name="P9">660</text:p>
            <text:p text:style-name="P9">661</text:p>
            <text:p text:style-name="P9">662</text:p>
            <text:p text:style-name="P9">663</text:p>
            <text:p text:style-name="P9">664</text:p>
            <text:p text:style-name="P9">665</text:p>
            <text:p text:style-name="P9">666</text:p>
            <text:p text:style-name="P9">667</text:p>
            <text:p text:style-name="P9">668</text:p>
            <text:p text:style-name="P9">669</text:p>
            <text:p text:style-name="P9">670</text:p>
            <text:p text:style-name="P9">671</text:p>
            <text:p text:style-name="P9">672</text:p>
            <text:p text:style-name="P9">673</text:p>
            <text:p text:style-name="P9">674</text:p>
            <text:p text:style-name="P9">675</text:p>
            <text:p text:style-name="P9">676</text:p>
            <text:p text:style-name="P9">677</text:p>
            <text:p text:style-name="P9">678</text:p>
            <text:p text:style-name="P9">679</text:p>
            <text:p text:style-name="P9">680</text:p>
            <text:p text:style-name="P9">681</text:p>
            <text:p text:style-name="P9">682</text:p>
            <text:p text:style-name="P9">683</text:p>
            <text:p text:style-name="P9">684</text:p>
            <text:p text:style-name="P9">685</text:p>
            <text:p text:style-name="P9">686</text:p>
            <text:p text:style-name="P9">687</text:p>
            <text:p text:style-name="P9">688</text:p>
            <text:p text:style-name="P9">689</text:p>
            <text:p text:style-name="P9">690</text:p>
            <text:p text:style-name="P9">691</text:p>
            <text:p text:style-name="P9">692</text:p>
            <text:p text:style-name="P9">693</text:p>
            <text:p text:style-name="P9">694</text:p>
            <text:p text:style-name="P9">695</text:p>
            <text:p text:style-name="P9">696</text:p>
            <text:p text:style-name="P9">697</text:p>
            <text:p text:style-name="P9">698</text:p>
            <text:p text:style-name="P9">699</text:p>
            <text:p text:style-name="P9">700</text:p>
            <text:p text:style-name="P9">701</text:p>
            <text:p text:style-name="P9">702</text:p>
            <text:p text:style-name="P9">703</text:p>
            <text:p text:style-name="P9">704</text:p>
            <text:p text:style-name="P9">705</text:p>
            <text:p text:style-name="P9">706</text:p>
            <text:p text:style-name="P9">707</text:p>
            <text:p text:style-name="P9">708</text:p>
            <text:p text:style-name="P9">709</text:p>
            <text:p text:style-name="P9">710</text:p>
            <text:p text:style-name="P9">711</text:p>
            <text:p text:style-name="P9">712</text:p>
            <text:p text:style-name="P9">713</text:p>
            <text:p text:style-name="P9">714</text:p>
            <text:p text:style-name="P9">715</text:p>
            <text:p text:style-name="P9">716</text:p>
            <text:p text:style-name="P9">717</text:p>
            <text:p text:style-name="P9">718</text:p>
            <text:p text:style-name="P9">719</text:p>
            <text:p text:style-name="P9">720</text:p>
            <text:p text:style-name="P9">721</text:p>
            <text:p text:style-name="P9">722</text:p>
            <text:p text:style-name="P9">723</text:p>
            <text:p text:style-name="P9">724</text:p>
            <text:p text:style-name="P9">725</text:p>
            <text:p text:style-name="P9">726</text:p>
            <text:p text:style-name="P9">727</text:p>
            <text:p text:style-name="P9">728</text:p>
            <text:p text:style-name="P9">729</text:p>
            <text:p text:style-name="P9">730</text:p>
            <text:p text:style-name="P9">731</text:p>
            <text:p text:style-name="P9">732</text:p>
            <text:p text:style-name="P9">733</text:p>
            <text:p text:style-name="P9"><text:soft-page-break/>734</text:p>
            <text:p text:style-name="P9">735</text:p>
            <text:p text:style-name="P9">736</text:p>
            <text:p text:style-name="P9">737</text:p>
            <text:p text:style-name="P9">738</text:p>
            <text:p text:style-name="P9">739</text:p>
            <text:p text:style-name="P9">740</text:p>
            <text:p text:style-name="P9">741</text:p>
            <text:p text:style-name="P9">742</text:p>
            <text:p text:style-name="P9">743</text:p>
            <text:p text:style-name="P9">744</text:p>
            <text:p text:style-name="P9">745</text:p>
            <text:p text:style-name="P9">746</text:p>
            <text:p text:style-name="P9">747</text:p>
            <text:p text:style-name="P9">748</text:p>
            <text:p text:style-name="P9">749</text:p>
            <text:p text:style-name="P9">750</text:p>
            <text:p text:style-name="P9">751</text:p>
            <text:p text:style-name="P9">752</text:p>
            <text:p text:style-name="P9">753</text:p>
            <text:p text:style-name="P9">754</text:p>
            <text:p text:style-name="P9">755</text:p>
            <text:p text:style-name="P9">756</text:p>
            <text:p text:style-name="P9">757</text:p>
            <text:p text:style-name="P9">758</text:p>
            <text:p text:style-name="P9">759</text:p>
            <text:p text:style-name="P9">760</text:p>
            <text:p text:style-name="P9">761</text:p>
            <text:p text:style-name="P9">762</text:p>
            <text:p text:style-name="P9">763</text:p>
            <text:p text:style-name="P9">764</text:p>
            <text:p text:style-name="P9">765</text:p>
            <text:p text:style-name="P9">766</text:p>
            <text:p text:style-name="P9">767</text:p>
            <text:p text:style-name="P9">768</text:p>
            <text:p text:style-name="P9">769</text:p>
            <text:p text:style-name="P9">770</text:p>
            <text:p text:style-name="P9">771</text:p>
            <text:p text:style-name="P9">772</text:p>
            <text:p text:style-name="P9">773</text:p>
            <text:p text:style-name="P9">774</text:p>
            <text:p text:style-name="P9">775</text:p>
            <text:p text:style-name="P9">776</text:p>
            <text:p text:style-name="P9">777</text:p>
            <text:p text:style-name="P9">778</text:p>
            <text:p text:style-name="P9">779</text:p>
            <text:p text:style-name="P9">780</text:p>
            <text:p text:style-name="P9">781</text:p>
            <text:p text:style-name="P9">782</text:p>
            <text:p text:style-name="P9">783</text:p>
            <text:p text:style-name="P9">784</text:p>
            <text:p text:style-name="P9">785</text:p>
            <text:p text:style-name="P9">786</text:p>
            <text:p text:style-name="P9">787</text:p>
            <text:p text:style-name="P9">788</text:p>
            <text:p text:style-name="P9">789</text:p>
            <text:p text:style-name="P9">790</text:p>
            <text:p text:style-name="P9">791</text:p>
            <text:p text:style-name="P9">792</text:p>
            <text:p text:style-name="P9">793</text:p>
            <text:p text:style-name="P9">794</text:p>
            <text:p text:style-name="P9">795</text:p>
            <text:p text:style-name="P9">796</text:p>
            <text:p text:style-name="P9">797</text:p>
            <text:p text:style-name="P9">798</text:p>
            <text:p text:style-name="P9">799</text:p>
            <text:p text:style-name="P9">800</text:p>
            <text:p text:style-name="P9">801</text:p>
            <text:p text:style-name="P9">802</text:p>
            <text:p text:style-name="P9">803</text:p>
            <text:p text:style-name="P9">804</text:p>
            <text:p text:style-name="P9">805</text:p>
            <text:p text:style-name="P9">806</text:p>
            <text:p text:style-name="P9">807</text:p>
            <text:p text:style-name="P9">808</text:p>
            <text:p text:style-name="P9">809</text:p>
            <text:p text:style-name="P9">810</text:p>
            <text:p text:style-name="P9">811</text:p>
            <text:p text:style-name="P9">812</text:p>
            <text:p text:style-name="P9">813</text:p>
            <text:p text:style-name="P9">814</text:p>
            <text:p text:style-name="P9">815</text:p>
            <text:p text:style-name="P9">816</text:p>
            <text:p text:style-name="P9"><text:soft-page-break/>817</text:p>
            <text:p text:style-name="P9">818</text:p>
            <text:p text:style-name="P9">819</text:p>
            <text:p text:style-name="P9">820</text:p>
            <text:p text:style-name="P9">821</text:p>
            <text:p text:style-name="P9">822</text:p>
            <text:p text:style-name="P9">823</text:p>
            <text:p text:style-name="P9">824</text:p>
            <text:p text:style-name="P9">825</text:p>
            <text:p text:style-name="P9">826</text:p>
            <text:p text:style-name="P9">827</text:p>
            <text:p text:style-name="P9">828</text:p>
            <text:p text:style-name="P9">829</text:p>
            <text:p text:style-name="P9">830</text:p>
            <text:p text:style-name="P9">831</text:p>
            <text:p text:style-name="P9">832</text:p>
            <text:p text:style-name="P9">833</text:p>
            <text:p text:style-name="P9">834</text:p>
            <text:p text:style-name="P9">835</text:p>
            <text:p text:style-name="P9">836</text:p>
            <text:p text:style-name="P9">837</text:p>
            <text:p text:style-name="P9">838</text:p>
            <text:p text:style-name="P9">839</text:p>
            <text:p text:style-name="P9">840</text:p>
            <text:p text:style-name="P9">841</text:p>
            <text:p text:style-name="P9">842</text:p>
            <text:p text:style-name="P9">843</text:p>
            <text:p text:style-name="P9">844</text:p>
            <text:p text:style-name="P9">845</text:p>
            <text:p text:style-name="P9">846</text:p>
            <text:p text:style-name="P9">847</text:p>
            <text:p text:style-name="P9">848</text:p>
            <text:p text:style-name="P9">849</text:p>
            <text:p text:style-name="P9">850</text:p>
            <text:p text:style-name="P9">851</text:p>
            <text:p text:style-name="P9">852</text:p>
            <text:p text:style-name="P9">853</text:p>
            <text:p text:style-name="P9">854</text:p>
            <text:p text:style-name="P9">855</text:p>
            <text:p text:style-name="P9">856</text:p>
            <text:p text:style-name="P9">857</text:p>
            <text:p text:style-name="P9">858</text:p>
            <text:p text:style-name="P9">859</text:p>
            <text:p text:style-name="P9">860</text:p>
            <text:p text:style-name="P9">861</text:p>
            <text:p text:style-name="P9">862</text:p>
            <text:p text:style-name="P9">863</text:p>
            <text:p text:style-name="P9">864</text:p>
            <text:p text:style-name="P9">865</text:p>
            <text:p text:style-name="P9">866</text:p>
            <text:p text:style-name="P9">867</text:p>
            <text:p text:style-name="P9">868</text:p>
            <text:p text:style-name="P9">869</text:p>
            <text:p text:style-name="P9">870</text:p>
            <text:p text:style-name="P9">871</text:p>
            <text:p text:style-name="P9">872</text:p>
            <text:p text:style-name="P9">873</text:p>
            <text:p text:style-name="P9">874</text:p>
            <text:p text:style-name="P9">875</text:p>
            <text:p text:style-name="P9">876</text:p>
            <text:p text:style-name="P9">877</text:p>
            <text:p text:style-name="P9">878</text:p>
            <text:p text:style-name="P9">879</text:p>
            <text:p text:style-name="P9">880</text:p>
            <text:p text:style-name="P9">881</text:p>
            <text:p text:style-name="P9">882</text:p>
            <text:p text:style-name="P9"/>
            <text:p text:style-name="P9">883</text:p>
            <text:p text:style-name="P9">884</text:p>
            <text:p text:style-name="P9">885</text:p>
            <text:p text:style-name="P9">886</text:p>
            <text:p text:style-name="P9">887</text:p>
            <text:p text:style-name="P9">888</text:p>
            <text:p text:style-name="P9">889</text:p>
            <text:p text:style-name="P9">890</text:p>
            <text:p text:style-name="P9">891</text:p>
            <text:p text:style-name="P9">892</text:p>
            <text:p text:style-name="P9">893</text:p>
            <text:p text:style-name="P9">894</text:p>
            <text:p text:style-name="P9">895</text:p>
            <text:p text:style-name="P9">896</text:p>
            <text:p text:style-name="P9">897</text:p>
            <text:p text:style-name="P9">898</text:p>
            <text:p text:style-name="P9"><text:soft-page-break/>899</text:p>
            <text:p text:style-name="P9">900</text:p>
            <text:p text:style-name="P9">901</text:p>
            <text:p text:style-name="P9">902</text:p>
            <text:p text:style-name="P9">903</text:p>
            <text:p text:style-name="P9">904</text:p>
            <text:p text:style-name="P9">905</text:p>
            <text:p text:style-name="P9">906</text:p>
            <text:p text:style-name="P9">907</text:p>
            <text:p text:style-name="P9">908</text:p>
            <text:p text:style-name="P9">909</text:p>
            <text:p text:style-name="P9">910</text:p>
            <text:p text:style-name="P9">911</text:p>
            <text:p text:style-name="P9">912</text:p>
            <text:p text:style-name="P9">913</text:p>
            <text:p text:style-name="P9">914</text:p>
            <text:p text:style-name="P9">915</text:p>
            <text:p text:style-name="P9">916</text:p>
            <text:p text:style-name="P9">917</text:p>
            <text:p text:style-name="P9">918</text:p>
            <text:p text:style-name="P9">919</text:p>
            <text:p text:style-name="P9">920</text:p>
            <text:p text:style-name="P9">921</text:p>
            <text:p text:style-name="P9">922</text:p>
            <text:p text:style-name="P9">923</text:p>
            <text:p text:style-name="P9">924</text:p>
            <text:p text:style-name="P9">925</text:p>
            <text:p text:style-name="P9">926</text:p>
            <text:p text:style-name="P9">927</text:p>
            <text:p text:style-name="P9">928</text:p>
            <text:p text:style-name="P9">929</text:p>
            <text:p text:style-name="P9">930</text:p>
            <text:p text:style-name="P9">931</text:p>
            <text:p text:style-name="P9">932</text:p>
            <text:p text:style-name="P9">933</text:p>
            <text:p text:style-name="P9">934</text:p>
            <text:p text:style-name="P9">935</text:p>
            <text:p text:style-name="P9">936</text:p>
            <text:p text:style-name="P9">937</text:p>
            <text:p text:style-name="P9">938</text:p>
            <text:p text:style-name="P9">939</text:p>
            <text:p text:style-name="P9"/>
            <text:p text:style-name="P9">940</text:p>
            <text:p text:style-name="P9">941</text:p>
            <text:p text:style-name="P9">942</text:p>
            <text:p text:style-name="P9">943</text:p>
            <text:p text:style-name="P9">944</text:p>
            <text:p text:style-name="P9">945</text:p>
            <text:p text:style-name="P9">946</text:p>
            <text:p text:style-name="P9">947</text:p>
            <text:p text:style-name="P9">948</text:p>
            <text:p text:style-name="P9">949</text:p>
            <text:p text:style-name="P9">950</text:p>
            <text:p text:style-name="P9">951</text:p>
            <text:p text:style-name="P9">952</text:p>
            <text:p text:style-name="P9">953</text:p>
            <text:p text:style-name="P9">954</text:p>
            <text:p text:style-name="P9">955</text:p>
            <text:p text:style-name="P9">956</text:p>
            <text:p text:style-name="P9">957</text:p>
            <text:p text:style-name="P9">958</text:p>
            <text:p text:style-name="P9">959</text:p>
            <text:p text:style-name="P9">960</text:p>
            <text:p text:style-name="P9"/>
            <text:p text:style-name="P9">961</text:p>
            <text:p text:style-name="P9">962</text:p>
            <text:p text:style-name="P9">963</text:p>
            <text:p text:style-name="P9">964</text:p>
            <text:p text:style-name="P9">965</text:p>
            <text:p text:style-name="P9">966</text:p>
            <text:p text:style-name="P9">967</text:p>
            <text:p text:style-name="P9">968</text:p>
            <text:p text:style-name="P9"/>
            <text:p text:style-name="P9">969</text:p>
            <text:p text:style-name="P9"/>
            <text:p text:style-name="P9">970</text:p>
            <text:p text:style-name="P9">971</text:p>
            <text:p text:style-name="P9"/>
            <text:p text:style-name="P9">972</text:p>
            <text:p text:style-name="P9">973</text:p>
            <text:p text:style-name="P9"/>
            <text:p text:style-name="P9">974</text:p>
            <text:p text:style-name="P9">975</text:p>
            <text:p text:style-name="P9"><text:soft-page-break/>976</text:p>
            <text:p text:style-name="P9">977</text:p>
            <text:p text:style-name="P9">978</text:p>
            <text:p text:style-name="P9">979</text:p>
            <text:p text:style-name="P9">980</text:p>
            <text:p text:style-name="P9">981</text:p>
            <text:p text:style-name="P9">982</text:p>
            <text:p text:style-name="P9">983</text:p>
            <text:p text:style-name="P9">984</text:p>
            <text:p text:style-name="P9">985</text:p>
            <text:p text:style-name="P9">986</text:p>
            <text:p text:style-name="P9">987</text:p>
            <text:p text:style-name="P9">988</text:p>
            <text:p text:style-name="P9">989</text:p>
            <text:p text:style-name="P9">990</text:p>
            <text:p text:style-name="P9">991</text:p>
            <text:p text:style-name="P9">992</text:p>
            <text:p text:style-name="P9">993</text:p>
            <text:p text:style-name="P9">994</text:p>
            <text:p text:style-name="P9">995</text:p>
            <text:p text:style-name="P9">996</text:p>
            <text:p text:style-name="P9">997</text:p>
            <text:p text:style-name="P9">998</text:p>
            <text:p text:style-name="P9">999</text:p>
            <text:p text:style-name="P9">1000</text:p>
            <text:p text:style-name="P9">1001</text:p>
            <text:p text:style-name="P9">1002</text:p>
            <text:p text:style-name="P9">1003</text:p>
            <text:p text:style-name="P9">1004</text:p>
            <text:p text:style-name="P9">1005</text:p>
            <text:p text:style-name="P9"/>
            <text:p text:style-name="P9">1006</text:p>
            <text:p text:style-name="P9">1007</text:p>
            <text:p text:style-name="P9">1008</text:p>
            <text:p text:style-name="P9">1009</text:p>
            <text:p text:style-name="P9">1010</text:p>
            <text:p text:style-name="P9">1011</text:p>
            <text:p text:style-name="P9">1012</text:p>
            <text:p text:style-name="P9">1013</text:p>
            <text:p text:style-name="P9">1014</text:p>
            <text:p text:style-name="P9">1015</text:p>
            <text:p text:style-name="P9">1016</text:p>
            <text:p text:style-name="P9">1017</text:p>
            <text:p text:style-name="P9">1018</text:p>
            <text:p text:style-name="P9">1019</text:p>
            <text:p text:style-name="P9">1020</text:p>
          </table:table-cell>
          <table:table-cell table:style-name="Table4.A1" office:value-type="string">
            <text:p text:style-name="P20"><text:span text:style-name="T4">package</text:span><text:span text:style-name="T6"> awesomeRB</text:span><text:span text:style-name="T4">;</text:span></text:p>
            <text:p text:style-name="P11"/>
            <text:p text:style-name="P19">/**</text:p>
            <text:p text:style-name="P19"><text:s/>* RBTree</text:p>
            <text:p text:style-name="P19"><text:s/>* </text:p>
            <text:p text:style-name="P19"><text:s/>* An implementation of a Red Black Tree with</text:p>
            <text:p text:style-name="P19"><text:s/>* non-negative, distinct integer values.</text:p>
            <text:p text:style-name="P19"><text:s/>* </text:p>
            <text:p text:style-name="P19"><text:s/>* All quoted algorithms are from:</text:p>
            <text:p text:style-name="P19"><text:s/>* Cormen, Thomas H., Charles E. Leiserson, and</text:p>
            <text:p text:style-name="P19"><text:s/>* Robert L. Rivest. Introduction to Algorithms.</text:p>
            <text:p text:style-name="P19"><text:s/>* Cambridge, MA: MIT, 2001. Print.</text:p>
            <text:p text:style-name="P19"><text:s/>* </text:p>
            <text:p text:style-name="P19"><text:s/>* Invariant: getRoot() != null</text:p>
            <text:p text:style-name="P19"><text:s/>* Invariant: isValid()</text:p>
            <text:p text:style-name="P19"><text:s/>* </text:p>
            <text:p text:style-name="P19"><text:s/>* @author Amir Moualem, amirmoua@mail.tau.ac.il, ID ?????????</text:p>
            <text:p text:style-name="P19"><text:s/>* @author Sagie Maoz, sagiemao@mail.tau.ac.il, ID 021526025</text:p>
            <text:p text:style-name="P19"><text:s/>*/</text:p>
            <text:p text:style-name="P20"><text:span text:style-name="T5">public</text:span><text:span text:style-name="T7"> </text:span><text:span text:style-name="T5">class</text:span><text:span text:style-name="T7"> </text:span><text:span text:style-name="T13">RBTree</text:span><text:span text:style-name="T7"> </text:span><text:span text:style-name="T5">{</text:span></text:p>
            <text:p text:style-name="P12"/>
            <text:p text:style-name="P20"><text:span text:style-name="T7"><text:tab/></text:span><text:span text:style-name="T14">/**</text:span></text:p>
            <text:p text:style-name="P19"><text:tab/> * Constant marking a key as that of an empty leaf</text:p>
            <text:p text:style-name="P19"><text:tab/> */</text:p>
            <text:p text:style-name="P20"><text:span text:style-name="T7"><text:tab/></text:span><text:span text:style-name="T5">static</text:span><text:span text:style-name="T7"> </text:span><text:span text:style-name="T5">final</text:span><text:span text:style-name="T7"> </text:span><text:span text:style-name="T13">int</text:span><text:span text:style-name="T7"> NilValue </text:span><text:span text:style-name="T5">=</text:span><text:span text:style-name="T7"> </text:span><text:span text:style-name="T5">-</text:span><text:span text:style-name="T15">1</text:span><text:span text:style-name="T5">;</text:span></text:p>
            <text:p text:style-name="P12"/>
            <text:p text:style-name="P20"><text:span text:style-name="T7"><text:tab/></text:span><text:span text:style-name="T14">/**</text:span></text:p>
            <text:p text:style-name="P19"><text:tab/> * Pointer to root node</text:p>
            <text:p text:style-name="P19"><text:tab/> */</text:p>
            <text:p text:style-name="P20"><text:span text:style-name="T7"><text:tab/></text:span><text:span text:style-name="T5">private</text:span><text:span text:style-name="T7"> RBNode root</text:span><text:span text:style-name="T5">;</text:span></text:p>
            <text:p text:style-name="P12"/>
            <text:p text:style-name="P20"><text:span text:style-name="T7"><text:tab/></text:span><text:span text:style-name="T14">/**</text:span></text:p>
            <text:p text:style-name="P19"><text:tab/> * Current size of tree (number of non-nil nodes)</text:p>
            <text:p text:style-name="P19"><text:tab/> */</text:p>
            <text:p text:style-name="P20"><text:span text:style-name="T7"><text:tab/></text:span><text:span text:style-name="T5">private</text:span><text:span text:style-name="T7"> </text:span><text:span text:style-name="T13">int</text:span><text:span text:style-name="T7"> size</text:span><text:span text:style-name="T5">;</text:span></text:p>
            <text:p text:style-name="P12"/>
            <text:p text:style-name="P20"><text:span text:style-name="T7"><text:tab/></text:span><text:span text:style-name="T14">/**</text:span></text:p>
            <text:p text:style-name="P19"><text:tab/> * Creates a new, empty instance</text:p>
            <text:p text:style-name="P19"><text:tab/> */</text:p>
            <text:p text:style-name="P20"><text:span text:style-name="T7"><text:tab/></text:span><text:span text:style-name="T5">public</text:span><text:span text:style-name="T7"> </text:span><text:span text:style-name="T16">RBTree</text:span><text:span text:style-name="T5">()</text:span><text:span text:style-name="T7"> </text:span><text:span text:style-name="T5">{</text:span></text:p>
            <text:p text:style-name="P20"><text:span text:style-name="T7"><text:tab/><text:tab/></text:span><text:span text:style-name="T5">this.</text:span><text:span text:style-name="T17">root</text:span><text:span text:style-name="T7"> </text:span><text:span text:style-name="T5">=</text:span><text:span text:style-name="T7"> </text:span><text:span text:style-name="T5">new</text:span><text:span text:style-name="T7"> RBNode</text:span><text:span text:style-name="T5">(</text:span><text:span text:style-name="T7">RBTree</text:span><text:span text:style-name="T5">.</text:span><text:span text:style-name="T17">NilValue</text:span><text:span text:style-name="T5">);</text:span></text:p>
            <text:p text:style-name="P20"><text:span text:style-name="T7"><text:tab/><text:tab/></text:span><text:span text:style-name="T5">this.</text:span><text:span text:style-name="T17">size</text:span><text:span text:style-name="T7"> </text:span><text:span text:style-name="T5">=</text:span><text:span text:style-name="T7"> </text:span><text:span text:style-name="T15">0</text:span><text:span text:style-name="T5">;</text:span></text:p>
            <text:p text:style-name="P20"><text:span text:style-name="T7"><text:tab/></text:span><text:span text:style-name="T5">}</text:span></text:p>
            <text:p text:style-name="P12"/>
            <text:p text:style-name="P20"><text:span text:style-name="T7"><text:tab/></text:span><text:span text:style-name="T14">/**</text:span></text:p>
            <text:p text:style-name="P19"><text:tab/> * Returns pointer to root node</text:p>
            <text:p text:style-name="P19"><text:tab/> */</text:p>
            <text:p text:style-name="P20"><text:span text:style-name="T7"><text:tab/></text:span><text:span text:style-name="T5">public</text:span><text:span text:style-name="T7"> RBNode </text:span><text:span text:style-name="T16">getRoot</text:span><text:span text:style-name="T5">()</text:span><text:span text:style-name="T7"> </text:span><text:span text:style-name="T5">{</text:span></text:p>
            <text:p text:style-name="P20"><text:span text:style-name="T7"><text:tab/><text:tab/></text:span><text:span text:style-name="T5">return</text:span><text:span text:style-name="T7"> </text:span><text:span text:style-name="T5">this.</text:span><text:span text:style-name="T17">root</text:span><text:span text:style-name="T5">;</text:span></text:p>
            <text:p text:style-name="P20"><text:span text:style-name="T7"><text:tab/></text:span><text:span text:style-name="T5">}</text:span></text:p>
            <text:p text:style-name="P12"/>
            <text:p text:style-name="P20"><text:span text:style-name="T7"><text:tab/></text:span><text:span text:style-name="T14">/**</text:span></text:p>
            <text:p text:style-name="P19"><text:tab/> * Sets root node</text:p>
            <text:p text:style-name="P19"><text:tab/> */</text:p>
            <text:p text:style-name="P20"><text:span text:style-name="T7"><text:tab/></text:span><text:span text:style-name="T5">private</text:span><text:span text:style-name="T7"> </text:span><text:span text:style-name="T13">void</text:span><text:span text:style-name="T7"> </text:span><text:span text:style-name="T16">setRoot</text:span><text:span text:style-name="T5">(</text:span><text:span text:style-name="T7">RBNode root</text:span><text:span text:style-name="T5">)</text:span><text:span text:style-name="T7"> </text:span><text:span text:style-name="T5">{</text:span></text:p>
            <text:p text:style-name="P20"><text:span text:style-name="T7"><text:tab/><text:tab/></text:span><text:span text:style-name="T5">this.</text:span><text:span text:style-name="T17">root</text:span><text:span text:style-name="T7"> </text:span><text:span text:style-name="T5">=</text:span><text:span text:style-name="T7"> root</text:span><text:span text:style-name="T5">;</text:span></text:p>
            <text:p text:style-name="P20"><text:span text:style-name="T7"><text:tab/></text:span><text:span text:style-name="T5">}</text:span></text:p>
            <text:p text:style-name="P12"/>
            <text:p text:style-name="P20"><text:span text:style-name="T7"><text:tab/></text:span><text:span text:style-name="T14">/**</text:span></text:p>
            <text:p text:style-name="P19"><text:tab/> * Returns true if and only if the tree is empty.</text:p>
            <text:p text:style-name="P19"><text:tab/> * </text:p>
            <text:p text:style-name="P19"><text:tab/> * Time complexity: O(1)</text:p>
            <text:p text:style-name="P19"><text:tab/> * </text:p>
            <text:p text:style-name="P19"><text:tab/> * postcondition: return true iff the data structure</text:p>
            <text:p text:style-name="P19"><text:tab/> * does not contain any item</text:p>
            <text:p text:style-name="P19"><text:tab/> */</text:p>
            <text:p text:style-name="P20"><text:span text:style-name="T7"><text:tab/></text:span><text:span text:style-name="T5">public</text:span><text:span text:style-name="T7"> </text:span><text:span text:style-name="T13">boolean</text:span><text:span text:style-name="T7"> </text:span><text:span text:style-name="T16">empty</text:span><text:span text:style-name="T5">()</text:span><text:span text:style-name="T7"> </text:span><text:span text:style-name="T5">{</text:span></text:p>
            <text:p text:style-name="P20"><text:span text:style-name="T7"><text:tab/><text:tab/></text:span><text:span text:style-name="T5">return</text:span><text:span text:style-name="T7"> root</text:span><text:span text:style-name="T5">.</text:span><text:span text:style-name="T17">isNil</text:span><text:span text:style-name="T5">();</text:span></text:p>
            <text:p text:style-name="P20"><text:span text:style-name="T7"><text:tab/></text:span><text:span text:style-name="T5">}</text:span></text:p>
            <text:p text:style-name="P12"/>
            <text:p text:style-name="P20"><text:span text:style-name="T7"><text:tab/></text:span><text:span text:style-name="T14">/**</text:span></text:p>
            <text:p text:style-name="P19"><text:tab/> * Returns true if and only if the tree contains i.</text:p>
            <text:p text:style-name="P19"><text:tab/> * </text:p>
            <text:p text:style-name="P19"><text:tab/> * Time complexity: O(logn)</text:p>
            <text:p text:style-name="P19"><text:tab/> * </text:p>
            <text:p text:style-name="P19"><text:tab/> * postcondition: returns true iff i is in the tree</text:p>
            <text:p text:style-name="P19"><text:soft-page-break/><text:tab/> */</text:p>
            <text:p text:style-name="P20"><text:span text:style-name="T7"><text:tab/></text:span><text:span text:style-name="T5">public</text:span><text:span text:style-name="T7"> </text:span><text:span text:style-name="T13">boolean</text:span><text:span text:style-name="T7"> </text:span><text:span text:style-name="T16">contains</text:span><text:span text:style-name="T5">(</text:span><text:span text:style-name="T13">int</text:span><text:span text:style-name="T7"> i</text:span><text:span text:style-name="T5">)</text:span><text:span text:style-name="T7"> </text:span><text:span text:style-name="T5">{</text:span></text:p>
            <text:p text:style-name="P20"><text:span text:style-name="T7"><text:tab/><text:tab/></text:span><text:span text:style-name="T5">if</text:span><text:span text:style-name="T7"> </text:span><text:span text:style-name="T5">(!</text:span><text:span text:style-name="T7">empty</text:span><text:span text:style-name="T5">())</text:span><text:span text:style-name="T7"> </text:span><text:span text:style-name="T5">{</text:span></text:p>
            <text:p text:style-name="P20"><text:span text:style-name="T7"><text:tab/><text:tab/><text:tab/></text:span><text:span text:style-name="T5">return</text:span><text:span text:style-name="T7"> root</text:span><text:span text:style-name="T5">.</text:span><text:span text:style-name="T17">contains</text:span><text:span text:style-name="T5">(</text:span><text:span text:style-name="T7">i</text:span><text:span text:style-name="T5">);</text:span></text:p>
            <text:p text:style-name="P20"><text:span text:style-name="T7"><text:tab/><text:tab/></text:span><text:span text:style-name="T5">}</text:span><text:span text:style-name="T7"> </text:span><text:span text:style-name="T5">else</text:span><text:span text:style-name="T7"> </text:span><text:span text:style-name="T5">{</text:span></text:p>
            <text:p text:style-name="P20"><text:span text:style-name="T7"><text:tab/><text:tab/><text:tab/></text:span><text:span text:style-name="T5">return</text:span><text:span text:style-name="T7"> </text:span><text:span text:style-name="T5">false;</text:span></text:p>
            <text:p text:style-name="P20"><text:span text:style-name="T7"><text:tab/><text:tab/></text:span><text:span text:style-name="T5">}</text:span></text:p>
            <text:p text:style-name="P20"><text:span text:style-name="T7"><text:tab/></text:span><text:span text:style-name="T5">}</text:span></text:p>
            <text:p text:style-name="P12"/>
            <text:p text:style-name="P20"><text:span text:style-name="T7"><text:tab/></text:span><text:span text:style-name="T14">/**</text:span></text:p>
            <text:p text:style-name="P19"><text:tab/> * Inserts the integer i into the binary tree; the tree</text:p>
            <text:p text:style-name="P19"><text:tab/> * must remain valid (keep its invariants).</text:p>
            <text:p text:style-name="P19"><text:tab/> * </text:p>
            <text:p text:style-name="P19"><text:tab/> * Time complexity: O(logn)</text:p>
            <text:p text:style-name="P19"><text:tab/> * </text:p>
            <text:p text:style-name="P19"><text:tab/> * precondition: <text:s/>none</text:p>
            <text:p text:style-name="P19"><text:tab/> * postcondition: contains(i) == true (that is, i is in the list)</text:p>
            <text:p text:style-name="P19"><text:tab/> */</text:p>
            <text:p text:style-name="P20"><text:span text:style-name="T7"><text:tab/></text:span><text:span text:style-name="T5">public</text:span><text:span text:style-name="T7"> </text:span><text:span text:style-name="T13">void</text:span><text:span text:style-name="T7"> </text:span><text:span text:style-name="T16">insert</text:span><text:span text:style-name="T5">(</text:span><text:span text:style-name="T13">int</text:span><text:span text:style-name="T7"> i</text:span><text:span text:style-name="T5">)</text:span><text:span text:style-name="T7"> </text:span><text:span text:style-name="T5">{</text:span></text:p>
            <text:p text:style-name="P20"><text:span text:style-name="T7"><text:tab/><text:tab/>RBNode newNode </text:span><text:span text:style-name="T5">=</text:span><text:span text:style-name="T7"> </text:span><text:span text:style-name="T5">new</text:span><text:span text:style-name="T7"> RBNode</text:span><text:span text:style-name="T5">(</text:span><text:span text:style-name="T7">i</text:span><text:span text:style-name="T5">);</text:span></text:p>
            <text:p text:style-name="P12"/>
            <text:p text:style-name="P20"><text:span text:style-name="T7"><text:tab/><text:tab/></text:span><text:span text:style-name="T5">if</text:span><text:span text:style-name="T7"> </text:span><text:span text:style-name="T5">(</text:span><text:span text:style-name="T7">empty</text:span><text:span text:style-name="T5">())</text:span><text:span text:style-name="T7"> </text:span><text:span text:style-name="T5">{</text:span></text:p>
            <text:p text:style-name="P20"><text:span text:style-name="T7"><text:tab/><text:tab/><text:tab/>setRoot</text:span><text:span text:style-name="T5">(</text:span><text:span text:style-name="T7">newNode</text:span><text:span text:style-name="T5">);</text:span></text:p>
            <text:p text:style-name="P20"><text:span text:style-name="T7"><text:tab/><text:tab/></text:span><text:span text:style-name="T5">}</text:span><text:span text:style-name="T7"> </text:span><text:span text:style-name="T5">else</text:span><text:span text:style-name="T7"> </text:span><text:span text:style-name="T5">{</text:span></text:p>
            <text:p text:style-name="P20"><text:span text:style-name="T7"><text:tab/><text:tab/><text:tab/>redBlackInsert</text:span><text:span text:style-name="T5">(</text:span><text:span text:style-name="T7">newNode</text:span><text:span text:style-name="T5">);</text:span></text:p>
            <text:p text:style-name="P20"><text:span text:style-name="T7"><text:tab/><text:tab/></text:span><text:span text:style-name="T5">}</text:span></text:p>
            <text:p text:style-name="P20"><text:span text:style-name="T7"><text:tab/><text:tab/></text:span><text:span text:style-name="T5">this.</text:span><text:span text:style-name="T17">size</text:span><text:span text:style-name="T5">++;</text:span></text:p>
            <text:p text:style-name="P20"><text:span text:style-name="T7"><text:tab/></text:span><text:span text:style-name="T5">}</text:span></text:p>
            <text:p text:style-name="P12"/>
            <text:p text:style-name="P20"><text:span text:style-name="T7"><text:tab/></text:span><text:span text:style-name="T14">/**</text:span></text:p>
            <text:p text:style-name="P19"><text:tab/> * Inserts a node to a Red-Black tree in a valid way.</text:p>
            <text:p text:style-name="P19"><text:tab/> * Based on the RB-Insert algorithm.</text:p>
            <text:p text:style-name="P19"><text:tab/> * </text:p>
            <text:p text:style-name="P19"><text:tab/> * @param RBNode newNode New node to insert</text:p>
            <text:p text:style-name="P19"><text:tab/> */</text:p>
            <text:p text:style-name="P20"><text:span text:style-name="T7"><text:tab/></text:span><text:span text:style-name="T5">private</text:span><text:span text:style-name="T7"> </text:span><text:span text:style-name="T13">void</text:span><text:span text:style-name="T7"> </text:span><text:span text:style-name="T16">redBlackInsert</text:span><text:span text:style-name="T5">(</text:span><text:span text:style-name="T7">RBNode newNode</text:span><text:span text:style-name="T5">)</text:span><text:span text:style-name="T7"> </text:span><text:span text:style-name="T5">{</text:span></text:p>
            <text:p text:style-name="P20"><text:span text:style-name="T7"><text:tab/><text:tab/>RBNode y</text:span><text:span text:style-name="T5">;</text:span></text:p>
            <text:p text:style-name="P12"/>
            <text:p text:style-name="P20"><text:span text:style-name="T7"><text:tab/><text:tab/></text:span><text:span text:style-name="T5">if</text:span><text:span text:style-name="T7"> </text:span><text:span text:style-name="T5">(</text:span><text:span text:style-name="T7">getRoot</text:span><text:span text:style-name="T5">().</text:span><text:span text:style-name="T17">insert</text:span><text:span text:style-name="T5">(</text:span><text:span text:style-name="T7">newNode</text:span><text:span text:style-name="T5">))</text:span><text:span text:style-name="T7"> </text:span><text:span text:style-name="T5">{</text:span></text:p>
            <text:p text:style-name="P20"><text:span text:style-name="T7"><text:tab/><text:tab/><text:tab/>newNode</text:span><text:span text:style-name="T5">.</text:span><text:span text:style-name="T17">setRed</text:span><text:span text:style-name="T5">();</text:span></text:p>
            <text:p text:style-name="P12"/>
            <text:p text:style-name="P20"><text:span text:style-name="T7"><text:tab/><text:tab/><text:tab/></text:span><text:span text:style-name="T5">while</text:span><text:span text:style-name="T7"> </text:span><text:span text:style-name="T5">(</text:span><text:span text:style-name="T7">newNode </text:span><text:span text:style-name="T5">!=</text:span><text:span text:style-name="T7"> getRoot</text:span><text:span text:style-name="T5">()</text:span><text:span text:style-name="T7"> </text:span><text:span text:style-name="T5">&amp;&amp;</text:span><text:span text:style-name="T7"> newNode</text:span><text:span text:style-name="T5">.</text:span><text:span text:style-name="T17">getParent</text:span><text:span text:style-name="T5">().</text:span><text:span text:style-name="T17">isRed</text:span><text:span text:style-name="T5">())</text:span><text:span text:style-name="T7"> </text:span><text:span text:style-name="T5">{</text:span></text:p>
            <text:p text:style-name="P20"><text:span text:style-name="T7"><text:tab/><text:tab/><text:tab/><text:tab/></text:span><text:span text:style-name="T5">if</text:span><text:span text:style-name="T7"> </text:span><text:span text:style-name="T5">(</text:span><text:span text:style-name="T7">newNode</text:span><text:span text:style-name="T5">.</text:span><text:span text:style-name="T17">getParent</text:span><text:span text:style-name="T5">()</text:span><text:span text:style-name="T7"> </text:span><text:span text:style-name="T5">==</text:span><text:span text:style-name="T7"> newNode</text:span><text:span text:style-name="T5">.</text:span><text:span text:style-name="T17">getGrandParent</text:span><text:span text:style-name="T5">().</text:span><text:span text:style-name="T17">getLeftChild</text:span><text:span text:style-name="T5">())</text:span><text:span text:style-name="T7"> </text:span><text:span text:style-name="T5">{</text:span></text:p>
            <text:p text:style-name="P20"><text:span text:style-name="T7"><text:tab/><text:tab/><text:tab/><text:tab/><text:tab/>y </text:span><text:span text:style-name="T5">=</text:span><text:span text:style-name="T7"> newNode</text:span><text:span text:style-name="T5">.</text:span><text:span text:style-name="T17">getGrandParent</text:span><text:span text:style-name="T5">().</text:span><text:span text:style-name="T17">getRightChild</text:span><text:span text:style-name="T5">();</text:span></text:p>
            <text:p text:style-name="P12"/>
            <text:p text:style-name="P20"><text:span text:style-name="T7"><text:tab/><text:tab/><text:tab/><text:tab/><text:tab/></text:span><text:span text:style-name="T5">if</text:span><text:span text:style-name="T7"> </text:span><text:span text:style-name="T5">(!</text:span><text:span text:style-name="T7">y</text:span><text:span text:style-name="T5">.</text:span><text:span text:style-name="T17">isNil</text:span><text:span text:style-name="T5">()</text:span><text:span text:style-name="T7"> </text:span><text:span text:style-name="T5">&amp;&amp;</text:span><text:span text:style-name="T7"> y</text:span><text:span text:style-name="T5">.</text:span><text:span text:style-name="T17">isRed</text:span><text:span text:style-name="T5">())</text:span><text:span text:style-name="T7"> </text:span><text:span text:style-name="T5">{</text:span></text:p>
            <text:p text:style-name="P20"><text:span text:style-name="T7"><text:tab/><text:tab/><text:tab/><text:tab/><text:tab/><text:tab/>newNode</text:span><text:span text:style-name="T5">.</text:span><text:span text:style-name="T17">getParent</text:span><text:span text:style-name="T5">().</text:span><text:span text:style-name="T17">setBlack</text:span><text:span text:style-name="T5">();</text:span></text:p>
            <text:p text:style-name="P20"><text:span text:style-name="T7"><text:tab/><text:tab/><text:tab/><text:tab/><text:tab/><text:tab/>y</text:span><text:span text:style-name="T5">.</text:span><text:span text:style-name="T17">setBlack</text:span><text:span text:style-name="T5">();</text:span></text:p>
            <text:p text:style-name="P20"><text:span text:style-name="T7"><text:tab/><text:tab/><text:tab/><text:tab/><text:tab/><text:tab/>newNode</text:span><text:span text:style-name="T5">.</text:span><text:span text:style-name="T17">getGrandParent</text:span><text:span text:style-name="T5">().</text:span><text:span text:style-name="T17">setRed</text:span><text:span text:style-name="T5">();</text:span></text:p>
            <text:p text:style-name="P20"><text:span text:style-name="T7"><text:tab/><text:tab/><text:tab/><text:tab/><text:tab/><text:tab/>newNode </text:span><text:span text:style-name="T5">=</text:span><text:span text:style-name="T7"> newNode</text:span><text:span text:style-name="T5">.</text:span><text:span text:style-name="T17">getGrandParent</text:span><text:span text:style-name="T5">();</text:span></text:p>
            <text:p text:style-name="P20"><text:span text:style-name="T7"><text:tab/><text:tab/><text:tab/><text:tab/><text:tab/></text:span><text:span text:style-name="T5">}</text:span><text:span text:style-name="T7"> </text:span><text:span text:style-name="T5">else</text:span><text:span text:style-name="T7"> </text:span><text:span text:style-name="T5">{</text:span></text:p>
            <text:p text:style-name="P20"><text:span text:style-name="T7"><text:tab/><text:tab/><text:tab/><text:tab/><text:tab/><text:tab/></text:span><text:span text:style-name="T5">if</text:span><text:span text:style-name="T7"> </text:span><text:span text:style-name="T5">(</text:span><text:span text:style-name="T7">newNode </text:span><text:span text:style-name="T5">==</text:span><text:span text:style-name="T7"> newNode</text:span><text:span text:style-name="T5">.</text:span><text:span text:style-name="T17">getParent</text:span><text:span text:style-name="T5">().</text:span><text:span text:style-name="T17">getRightChild</text:span><text:span text:style-name="T5">())</text:span><text:span text:style-name="T7"> </text:span><text:span text:style-name="T5">{</text:span></text:p>
            <text:p text:style-name="P20"><text:span text:style-name="T7"><text:tab/><text:tab/><text:tab/><text:tab/><text:tab/><text:tab/><text:tab/>newNode </text:span><text:span text:style-name="T5">=</text:span><text:span text:style-name="T7"> newNode</text:span><text:span text:style-name="T5">.</text:span><text:span text:style-name="T17">getParent</text:span><text:span text:style-name="T5">();</text:span></text:p>
            <text:p text:style-name="P20"><text:span text:style-name="T7"><text:tab/><text:tab/><text:tab/><text:tab/><text:tab/><text:tab/><text:tab/>leftRotate</text:span><text:span text:style-name="T5">(</text:span><text:span text:style-name="T7">newNode</text:span><text:span text:style-name="T5">);</text:span></text:p>
            <text:p text:style-name="P20"><text:span text:style-name="T7"><text:tab/><text:tab/><text:tab/><text:tab/><text:tab/><text:tab/></text:span><text:span text:style-name="T5">}</text:span></text:p>
            <text:p text:style-name="P12"/>
            <text:p text:style-name="P20"><text:span text:style-name="T7"><text:tab/><text:tab/><text:tab/><text:tab/><text:tab/><text:tab/></text:span><text:span text:style-name="T5">if</text:span><text:span text:style-name="T7"> </text:span><text:span text:style-name="T5">(</text:span><text:span text:style-name="T7">newNode</text:span><text:span text:style-name="T5">.</text:span><text:span text:style-name="T17">hasParent</text:span><text:span text:style-name="T5">())</text:span><text:span text:style-name="T7"> </text:span><text:span text:style-name="T5">{</text:span></text:p>
            <text:p text:style-name="P20"><text:span text:style-name="T7"><text:tab/><text:tab/><text:tab/><text:tab/><text:tab/><text:tab/><text:tab/>newNode</text:span><text:span text:style-name="T5">.</text:span><text:span text:style-name="T17">getParent</text:span><text:span text:style-name="T5">().</text:span><text:span text:style-name="T17">setBlack</text:span><text:span text:style-name="T5">();</text:span></text:p>
            <text:p text:style-name="P20"><text:span text:style-name="T7"><text:tab/><text:tab/><text:tab/><text:tab/><text:tab/><text:tab/><text:tab/></text:span><text:span text:style-name="T5">if</text:span><text:span text:style-name="T7"> </text:span><text:span text:style-name="T5">(</text:span><text:span text:style-name="T7">newNode</text:span><text:span text:style-name="T5">.</text:span><text:span text:style-name="T17">hasGrandParent</text:span><text:span text:style-name="T5">())</text:span><text:span text:style-name="T7"> </text:span><text:span text:style-name="T5">{</text:span></text:p>
            <text:p text:style-name="P20"><text:span text:style-name="T7"><text:tab/><text:tab/><text:tab/><text:tab/><text:tab/><text:tab/><text:tab/><text:tab/>newNode</text:span><text:span text:style-name="T5">.</text:span><text:span text:style-name="T17">getGrandParent</text:span><text:span text:style-name="T5">().</text:span><text:span text:style-name="T17">setRed</text:span><text:span text:style-name="T5">();</text:span></text:p>
            <text:p text:style-name="P20"><text:span text:style-name="T7"><text:tab/><text:tab/><text:tab/><text:tab/><text:tab/><text:tab/><text:tab/><text:tab/>rightRotate</text:span><text:span text:style-name="T5">(</text:span><text:span text:style-name="T7">newNode</text:span><text:span text:style-name="T5">.</text:span><text:span text:style-name="T17">getGrandParent</text:span><text:span text:style-name="T5">());</text:span></text:p>
            <text:p text:style-name="P20"><text:span text:style-name="T7"><text:tab/><text:tab/><text:tab/><text:tab/><text:tab/><text:tab/><text:tab/></text:span><text:span text:style-name="T5">}</text:span></text:p>
            <text:p text:style-name="P20"><text:span text:style-name="T7"><text:tab/><text:tab/><text:tab/><text:tab/><text:tab/><text:tab/></text:span><text:span text:style-name="T5">}</text:span></text:p>
            <text:p text:style-name="P20"><text:span text:style-name="T7"><text:tab/><text:tab/><text:tab/><text:tab/><text:tab/></text:span><text:span text:style-name="T5">}</text:span></text:p>
            <text:p text:style-name="P12"/>
            <text:p text:style-name="P20"><text:span text:style-name="T7"><text:tab/><text:tab/><text:tab/><text:tab/></text:span><text:span text:style-name="T5">}</text:span><text:span text:style-name="T7"> </text:span><text:span text:style-name="T5">else</text:span><text:span text:style-name="T7"> </text:span><text:span text:style-name="T5">{</text:span></text:p>
            <text:p text:style-name="P20"><text:span text:style-name="T7"><text:tab/><text:tab/><text:tab/><text:tab/><text:tab/>y </text:span><text:span text:style-name="T5">=</text:span><text:span text:style-name="T7"> newNode</text:span><text:span text:style-name="T5">.</text:span><text:span text:style-name="T17">getGrandParent</text:span><text:span text:style-name="T5">().</text:span><text:span text:style-name="T17">getLeftChild</text:span><text:span text:style-name="T5">();</text:span></text:p>
            <text:p text:style-name="P12"/>
            <text:p text:style-name="P20"><text:span text:style-name="T7"><text:tab/><text:tab/><text:tab/><text:tab/><text:tab/></text:span><text:span text:style-name="T5">if</text:span><text:span text:style-name="T7"> </text:span><text:span text:style-name="T5">(!</text:span><text:span text:style-name="T7">y</text:span><text:span text:style-name="T5">.</text:span><text:span text:style-name="T17">isNil</text:span><text:span text:style-name="T5">()</text:span><text:span text:style-name="T7"> </text:span><text:span text:style-name="T5">&amp;&amp;</text:span><text:span text:style-name="T7"> y</text:span><text:span text:style-name="T5">.</text:span><text:span text:style-name="T17">isRed</text:span><text:span text:style-name="T5">())</text:span><text:span text:style-name="T7"> </text:span><text:span text:style-name="T5">{</text:span></text:p>
            <text:p text:style-name="P20"><text:span text:style-name="T7"><text:tab/><text:tab/><text:tab/><text:tab/><text:tab/><text:tab/>newNode</text:span><text:span text:style-name="T5">.</text:span><text:span text:style-name="T17">getParent</text:span><text:span text:style-name="T5">().</text:span><text:span text:style-name="T17">setBlack</text:span><text:span text:style-name="T5">();</text:span></text:p>
            <text:p text:style-name="P20"><text:span text:style-name="T7"><text:tab/><text:tab/><text:tab/><text:tab/><text:tab/><text:tab/>y</text:span><text:span text:style-name="T5">.</text:span><text:span text:style-name="T17">setBlack</text:span><text:span text:style-name="T5">();</text:span></text:p>
            <text:p text:style-name="P20"><text:span text:style-name="T7"><text:tab/><text:tab/><text:tab/><text:tab/><text:tab/><text:tab/>newNode</text:span><text:span text:style-name="T5">.</text:span><text:span text:style-name="T17">getGrandParent</text:span><text:span text:style-name="T5">().</text:span><text:span text:style-name="T17">setRed</text:span><text:span text:style-name="T5">();</text:span></text:p>
            <text:p text:style-name="P20"><text:span text:style-name="T7"><text:tab/><text:tab/><text:tab/><text:tab/><text:tab/><text:tab/>newNode </text:span><text:span text:style-name="T5">=</text:span><text:span text:style-name="T7"> newNode</text:span><text:span text:style-name="T5">.</text:span><text:span text:style-name="T17">getGrandParent</text:span><text:span text:style-name="T5">();</text:span></text:p>
            <text:p text:style-name="P20"><text:span text:style-name="T7"><text:tab/><text:tab/><text:tab/><text:tab/><text:tab/></text:span><text:span text:style-name="T5">}</text:span><text:span text:style-name="T7"> </text:span><text:span text:style-name="T5">else</text:span><text:span text:style-name="T7"> </text:span><text:span text:style-name="T5">{</text:span></text:p>
            <text:p text:style-name="P20"><text:span text:style-name="T7"><text:tab/><text:tab/><text:tab/><text:tab/><text:tab/><text:tab/></text:span><text:span text:style-name="T5">if</text:span><text:span text:style-name="T7"> </text:span><text:span text:style-name="T5">(</text:span><text:span text:style-name="T7">newNode </text:span><text:span text:style-name="T5">==</text:span><text:span text:style-name="T7"> newNode</text:span><text:span text:style-name="T5">.</text:span><text:span text:style-name="T17">getParent</text:span><text:span text:style-name="T5">().</text:span><text:span text:style-name="T17">getLeftChild</text:span><text:span text:style-name="T5">())</text:span><text:span text:style-name="T7"> </text:span><text:span text:style-name="T5">{</text:span></text:p>
            <text:p text:style-name="P20"><text:span text:style-name="T7"><text:tab/><text:tab/><text:tab/><text:tab/><text:tab/><text:tab/><text:tab/>newNode </text:span><text:span text:style-name="T5">=</text:span><text:span text:style-name="T7"> newNode</text:span><text:span text:style-name="T5">.</text:span><text:span text:style-name="T17">getParent</text:span><text:span text:style-name="T5">();</text:span></text:p>
            <text:p text:style-name="P20"><text:span text:style-name="T7"><text:tab/><text:tab/><text:tab/><text:tab/><text:tab/><text:tab/><text:tab/>rightRotate</text:span><text:span text:style-name="T5">(</text:span><text:span text:style-name="T7">newNode</text:span><text:span text:style-name="T5">);</text:span></text:p>
            <text:p text:style-name="P20"><text:span text:style-name="T7"><text:tab/><text:tab/><text:tab/><text:tab/><text:tab/><text:tab/></text:span><text:span text:style-name="T5">}</text:span></text:p>
            <text:p text:style-name="P12"><text:soft-page-break/></text:p>
            <text:p text:style-name="P20"><text:span text:style-name="T7"><text:tab/><text:tab/><text:tab/><text:tab/><text:tab/><text:tab/></text:span><text:span text:style-name="T5">if</text:span><text:span text:style-name="T7"> </text:span><text:span text:style-name="T5">(</text:span><text:span text:style-name="T7">newNode</text:span><text:span text:style-name="T5">.</text:span><text:span text:style-name="T17">hasParent</text:span><text:span text:style-name="T5">())</text:span><text:span text:style-name="T7"> </text:span><text:span text:style-name="T5">{</text:span></text:p>
            <text:p text:style-name="P20"><text:span text:style-name="T7"><text:tab/><text:tab/><text:tab/><text:tab/><text:tab/><text:tab/><text:tab/>newNode</text:span><text:span text:style-name="T5">.</text:span><text:span text:style-name="T17">getParent</text:span><text:span text:style-name="T5">().</text:span><text:span text:style-name="T17">setBlack</text:span><text:span text:style-name="T5">();</text:span></text:p>
            <text:p text:style-name="P20"><text:span text:style-name="T7"><text:tab/><text:tab/><text:tab/><text:tab/><text:tab/><text:tab/><text:tab/></text:span><text:span text:style-name="T5">if</text:span><text:span text:style-name="T7"> </text:span><text:span text:style-name="T5">(</text:span><text:span text:style-name="T7">newNode</text:span><text:span text:style-name="T5">.</text:span><text:span text:style-name="T17">hasGrandParent</text:span><text:span text:style-name="T5">())</text:span><text:span text:style-name="T7"> </text:span><text:span text:style-name="T5">{</text:span></text:p>
            <text:p text:style-name="P20"><text:span text:style-name="T7"><text:tab/><text:tab/><text:tab/><text:tab/><text:tab/><text:tab/><text:tab/><text:tab/>newNode</text:span><text:span text:style-name="T5">.</text:span><text:span text:style-name="T17">getGrandParent</text:span><text:span text:style-name="T5">().</text:span><text:span text:style-name="T17">setRed</text:span><text:span text:style-name="T5">();</text:span></text:p>
            <text:p text:style-name="P20"><text:span text:style-name="T7"><text:tab/><text:tab/><text:tab/><text:tab/><text:tab/><text:tab/><text:tab/><text:tab/>leftRotate</text:span><text:span text:style-name="T5">(</text:span><text:span text:style-name="T7">newNode</text:span><text:span text:style-name="T5">.</text:span><text:span text:style-name="T17">getGrandParent</text:span><text:span text:style-name="T5">());</text:span></text:p>
            <text:p text:style-name="P20"><text:span text:style-name="T7"><text:tab/><text:tab/><text:tab/><text:tab/><text:tab/><text:tab/><text:tab/></text:span><text:span text:style-name="T5">}</text:span></text:p>
            <text:p text:style-name="P20"><text:span text:style-name="T7"><text:tab/><text:tab/><text:tab/><text:tab/><text:tab/><text:tab/></text:span><text:span text:style-name="T5">}</text:span></text:p>
            <text:p text:style-name="P20"><text:span text:style-name="T7"><text:tab/><text:tab/><text:tab/><text:tab/><text:tab/></text:span><text:span text:style-name="T5">}</text:span></text:p>
            <text:p text:style-name="P20"><text:span text:style-name="T7"><text:tab/><text:tab/><text:tab/><text:tab/></text:span><text:span text:style-name="T5">}</text:span></text:p>
            <text:p text:style-name="P12"/>
            <text:p text:style-name="P20"><text:span text:style-name="T7"><text:tab/><text:tab/><text:tab/></text:span><text:span text:style-name="T5">}</text:span></text:p>
            <text:p text:style-name="P12"/>
            <text:p text:style-name="P20"><text:span text:style-name="T7"><text:tab/><text:tab/><text:tab/>getRoot</text:span><text:span text:style-name="T5">().</text:span><text:span text:style-name="T17">setBlack</text:span><text:span text:style-name="T5">();</text:span></text:p>
            <text:p text:style-name="P20"><text:span text:style-name="T7"><text:tab/><text:tab/></text:span><text:span text:style-name="T5">}</text:span></text:p>
            <text:p text:style-name="P20"><text:span text:style-name="T7"><text:tab/></text:span><text:span text:style-name="T5">}</text:span></text:p>
            <text:p text:style-name="P12"/>
            <text:p text:style-name="P20"><text:span text:style-name="T7"><text:tab/></text:span><text:span text:style-name="T14">/**</text:span></text:p>
            <text:p text:style-name="P19"><text:tab/> * Deletes the integer i from the binary tree, if it is there;</text:p>
            <text:p text:style-name="P19"><text:tab/> * the tree must remain valid (keep its invariants).</text:p>
            <text:p text:style-name="P19"><text:tab/> * </text:p>
            <text:p text:style-name="P19"><text:tab/> * Time complexity: O(logn)</text:p>
            <text:p text:style-name="P19"><text:tab/> * </text:p>
            <text:p text:style-name="P19"><text:tab/> * precondition: <text:s/>none</text:p>
            <text:p text:style-name="P19"><text:tab/> * postcondition: contains(i) == false (that is, i is in the list)</text:p>
            <text:p text:style-name="P19"><text:tab/> */</text:p>
            <text:p text:style-name="P20"><text:span text:style-name="T7"><text:tab/></text:span><text:span text:style-name="T5">public</text:span><text:span text:style-name="T7"> </text:span><text:span text:style-name="T13">void</text:span><text:span text:style-name="T7"> </text:span><text:span text:style-name="T16">delete</text:span><text:span text:style-name="T5">(</text:span><text:span text:style-name="T13">int</text:span><text:span text:style-name="T7"> i</text:span><text:span text:style-name="T5">)</text:span><text:span text:style-name="T7"> </text:span><text:span text:style-name="T5">{</text:span></text:p>
            <text:p text:style-name="P20"><text:span text:style-name="T7"><text:tab/><text:tab/>RBNode z </text:span><text:span text:style-name="T5">=</text:span><text:span text:style-name="T7"> getRoot</text:span><text:span text:style-name="T5">().</text:span><text:span text:style-name="T17">search</text:span><text:span text:style-name="T5">(</text:span><text:span text:style-name="T7">i</text:span><text:span text:style-name="T5">);</text:span></text:p>
            <text:p text:style-name="P12"/>
            <text:p text:style-name="P20"><text:span text:style-name="T7"><text:tab/><text:tab/></text:span><text:span text:style-name="T5">if</text:span><text:span text:style-name="T7"> </text:span><text:span text:style-name="T5">(</text:span><text:span text:style-name="T7">z </text:span><text:span text:style-name="T5">==</text:span><text:span text:style-name="T7"> </text:span><text:span text:style-name="T5">null)</text:span><text:span text:style-name="T7"> </text:span><text:span text:style-name="T5">{</text:span><text:span text:style-name="T7"> </text:span><text:span text:style-name="T14">// i was not found</text:span></text:p>
            <text:p text:style-name="P20"><text:span text:style-name="T7"><text:tab/><text:tab/><text:tab/></text:span><text:span text:style-name="T5">return;</text:span></text:p>
            <text:p text:style-name="P20"><text:span text:style-name="T7"><text:tab/><text:tab/></text:span><text:span text:style-name="T5">}</text:span><text:span text:style-name="T7"> </text:span><text:span text:style-name="T5">else</text:span><text:span text:style-name="T7"> </text:span><text:span text:style-name="T5">{</text:span></text:p>
            <text:p text:style-name="P20"><text:span text:style-name="T7"><text:tab/><text:tab/><text:tab/>RBNode x</text:span><text:span text:style-name="T5">,</text:span><text:span text:style-name="T7"> y</text:span><text:span text:style-name="T5">;</text:span></text:p>
            <text:p text:style-name="P12"/>
            <text:p text:style-name="P20"><text:span text:style-name="T7"><text:tab/><text:tab/><text:tab/></text:span><text:span text:style-name="T5">if</text:span><text:span text:style-name="T7"> </text:span><text:span text:style-name="T5">(!</text:span><text:span text:style-name="T7">z</text:span><text:span text:style-name="T5">.</text:span><text:span text:style-name="T17">hasLeftChild</text:span><text:span text:style-name="T5">()</text:span><text:span text:style-name="T7"> </text:span><text:span text:style-name="T5">||</text:span><text:span text:style-name="T7"> </text:span><text:span text:style-name="T5">!</text:span><text:span text:style-name="T7">z</text:span><text:span text:style-name="T5">.</text:span><text:span text:style-name="T17">hasRightChild</text:span><text:span text:style-name="T5">())</text:span><text:span text:style-name="T7"> </text:span><text:span text:style-name="T5">{</text:span></text:p>
            <text:p text:style-name="P20"><text:span text:style-name="T7"><text:tab/><text:tab/><text:tab/><text:tab/></text:span><text:span text:style-name="T14">// z doesn't have 2 child nodes</text:span></text:p>
            <text:p text:style-name="P20"><text:span text:style-name="T7"><text:tab/><text:tab/><text:tab/><text:tab/>y </text:span><text:span text:style-name="T5">=</text:span><text:span text:style-name="T7"> z</text:span><text:span text:style-name="T5">;</text:span></text:p>
            <text:p text:style-name="P20"><text:span text:style-name="T7"><text:tab/><text:tab/><text:tab/></text:span><text:span text:style-name="T5">}</text:span><text:span text:style-name="T7"> </text:span><text:span text:style-name="T5">else</text:span><text:span text:style-name="T7"> </text:span><text:span text:style-name="T5">{</text:span></text:p>
            <text:p text:style-name="P20"><text:span text:style-name="T7"><text:tab/><text:tab/><text:tab/><text:tab/></text:span><text:span text:style-name="T14">// z has 2 child nodes</text:span></text:p>
            <text:p text:style-name="P20"><text:span text:style-name="T7"><text:tab/><text:tab/><text:tab/><text:tab/>y </text:span><text:span text:style-name="T5">=</text:span><text:span text:style-name="T7"> successor</text:span><text:span text:style-name="T5">(</text:span><text:span text:style-name="T7">z</text:span><text:span text:style-name="T5">);</text:span></text:p>
            <text:p text:style-name="P20"><text:span text:style-name="T7"><text:tab/><text:tab/><text:tab/></text:span><text:span text:style-name="T5">}</text:span></text:p>
            <text:p text:style-name="P12"/>
            <text:p text:style-name="P20"><text:span text:style-name="T7"><text:tab/><text:tab/><text:tab/></text:span><text:span text:style-name="T5">if</text:span><text:span text:style-name="T7"> </text:span><text:span text:style-name="T5">(</text:span><text:span text:style-name="T7">y</text:span><text:span text:style-name="T5">.</text:span><text:span text:style-name="T17">hasLeftChild</text:span><text:span text:style-name="T5">())</text:span><text:span text:style-name="T7"> </text:span><text:span text:style-name="T5">{</text:span></text:p>
            <text:p text:style-name="P20"><text:span text:style-name="T7"><text:tab/><text:tab/><text:tab/><text:tab/>x </text:span><text:span text:style-name="T5">=</text:span><text:span text:style-name="T7"> y</text:span><text:span text:style-name="T5">.</text:span><text:span text:style-name="T17">getLeftChild</text:span><text:span text:style-name="T5">();</text:span></text:p>
            <text:p text:style-name="P20"><text:span text:style-name="T7"><text:tab/><text:tab/><text:tab/></text:span><text:span text:style-name="T5">}</text:span><text:span text:style-name="T7"> </text:span><text:span text:style-name="T5">else</text:span><text:span text:style-name="T7"> </text:span><text:span text:style-name="T5">{</text:span></text:p>
            <text:p text:style-name="P20"><text:span text:style-name="T7"><text:tab/><text:tab/><text:tab/><text:tab/>x </text:span><text:span text:style-name="T5">=</text:span><text:span text:style-name="T7"> y</text:span><text:span text:style-name="T5">.</text:span><text:span text:style-name="T17">getRightChild</text:span><text:span text:style-name="T5">();</text:span></text:p>
            <text:p text:style-name="P20"><text:span text:style-name="T7"><text:tab/><text:tab/><text:tab/></text:span><text:span text:style-name="T5">}</text:span></text:p>
            <text:p text:style-name="P12"/>
            <text:p text:style-name="P20"><text:span text:style-name="T7"><text:tab/><text:tab/><text:tab/>x</text:span><text:span text:style-name="T5">.</text:span><text:span text:style-name="T17">setParent</text:span><text:span text:style-name="T5">(</text:span><text:span text:style-name="T7">y</text:span><text:span text:style-name="T5">.</text:span><text:span text:style-name="T17">getParent</text:span><text:span text:style-name="T5">());</text:span></text:p>
            <text:p text:style-name="P20"><text:span text:style-name="T7"><text:tab/><text:tab/><text:tab/></text:span><text:span text:style-name="T5">if</text:span><text:span text:style-name="T7"> </text:span><text:span text:style-name="T5">(</text:span><text:span text:style-name="T7">getRoot</text:span><text:span text:style-name="T5">()</text:span><text:span text:style-name="T7"> </text:span><text:span text:style-name="T5">==</text:span><text:span text:style-name="T7"> y</text:span><text:span text:style-name="T5">)</text:span><text:span text:style-name="T7"> </text:span><text:span text:style-name="T5">{</text:span></text:p>
            <text:p text:style-name="P20"><text:span text:style-name="T7"><text:tab/><text:tab/><text:tab/><text:tab/>setRoot</text:span><text:span text:style-name="T5">(</text:span><text:span text:style-name="T7">x</text:span><text:span text:style-name="T5">);</text:span></text:p>
            <text:p text:style-name="P20"><text:span text:style-name="T7"><text:tab/><text:tab/><text:tab/></text:span><text:span text:style-name="T5">}</text:span><text:span text:style-name="T7"> </text:span><text:span text:style-name="T5">else</text:span><text:span text:style-name="T7"> </text:span><text:span text:style-name="T5">if</text:span><text:span text:style-name="T7"> </text:span><text:span text:style-name="T5">(</text:span><text:span text:style-name="T7">y </text:span><text:span text:style-name="T5">==</text:span><text:span text:style-name="T7"> y</text:span><text:span text:style-name="T5">.</text:span><text:span text:style-name="T17">getParent</text:span><text:span text:style-name="T5">().</text:span><text:span text:style-name="T17">getLeftChild</text:span><text:span text:style-name="T5">())</text:span><text:span text:style-name="T7"> </text:span><text:span text:style-name="T5">{</text:span></text:p>
            <text:p text:style-name="P20"><text:span text:style-name="T7"><text:tab/><text:tab/><text:tab/><text:tab/>y</text:span><text:span text:style-name="T5">.</text:span><text:span text:style-name="T17">getParent</text:span><text:span text:style-name="T5">().</text:span><text:span text:style-name="T17">setLeftChild</text:span><text:span text:style-name="T5">(</text:span><text:span text:style-name="T7">x</text:span><text:span text:style-name="T5">);</text:span></text:p>
            <text:p text:style-name="P20"><text:span text:style-name="T7"><text:tab/><text:tab/><text:tab/></text:span><text:span text:style-name="T5">}</text:span><text:span text:style-name="T7"> </text:span><text:span text:style-name="T5">else</text:span><text:span text:style-name="T7"> </text:span><text:span text:style-name="T5">{</text:span></text:p>
            <text:p text:style-name="P20"><text:span text:style-name="T7"><text:tab/><text:tab/><text:tab/><text:tab/>y</text:span><text:span text:style-name="T5">.</text:span><text:span text:style-name="T17">getParent</text:span><text:span text:style-name="T5">().</text:span><text:span text:style-name="T17">setRightChild</text:span><text:span text:style-name="T5">(</text:span><text:span text:style-name="T7">x</text:span><text:span text:style-name="T5">);</text:span></text:p>
            <text:p text:style-name="P20"><text:span text:style-name="T7"><text:tab/><text:tab/><text:tab/></text:span><text:span text:style-name="T5">}</text:span></text:p>
            <text:p text:style-name="P12"/>
            <text:p text:style-name="P20"><text:span text:style-name="T7"><text:tab/><text:tab/><text:tab/></text:span><text:span text:style-name="T5">if</text:span><text:span text:style-name="T7"> </text:span><text:span text:style-name="T5">(</text:span><text:span text:style-name="T7">y </text:span><text:span text:style-name="T5">!=</text:span><text:span text:style-name="T7"> z</text:span><text:span text:style-name="T5">)</text:span><text:span text:style-name="T7"> </text:span><text:span text:style-name="T5">{</text:span></text:p>
            <text:p text:style-name="P20"><text:span text:style-name="T7"><text:tab/><text:tab/><text:tab/><text:tab/>z</text:span><text:span text:style-name="T5">.</text:span><text:span text:style-name="T17">setKey</text:span><text:span text:style-name="T5">(</text:span><text:span text:style-name="T7">y</text:span><text:span text:style-name="T5">.</text:span><text:span text:style-name="T17">getKey</text:span><text:span text:style-name="T5">());</text:span></text:p>
            <text:p text:style-name="P20"><text:span text:style-name="T7"><text:tab/><text:tab/><text:tab/></text:span><text:span text:style-name="T5">}</text:span></text:p>
            <text:p text:style-name="P12"/>
            <text:p text:style-name="P20"><text:span text:style-name="T7"><text:tab/><text:tab/><text:tab/></text:span><text:span text:style-name="T5">if</text:span><text:span text:style-name="T7"> </text:span><text:span text:style-name="T5">(</text:span><text:span text:style-name="T7">y</text:span><text:span text:style-name="T5">.</text:span><text:span text:style-name="T17">isBlack</text:span><text:span text:style-name="T5">())</text:span><text:span text:style-name="T7"> </text:span><text:span text:style-name="T5">{</text:span></text:p>
            <text:p text:style-name="P20"><text:span text:style-name="T7"><text:tab/><text:tab/><text:tab/><text:tab/>deleteFixup</text:span><text:span text:style-name="T5">(</text:span><text:span text:style-name="T7">x</text:span><text:span text:style-name="T5">);</text:span></text:p>
            <text:p text:style-name="P20"><text:span text:style-name="T7"><text:tab/><text:tab/><text:tab/></text:span><text:span text:style-name="T5">}</text:span></text:p>
            <text:p text:style-name="P12"/>
            <text:p text:style-name="P20"><text:span text:style-name="T7"><text:tab/><text:tab/><text:tab/></text:span><text:span text:style-name="T5">this.</text:span><text:span text:style-name="T17">size</text:span><text:span text:style-name="T5">--;</text:span><text:span text:style-name="T7"><text:tab/></text:span></text:p>
            <text:p text:style-name="P20"><text:span text:style-name="T7"><text:tab/><text:tab/></text:span><text:span text:style-name="T5">}</text:span></text:p>
            <text:p text:style-name="P20"><text:span text:style-name="T7"><text:tab/></text:span><text:span text:style-name="T5">}</text:span></text:p>
            <text:p text:style-name="P12"/>
            <text:p text:style-name="P20"><text:span text:style-name="T7"><text:tab/></text:span><text:span text:style-name="T14">/**</text:span></text:p>
            <text:p text:style-name="P19"><text:tab/> * Fixes up tree after a delete action.</text:p>
            <text:p text:style-name="P19"><text:tab/> * Based on the RB-Insert algorithm.</text:p>
            <text:p text:style-name="P19"><text:tab/> * </text:p>
            <text:p text:style-name="P19"><text:tab/> * precondition: x != null</text:p>
            <text:p text:style-name="P19"><text:tab/> * postcondition: isValid() == true</text:p>
            <text:p text:style-name="P19"><text:tab/> * </text:p>
            <text:p text:style-name="P19"><text:tab/> * @param x<text:tab/>Child node of the deleted node's successor.</text:p>
            <text:p text:style-name="P19"><text:tab/> */</text:p>
            <text:p text:style-name="P20"><text:span text:style-name="T7"><text:tab/></text:span><text:span text:style-name="T5">private</text:span><text:span text:style-name="T7"> </text:span><text:span text:style-name="T13">void</text:span><text:span text:style-name="T7"> </text:span><text:span text:style-name="T16">deleteFixup</text:span><text:span text:style-name="T5">(</text:span><text:span text:style-name="T7">RBNode x</text:span><text:span text:style-name="T5">)</text:span><text:span text:style-name="T7"> </text:span><text:span text:style-name="T5">{</text:span></text:p>
            <text:p text:style-name="P20"><text:span text:style-name="T7"><text:tab/><text:tab/>RBNode w</text:span><text:span text:style-name="T5">;</text:span></text:p>
            <text:p text:style-name="P12"/>
            <text:p text:style-name="P20"><text:soft-page-break/><text:span text:style-name="T7"><text:tab/><text:tab/></text:span><text:span text:style-name="T5">while</text:span><text:span text:style-name="T7"> </text:span><text:span text:style-name="T5">(</text:span><text:span text:style-name="T7">getRoot</text:span><text:span text:style-name="T5">()</text:span><text:span text:style-name="T7"> </text:span><text:span text:style-name="T5">!=</text:span><text:span text:style-name="T7"> x </text:span><text:span text:style-name="T5">&amp;&amp;</text:span><text:span text:style-name="T7"> x</text:span><text:span text:style-name="T5">.</text:span><text:span text:style-name="T17">isBlack</text:span><text:span text:style-name="T5">())</text:span><text:span text:style-name="T7"> </text:span><text:span text:style-name="T5">{</text:span></text:p>
            <text:p text:style-name="P20"><text:span text:style-name="T7"><text:tab/><text:tab/><text:tab/></text:span><text:span text:style-name="T5">if</text:span><text:span text:style-name="T7"> </text:span><text:span text:style-name="T5">(</text:span><text:span text:style-name="T7">x </text:span><text:span text:style-name="T5">==</text:span><text:span text:style-name="T7"> x</text:span><text:span text:style-name="T5">.</text:span><text:span text:style-name="T17">getParent</text:span><text:span text:style-name="T5">().</text:span><text:span text:style-name="T17">getLeftChild</text:span><text:span text:style-name="T5">())</text:span><text:span text:style-name="T7"> </text:span><text:span text:style-name="T5">{</text:span></text:p>
            <text:p text:style-name="P20"><text:span text:style-name="T7"><text:tab/><text:tab/><text:tab/><text:tab/>w </text:span><text:span text:style-name="T5">=</text:span><text:span text:style-name="T7"> x</text:span><text:span text:style-name="T5">.</text:span><text:span text:style-name="T17">getParent</text:span><text:span text:style-name="T5">().</text:span><text:span text:style-name="T17">getRightChild</text:span><text:span text:style-name="T5">();</text:span></text:p>
            <text:p text:style-name="P12"/>
            <text:p text:style-name="P20"><text:span text:style-name="T7"><text:tab/><text:tab/><text:tab/><text:tab/></text:span><text:span text:style-name="T14">// Case 1</text:span></text:p>
            <text:p text:style-name="P20"><text:span text:style-name="T7"><text:tab/><text:tab/><text:tab/><text:tab/></text:span><text:span text:style-name="T5">if</text:span><text:span text:style-name="T7"> </text:span><text:span text:style-name="T5">(</text:span><text:span text:style-name="T7">w</text:span><text:span text:style-name="T5">.</text:span><text:span text:style-name="T17">isRed</text:span><text:span text:style-name="T5">())</text:span><text:span text:style-name="T7"> </text:span><text:span text:style-name="T5">{</text:span></text:p>
            <text:p text:style-name="P20"><text:span text:style-name="T7"><text:tab/><text:tab/><text:tab/><text:tab/><text:tab/>w</text:span><text:span text:style-name="T5">.</text:span><text:span text:style-name="T17">setBlack</text:span><text:span text:style-name="T5">();</text:span></text:p>
            <text:p text:style-name="P20"><text:span text:style-name="T7"><text:tab/><text:tab/><text:tab/><text:tab/><text:tab/>x</text:span><text:span text:style-name="T5">.</text:span><text:span text:style-name="T17">getParent</text:span><text:span text:style-name="T5">().</text:span><text:span text:style-name="T17">setRed</text:span><text:span text:style-name="T5">();</text:span></text:p>
            <text:p text:style-name="P20"><text:span text:style-name="T7"><text:tab/><text:tab/><text:tab/><text:tab/><text:tab/>leftRotate</text:span><text:span text:style-name="T5">(</text:span><text:span text:style-name="T7">x</text:span><text:span text:style-name="T5">.</text:span><text:span text:style-name="T17">getParent</text:span><text:span text:style-name="T5">());</text:span></text:p>
            <text:p text:style-name="P20"><text:span text:style-name="T7"><text:tab/><text:tab/><text:tab/><text:tab/><text:tab/>w </text:span><text:span text:style-name="T5">=</text:span><text:span text:style-name="T7"> x</text:span><text:span text:style-name="T5">.</text:span><text:span text:style-name="T17">getParent</text:span><text:span text:style-name="T5">().</text:span><text:span text:style-name="T17">getRightChild</text:span><text:span text:style-name="T5">();</text:span></text:p>
            <text:p text:style-name="P20"><text:span text:style-name="T7"><text:tab/><text:tab/><text:tab/><text:tab/></text:span><text:span text:style-name="T5">}</text:span></text:p>
            <text:p text:style-name="P12"/>
            <text:p text:style-name="P20"><text:span text:style-name="T7"><text:tab/><text:tab/><text:tab/><text:tab/></text:span><text:span text:style-name="T14">// Case 2</text:span></text:p>
            <text:p text:style-name="P20"><text:span text:style-name="T7"><text:tab/><text:tab/><text:tab/><text:tab/></text:span><text:span text:style-name="T5">if</text:span><text:span text:style-name="T7"> </text:span><text:span text:style-name="T5">(</text:span><text:span text:style-name="T7">w</text:span><text:span text:style-name="T5">.</text:span><text:span text:style-name="T17">getLeftChild</text:span><text:span text:style-name="T5">().</text:span><text:span text:style-name="T17">isBlack</text:span><text:span text:style-name="T5">()</text:span><text:span text:style-name="T7"> </text:span><text:span text:style-name="T5">&amp;&amp;</text:span><text:span text:style-name="T7"> w</text:span><text:span text:style-name="T5">.</text:span><text:span text:style-name="T17">getRightChild</text:span><text:span text:style-name="T5">().</text:span><text:span text:style-name="T17">isBlack</text:span><text:span text:style-name="T5">())</text:span><text:span text:style-name="T7"> </text:span><text:span text:style-name="T5">{</text:span></text:p>
            <text:p text:style-name="P20"><text:span text:style-name="T7"><text:tab/><text:tab/><text:tab/><text:tab/><text:tab/>w</text:span><text:span text:style-name="T5">.</text:span><text:span text:style-name="T17">setRed</text:span><text:span text:style-name="T5">();</text:span></text:p>
            <text:p text:style-name="P20"><text:span text:style-name="T7"><text:tab/><text:tab/><text:tab/><text:tab/><text:tab/>x </text:span><text:span text:style-name="T5">=</text:span><text:span text:style-name="T7"> x</text:span><text:span text:style-name="T5">.</text:span><text:span text:style-name="T17">getParent</text:span><text:span text:style-name="T5">();</text:span></text:p>
            <text:p text:style-name="P20"><text:span text:style-name="T7"><text:tab/><text:tab/><text:tab/><text:tab/></text:span><text:span text:style-name="T5">}</text:span><text:span text:style-name="T7"> </text:span><text:span text:style-name="T5">else</text:span><text:span text:style-name="T7"> </text:span><text:span text:style-name="T5">{</text:span></text:p>
            <text:p text:style-name="P20"><text:span text:style-name="T7"><text:tab/><text:tab/><text:tab/><text:tab/><text:tab/></text:span><text:span text:style-name="T14">// Case 3</text:span></text:p>
            <text:p text:style-name="P20"><text:span text:style-name="T7"><text:tab/><text:tab/><text:tab/><text:tab/><text:tab/></text:span><text:span text:style-name="T5">if</text:span><text:span text:style-name="T7"> </text:span><text:span text:style-name="T5">(</text:span><text:span text:style-name="T7">w</text:span><text:span text:style-name="T5">.</text:span><text:span text:style-name="T17">getRightChild</text:span><text:span text:style-name="T5">().</text:span><text:span text:style-name="T17">isBlack</text:span><text:span text:style-name="T5">())</text:span><text:span text:style-name="T7"> </text:span><text:span text:style-name="T5">{</text:span></text:p>
            <text:p text:style-name="P20"><text:span text:style-name="T7"><text:tab/><text:tab/><text:tab/><text:tab/><text:tab/><text:tab/>w</text:span><text:span text:style-name="T5">.</text:span><text:span text:style-name="T17">getLeftChild</text:span><text:span text:style-name="T5">().</text:span><text:span text:style-name="T17">setBlack</text:span><text:span text:style-name="T5">();</text:span></text:p>
            <text:p text:style-name="P20"><text:span text:style-name="T7"><text:tab/><text:tab/><text:tab/><text:tab/><text:tab/><text:tab/>w</text:span><text:span text:style-name="T5">.</text:span><text:span text:style-name="T17">setRed</text:span><text:span text:style-name="T5">();</text:span></text:p>
            <text:p text:style-name="P20"><text:span text:style-name="T7"><text:tab/><text:tab/><text:tab/><text:tab/><text:tab/><text:tab/>rightRotate</text:span><text:span text:style-name="T5">(</text:span><text:span text:style-name="T7">w</text:span><text:span text:style-name="T5">);</text:span></text:p>
            <text:p text:style-name="P20"><text:span text:style-name="T7"><text:tab/><text:tab/><text:tab/><text:tab/><text:tab/><text:tab/>w </text:span><text:span text:style-name="T5">=</text:span><text:span text:style-name="T7"> x</text:span><text:span text:style-name="T5">.</text:span><text:span text:style-name="T17">getParent</text:span><text:span text:style-name="T5">().</text:span><text:span text:style-name="T17">getRightChild</text:span><text:span text:style-name="T5">();</text:span></text:p>
            <text:p text:style-name="P20"><text:span text:style-name="T7"><text:tab/><text:tab/><text:tab/><text:tab/><text:tab/></text:span><text:span text:style-name="T5">}</text:span></text:p>
            <text:p text:style-name="P12"/>
            <text:p text:style-name="P20"><text:span text:style-name="T7"><text:tab/><text:tab/><text:tab/><text:tab/><text:tab/></text:span><text:span text:style-name="T14">// Case 4</text:span></text:p>
            <text:p text:style-name="P20"><text:span text:style-name="T7"><text:tab/><text:tab/><text:tab/><text:tab/><text:tab/>w</text:span><text:span text:style-name="T5">.</text:span><text:span text:style-name="T17">setBlack</text:span><text:span text:style-name="T5">(</text:span><text:span text:style-name="T7">x</text:span><text:span text:style-name="T5">.</text:span><text:span text:style-name="T17">getParent</text:span><text:span text:style-name="T5">().</text:span><text:span text:style-name="T17">isBlack</text:span><text:span text:style-name="T5">());</text:span></text:p>
            <text:p text:style-name="P20"><text:span text:style-name="T7"><text:tab/><text:tab/><text:tab/><text:tab/><text:tab/>x</text:span><text:span text:style-name="T5">.</text:span><text:span text:style-name="T17">getParent</text:span><text:span text:style-name="T5">().</text:span><text:span text:style-name="T17">setBlack</text:span><text:span text:style-name="T5">();</text:span></text:p>
            <text:p text:style-name="P20"><text:span text:style-name="T7"><text:tab/><text:tab/><text:tab/><text:tab/><text:tab/>w</text:span><text:span text:style-name="T5">.</text:span><text:span text:style-name="T17">getRightChild</text:span><text:span text:style-name="T5">().</text:span><text:span text:style-name="T17">setBlack</text:span><text:span text:style-name="T5">();</text:span></text:p>
            <text:p text:style-name="P20"><text:span text:style-name="T7"><text:tab/><text:tab/><text:tab/><text:tab/><text:tab/>leftRotate</text:span><text:span text:style-name="T5">(</text:span><text:span text:style-name="T7">x</text:span><text:span text:style-name="T5">.</text:span><text:span text:style-name="T17">getParent</text:span><text:span text:style-name="T5">());</text:span></text:p>
            <text:p text:style-name="P20"><text:span text:style-name="T7"><text:tab/><text:tab/><text:tab/><text:tab/><text:tab/>x </text:span><text:span text:style-name="T5">=</text:span><text:span text:style-name="T7"> getRoot</text:span><text:span text:style-name="T5">();</text:span></text:p>
            <text:p text:style-name="P20"><text:span text:style-name="T7"><text:tab/><text:tab/><text:tab/><text:tab/></text:span><text:span text:style-name="T5">}</text:span></text:p>
            <text:p text:style-name="P20"><text:span text:style-name="T7"><text:tab/><text:tab/><text:tab/></text:span><text:span text:style-name="T5">}</text:span><text:span text:style-name="T7"> </text:span><text:span text:style-name="T5">else</text:span><text:span text:style-name="T7"> </text:span><text:span text:style-name="T5">{</text:span></text:p>
            <text:p text:style-name="P20"><text:span text:style-name="T7"><text:tab/><text:tab/><text:tab/><text:tab/>w </text:span><text:span text:style-name="T5">=</text:span><text:span text:style-name="T7"> x</text:span><text:span text:style-name="T5">.</text:span><text:span text:style-name="T17">getParent</text:span><text:span text:style-name="T5">().</text:span><text:span text:style-name="T17">getLeftChild</text:span><text:span text:style-name="T5">();</text:span></text:p>
            <text:p text:style-name="P12"/>
            <text:p text:style-name="P20"><text:span text:style-name="T7"><text:tab/><text:tab/><text:tab/><text:tab/></text:span><text:span text:style-name="T14">// Case 1</text:span></text:p>
            <text:p text:style-name="P20"><text:span text:style-name="T7"><text:tab/><text:tab/><text:tab/><text:tab/></text:span><text:span text:style-name="T5">if</text:span><text:span text:style-name="T7"> </text:span><text:span text:style-name="T5">(</text:span><text:span text:style-name="T7">w</text:span><text:span text:style-name="T5">.</text:span><text:span text:style-name="T17">isRed</text:span><text:span text:style-name="T5">())</text:span><text:span text:style-name="T7"> </text:span><text:span text:style-name="T5">{</text:span></text:p>
            <text:p text:style-name="P20"><text:span text:style-name="T7"><text:tab/><text:tab/><text:tab/><text:tab/><text:tab/>w</text:span><text:span text:style-name="T5">.</text:span><text:span text:style-name="T17">setBlack</text:span><text:span text:style-name="T5">();</text:span></text:p>
            <text:p text:style-name="P20"><text:span text:style-name="T7"><text:tab/><text:tab/><text:tab/><text:tab/><text:tab/>x</text:span><text:span text:style-name="T5">.</text:span><text:span text:style-name="T17">getParent</text:span><text:span text:style-name="T5">().</text:span><text:span text:style-name="T17">setRed</text:span><text:span text:style-name="T5">();</text:span></text:p>
            <text:p text:style-name="P20"><text:span text:style-name="T7"><text:tab/><text:tab/><text:tab/><text:tab/><text:tab/>rightRotate</text:span><text:span text:style-name="T5">(</text:span><text:span text:style-name="T7">x</text:span><text:span text:style-name="T5">.</text:span><text:span text:style-name="T17">getParent</text:span><text:span text:style-name="T5">());</text:span></text:p>
            <text:p text:style-name="P20"><text:span text:style-name="T7"><text:tab/><text:tab/><text:tab/><text:tab/><text:tab/>w </text:span><text:span text:style-name="T5">=</text:span><text:span text:style-name="T7"> x</text:span><text:span text:style-name="T5">.</text:span><text:span text:style-name="T17">getParent</text:span><text:span text:style-name="T5">().</text:span><text:span text:style-name="T17">getLeftChild</text:span><text:span text:style-name="T5">();</text:span></text:p>
            <text:p text:style-name="P20"><text:span text:style-name="T7"><text:tab/><text:tab/><text:tab/><text:tab/></text:span><text:span text:style-name="T5">}</text:span></text:p>
            <text:p text:style-name="P12"/>
            <text:p text:style-name="P20"><text:span text:style-name="T7"><text:tab/><text:tab/><text:tab/><text:tab/></text:span><text:span text:style-name="T14">// Case 2</text:span></text:p>
            <text:p text:style-name="P20"><text:span text:style-name="T7"><text:tab/><text:tab/><text:tab/><text:tab/></text:span><text:span text:style-name="T5">if</text:span><text:span text:style-name="T7"> </text:span><text:span text:style-name="T5">(</text:span><text:span text:style-name="T7">w</text:span><text:span text:style-name="T5">.</text:span><text:span text:style-name="T17">getRightChild</text:span><text:span text:style-name="T5">().</text:span><text:span text:style-name="T17">isBlack</text:span><text:span text:style-name="T5">()</text:span><text:span text:style-name="T7"> </text:span><text:span text:style-name="T5">&amp;&amp;</text:span><text:span text:style-name="T7"> w</text:span><text:span text:style-name="T5">.</text:span><text:span text:style-name="T17">getLeftChild</text:span><text:span text:style-name="T5">().</text:span><text:span text:style-name="T17">isBlack</text:span><text:span text:style-name="T5">())</text:span><text:span text:style-name="T7"> </text:span><text:span text:style-name="T5">{</text:span></text:p>
            <text:p text:style-name="P20"><text:span text:style-name="T7"><text:tab/><text:tab/><text:tab/><text:tab/><text:tab/>w</text:span><text:span text:style-name="T5">.</text:span><text:span text:style-name="T17">setRed</text:span><text:span text:style-name="T5">();</text:span></text:p>
            <text:p text:style-name="P20"><text:span text:style-name="T7"><text:tab/><text:tab/><text:tab/><text:tab/><text:tab/>x </text:span><text:span text:style-name="T5">=</text:span><text:span text:style-name="T7"> x</text:span><text:span text:style-name="T5">.</text:span><text:span text:style-name="T17">getParent</text:span><text:span text:style-name="T5">();</text:span></text:p>
            <text:p text:style-name="P20"><text:span text:style-name="T7"><text:tab/><text:tab/><text:tab/><text:tab/></text:span><text:span text:style-name="T5">}</text:span><text:span text:style-name="T7"> </text:span><text:span text:style-name="T5">else</text:span><text:span text:style-name="T7"> </text:span><text:span text:style-name="T5">{</text:span></text:p>
            <text:p text:style-name="P20"><text:span text:style-name="T7"><text:tab/><text:tab/><text:tab/><text:tab/><text:tab/></text:span><text:span text:style-name="T14">// Case 3</text:span></text:p>
            <text:p text:style-name="P20"><text:span text:style-name="T7"><text:tab/><text:tab/><text:tab/><text:tab/><text:tab/></text:span><text:span text:style-name="T5">if</text:span><text:span text:style-name="T7"> </text:span><text:span text:style-name="T5">(</text:span><text:span text:style-name="T7">w</text:span><text:span text:style-name="T5">.</text:span><text:span text:style-name="T17">getLeftChild</text:span><text:span text:style-name="T5">().</text:span><text:span text:style-name="T17">isBlack</text:span><text:span text:style-name="T5">())</text:span><text:span text:style-name="T7"> </text:span><text:span text:style-name="T5">{</text:span></text:p>
            <text:p text:style-name="P20"><text:span text:style-name="T7"><text:tab/><text:tab/><text:tab/><text:tab/><text:tab/><text:tab/>w</text:span><text:span text:style-name="T5">.</text:span><text:span text:style-name="T17">getRightChild</text:span><text:span text:style-name="T5">().</text:span><text:span text:style-name="T17">setBlack</text:span><text:span text:style-name="T5">();</text:span></text:p>
            <text:p text:style-name="P20"><text:span text:style-name="T7"><text:tab/><text:tab/><text:tab/><text:tab/><text:tab/><text:tab/>w</text:span><text:span text:style-name="T5">.</text:span><text:span text:style-name="T17">setRed</text:span><text:span text:style-name="T5">();</text:span></text:p>
            <text:p text:style-name="P20"><text:span text:style-name="T7"><text:tab/><text:tab/><text:tab/><text:tab/><text:tab/><text:tab/>leftRotate</text:span><text:span text:style-name="T5">(</text:span><text:span text:style-name="T7">w</text:span><text:span text:style-name="T5">);</text:span></text:p>
            <text:p text:style-name="P20"><text:span text:style-name="T7"><text:tab/><text:tab/><text:tab/><text:tab/><text:tab/><text:tab/>w </text:span><text:span text:style-name="T5">=</text:span><text:span text:style-name="T7"> x</text:span><text:span text:style-name="T5">.</text:span><text:span text:style-name="T17">getParent</text:span><text:span text:style-name="T5">().</text:span><text:span text:style-name="T17">getLeftChild</text:span><text:span text:style-name="T5">();</text:span></text:p>
            <text:p text:style-name="P20"><text:span text:style-name="T7"><text:tab/><text:tab/><text:tab/><text:tab/><text:tab/></text:span><text:span text:style-name="T5">}</text:span></text:p>
            <text:p text:style-name="P12"/>
            <text:p text:style-name="P20"><text:span text:style-name="T7"><text:tab/><text:tab/><text:tab/><text:tab/><text:tab/></text:span><text:span text:style-name="T14">// Case 4</text:span></text:p>
            <text:p text:style-name="P20"><text:span text:style-name="T7"><text:tab/><text:tab/><text:tab/><text:tab/><text:tab/>w</text:span><text:span text:style-name="T5">.</text:span><text:span text:style-name="T17">setBlack</text:span><text:span text:style-name="T5">(</text:span><text:span text:style-name="T7">x</text:span><text:span text:style-name="T5">.</text:span><text:span text:style-name="T17">getParent</text:span><text:span text:style-name="T5">().</text:span><text:span text:style-name="T17">isBlack</text:span><text:span text:style-name="T5">());</text:span></text:p>
            <text:p text:style-name="P20"><text:span text:style-name="T7"><text:tab/><text:tab/><text:tab/><text:tab/><text:tab/>x</text:span><text:span text:style-name="T5">.</text:span><text:span text:style-name="T17">getParent</text:span><text:span text:style-name="T5">().</text:span><text:span text:style-name="T17">setBlack</text:span><text:span text:style-name="T5">();</text:span></text:p>
            <text:p text:style-name="P20"><text:span text:style-name="T7"><text:tab/><text:tab/><text:tab/><text:tab/><text:tab/>w</text:span><text:span text:style-name="T5">.</text:span><text:span text:style-name="T17">getLeftChild</text:span><text:span text:style-name="T5">().</text:span><text:span text:style-name="T17">setBlack</text:span><text:span text:style-name="T5">();</text:span></text:p>
            <text:p text:style-name="P20"><text:span text:style-name="T7"><text:tab/><text:tab/><text:tab/><text:tab/><text:tab/>rightRotate</text:span><text:span text:style-name="T5">(</text:span><text:span text:style-name="T7">x</text:span><text:span text:style-name="T5">.</text:span><text:span text:style-name="T17">getParent</text:span><text:span text:style-name="T5">());</text:span></text:p>
            <text:p text:style-name="P20"><text:span text:style-name="T7"><text:tab/><text:tab/><text:tab/><text:tab/><text:tab/>x </text:span><text:span text:style-name="T5">=</text:span><text:span text:style-name="T7"> getRoot</text:span><text:span text:style-name="T5">();</text:span></text:p>
            <text:p text:style-name="P20"><text:span text:style-name="T7"><text:tab/><text:tab/><text:tab/><text:tab/></text:span><text:span text:style-name="T5">}</text:span></text:p>
            <text:p text:style-name="P20"><text:span text:style-name="T7"><text:tab/><text:tab/><text:tab/></text:span><text:span text:style-name="T5">}</text:span></text:p>
            <text:p text:style-name="P20"><text:span text:style-name="T7"><text:tab/><text:tab/></text:span><text:span text:style-name="T5">}</text:span></text:p>
            <text:p text:style-name="P12"/>
            <text:p text:style-name="P20"><text:span text:style-name="T7"><text:tab/><text:tab/>x</text:span><text:span text:style-name="T5">.</text:span><text:span text:style-name="T17">setBlack</text:span><text:span text:style-name="T5">();</text:span></text:p>
            <text:p text:style-name="P20"><text:span text:style-name="T7"><text:tab/></text:span><text:span text:style-name="T5">}</text:span></text:p>
            <text:p text:style-name="P12"/>
            <text:p text:style-name="P20"><text:span text:style-name="T7"><text:tab/></text:span><text:span text:style-name="T14">/**</text:span></text:p>
            <text:p text:style-name="P19"><text:tab/> * Returns the successor node for a given node in the tree.</text:p>
            <text:p text:style-name="P19"><text:tab/> * Successor being the node with the smallest key greater</text:p>
            <text:p text:style-name="P19"><text:tab/> * than x.getKey().</text:p>
            <text:p text:style-name="P19"><text:tab/> * </text:p>
            <text:p text:style-name="P19"><text:tab/> * precondition: x != null</text:p>
            <text:p text:style-name="P19"><text:tab/> * precondition: x.hasLeftChild() &amp;&amp; x.hasRightChild()</text:p>
            <text:p text:style-name="P19"><text:tab/> * </text:p>
            <text:p text:style-name="P19"><text:tab/> * @param RBNode x Node to find the successor of</text:p>
            <text:p text:style-name="P19"><text:tab/> */</text:p>
            <text:p text:style-name="P20"><text:span text:style-name="T7"><text:tab/></text:span><text:span text:style-name="T5">private</text:span><text:span text:style-name="T7"> RBNode </text:span><text:span text:style-name="T16">successor</text:span><text:span text:style-name="T5">(</text:span><text:span text:style-name="T7">RBNode x</text:span><text:span text:style-name="T5">)</text:span><text:span text:style-name="T7"> </text:span><text:span text:style-name="T5">{</text:span></text:p>
            <text:p text:style-name="P20"><text:span text:style-name="T7"><text:tab/><text:tab/></text:span><text:span text:style-name="T5">if</text:span><text:span text:style-name="T7"> </text:span><text:span text:style-name="T5">(</text:span><text:span text:style-name="T7">x</text:span><text:span text:style-name="T5">.</text:span><text:span text:style-name="T17">hasRightChild</text:span><text:span text:style-name="T5">())</text:span><text:span text:style-name="T7"> </text:span><text:span text:style-name="T5">{</text:span></text:p>
            <text:p text:style-name="P20"><text:span text:style-name="T7"><text:tab/><text:tab/><text:tab/></text:span><text:span text:style-name="T5">return</text:span><text:span text:style-name="T7"> x</text:span><text:span text:style-name="T5">.</text:span><text:span text:style-name="T17">getRightChild</text:span><text:span text:style-name="T5">().</text:span><text:span text:style-name="T17">minNode</text:span><text:span text:style-name="T5">();</text:span></text:p>
            <text:p text:style-name="P20"><text:span text:style-name="T7"><text:tab/><text:tab/></text:span><text:span text:style-name="T5">}</text:span><text:span text:style-name="T7"> </text:span><text:span text:style-name="T5">else</text:span><text:span text:style-name="T7"> </text:span><text:span text:style-name="T5">{</text:span></text:p>
            <text:p text:style-name="P20"><text:soft-page-break/><text:span text:style-name="T7"><text:tab/><text:tab/><text:tab/>RBNode y </text:span><text:span text:style-name="T5">=</text:span><text:span text:style-name="T7"> x</text:span><text:span text:style-name="T5">.</text:span><text:span text:style-name="T17">getParent</text:span><text:span text:style-name="T5">();</text:span></text:p>
            <text:p text:style-name="P20"><text:span text:style-name="T7"><text:tab/><text:tab/><text:tab/></text:span><text:span text:style-name="T5">while</text:span><text:span text:style-name="T7"> </text:span><text:span text:style-name="T5">(!</text:span><text:span text:style-name="T7">y</text:span><text:span text:style-name="T5">.</text:span><text:span text:style-name="T17">isNil</text:span><text:span text:style-name="T5">()</text:span><text:span text:style-name="T7"> </text:span><text:span text:style-name="T5">&amp;&amp;</text:span><text:span text:style-name="T7"> x </text:span><text:span text:style-name="T5">==</text:span><text:span text:style-name="T7"> y</text:span><text:span text:style-name="T5">.</text:span><text:span text:style-name="T17">getRightChild</text:span><text:span text:style-name="T5">())</text:span><text:span text:style-name="T7"> </text:span><text:span text:style-name="T5">{</text:span></text:p>
            <text:p text:style-name="P20"><text:span text:style-name="T7"><text:tab/><text:tab/><text:tab/><text:tab/>x </text:span><text:span text:style-name="T5">=</text:span><text:span text:style-name="T7"> y</text:span><text:span text:style-name="T5">;</text:span></text:p>
            <text:p text:style-name="P20"><text:span text:style-name="T7"><text:tab/><text:tab/><text:tab/><text:tab/>y </text:span><text:span text:style-name="T5">=</text:span><text:span text:style-name="T7"> y</text:span><text:span text:style-name="T5">.</text:span><text:span text:style-name="T17">getParent</text:span><text:span text:style-name="T5">();</text:span></text:p>
            <text:p text:style-name="P20"><text:span text:style-name="T7"><text:tab/><text:tab/><text:tab/></text:span><text:span text:style-name="T5">}</text:span></text:p>
            <text:p text:style-name="P20"><text:span text:style-name="T7"><text:tab/><text:tab/><text:tab/></text:span><text:span text:style-name="T5">return</text:span><text:span text:style-name="T7"> y</text:span><text:span text:style-name="T5">;</text:span></text:p>
            <text:p text:style-name="P20"><text:span text:style-name="T7"><text:tab/><text:tab/></text:span><text:span text:style-name="T5">}</text:span></text:p>
            <text:p text:style-name="P20"><text:span text:style-name="T7"><text:tab/></text:span><text:span text:style-name="T5">}</text:span></text:p>
            <text:p text:style-name="P12"/>
            <text:p text:style-name="P20"><text:span text:style-name="T7"><text:tab/></text:span><text:span text:style-name="T14">/**</text:span></text:p>
            <text:p text:style-name="P19"><text:tab/> * Returns the smallest key in the tree. If the tree</text:p>
            <text:p text:style-name="P19"><text:tab/> * is empty, returns -1;</text:p>
            <text:p text:style-name="P19"><text:tab/> * </text:p>
            <text:p text:style-name="P19"><text:tab/> * Time complexity: O(logn)</text:p>
            <text:p text:style-name="P19"><text:tab/> * </text:p>
            <text:p text:style-name="P19"><text:tab/> * @return Smallest key in tree, -1 if tree is empty</text:p>
            <text:p text:style-name="P19"><text:tab/> */</text:p>
            <text:p text:style-name="P20"><text:span text:style-name="T7"><text:tab/></text:span><text:span text:style-name="T5">public</text:span><text:span text:style-name="T7"> </text:span><text:span text:style-name="T13">int</text:span><text:span text:style-name="T7"> </text:span><text:span text:style-name="T16">min</text:span><text:span text:style-name="T5">()</text:span><text:span text:style-name="T7"> </text:span><text:span text:style-name="T5">{</text:span></text:p>
            <text:p text:style-name="P20"><text:span text:style-name="T7"><text:tab/><text:tab/></text:span><text:span text:style-name="T5">if</text:span><text:span text:style-name="T7"> </text:span><text:span text:style-name="T5">(</text:span><text:span text:style-name="T7">empty</text:span><text:span text:style-name="T5">())</text:span><text:span text:style-name="T7"> </text:span><text:span text:style-name="T5">{</text:span></text:p>
            <text:p text:style-name="P20"><text:span text:style-name="T7"><text:tab/><text:tab/><text:tab/></text:span><text:span text:style-name="T5">return</text:span><text:span text:style-name="T7"> </text:span><text:span text:style-name="T5">-</text:span><text:span text:style-name="T15">1</text:span><text:span text:style-name="T5">;</text:span></text:p>
            <text:p text:style-name="P20"><text:span text:style-name="T7"><text:tab/><text:tab/></text:span><text:span text:style-name="T5">}</text:span><text:span text:style-name="T7"> </text:span><text:span text:style-name="T5">else</text:span><text:span text:style-name="T7"> </text:span><text:span text:style-name="T5">{</text:span></text:p>
            <text:p text:style-name="P20"><text:span text:style-name="T7"><text:tab/><text:tab/><text:tab/></text:span><text:span text:style-name="T5">return</text:span><text:span text:style-name="T7"> </text:span><text:span text:style-name="T16">getRoot</text:span><text:span text:style-name="T5">().</text:span><text:span text:style-name="T17">minNode</text:span><text:span text:style-name="T5">().</text:span><text:span text:style-name="T17">getKey</text:span><text:span text:style-name="T5">();</text:span></text:p>
            <text:p text:style-name="P20"><text:span text:style-name="T7"><text:tab/><text:tab/></text:span><text:span text:style-name="T5">}</text:span></text:p>
            <text:p text:style-name="P20"><text:span text:style-name="T7"><text:tab/></text:span><text:span text:style-name="T5">}</text:span></text:p>
            <text:p text:style-name="P12"/>
            <text:p text:style-name="P20"><text:span text:style-name="T7"><text:tab/></text:span><text:span text:style-name="T14">/**</text:span></text:p>
            <text:p text:style-name="P19"><text:tab/> * Returns the largest key in the tree. If the tree</text:p>
            <text:p text:style-name="P19"><text:tab/> * is empty, returns -1;</text:p>
            <text:p text:style-name="P19"><text:tab/> * </text:p>
            <text:p text:style-name="P19"><text:tab/> * Time complexity: O(logn)</text:p>
            <text:p text:style-name="P19"><text:tab/> * </text:p>
            <text:p text:style-name="P19"><text:tab/> * @return Largest key in tree, -1 if tree is empty</text:p>
            <text:p text:style-name="P19"><text:tab/> */</text:p>
            <text:p text:style-name="P20"><text:span text:style-name="T7"><text:tab/></text:span><text:span text:style-name="T5">public</text:span><text:span text:style-name="T7"> </text:span><text:span text:style-name="T13">int</text:span><text:span text:style-name="T7"> </text:span><text:span text:style-name="T16">max</text:span><text:span text:style-name="T5">()</text:span><text:span text:style-name="T7"> </text:span><text:span text:style-name="T5">{</text:span></text:p>
            <text:p text:style-name="P20"><text:span text:style-name="T7"><text:tab/><text:tab/></text:span><text:span text:style-name="T5">if</text:span><text:span text:style-name="T7"> </text:span><text:span text:style-name="T5">(</text:span><text:span text:style-name="T7">empty</text:span><text:span text:style-name="T5">())</text:span><text:span text:style-name="T7"> </text:span><text:span text:style-name="T5">{</text:span></text:p>
            <text:p text:style-name="P20"><text:span text:style-name="T7"><text:tab/><text:tab/><text:tab/></text:span><text:span text:style-name="T5">return</text:span><text:span text:style-name="T7"> </text:span><text:span text:style-name="T5">-</text:span><text:span text:style-name="T15">1</text:span><text:span text:style-name="T5">;</text:span></text:p>
            <text:p text:style-name="P20"><text:span text:style-name="T7"><text:tab/><text:tab/></text:span><text:span text:style-name="T5">}</text:span><text:span text:style-name="T7"> </text:span><text:span text:style-name="T5">else</text:span><text:span text:style-name="T7"> </text:span><text:span text:style-name="T5">{</text:span></text:p>
            <text:p text:style-name="P20"><text:span text:style-name="T7"><text:tab/><text:tab/><text:tab/></text:span><text:span text:style-name="T5">return</text:span><text:span text:style-name="T7"> </text:span><text:span text:style-name="T16">getRoot</text:span><text:span text:style-name="T5">().</text:span><text:span text:style-name="T17">maxNode</text:span><text:span text:style-name="T5">().</text:span><text:span text:style-name="T17">getKey</text:span><text:span text:style-name="T5">();</text:span></text:p>
            <text:p text:style-name="P20"><text:span text:style-name="T7"><text:tab/><text:tab/></text:span><text:span text:style-name="T5">}</text:span></text:p>
            <text:p text:style-name="P20"><text:span text:style-name="T7"><text:tab/></text:span><text:span text:style-name="T5">}</text:span></text:p>
            <text:p text:style-name="P12"/>
            <text:p text:style-name="P20"><text:span text:style-name="T7"><text:tab/></text:span><text:span text:style-name="T14">/**</text:span></text:p>
            <text:p text:style-name="P19"><text:tab/> * Returns an int[] array containing the values stored in the tree,</text:p>
            <text:p text:style-name="P19"><text:tab/> * in ascending order.</text:p>
            <text:p text:style-name="P19"><text:tab/> * </text:p>
            <text:p text:style-name="P19"><text:tab/> * Time complexity: O(n)</text:p>
            <text:p text:style-name="P19"><text:tab/> * </text:p>
            <text:p text:style-name="P19"><text:tab/> * postcondition: returns an array containing exactly the tree's elements in</text:p>
            <text:p text:style-name="P19"><text:tab/> * <text:s text:c="16"/>ascending order.</text:p>
            <text:p text:style-name="P19"><text:tab/> * <text:s text:c="16"/></text:p>
            <text:p text:style-name="P19"><text:tab/> * @return An array of the tree's key values, sorted in ascending order.</text:p>
            <text:p text:style-name="P19"><text:tab/> */</text:p>
            <text:p text:style-name="P20"><text:span text:style-name="T7"><text:tab/></text:span><text:span text:style-name="T5">public</text:span><text:span text:style-name="T7"> </text:span><text:span text:style-name="T13">int</text:span><text:span text:style-name="T5">[]</text:span><text:span text:style-name="T7"> </text:span><text:span text:style-name="T16">toIntArray</text:span><text:span text:style-name="T5">()</text:span><text:span text:style-name="T7"> </text:span><text:span text:style-name="T5">{</text:span></text:p>
            <text:p text:style-name="P20"><text:span text:style-name="T7"><text:tab/><text:tab/></text:span><text:span text:style-name="T13">int</text:span><text:span text:style-name="T5">[]</text:span><text:span text:style-name="T7"> arr </text:span><text:span text:style-name="T5">=</text:span><text:span text:style-name="T7"> </text:span><text:span text:style-name="T5">new</text:span><text:span text:style-name="T7"> </text:span><text:span text:style-name="T13">int</text:span><text:span text:style-name="T5">[</text:span><text:span text:style-name="T7">size</text:span><text:span text:style-name="T5">()];</text:span></text:p>
            <text:p text:style-name="P20"><text:span text:style-name="T7"><text:tab/><text:tab/>getRoot</text:span><text:span text:style-name="T5">().</text:span><text:span text:style-name="T17">fillIntArray</text:span><text:span text:style-name="T5">(</text:span><text:span text:style-name="T7">arr</text:span><text:span text:style-name="T5">,</text:span><text:span text:style-name="T7"> </text:span><text:span text:style-name="T15">0</text:span><text:span text:style-name="T5">);</text:span></text:p>
            <text:p text:style-name="P20"><text:span text:style-name="T7"><text:tab/><text:tab/></text:span><text:span text:style-name="T5">return</text:span><text:span text:style-name="T7"> arr</text:span><text:span text:style-name="T5">;</text:span></text:p>
            <text:p text:style-name="P20"><text:span text:style-name="T7"><text:tab/></text:span><text:span text:style-name="T5">}</text:span></text:p>
            <text:p text:style-name="P12"/>
            <text:p text:style-name="P20"><text:span text:style-name="T7"><text:tab/></text:span><text:span text:style-name="T14">/**</text:span></text:p>
            <text:p text:style-name="P19"><text:tab/> * Returns true if and only if the tree is a valid red-black tree.</text:p>
            <text:p text:style-name="P19"><text:tab/> *</text:p>
            <text:p text:style-name="P19"><text:tab/> * Time complexity: O(n)</text:p>
            <text:p text:style-name="P19"><text:tab/> * </text:p>
            <text:p text:style-name="P19"><text:tab/> * @return True iff the tree is a valid Red-Black tree.</text:p>
            <text:p text:style-name="P19"><text:tab/> */</text:p>
            <text:p text:style-name="P20"><text:span text:style-name="T7"><text:tab/></text:span><text:span text:style-name="T5">public</text:span><text:span text:style-name="T7"> </text:span><text:span text:style-name="T13">boolean</text:span><text:span text:style-name="T7"> </text:span><text:span text:style-name="T16">isValid</text:span><text:span text:style-name="T5">()</text:span><text:span text:style-name="T7"> </text:span><text:span text:style-name="T5">{</text:span></text:p>
            <text:p text:style-name="P20"><text:span text:style-name="T7"><text:tab/><text:tab/></text:span><text:span text:style-name="T5">if</text:span><text:span text:style-name="T7"> </text:span><text:span text:style-name="T5">(</text:span><text:span text:style-name="T7">root</text:span><text:span text:style-name="T5">.</text:span><text:span text:style-name="T17">isNil</text:span><text:span text:style-name="T5">())</text:span><text:span text:style-name="T7"> </text:span><text:span text:style-name="T5">{</text:span></text:p>
            <text:p text:style-name="P20"><text:span text:style-name="T7"><text:tab/><text:tab/><text:tab/></text:span><text:span text:style-name="T5">return</text:span><text:span text:style-name="T7"> </text:span><text:span text:style-name="T5">true;</text:span></text:p>
            <text:p text:style-name="P20"><text:span text:style-name="T7"><text:tab/><text:tab/></text:span><text:span text:style-name="T5">}</text:span><text:span text:style-name="T7"> </text:span><text:span text:style-name="T5">else</text:span><text:span text:style-name="T7"> </text:span><text:span text:style-name="T5">{</text:span></text:p>
            <text:p text:style-name="P20"><text:span text:style-name="T7"><text:tab/><text:tab/><text:tab/></text:span><text:span text:style-name="T5">return</text:span><text:span text:style-name="T7"> </text:span><text:span text:style-name="T16">getRoot</text:span><text:span text:style-name="T5">().</text:span><text:span text:style-name="T17">isBSTValid</text:span><text:span text:style-name="T5">()</text:span><text:span text:style-name="T7"> </text:span><text:span text:style-name="T5">&amp;&amp;</text:span></text:p>
            <text:p text:style-name="P20"><text:span text:style-name="T7"><text:tab/><text:tab/><text:tab/><text:tab/><text:tab/>getRoot</text:span><text:span text:style-name="T5">().</text:span><text:span text:style-name="T17">isBlackValid</text:span><text:span text:style-name="T5">()</text:span><text:span text:style-name="T7"> </text:span><text:span text:style-name="T5">&amp;&amp;</text:span></text:p>
            <text:p text:style-name="P20"><text:span text:style-name="T7"><text:tab/><text:tab/><text:tab/><text:tab/><text:tab/>getRoot</text:span><text:span text:style-name="T5">().</text:span><text:span text:style-name="T17">isRedValid</text:span><text:span text:style-name="T5">();</text:span></text:p>
            <text:p text:style-name="P20"><text:span text:style-name="T7"><text:tab/><text:tab/></text:span><text:span text:style-name="T5">}</text:span></text:p>
            <text:p text:style-name="P20"><text:span text:style-name="T7"><text:tab/></text:span><text:span text:style-name="T5">}</text:span></text:p>
            <text:p text:style-name="P12"/>
            <text:p text:style-name="P20"><text:span text:style-name="T7"><text:tab/></text:span><text:span text:style-name="T14">/**</text:span></text:p>
            <text:p text:style-name="P19"><text:tab/> * Returns the maximum depth of a node in the tree. If the tree</text:p>
            <text:p text:style-name="P19"><text:tab/> * is empty, returns -1;</text:p>
            <text:p text:style-name="P19"><text:tab/> * </text:p>
            <text:p text:style-name="P19"><text:tab/> * Time complexity: O(n)</text:p>
            <text:p text:style-name="P19"><text:tab/> * </text:p>
            <text:p text:style-name="P19"><text:tab/> * @return Maximum depth of a node in the tree, -1 if tree is empty</text:p>
            <text:p text:style-name="P19"><text:tab/> */</text:p>
            <text:p text:style-name="P20"><text:soft-page-break/><text:span text:style-name="T7"><text:tab/></text:span><text:span text:style-name="T5">public</text:span><text:span text:style-name="T7"> </text:span><text:span text:style-name="T13">int</text:span><text:span text:style-name="T7"> </text:span><text:span text:style-name="T16">maxDepth</text:span><text:span text:style-name="T5">()</text:span><text:span text:style-name="T7"> </text:span><text:span text:style-name="T5">{</text:span></text:p>
            <text:p text:style-name="P20"><text:span text:style-name="T7"><text:tab/><text:tab/></text:span><text:span text:style-name="T5">if</text:span><text:span text:style-name="T7"> </text:span><text:span text:style-name="T5">(</text:span><text:span text:style-name="T7">empty</text:span><text:span text:style-name="T5">())</text:span><text:span text:style-name="T7"> </text:span><text:span text:style-name="T5">{</text:span></text:p>
            <text:p text:style-name="P20"><text:span text:style-name="T7"><text:tab/><text:tab/><text:tab/></text:span><text:span text:style-name="T5">return</text:span><text:span text:style-name="T7"> </text:span><text:span text:style-name="T5">-</text:span><text:span text:style-name="T15">1</text:span><text:span text:style-name="T5">;</text:span></text:p>
            <text:p text:style-name="P20"><text:span text:style-name="T7"><text:tab/><text:tab/></text:span><text:span text:style-name="T5">}</text:span><text:span text:style-name="T7"> </text:span><text:span text:style-name="T5">else</text:span><text:span text:style-name="T7"> </text:span><text:span text:style-name="T5">{</text:span></text:p>
            <text:p text:style-name="P20"><text:span text:style-name="T7"><text:tab/><text:tab/><text:tab/></text:span><text:span text:style-name="T5">return</text:span><text:span text:style-name="T7"> </text:span><text:span text:style-name="T16">getRoot</text:span><text:span text:style-name="T5">().</text:span><text:span text:style-name="T17">maxDepth</text:span><text:span text:style-name="T5">();</text:span></text:p>
            <text:p text:style-name="P20"><text:span text:style-name="T7"><text:tab/><text:tab/></text:span><text:span text:style-name="T5">}</text:span></text:p>
            <text:p text:style-name="P20"><text:span text:style-name="T7"><text:tab/></text:span><text:span text:style-name="T5">}</text:span></text:p>
            <text:p text:style-name="P12"/>
            <text:p text:style-name="P20"><text:span text:style-name="T7"><text:tab/></text:span><text:span text:style-name="T14">/**</text:span></text:p>
            <text:p text:style-name="P19"><text:tab/> * Returns the minimum depth of a leaf in the tree. If the tree</text:p>
            <text:p text:style-name="P19"><text:tab/> * is empty, returns -1;</text:p>
            <text:p text:style-name="P19"><text:tab/> * </text:p>
            <text:p text:style-name="P19"><text:tab/> * Time complexity: O(n)</text:p>
            <text:p text:style-name="P19"><text:tab/> * </text:p>
            <text:p text:style-name="P19"><text:tab/> * @return Minimum depth of a leaf in the tree, -1 if tree is empty</text:p>
            <text:p text:style-name="P19"><text:tab/> */</text:p>
            <text:p text:style-name="P20"><text:span text:style-name="T7"><text:tab/></text:span><text:span text:style-name="T5">public</text:span><text:span text:style-name="T7"> </text:span><text:span text:style-name="T13">int</text:span><text:span text:style-name="T7"> </text:span><text:span text:style-name="T16">minLeafDepth</text:span><text:span text:style-name="T5">()</text:span><text:span text:style-name="T7"> </text:span><text:span text:style-name="T5">{</text:span></text:p>
            <text:p text:style-name="P20"><text:span text:style-name="T7"><text:tab/><text:tab/></text:span><text:span text:style-name="T5">if</text:span><text:span text:style-name="T7"> </text:span><text:span text:style-name="T5">(</text:span><text:span text:style-name="T7">empty</text:span><text:span text:style-name="T5">())</text:span><text:span text:style-name="T7"> </text:span><text:span text:style-name="T5">{</text:span></text:p>
            <text:p text:style-name="P20"><text:span text:style-name="T7"><text:tab/><text:tab/><text:tab/></text:span><text:span text:style-name="T5">return</text:span><text:span text:style-name="T7"> </text:span><text:span text:style-name="T5">-</text:span><text:span text:style-name="T15">1</text:span><text:span text:style-name="T5">;</text:span></text:p>
            <text:p text:style-name="P20"><text:span text:style-name="T7"><text:tab/><text:tab/></text:span><text:span text:style-name="T5">}</text:span><text:span text:style-name="T7"> </text:span><text:span text:style-name="T5">else</text:span><text:span text:style-name="T7"> </text:span><text:span text:style-name="T5">{</text:span></text:p>
            <text:p text:style-name="P20"><text:span text:style-name="T7"><text:tab/><text:tab/><text:tab/></text:span><text:span text:style-name="T5">return</text:span><text:span text:style-name="T7"> </text:span><text:span text:style-name="T16">getRoot</text:span><text:span text:style-name="T5">().</text:span><text:span text:style-name="T17">minLeafDepth</text:span><text:span text:style-name="T5">();</text:span></text:p>
            <text:p text:style-name="P20"><text:span text:style-name="T7"><text:tab/><text:tab/></text:span><text:span text:style-name="T5">}</text:span></text:p>
            <text:p text:style-name="P20"><text:span text:style-name="T7"><text:tab/></text:span><text:span text:style-name="T5">}</text:span></text:p>
            <text:p text:style-name="P12"/>
            <text:p text:style-name="P20"><text:span text:style-name="T7"><text:tab/></text:span><text:span text:style-name="T14">/**</text:span></text:p>
            <text:p text:style-name="P19"><text:tab/> * Returns the number of nodes in the tree.</text:p>
            <text:p text:style-name="P19"><text:tab/> * </text:p>
            <text:p text:style-name="P19"><text:tab/> * Time complexity: O(1)</text:p>
            <text:p text:style-name="P19"><text:tab/> * </text:p>
            <text:p text:style-name="P19"><text:tab/> * @return Number of nodes in the tree</text:p>
            <text:p text:style-name="P19"><text:tab/> */</text:p>
            <text:p text:style-name="P20"><text:span text:style-name="T7"><text:tab/></text:span><text:span text:style-name="T5">public</text:span><text:span text:style-name="T7"> </text:span><text:span text:style-name="T13">int</text:span><text:span text:style-name="T7"> </text:span><text:span text:style-name="T16">size</text:span><text:span text:style-name="T5">()</text:span><text:span text:style-name="T7"> </text:span><text:span text:style-name="T5">{</text:span></text:p>
            <text:p text:style-name="P20"><text:span text:style-name="T7"><text:tab/><text:tab/></text:span><text:span text:style-name="T5">return</text:span><text:span text:style-name="T7"> size</text:span><text:span text:style-name="T5">;</text:span></text:p>
            <text:p text:style-name="P20"><text:span text:style-name="T7"><text:tab/></text:span><text:span text:style-name="T5">}</text:span></text:p>
            <text:p text:style-name="P12"/>
            <text:p text:style-name="P20"><text:span text:style-name="T7"><text:tab/></text:span><text:span text:style-name="T14">/**</text:span></text:p>
            <text:p text:style-name="P19"><text:tab/> * Returns a string representation of the tree.</text:p>
            <text:p text:style-name="P19"><text:tab/> * </text:p>
            <text:p text:style-name="P19"><text:tab/> * @return String represntatino of the tree</text:p>
            <text:p text:style-name="P19"><text:tab/> */</text:p>
            <text:p text:style-name="P20"><text:span text:style-name="T7"><text:tab/></text:span><text:span text:style-name="T5">public</text:span><text:span text:style-name="T7"> String </text:span><text:span text:style-name="T16">toString</text:span><text:span text:style-name="T5">()</text:span><text:span text:style-name="T7"> </text:span><text:span text:style-name="T5">{</text:span></text:p>
            <text:p text:style-name="P20"><text:span text:style-name="T7"><text:tab/><text:tab/></text:span><text:span text:style-name="T5">if</text:span><text:span text:style-name="T7"> </text:span><text:span text:style-name="T5">(!</text:span><text:span text:style-name="T7">empty</text:span><text:span text:style-name="T5">())</text:span><text:span text:style-name="T7"> </text:span><text:span text:style-name="T5">{</text:span></text:p>
            <text:p text:style-name="P20"><text:span text:style-name="T7"><text:tab/><text:tab/><text:tab/></text:span><text:span text:style-name="T5">return</text:span><text:span text:style-name="T7"> String</text:span><text:span text:style-name="T5">.</text:span><text:span text:style-name="T17">format</text:span><text:span text:style-name="T5">(</text:span><text:span text:style-name="T18">"&lt;Tree %s&gt;"</text:span><text:span text:style-name="T5">,</text:span><text:span text:style-name="T7"> root</text:span><text:span text:style-name="T5">);</text:span></text:p>
            <text:p text:style-name="P20"><text:span text:style-name="T7"><text:tab/><text:tab/></text:span><text:span text:style-name="T5">}</text:span><text:span text:style-name="T7"> </text:span><text:span text:style-name="T5">else</text:span><text:span text:style-name="T7"> </text:span><text:span text:style-name="T5">{</text:span></text:p>
            <text:p text:style-name="P20"><text:span text:style-name="T7"><text:tab/><text:tab/><text:tab/></text:span><text:span text:style-name="T5">return</text:span><text:span text:style-name="T7"> </text:span><text:span text:style-name="T18">"&lt;Tree empty&gt;"</text:span><text:span text:style-name="T5">;</text:span></text:p>
            <text:p text:style-name="P20"><text:span text:style-name="T7"><text:tab/><text:tab/></text:span><text:span text:style-name="T5">}</text:span></text:p>
            <text:p text:style-name="P20"><text:span text:style-name="T7"><text:tab/></text:span><text:span text:style-name="T5">}</text:span></text:p>
            <text:p text:style-name="P12"/>
            <text:p text:style-name="P20"><text:span text:style-name="T7"><text:tab/></text:span><text:span text:style-name="T14">/**</text:span></text:p>
            <text:p text:style-name="P19"><text:tab/> * Applies the Left Rotate action on a given node.</text:p>
            <text:p text:style-name="P19"><text:tab/> * Based on the LeftRotate algorithm.</text:p>
            <text:p text:style-name="P19"><text:tab/> * </text:p>
            <text:p text:style-name="P19"><text:tab/> * precondition: x != null, x.right != null</text:p>
            <text:p text:style-name="P19"><text:tab/> * postcondition: rotates x to the left</text:p>
            <text:p text:style-name="P19"><text:tab/> * </text:p>
            <text:p text:style-name="P19"><text:tab/> * @param x<text:tab/>Node to rotate</text:p>
            <text:p text:style-name="P19"><text:tab/> */</text:p>
            <text:p text:style-name="P20"><text:span text:style-name="T7"><text:tab/></text:span><text:span text:style-name="T5">public</text:span><text:span text:style-name="T7"> </text:span><text:span text:style-name="T13">void</text:span><text:span text:style-name="T7"> </text:span><text:span text:style-name="T16">leftRotate</text:span><text:span text:style-name="T5">(</text:span><text:span text:style-name="T7">RBNode x</text:span><text:span text:style-name="T5">)</text:span><text:span text:style-name="T7"> </text:span><text:span text:style-name="T5">{</text:span></text:p>
            <text:p text:style-name="P20"><text:span text:style-name="T7"><text:tab/><text:tab/>RBNode y </text:span><text:span text:style-name="T5">=</text:span><text:span text:style-name="T7"> x</text:span><text:span text:style-name="T5">.</text:span><text:span text:style-name="T17">getRightChild</text:span><text:span text:style-name="T5">();</text:span></text:p>
            <text:p text:style-name="P20"><text:span text:style-name="T7"><text:tab/><text:tab/>x</text:span><text:span text:style-name="T5">.</text:span><text:span text:style-name="T17">setRightChild</text:span><text:span text:style-name="T5">(</text:span><text:span text:style-name="T7">y</text:span><text:span text:style-name="T5">.</text:span><text:span text:style-name="T17">getLeftChild</text:span><text:span text:style-name="T5">());</text:span></text:p>
            <text:p text:style-name="P12"/>
            <text:p text:style-name="P20"><text:span text:style-name="T7"><text:tab/><text:tab/></text:span><text:span text:style-name="T5">if</text:span><text:span text:style-name="T7"> </text:span><text:span text:style-name="T5">(</text:span><text:span text:style-name="T7">y</text:span><text:span text:style-name="T5">.</text:span><text:span text:style-name="T17">hasLeftChild</text:span><text:span text:style-name="T5">())</text:span><text:span text:style-name="T7"> </text:span><text:span text:style-name="T5">{</text:span></text:p>
            <text:p text:style-name="P20"><text:span text:style-name="T7"><text:tab/><text:tab/><text:tab/>y</text:span><text:span text:style-name="T5">.</text:span><text:span text:style-name="T17">getLeftChild</text:span><text:span text:style-name="T5">().</text:span><text:span text:style-name="T17">setParent</text:span><text:span text:style-name="T5">(</text:span><text:span text:style-name="T7">x</text:span><text:span text:style-name="T5">);</text:span></text:p>
            <text:p text:style-name="P20"><text:span text:style-name="T7"><text:tab/><text:tab/></text:span><text:span text:style-name="T5">}</text:span></text:p>
            <text:p text:style-name="P12"/>
            <text:p text:style-name="P20"><text:span text:style-name="T7"><text:tab/><text:tab/>y</text:span><text:span text:style-name="T5">.</text:span><text:span text:style-name="T17">setParent</text:span><text:span text:style-name="T5">(</text:span><text:span text:style-name="T7">x</text:span><text:span text:style-name="T5">.</text:span><text:span text:style-name="T17">getParent</text:span><text:span text:style-name="T5">());</text:span></text:p>
            <text:p text:style-name="P12"/>
            <text:p text:style-name="P20"><text:span text:style-name="T7"><text:tab/><text:tab/></text:span><text:span text:style-name="T5">if</text:span><text:span text:style-name="T7"> </text:span><text:span text:style-name="T5">(!</text:span><text:span text:style-name="T7">x</text:span><text:span text:style-name="T5">.</text:span><text:span text:style-name="T17">hasParent</text:span><text:span text:style-name="T5">())</text:span><text:span text:style-name="T7"> </text:span><text:span text:style-name="T5">{</text:span></text:p>
            <text:p text:style-name="P20"><text:span text:style-name="T7"><text:tab/><text:tab/><text:tab/>setRoot</text:span><text:span text:style-name="T5">(</text:span><text:span text:style-name="T7">y</text:span><text:span text:style-name="T5">);</text:span></text:p>
            <text:p text:style-name="P20"><text:span text:style-name="T7"><text:tab/><text:tab/></text:span><text:span text:style-name="T5">}</text:span><text:span text:style-name="T7"> </text:span><text:span text:style-name="T5">else</text:span><text:span text:style-name="T7"> </text:span><text:span text:style-name="T5">if</text:span><text:span text:style-name="T7"> </text:span><text:span text:style-name="T5">(</text:span><text:span text:style-name="T7">x </text:span><text:span text:style-name="T5">==</text:span><text:span text:style-name="T7"> x</text:span><text:span text:style-name="T5">.</text:span><text:span text:style-name="T17">getParent</text:span><text:span text:style-name="T5">().</text:span><text:span text:style-name="T17">getLeftChild</text:span><text:span text:style-name="T5">())</text:span><text:span text:style-name="T7"> </text:span><text:span text:style-name="T5">{</text:span></text:p>
            <text:p text:style-name="P20"><text:span text:style-name="T7"><text:tab/><text:tab/><text:tab/>x</text:span><text:span text:style-name="T5">.</text:span><text:span text:style-name="T17">getParent</text:span><text:span text:style-name="T5">().</text:span><text:span text:style-name="T17">setLeftChild</text:span><text:span text:style-name="T5">(</text:span><text:span text:style-name="T7">y</text:span><text:span text:style-name="T5">);</text:span></text:p>
            <text:p text:style-name="P20"><text:span text:style-name="T7"><text:tab/><text:tab/></text:span><text:span text:style-name="T5">}</text:span><text:span text:style-name="T7"> </text:span><text:span text:style-name="T5">else</text:span><text:span text:style-name="T7"> </text:span><text:span text:style-name="T5">{</text:span></text:p>
            <text:p text:style-name="P20"><text:span text:style-name="T7"><text:tab/><text:tab/><text:tab/>x</text:span><text:span text:style-name="T5">.</text:span><text:span text:style-name="T17">getParent</text:span><text:span text:style-name="T5">().</text:span><text:span text:style-name="T17">setRightChild</text:span><text:span text:style-name="T5">(</text:span><text:span text:style-name="T7">y</text:span><text:span text:style-name="T5">);</text:span></text:p>
            <text:p text:style-name="P20"><text:span text:style-name="T7"><text:tab/><text:tab/></text:span><text:span text:style-name="T5">}</text:span></text:p>
            <text:p text:style-name="P12"/>
            <text:p text:style-name="P20"><text:span text:style-name="T7"><text:tab/><text:tab/>y</text:span><text:span text:style-name="T5">.</text:span><text:span text:style-name="T17">setLeftChild</text:span><text:span text:style-name="T5">(</text:span><text:span text:style-name="T7">x</text:span><text:span text:style-name="T5">);</text:span></text:p>
            <text:p text:style-name="P20"><text:span text:style-name="T7"><text:tab/><text:tab/>x</text:span><text:span text:style-name="T5">.</text:span><text:span text:style-name="T17">setParent</text:span><text:span text:style-name="T5">(</text:span><text:span text:style-name="T7">y</text:span><text:span text:style-name="T5">);</text:span></text:p>
            <text:p text:style-name="P20"><text:span text:style-name="T7"><text:tab/></text:span><text:span text:style-name="T5">}</text:span></text:p>
            <text:p text:style-name="P12"/>
            <text:p text:style-name="P20"><text:span text:style-name="T7"><text:tab/></text:span><text:span text:style-name="T14">/**</text:span></text:p>
            <text:p text:style-name="P19"><text:tab/> * Applies the Right Rotate action on a given node.</text:p>
            <text:p text:style-name="P19"><text:tab/> * Based on the RightRotate algorithm.</text:p>
            <text:p text:style-name="P19"><text:tab/> * </text:p>
            <text:p text:style-name="P19"><text:soft-page-break/><text:tab/> * precondition: x != null, x.right != null</text:p>
            <text:p text:style-name="P19"><text:tab/> * postcondition: rotates x to the right</text:p>
            <text:p text:style-name="P19"><text:tab/> * </text:p>
            <text:p text:style-name="P19"><text:tab/> * @param x Node to rotate</text:p>
            <text:p text:style-name="P19"><text:tab/> */</text:p>
            <text:p text:style-name="P20"><text:span text:style-name="T7"><text:tab/></text:span><text:span text:style-name="T5">public</text:span><text:span text:style-name="T7"> </text:span><text:span text:style-name="T13">void</text:span><text:span text:style-name="T7"> </text:span><text:span text:style-name="T16">rightRotate</text:span><text:span text:style-name="T5">(</text:span><text:span text:style-name="T7">RBNode x</text:span><text:span text:style-name="T5">)</text:span><text:span text:style-name="T7"> </text:span><text:span text:style-name="T5">{</text:span></text:p>
            <text:p text:style-name="P20"><text:span text:style-name="T7"><text:tab/><text:tab/>RBNode y </text:span><text:span text:style-name="T5">=</text:span><text:span text:style-name="T7"> x</text:span><text:span text:style-name="T5">.</text:span><text:span text:style-name="T17">getLeftChild</text:span><text:span text:style-name="T5">();</text:span></text:p>
            <text:p text:style-name="P20"><text:span text:style-name="T7"><text:tab/><text:tab/>x</text:span><text:span text:style-name="T5">.</text:span><text:span text:style-name="T17">setLeftChild</text:span><text:span text:style-name="T5">(</text:span><text:span text:style-name="T7">y</text:span><text:span text:style-name="T5">.</text:span><text:span text:style-name="T17">getRightChild</text:span><text:span text:style-name="T5">());</text:span></text:p>
            <text:p text:style-name="P12"/>
            <text:p text:style-name="P20"><text:span text:style-name="T7"><text:tab/><text:tab/></text:span><text:span text:style-name="T5">if</text:span><text:span text:style-name="T7"> </text:span><text:span text:style-name="T5">(</text:span><text:span text:style-name="T7">y</text:span><text:span text:style-name="T5">.</text:span><text:span text:style-name="T17">hasRightChild</text:span><text:span text:style-name="T5">())</text:span><text:span text:style-name="T7"> </text:span><text:span text:style-name="T5">{</text:span></text:p>
            <text:p text:style-name="P20"><text:span text:style-name="T7"><text:tab/><text:tab/><text:tab/>y</text:span><text:span text:style-name="T5">.</text:span><text:span text:style-name="T17">getRightChild</text:span><text:span text:style-name="T5">().</text:span><text:span text:style-name="T17">setParent</text:span><text:span text:style-name="T5">(</text:span><text:span text:style-name="T7">x</text:span><text:span text:style-name="T5">);</text:span></text:p>
            <text:p text:style-name="P20"><text:span text:style-name="T7"><text:tab/><text:tab/></text:span><text:span text:style-name="T5">}</text:span></text:p>
            <text:p text:style-name="P12"/>
            <text:p text:style-name="P20"><text:span text:style-name="T7"><text:tab/><text:tab/>y</text:span><text:span text:style-name="T5">.</text:span><text:span text:style-name="T17">setParent</text:span><text:span text:style-name="T5">(</text:span><text:span text:style-name="T7">x</text:span><text:span text:style-name="T5">.</text:span><text:span text:style-name="T17">getParent</text:span><text:span text:style-name="T5">());</text:span></text:p>
            <text:p text:style-name="P12"/>
            <text:p text:style-name="P20"><text:span text:style-name="T7"><text:tab/><text:tab/></text:span><text:span text:style-name="T5">if</text:span><text:span text:style-name="T7"> </text:span><text:span text:style-name="T5">(!</text:span><text:span text:style-name="T7">x</text:span><text:span text:style-name="T5">.</text:span><text:span text:style-name="T17">hasParent</text:span><text:span text:style-name="T5">())</text:span><text:span text:style-name="T7"> </text:span><text:span text:style-name="T5">{</text:span></text:p>
            <text:p text:style-name="P20"><text:span text:style-name="T7"><text:tab/><text:tab/><text:tab/>setRoot</text:span><text:span text:style-name="T5">(</text:span><text:span text:style-name="T7">y</text:span><text:span text:style-name="T5">);</text:span></text:p>
            <text:p text:style-name="P20"><text:span text:style-name="T7"><text:tab/><text:tab/></text:span><text:span text:style-name="T5">}</text:span><text:span text:style-name="T7"> </text:span><text:span text:style-name="T5">else</text:span><text:span text:style-name="T7"> </text:span><text:span text:style-name="T5">if</text:span><text:span text:style-name="T7"> </text:span><text:span text:style-name="T5">(</text:span><text:span text:style-name="T7">x </text:span><text:span text:style-name="T5">==</text:span><text:span text:style-name="T7"> x</text:span><text:span text:style-name="T5">.</text:span><text:span text:style-name="T17">getParent</text:span><text:span text:style-name="T5">().</text:span><text:span text:style-name="T17">getRightChild</text:span><text:span text:style-name="T5">())</text:span><text:span text:style-name="T7"> </text:span><text:span text:style-name="T5">{</text:span></text:p>
            <text:p text:style-name="P20"><text:span text:style-name="T7"><text:tab/><text:tab/><text:tab/>x</text:span><text:span text:style-name="T5">.</text:span><text:span text:style-name="T17">getParent</text:span><text:span text:style-name="T5">().</text:span><text:span text:style-name="T17">setRightChild</text:span><text:span text:style-name="T5">(</text:span><text:span text:style-name="T7">y</text:span><text:span text:style-name="T5">);</text:span></text:p>
            <text:p text:style-name="P20"><text:span text:style-name="T7"><text:tab/><text:tab/></text:span><text:span text:style-name="T5">}</text:span><text:span text:style-name="T7"> </text:span><text:span text:style-name="T5">else</text:span><text:span text:style-name="T7"> </text:span><text:span text:style-name="T5">{</text:span></text:p>
            <text:p text:style-name="P20"><text:span text:style-name="T7"><text:tab/><text:tab/><text:tab/>x</text:span><text:span text:style-name="T5">.</text:span><text:span text:style-name="T17">getParent</text:span><text:span text:style-name="T5">().</text:span><text:span text:style-name="T17">setLeftChild</text:span><text:span text:style-name="T5">(</text:span><text:span text:style-name="T7">y</text:span><text:span text:style-name="T5">);</text:span></text:p>
            <text:p text:style-name="P20"><text:span text:style-name="T7"><text:tab/><text:tab/></text:span><text:span text:style-name="T5">}</text:span></text:p>
            <text:p text:style-name="P12"/>
            <text:p text:style-name="P20"><text:span text:style-name="T7"><text:tab/><text:tab/>y</text:span><text:span text:style-name="T5">.</text:span><text:span text:style-name="T17">setRightChild</text:span><text:span text:style-name="T5">(</text:span><text:span text:style-name="T7">x</text:span><text:span text:style-name="T5">);</text:span></text:p>
            <text:p text:style-name="P20"><text:span text:style-name="T7"><text:tab/><text:tab/>x</text:span><text:span text:style-name="T5">.</text:span><text:span text:style-name="T17">setParent</text:span><text:span text:style-name="T5">(</text:span><text:span text:style-name="T7">y</text:span><text:span text:style-name="T5">);</text:span></text:p>
            <text:p text:style-name="P20"><text:span text:style-name="T7"><text:tab/></text:span><text:span text:style-name="T5">}</text:span></text:p>
            <text:p text:style-name="P12"/>
            <text:p text:style-name="P20"><text:span text:style-name="T7"><text:tab/></text:span><text:span text:style-name="T14">/**</text:span></text:p>
            <text:p text:style-name="P19"><text:tab/> * public class RBNode</text:p>
            <text:p text:style-name="P19"><text:tab/> * </text:p>
            <text:p text:style-name="P19"><text:tab/> * If you wish to implement classes other than RBTree</text:p>
            <text:p text:style-name="P19"><text:tab/> * (for example RBNode), do it in this file, not in </text:p>
            <text:p text:style-name="P19"><text:tab/> * another file </text:p>
            <text:p text:style-name="P19"><text:tab/> * <text:s/></text:p>
            <text:p text:style-name="P19"><text:tab/> */</text:p>
            <text:p text:style-name="P20"><text:span text:style-name="T7"><text:tab/></text:span><text:span text:style-name="T5">public</text:span><text:span text:style-name="T7"> </text:span><text:span text:style-name="T5">class</text:span><text:span text:style-name="T7"> </text:span><text:span text:style-name="T13">RBNode</text:span><text:span text:style-name="T7"> </text:span><text:span text:style-name="T5">{</text:span></text:p>
            <text:p text:style-name="P20"><text:span text:style-name="T7"><text:tab/><text:tab/></text:span><text:span text:style-name="T14">/**</text:span></text:p>
            <text:p text:style-name="P19"><text:tab/><text:tab/> * Key stored in node (a unique positive integer)</text:p>
            <text:p text:style-name="P19"><text:tab/><text:tab/> */</text:p>
            <text:p text:style-name="P20"><text:span text:style-name="T7"><text:tab/><text:tab/></text:span><text:span text:style-name="T5">private</text:span><text:span text:style-name="T7"> </text:span><text:span text:style-name="T13">int</text:span><text:span text:style-name="T7"> key</text:span><text:span text:style-name="T5">;</text:span></text:p>
            <text:p text:style-name="P12"/>
            <text:p text:style-name="P20"><text:span text:style-name="T7"><text:tab/><text:tab/></text:span><text:span text:style-name="T14">/**</text:span></text:p>
            <text:p text:style-name="P19"><text:tab/><text:tab/> * True iff the node is black</text:p>
            <text:p text:style-name="P19"><text:tab/><text:tab/> */</text:p>
            <text:p text:style-name="P20"><text:span text:style-name="T7"><text:tab/><text:tab/></text:span><text:span text:style-name="T5">private</text:span><text:span text:style-name="T7"> </text:span><text:span text:style-name="T13">boolean</text:span><text:span text:style-name="T7"> isBlack</text:span><text:span text:style-name="T5">;</text:span></text:p>
            <text:p text:style-name="P12"/>
            <text:p text:style-name="P20"><text:span text:style-name="T7"><text:tab/><text:tab/></text:span><text:span text:style-name="T14">/**</text:span></text:p>
            <text:p text:style-name="P19"><text:tab/><text:tab/> * Pointer to a left child node</text:p>
            <text:p text:style-name="P19"><text:tab/><text:tab/> */</text:p>
            <text:p text:style-name="P20"><text:span text:style-name="T7"><text:tab/><text:tab/></text:span><text:span text:style-name="T5">private</text:span><text:span text:style-name="T7"> RBNode leftChild</text:span><text:span text:style-name="T5">;</text:span></text:p>
            <text:p text:style-name="P12"/>
            <text:p text:style-name="P20"><text:span text:style-name="T7"><text:tab/><text:tab/></text:span><text:span text:style-name="T14">/**</text:span></text:p>
            <text:p text:style-name="P19"><text:tab/><text:tab/> * Pointer to a right child node</text:p>
            <text:p text:style-name="P19"><text:tab/><text:tab/> */</text:p>
            <text:p text:style-name="P20"><text:span text:style-name="T7"><text:tab/><text:tab/></text:span><text:span text:style-name="T5">private</text:span><text:span text:style-name="T7"> RBNode rightChild</text:span><text:span text:style-name="T5">;</text:span></text:p>
            <text:p text:style-name="P12"/>
            <text:p text:style-name="P20"><text:span text:style-name="T7"><text:tab/><text:tab/></text:span><text:span text:style-name="T14">/**</text:span></text:p>
            <text:p text:style-name="P19"><text:tab/><text:tab/> * Pointer to the parent node, if one exists</text:p>
            <text:p text:style-name="P19"><text:tab/><text:tab/> */</text:p>
            <text:p text:style-name="P20"><text:span text:style-name="T7"><text:tab/><text:tab/></text:span><text:span text:style-name="T5">private</text:span><text:span text:style-name="T7"> RBNode parent</text:span><text:span text:style-name="T5">;</text:span></text:p>
            <text:p text:style-name="P12"/>
            <text:p text:style-name="P20"><text:span text:style-name="T7"><text:tab/><text:tab/></text:span><text:span text:style-name="T14">/**</text:span></text:p>
            <text:p text:style-name="P19"><text:tab/><text:tab/> * Creates a new node instance, given a key and color.</text:p>
            <text:p text:style-name="P19"><text:tab/><text:tab/> * </text:p>
            <text:p text:style-name="P19"><text:tab/><text:tab/> * @param key<text:tab/><text:tab/>Key to store in node</text:p>
            <text:p text:style-name="P19"><text:tab/><text:tab/> * @param isBlack<text:tab/>True if node is black</text:p>
            <text:p text:style-name="P19"><text:tab/><text:tab/> */</text:p>
            <text:p text:style-name="P20"><text:span text:style-name="T7"><text:tab/><text:tab/></text:span><text:span text:style-name="T5">public</text:span><text:span text:style-name="T7"> </text:span><text:span text:style-name="T16">RBNode</text:span><text:span text:style-name="T5">(</text:span><text:span text:style-name="T13">int</text:span><text:span text:style-name="T7"> key</text:span><text:span text:style-name="T5">,</text:span><text:span text:style-name="T7"> </text:span><text:span text:style-name="T13">boolean</text:span><text:span text:style-name="T7"> isBlack</text:span><text:span text:style-name="T5">)</text:span><text:span text:style-name="T7"> </text:span><text:span text:style-name="T5">{</text:span></text:p>
            <text:p text:style-name="P20"><text:span text:style-name="T7"><text:tab/><text:tab/><text:tab/></text:span><text:span text:style-name="T5">this.</text:span><text:span text:style-name="T17">key</text:span><text:span text:style-name="T7"> </text:span><text:span text:style-name="T5">=</text:span><text:span text:style-name="T7"> key</text:span><text:span text:style-name="T5">;</text:span></text:p>
            <text:p text:style-name="P20"><text:span text:style-name="T7"><text:tab/><text:tab/><text:tab/></text:span><text:span text:style-name="T5">this.</text:span><text:span text:style-name="T17">isBlack</text:span><text:span text:style-name="T7"> </text:span><text:span text:style-name="T5">=</text:span><text:span text:style-name="T7"> isBlack</text:span><text:span text:style-name="T5">;</text:span></text:p>
            <text:p text:style-name="P12"/>
            <text:p text:style-name="P20"><text:span text:style-name="T7"><text:tab/><text:tab/><text:tab/></text:span><text:span text:style-name="T5">if</text:span><text:span text:style-name="T7"> </text:span><text:span text:style-name="T5">(!</text:span><text:span text:style-name="T7">isNil</text:span><text:span text:style-name="T5">())</text:span><text:span text:style-name="T7"> </text:span><text:span text:style-name="T5">{</text:span></text:p>
            <text:p text:style-name="P20"><text:span text:style-name="T7"><text:tab/><text:tab/><text:tab/><text:tab/>setLeftChild</text:span><text:span text:style-name="T5">(new</text:span><text:span text:style-name="T7"> RBNode</text:span><text:span text:style-name="T5">());</text:span></text:p>
            <text:p text:style-name="P20"><text:span text:style-name="T7"><text:tab/><text:tab/><text:tab/><text:tab/>setRightChild</text:span><text:span text:style-name="T5">(new</text:span><text:span text:style-name="T7"> RBNode</text:span><text:span text:style-name="T5">());</text:span></text:p>
            <text:p text:style-name="P20"><text:span text:style-name="T7"><text:tab/><text:tab/><text:tab/></text:span><text:span text:style-name="T5">}</text:span></text:p>
            <text:p text:style-name="P20"><text:span text:style-name="T7"><text:tab/><text:tab/></text:span><text:span text:style-name="T5">}</text:span></text:p>
            <text:p text:style-name="P12"/>
            <text:p text:style-name="P20"><text:span text:style-name="T7"><text:tab/><text:tab/></text:span><text:span text:style-name="T14">/**</text:span></text:p>
            <text:p text:style-name="P19"><text:tab/><text:tab/> * Creates a new black node, given a key.</text:p>
            <text:p text:style-name="P19"><text:tab/><text:tab/> * </text:p>
            <text:p text:style-name="P19"><text:tab/><text:tab/> * @param key<text:tab/>Key to store in node</text:p>
            <text:p text:style-name="P19"><text:tab/><text:tab/> */</text:p>
            <text:p text:style-name="P20"><text:span text:style-name="T7"><text:tab/><text:tab/></text:span><text:span text:style-name="T5">public</text:span><text:span text:style-name="T7"> </text:span><text:span text:style-name="T16">RBNode</text:span><text:span text:style-name="T5">(</text:span><text:span text:style-name="T13">int</text:span><text:span text:style-name="T7"> key</text:span><text:span text:style-name="T5">)</text:span><text:span text:style-name="T7"> </text:span><text:span text:style-name="T5">{</text:span></text:p>
            <text:p text:style-name="P20"><text:soft-page-break/><text:span text:style-name="T7"><text:tab/><text:tab/><text:tab/></text:span><text:span text:style-name="T5">this(</text:span><text:span text:style-name="T7">key</text:span><text:span text:style-name="T5">,</text:span><text:span text:style-name="T7"> </text:span><text:span text:style-name="T5">true);</text:span></text:p>
            <text:p text:style-name="P20"><text:span text:style-name="T7"><text:tab/><text:tab/></text:span><text:span text:style-name="T5">}</text:span></text:p>
            <text:p text:style-name="P12"/>
            <text:p text:style-name="P20"><text:span text:style-name="T7"><text:tab/><text:tab/></text:span><text:span text:style-name="T14">/**</text:span></text:p>
            <text:p text:style-name="P19"><text:tab/><text:tab/> * Creates a new, empty leaf.</text:p>
            <text:p text:style-name="P19"><text:tab/><text:tab/> */</text:p>
            <text:p text:style-name="P20"><text:span text:style-name="T7"><text:tab/><text:tab/></text:span><text:span text:style-name="T5">public</text:span><text:span text:style-name="T7"> </text:span><text:span text:style-name="T16">RBNode</text:span><text:span text:style-name="T5">()</text:span><text:span text:style-name="T7"> </text:span><text:span text:style-name="T5">{</text:span></text:p>
            <text:p text:style-name="P20"><text:span text:style-name="T7"><text:tab/><text:tab/><text:tab/></text:span><text:span text:style-name="T5">this(</text:span><text:span text:style-name="T7">RBTree</text:span><text:span text:style-name="T5">.</text:span><text:span text:style-name="T17">NilValue</text:span><text:span text:style-name="T5">,</text:span><text:span text:style-name="T7"> </text:span><text:span text:style-name="T5">true);</text:span></text:p>
            <text:p text:style-name="P20"><text:span text:style-name="T7"><text:tab/><text:tab/></text:span><text:span text:style-name="T5">}</text:span></text:p>
            <text:p text:style-name="P12"/>
            <text:p text:style-name="P20"><text:span text:style-name="T7"><text:tab/><text:tab/></text:span><text:span text:style-name="T14">/**</text:span></text:p>
            <text:p text:style-name="P19"><text:tab/><text:tab/> * Returns true if the node is an empty leaf.</text:p>
            <text:p text:style-name="P19"><text:tab/><text:tab/> * </text:p>
            <text:p text:style-name="P19"><text:tab/><text:tab/> * @return True if the node is an empty leaf</text:p>
            <text:p text:style-name="P19"><text:tab/><text:tab/> */</text:p>
            <text:p text:style-name="P20"><text:span text:style-name="T7"><text:tab/><text:tab/></text:span><text:span text:style-name="T5">private</text:span><text:span text:style-name="T7"> </text:span><text:span text:style-name="T13">boolean</text:span><text:span text:style-name="T7"> </text:span><text:span text:style-name="T16">isNil</text:span><text:span text:style-name="T5">()</text:span><text:span text:style-name="T7"> </text:span><text:span text:style-name="T5">{</text:span></text:p>
            <text:p text:style-name="P20"><text:span text:style-name="T7"><text:tab/><text:tab/><text:tab/></text:span><text:span text:style-name="T5">return</text:span><text:span text:style-name="T7"> </text:span><text:span text:style-name="T5">this.</text:span><text:span text:style-name="T17">key</text:span><text:span text:style-name="T7"> </text:span><text:span text:style-name="T5">==</text:span><text:span text:style-name="T7"> RBTree</text:span><text:span text:style-name="T5">.</text:span><text:span text:style-name="T17">NilValue</text:span><text:span text:style-name="T5">;</text:span></text:p>
            <text:p text:style-name="P20"><text:span text:style-name="T7"><text:tab/><text:tab/></text:span><text:span text:style-name="T5">}</text:span></text:p>
            <text:p text:style-name="P12"/>
            <text:p text:style-name="P20"><text:span text:style-name="T7"><text:tab/><text:tab/></text:span><text:span text:style-name="T14">/**</text:span></text:p>
            <text:p text:style-name="P19"><text:tab/><text:tab/> * @return Pointer to parent node</text:p>
            <text:p text:style-name="P19"><text:tab/><text:tab/> */</text:p>
            <text:p text:style-name="P20"><text:span text:style-name="T7"><text:tab/><text:tab/></text:span><text:span text:style-name="T5">public</text:span><text:span text:style-name="T7"> RBNode </text:span><text:span text:style-name="T16">getParent</text:span><text:span text:style-name="T5">()</text:span><text:span text:style-name="T7"> </text:span><text:span text:style-name="T5">{</text:span></text:p>
            <text:p text:style-name="P20"><text:span text:style-name="T7"><text:tab/><text:tab/><text:tab/></text:span><text:span text:style-name="T5">return</text:span><text:span text:style-name="T7"> </text:span><text:span text:style-name="T5">this.</text:span><text:span text:style-name="T17">parent</text:span><text:span text:style-name="T5">;</text:span></text:p>
            <text:p text:style-name="P20"><text:span text:style-name="T7"><text:tab/><text:tab/></text:span><text:span text:style-name="T5">}</text:span></text:p>
            <text:p text:style-name="P12"/>
            <text:p text:style-name="P20"><text:span text:style-name="T7"><text:tab/><text:tab/></text:span><text:span text:style-name="T14">/**</text:span></text:p>
            <text:p text:style-name="P19"><text:tab/><text:tab/> * Returns true if the node has a parent.</text:p>
            <text:p text:style-name="P19"><text:tab/><text:tab/> * </text:p>
            <text:p text:style-name="P19"><text:tab/><text:tab/> * @return True iff the node has a parent</text:p>
            <text:p text:style-name="P19"><text:tab/><text:tab/> */</text:p>
            <text:p text:style-name="P20"><text:span text:style-name="T7"><text:tab/><text:tab/></text:span><text:span text:style-name="T5">public</text:span><text:span text:style-name="T7"> </text:span><text:span text:style-name="T13">boolean</text:span><text:span text:style-name="T7"> </text:span><text:span text:style-name="T16">hasParent</text:span><text:span text:style-name="T5">()</text:span><text:span text:style-name="T7"> </text:span><text:span text:style-name="T5">{</text:span></text:p>
            <text:p text:style-name="P20"><text:span text:style-name="T7"><text:tab/><text:tab/><text:tab/></text:span><text:span text:style-name="T5">return</text:span><text:span text:style-name="T7"> parent </text:span><text:span text:style-name="T5">!=</text:span><text:span text:style-name="T7"> </text:span><text:span text:style-name="T5">null;</text:span></text:p>
            <text:p text:style-name="P20"><text:span text:style-name="T7"><text:tab/><text:tab/></text:span><text:span text:style-name="T5">}</text:span></text:p>
            <text:p text:style-name="P12"/>
            <text:p text:style-name="P20"><text:span text:style-name="T7"><text:tab/><text:tab/></text:span><text:span text:style-name="T14">/**</text:span></text:p>
            <text:p text:style-name="P19"><text:tab/><text:tab/> * Returns the pointer to the node's grandparent node</text:p>
            <text:p text:style-name="P19"><text:tab/><text:tab/> * (it's parent node's parent node).</text:p>
            <text:p text:style-name="P19"><text:tab/><text:tab/> * </text:p>
            <text:p text:style-name="P19"><text:tab/><text:tab/> * precondition: getParent() != null</text:p>
            <text:p text:style-name="P19"><text:tab/><text:tab/> * </text:p>
            <text:p text:style-name="P19"><text:tab/><text:tab/> * @return Pointer to parent of parent node</text:p>
            <text:p text:style-name="P19"><text:tab/><text:tab/> */</text:p>
            <text:p text:style-name="P20"><text:span text:style-name="T7"><text:tab/><text:tab/></text:span><text:span text:style-name="T5">public</text:span><text:span text:style-name="T7"> RBNode </text:span><text:span text:style-name="T16">getGrandParent</text:span><text:span text:style-name="T5">()</text:span><text:span text:style-name="T7"> </text:span><text:span text:style-name="T5">{</text:span></text:p>
            <text:p text:style-name="P20"><text:span text:style-name="T7"><text:tab/><text:tab/><text:tab/></text:span><text:span text:style-name="T5">return</text:span><text:span text:style-name="T7"> </text:span><text:span text:style-name="T16">getParent</text:span><text:span text:style-name="T5">().</text:span><text:span text:style-name="T17">getParent</text:span><text:span text:style-name="T5">();</text:span></text:p>
            <text:p text:style-name="P20"><text:span text:style-name="T7"><text:tab/><text:tab/></text:span><text:span text:style-name="T5">}</text:span></text:p>
            <text:p text:style-name="P12"/>
            <text:p text:style-name="P20"><text:span text:style-name="T7"><text:tab/><text:tab/></text:span><text:span text:style-name="T14">/**</text:span></text:p>
            <text:p text:style-name="P19"><text:tab/><text:tab/> * Returns true if node has a grandparent node.</text:p>
            <text:p text:style-name="P19"><text:tab/><text:tab/> * </text:p>
            <text:p text:style-name="P19"><text:tab/><text:tab/> * @return True if node has a parent node that has a parent node</text:p>
            <text:p text:style-name="P19"><text:tab/><text:tab/> */</text:p>
            <text:p text:style-name="P20"><text:span text:style-name="T7"><text:tab/><text:tab/></text:span><text:span text:style-name="T5">public</text:span><text:span text:style-name="T7"> </text:span><text:span text:style-name="T13">boolean</text:span><text:span text:style-name="T7"> </text:span><text:span text:style-name="T16">hasGrandParent</text:span><text:span text:style-name="T5">()</text:span><text:span text:style-name="T7"> </text:span><text:span text:style-name="T5">{</text:span></text:p>
            <text:p text:style-name="P20"><text:span text:style-name="T7"><text:tab/><text:tab/><text:tab/></text:span><text:span text:style-name="T5">return</text:span><text:span text:style-name="T7"> </text:span><text:span text:style-name="T16">hasParent</text:span><text:span text:style-name="T5">()</text:span><text:span text:style-name="T7"> </text:span><text:span text:style-name="T5">&amp;&amp;</text:span><text:span text:style-name="T7"> getParent</text:span><text:span text:style-name="T5">().</text:span><text:span text:style-name="T17">hasParent</text:span><text:span text:style-name="T5">();</text:span></text:p>
            <text:p text:style-name="P20"><text:span text:style-name="T7"><text:tab/><text:tab/></text:span><text:span text:style-name="T5">}</text:span></text:p>
            <text:p text:style-name="P12"/>
            <text:p text:style-name="P20"><text:span text:style-name="T7"><text:tab/><text:tab/></text:span><text:span text:style-name="T14">/**</text:span></text:p>
            <text:p text:style-name="P19"><text:tab/><text:tab/> * Sets the node's parent node</text:p>
            <text:p text:style-name="P19"><text:tab/><text:tab/> * </text:p>
            <text:p text:style-name="P19"><text:tab/><text:tab/> * @param parent Pointer to new parent</text:p>
            <text:p text:style-name="P19"><text:tab/><text:tab/> */</text:p>
            <text:p text:style-name="P20"><text:span text:style-name="T7"><text:tab/><text:tab/></text:span><text:span text:style-name="T5">public</text:span><text:span text:style-name="T7"> </text:span><text:span text:style-name="T13">void</text:span><text:span text:style-name="T7"> </text:span><text:span text:style-name="T16">setParent</text:span><text:span text:style-name="T5">(</text:span><text:span text:style-name="T7">RBNode parent</text:span><text:span text:style-name="T5">)</text:span><text:span text:style-name="T7"> </text:span><text:span text:style-name="T5">{</text:span></text:p>
            <text:p text:style-name="P20"><text:span text:style-name="T7"><text:tab/><text:tab/><text:tab/></text:span><text:span text:style-name="T5">this.</text:span><text:span text:style-name="T17">parent</text:span><text:span text:style-name="T7"> </text:span><text:span text:style-name="T5">=</text:span><text:span text:style-name="T7"> parent</text:span><text:span text:style-name="T5">;</text:span></text:p>
            <text:p text:style-name="P20"><text:span text:style-name="T7"><text:tab/><text:tab/></text:span><text:span text:style-name="T5">}</text:span></text:p>
            <text:p text:style-name="P12"/>
            <text:p text:style-name="P20"><text:span text:style-name="T7"><text:tab/><text:tab/></text:span><text:span text:style-name="T14">/**</text:span></text:p>
            <text:p text:style-name="P19"><text:tab/><text:tab/> * Returns node's key value.</text:p>
            <text:p text:style-name="P19"><text:tab/><text:tab/> * </text:p>
            <text:p text:style-name="P19"><text:tab/><text:tab/> * @return Node's key value</text:p>
            <text:p text:style-name="P19"><text:tab/><text:tab/> */</text:p>
            <text:p text:style-name="P20"><text:span text:style-name="T7"><text:tab/><text:tab/></text:span><text:span text:style-name="T5">public</text:span><text:span text:style-name="T7"> </text:span><text:span text:style-name="T13">int</text:span><text:span text:style-name="T7"> </text:span><text:span text:style-name="T16">getKey</text:span><text:span text:style-name="T5">()</text:span><text:span text:style-name="T7"> </text:span><text:span text:style-name="T5">{</text:span></text:p>
            <text:p text:style-name="P20"><text:span text:style-name="T7"><text:tab/><text:tab/><text:tab/></text:span><text:span text:style-name="T5">return</text:span><text:span text:style-name="T7"> key</text:span><text:span text:style-name="T5">;</text:span></text:p>
            <text:p text:style-name="P20"><text:span text:style-name="T7"><text:tab/><text:tab/></text:span><text:span text:style-name="T5">}</text:span></text:p>
            <text:p text:style-name="P12"/>
            <text:p text:style-name="P20"><text:span text:style-name="T7"><text:tab/><text:tab/></text:span><text:span text:style-name="T14">/**</text:span></text:p>
            <text:p text:style-name="P19"><text:tab/><text:tab/> * Sets the node's key value.</text:p>
            <text:p text:style-name="P19"><text:tab/><text:tab/> * </text:p>
            <text:p text:style-name="P19"><text:tab/><text:tab/> * precondition: key &gt; 0</text:p>
            <text:p text:style-name="P19"><text:tab/><text:tab/> * </text:p>
            <text:p text:style-name="P19"><text:tab/><text:tab/> * @param key New key value</text:p>
            <text:p text:style-name="P19"><text:tab/><text:tab/> */</text:p>
            <text:p text:style-name="P20"><text:span text:style-name="T7"><text:tab/><text:tab/></text:span><text:span text:style-name="T5">public</text:span><text:span text:style-name="T7"> </text:span><text:span text:style-name="T13">void</text:span><text:span text:style-name="T7"> </text:span><text:span text:style-name="T16">setKey</text:span><text:span text:style-name="T5">(</text:span><text:span text:style-name="T13">int</text:span><text:span text:style-name="T7"> key</text:span><text:span text:style-name="T5">)</text:span><text:span text:style-name="T7"> </text:span><text:span text:style-name="T5">{</text:span></text:p>
            <text:p text:style-name="P20"><text:span text:style-name="T7"><text:tab/><text:tab/><text:tab/></text:span><text:span text:style-name="T5">this.</text:span><text:span text:style-name="T17">key</text:span><text:span text:style-name="T7"> </text:span><text:span text:style-name="T5">=</text:span><text:span text:style-name="T7"> key</text:span><text:span text:style-name="T5">;</text:span></text:p>
            <text:p text:style-name="P20"><text:soft-page-break/><text:span text:style-name="T7"><text:tab/><text:tab/></text:span><text:span text:style-name="T5">}</text:span></text:p>
            <text:p text:style-name="P12"/>
            <text:p text:style-name="P20"><text:span text:style-name="T7"><text:tab/><text:tab/></text:span><text:span text:style-name="T14">/**</text:span></text:p>
            <text:p text:style-name="P19"><text:tab/><text:tab/> * Returns true if the node is black.</text:p>
            <text:p text:style-name="P19"><text:tab/><text:tab/> * </text:p>
            <text:p text:style-name="P19"><text:tab/><text:tab/> * @return True iff the node is black</text:p>
            <text:p text:style-name="P19"><text:tab/><text:tab/> */</text:p>
            <text:p text:style-name="P20"><text:span text:style-name="T7"><text:tab/><text:tab/></text:span><text:span text:style-name="T5">public</text:span><text:span text:style-name="T7"> </text:span><text:span text:style-name="T13">boolean</text:span><text:span text:style-name="T7"> </text:span><text:span text:style-name="T16">isBlack</text:span><text:span text:style-name="T5">()</text:span><text:span text:style-name="T7"> </text:span><text:span text:style-name="T5">{</text:span></text:p>
            <text:p text:style-name="P20"><text:span text:style-name="T7"><text:tab/><text:tab/><text:tab/></text:span><text:span text:style-name="T5">return</text:span><text:span text:style-name="T7"> isBlack</text:span><text:span text:style-name="T5">;</text:span></text:p>
            <text:p text:style-name="P20"><text:span text:style-name="T7"><text:tab/><text:tab/></text:span><text:span text:style-name="T5">}</text:span></text:p>
            <text:p text:style-name="P12"/>
            <text:p text:style-name="P20"><text:span text:style-name="T7"><text:tab/><text:tab/></text:span><text:span text:style-name="T14">/**</text:span></text:p>
            <text:p text:style-name="P19"><text:tab/><text:tab/> * Sets node's color to be black</text:p>
            <text:p text:style-name="P19"><text:tab/><text:tab/> */</text:p>
            <text:p text:style-name="P20"><text:span text:style-name="T7"><text:tab/><text:tab/></text:span><text:span text:style-name="T5">public</text:span><text:span text:style-name="T7"> </text:span><text:span text:style-name="T13">void</text:span><text:span text:style-name="T7"> </text:span><text:span text:style-name="T16">setBlack</text:span><text:span text:style-name="T5">()</text:span><text:span text:style-name="T7"> </text:span><text:span text:style-name="T5">{</text:span></text:p>
            <text:p text:style-name="P20"><text:span text:style-name="T7"><text:tab/><text:tab/><text:tab/></text:span><text:span text:style-name="T5">this.</text:span><text:span text:style-name="T17">isBlack</text:span><text:span text:style-name="T7"> </text:span><text:span text:style-name="T5">=</text:span><text:span text:style-name="T7"> </text:span><text:span text:style-name="T5">true;</text:span></text:p>
            <text:p text:style-name="P20"><text:span text:style-name="T7"><text:tab/><text:tab/></text:span><text:span text:style-name="T5">}</text:span></text:p>
            <text:p text:style-name="P12"/>
            <text:p text:style-name="P20"><text:span text:style-name="T7"><text:tab/><text:tab/></text:span><text:span text:style-name="T14">/**</text:span></text:p>
            <text:p text:style-name="P19"><text:tab/><text:tab/> * Sets node's blackness.</text:p>
            <text:p text:style-name="P19"><text:tab/><text:tab/> * Accepts True for a black color, and False for red.</text:p>
            <text:p text:style-name="P19"><text:tab/><text:tab/> * </text:p>
            <text:p text:style-name="P19"><text:tab/><text:tab/> * @param isBlack True for a black node, False for red</text:p>
            <text:p text:style-name="P19"><text:tab/><text:tab/> */</text:p>
            <text:p text:style-name="P20"><text:span text:style-name="T7"><text:tab/><text:tab/></text:span><text:span text:style-name="T5">public</text:span><text:span text:style-name="T7"> </text:span><text:span text:style-name="T13">void</text:span><text:span text:style-name="T7"> </text:span><text:span text:style-name="T16">setBlack</text:span><text:span text:style-name="T5">(</text:span><text:span text:style-name="T13">boolean</text:span><text:span text:style-name="T7"> isBlack</text:span><text:span text:style-name="T5">)</text:span><text:span text:style-name="T7"> </text:span><text:span text:style-name="T5">{</text:span></text:p>
            <text:p text:style-name="P20"><text:span text:style-name="T7"><text:tab/><text:tab/><text:tab/></text:span><text:span text:style-name="T5">this.</text:span><text:span text:style-name="T17">isBlack</text:span><text:span text:style-name="T7"> </text:span><text:span text:style-name="T5">=</text:span><text:span text:style-name="T7"> isBlack</text:span><text:span text:style-name="T5">;</text:span></text:p>
            <text:p text:style-name="P20"><text:span text:style-name="T7"><text:tab/><text:tab/></text:span><text:span text:style-name="T5">}</text:span></text:p>
            <text:p text:style-name="P12"/>
            <text:p text:style-name="P20"><text:span text:style-name="T7"><text:tab/><text:tab/></text:span><text:span text:style-name="T14">/**</text:span></text:p>
            <text:p text:style-name="P19"><text:tab/><text:tab/> * Returns true if node is red.</text:p>
            <text:p text:style-name="P19"><text:tab/><text:tab/> * </text:p>
            <text:p text:style-name="P19"><text:tab/><text:tab/> * @return True iff node is red</text:p>
            <text:p text:style-name="P19"><text:tab/><text:tab/> */</text:p>
            <text:p text:style-name="P20"><text:span text:style-name="T7"><text:tab/><text:tab/></text:span><text:span text:style-name="T5">public</text:span><text:span text:style-name="T7"> </text:span><text:span text:style-name="T13">boolean</text:span><text:span text:style-name="T7"> </text:span><text:span text:style-name="T16">isRed</text:span><text:span text:style-name="T5">()</text:span><text:span text:style-name="T7"> </text:span><text:span text:style-name="T5">{</text:span></text:p>
            <text:p text:style-name="P20"><text:span text:style-name="T7"><text:tab/><text:tab/><text:tab/></text:span><text:span text:style-name="T5">return</text:span><text:span text:style-name="T7"> </text:span><text:span text:style-name="T5">!</text:span><text:span text:style-name="T7">isBlack</text:span><text:span text:style-name="T5">();</text:span></text:p>
            <text:p text:style-name="P20"><text:span text:style-name="T7"><text:tab/><text:tab/></text:span><text:span text:style-name="T5">}</text:span></text:p>
            <text:p text:style-name="P12"/>
            <text:p text:style-name="P20"><text:span text:style-name="T7"><text:tab/><text:tab/></text:span><text:span text:style-name="T14">/**</text:span></text:p>
            <text:p text:style-name="P19"><text:tab/><text:tab/> * Sets node's color to be red.</text:p>
            <text:p text:style-name="P19"><text:tab/><text:tab/> */</text:p>
            <text:p text:style-name="P20"><text:span text:style-name="T7"><text:tab/><text:tab/></text:span><text:span text:style-name="T5">public</text:span><text:span text:style-name="T7"> </text:span><text:span text:style-name="T13">void</text:span><text:span text:style-name="T7"> </text:span><text:span text:style-name="T16">setRed</text:span><text:span text:style-name="T5">()</text:span><text:span text:style-name="T7"> </text:span><text:span text:style-name="T5">{</text:span></text:p>
            <text:p text:style-name="P20"><text:span text:style-name="T7"><text:tab/><text:tab/><text:tab/></text:span><text:span text:style-name="T5">this.</text:span><text:span text:style-name="T17">isBlack</text:span><text:span text:style-name="T7"> </text:span><text:span text:style-name="T5">=</text:span><text:span text:style-name="T7"> </text:span><text:span text:style-name="T5">false;</text:span></text:p>
            <text:p text:style-name="P20"><text:span text:style-name="T7"><text:tab/><text:tab/></text:span><text:span text:style-name="T5">}</text:span></text:p>
            <text:p text:style-name="P12"/>
            <text:p text:style-name="P20"><text:span text:style-name="T7"><text:tab/><text:tab/></text:span><text:span text:style-name="T14">/**</text:span></text:p>
            <text:p text:style-name="P19"><text:tab/><text:tab/> * Returns a pointer to the node's left child.</text:p>
            <text:p text:style-name="P19"><text:tab/><text:tab/> * </text:p>
            <text:p text:style-name="P19"><text:tab/><text:tab/> * @return Pointer to node's left child</text:p>
            <text:p text:style-name="P19"><text:tab/><text:tab/> */</text:p>
            <text:p text:style-name="P20"><text:span text:style-name="T7"><text:tab/><text:tab/></text:span><text:span text:style-name="T5">public</text:span><text:span text:style-name="T7"> RBNode </text:span><text:span text:style-name="T16">getLeftChild</text:span><text:span text:style-name="T5">()</text:span><text:span text:style-name="T7"> </text:span><text:span text:style-name="T5">{</text:span></text:p>
            <text:p text:style-name="P20"><text:span text:style-name="T7"><text:tab/><text:tab/><text:tab/></text:span><text:span text:style-name="T5">return</text:span><text:span text:style-name="T7"> leftChild</text:span><text:span text:style-name="T5">;</text:span></text:p>
            <text:p text:style-name="P20"><text:span text:style-name="T7"><text:tab/><text:tab/></text:span><text:span text:style-name="T5">}</text:span></text:p>
            <text:p text:style-name="P12"/>
            <text:p text:style-name="P20"><text:span text:style-name="T7"><text:tab/><text:tab/></text:span><text:span text:style-name="T14">/**</text:span></text:p>
            <text:p text:style-name="P19"><text:tab/><text:tab/> * Sets node's left child.</text:p>
            <text:p text:style-name="P19"><text:tab/><text:tab/> * @param leftChild Pointer to new left child</text:p>
            <text:p text:style-name="P19"><text:tab/><text:tab/> */</text:p>
            <text:p text:style-name="P20"><text:span text:style-name="T7"><text:tab/><text:tab/></text:span><text:span text:style-name="T5">public</text:span><text:span text:style-name="T7"> </text:span><text:span text:style-name="T13">void</text:span><text:span text:style-name="T7"> </text:span><text:span text:style-name="T16">setLeftChild</text:span><text:span text:style-name="T5">(</text:span><text:span text:style-name="T7">RBNode leftChild</text:span><text:span text:style-name="T5">)</text:span><text:span text:style-name="T7"> </text:span><text:span text:style-name="T5">{</text:span></text:p>
            <text:p text:style-name="P20"><text:span text:style-name="T7"><text:tab/><text:tab/><text:tab/></text:span><text:span text:style-name="T5">this.</text:span><text:span text:style-name="T17">leftChild</text:span><text:span text:style-name="T7"> </text:span><text:span text:style-name="T5">=</text:span><text:span text:style-name="T7"> leftChild</text:span><text:span text:style-name="T5">;</text:span></text:p>
            <text:p text:style-name="P12"/>
            <text:p text:style-name="P20"><text:span text:style-name="T7"><text:tab/><text:tab/><text:tab/></text:span><text:span text:style-name="T5">if</text:span><text:span text:style-name="T7"> </text:span><text:span text:style-name="T5">(</text:span><text:span text:style-name="T7">hasLeftChild</text:span><text:span text:style-name="T5">())</text:span><text:span text:style-name="T7"> </text:span><text:span text:style-name="T5">{</text:span></text:p>
            <text:p text:style-name="P20"><text:span text:style-name="T7"><text:tab/><text:tab/><text:tab/><text:tab/>leftChild</text:span><text:span text:style-name="T5">.</text:span><text:span text:style-name="T17">setParent</text:span><text:span text:style-name="T5">(this);</text:span></text:p>
            <text:p text:style-name="P20"><text:span text:style-name="T7"><text:tab/><text:tab/><text:tab/></text:span><text:span text:style-name="T5">}</text:span></text:p>
            <text:p text:style-name="P20"><text:span text:style-name="T7"><text:tab/><text:tab/></text:span><text:span text:style-name="T5">}</text:span></text:p>
            <text:p text:style-name="P12"/>
            <text:p text:style-name="P20"><text:span text:style-name="T7"><text:tab/><text:tab/></text:span><text:span text:style-name="T14">/**</text:span></text:p>
            <text:p text:style-name="P19"><text:tab/><text:tab/> * Returns a pointer to the node's right child.</text:p>
            <text:p text:style-name="P19"><text:tab/><text:tab/> * </text:p>
            <text:p text:style-name="P19"><text:tab/><text:tab/> * @return Pointer to node's right child</text:p>
            <text:p text:style-name="P19"><text:tab/><text:tab/> */</text:p>
            <text:p text:style-name="P20"><text:span text:style-name="T7"><text:tab/><text:tab/></text:span><text:span text:style-name="T5">public</text:span><text:span text:style-name="T7"> RBNode </text:span><text:span text:style-name="T16">getRightChild</text:span><text:span text:style-name="T5">()</text:span><text:span text:style-name="T7"> </text:span><text:span text:style-name="T5">{</text:span></text:p>
            <text:p text:style-name="P20"><text:span text:style-name="T7"><text:tab/><text:tab/><text:tab/></text:span><text:span text:style-name="T5">return</text:span><text:span text:style-name="T7"> rightChild</text:span><text:span text:style-name="T5">;</text:span></text:p>
            <text:p text:style-name="P20"><text:span text:style-name="T7"><text:tab/><text:tab/></text:span><text:span text:style-name="T5">}</text:span></text:p>
            <text:p text:style-name="P12"/>
            <text:p text:style-name="P20"><text:span text:style-name="T7"><text:tab/><text:tab/></text:span><text:span text:style-name="T14">/**</text:span></text:p>
            <text:p text:style-name="P19"><text:tab/><text:tab/> * Sets node's right child.</text:p>
            <text:p text:style-name="P19"><text:tab/><text:tab/> * </text:p>
            <text:p text:style-name="P19"><text:tab/><text:tab/> * @param rightChild Pointer to new right child</text:p>
            <text:p text:style-name="P19"><text:tab/><text:tab/> */</text:p>
            <text:p text:style-name="P20"><text:span text:style-name="T7"><text:tab/><text:tab/></text:span><text:span text:style-name="T5">public</text:span><text:span text:style-name="T7"> </text:span><text:span text:style-name="T13">void</text:span><text:span text:style-name="T7"> </text:span><text:span text:style-name="T16">setRightChild</text:span><text:span text:style-name="T5">(</text:span><text:span text:style-name="T7">RBNode rightChild</text:span><text:span text:style-name="T5">)</text:span><text:span text:style-name="T7"> </text:span><text:span text:style-name="T5">{</text:span></text:p>
            <text:p text:style-name="P20"><text:span text:style-name="T7"><text:tab/><text:tab/><text:tab/></text:span><text:span text:style-name="T5">this.</text:span><text:span text:style-name="T17">rightChild</text:span><text:span text:style-name="T7"> </text:span><text:span text:style-name="T5">=</text:span><text:span text:style-name="T7"> rightChild</text:span><text:span text:style-name="T5">;</text:span></text:p>
            <text:p text:style-name="P12"/>
            <text:p text:style-name="P20"><text:span text:style-name="T7"><text:tab/><text:tab/><text:tab/></text:span><text:span text:style-name="T5">if</text:span><text:span text:style-name="T7"> </text:span><text:span text:style-name="T5">(</text:span><text:span text:style-name="T7">hasRightChild</text:span><text:span text:style-name="T5">())</text:span><text:span text:style-name="T7"> </text:span><text:span text:style-name="T5">{</text:span></text:p>
            <text:p text:style-name="P20"><text:soft-page-break/><text:span text:style-name="T7"><text:tab/><text:tab/><text:tab/><text:tab/>rightChild</text:span><text:span text:style-name="T5">.</text:span><text:span text:style-name="T17">setParent</text:span><text:span text:style-name="T5">(this);</text:span></text:p>
            <text:p text:style-name="P20"><text:span text:style-name="T7"><text:tab/><text:tab/><text:tab/></text:span><text:span text:style-name="T5">}</text:span></text:p>
            <text:p text:style-name="P20"><text:span text:style-name="T7"><text:tab/><text:tab/></text:span><text:span text:style-name="T5">}</text:span></text:p>
            <text:p text:style-name="P12"/>
            <text:p text:style-name="P20"><text:span text:style-name="T7"><text:tab/><text:tab/></text:span><text:span text:style-name="T14">/**</text:span></text:p>
            <text:p text:style-name="P19"><text:tab/><text:tab/> * Returns true if the node is a leaf.</text:p>
            <text:p text:style-name="P19"><text:tab/><text:tab/> * A node is considered a leaf if both it has no</text:p>
            <text:p text:style-name="P19"><text:tab/><text:tab/> * children, i.e. both its children are empty leaves.</text:p>
            <text:p text:style-name="P19"><text:tab/><text:tab/> * </text:p>
            <text:p text:style-name="P19"><text:tab/><text:tab/> * @return True iff node is a leaf</text:p>
            <text:p text:style-name="P19"><text:tab/><text:tab/> */</text:p>
            <text:p text:style-name="P20"><text:span text:style-name="T7"><text:tab/><text:tab/></text:span><text:span text:style-name="T5">public</text:span><text:span text:style-name="T7"> </text:span><text:span text:style-name="T13">boolean</text:span><text:span text:style-name="T7"> </text:span><text:span text:style-name="T16">isLeaf</text:span><text:span text:style-name="T5">()</text:span><text:span text:style-name="T7"> </text:span><text:span text:style-name="T5">{</text:span></text:p>
            <text:p text:style-name="P20"><text:span text:style-name="T7"><text:tab/><text:tab/><text:tab/></text:span><text:span text:style-name="T5">return</text:span><text:span text:style-name="T7"> </text:span><text:span text:style-name="T5">!</text:span><text:span text:style-name="T7">hasLeftChild</text:span><text:span text:style-name="T5">()</text:span><text:span text:style-name="T7"> </text:span><text:span text:style-name="T5">&amp;&amp;</text:span><text:span text:style-name="T7"> </text:span><text:span text:style-name="T5">!</text:span><text:span text:style-name="T7">hasRightChild</text:span><text:span text:style-name="T5">();</text:span></text:p>
            <text:p text:style-name="P20"><text:span text:style-name="T7"><text:tab/><text:tab/></text:span><text:span text:style-name="T5">}</text:span></text:p>
            <text:p text:style-name="P12"/>
            <text:p text:style-name="P20"><text:span text:style-name="T7"><text:tab/><text:tab/></text:span><text:span text:style-name="T14">/**</text:span></text:p>
            <text:p text:style-name="P19"><text:tab/><text:tab/> * Returns true if node has a left child,</text:p>
            <text:p text:style-name="P19"><text:tab/><text:tab/> * i.e. its left child is a non-nil node.</text:p>
            <text:p text:style-name="P19"><text:tab/><text:tab/> * </text:p>
            <text:p text:style-name="P19"><text:tab/><text:tab/> * @return True iff node has a left child</text:p>
            <text:p text:style-name="P19"><text:tab/><text:tab/> */</text:p>
            <text:p text:style-name="P20"><text:span text:style-name="T7"><text:tab/><text:tab/></text:span><text:span text:style-name="T5">public</text:span><text:span text:style-name="T7"> </text:span><text:span text:style-name="T13">boolean</text:span><text:span text:style-name="T7"> </text:span><text:span text:style-name="T16">hasLeftChild</text:span><text:span text:style-name="T5">()</text:span><text:span text:style-name="T7"> </text:span><text:span text:style-name="T5">{</text:span></text:p>
            <text:p text:style-name="P20"><text:span text:style-name="T7"><text:tab/><text:tab/><text:tab/></text:span><text:span text:style-name="T5">return</text:span><text:span text:style-name="T7"> </text:span><text:span text:style-name="T5">!</text:span><text:span text:style-name="T7">leftChild</text:span><text:span text:style-name="T5">.</text:span><text:span text:style-name="T17">isNil</text:span><text:span text:style-name="T5">();</text:span></text:p>
            <text:p text:style-name="P20"><text:span text:style-name="T7"><text:tab/><text:tab/></text:span><text:span text:style-name="T5">}</text:span></text:p>
            <text:p text:style-name="P12"/>
            <text:p text:style-name="P20"><text:span text:style-name="T7"><text:tab/><text:tab/></text:span><text:span text:style-name="T14">/**</text:span></text:p>
            <text:p text:style-name="P19"><text:tab/><text:tab/> * Returns true if node has a right child,</text:p>
            <text:p text:style-name="P19"><text:tab/><text:tab/> * i.e. its right child is a non-nil node.</text:p>
            <text:p text:style-name="P19"><text:tab/><text:tab/> * </text:p>
            <text:p text:style-name="P19"><text:tab/><text:tab/> * @return True iff node has a right child</text:p>
            <text:p text:style-name="P19"><text:tab/><text:tab/> */</text:p>
            <text:p text:style-name="P20"><text:span text:style-name="T7"><text:tab/><text:tab/></text:span><text:span text:style-name="T5">public</text:span><text:span text:style-name="T7"> </text:span><text:span text:style-name="T13">boolean</text:span><text:span text:style-name="T7"> </text:span><text:span text:style-name="T16">hasRightChild</text:span><text:span text:style-name="T5">()</text:span><text:span text:style-name="T7"> </text:span><text:span text:style-name="T5">{</text:span></text:p>
            <text:p text:style-name="P20"><text:span text:style-name="T7"><text:tab/><text:tab/><text:tab/></text:span><text:span text:style-name="T5">return</text:span><text:span text:style-name="T7"> </text:span><text:span text:style-name="T5">!</text:span><text:span text:style-name="T7">rightChild</text:span><text:span text:style-name="T5">.</text:span><text:span text:style-name="T17">isNil</text:span><text:span text:style-name="T5">();</text:span></text:p>
            <text:p text:style-name="P20"><text:span text:style-name="T7"><text:tab/><text:tab/></text:span><text:span text:style-name="T5">}</text:span></text:p>
            <text:p text:style-name="P12"/>
            <text:p text:style-name="P20"><text:span text:style-name="T7"><text:tab/><text:tab/></text:span><text:span text:style-name="T14">/**</text:span></text:p>
            <text:p text:style-name="P19"><text:tab/><text:tab/> * Returns pointer to node containing a requested key.</text:p>
            <text:p text:style-name="P19"><text:tab/><text:tab/> * </text:p>
            <text:p text:style-name="P19"><text:tab/><text:tab/> * @param i Key to look up</text:p>
            <text:p text:style-name="P19"><text:tab/><text:tab/> * @return Node instance containing i, null if not found</text:p>
            <text:p text:style-name="P19"><text:tab/><text:tab/> */</text:p>
            <text:p text:style-name="P20"><text:span text:style-name="T7"><text:tab/><text:tab/></text:span><text:span text:style-name="T5">public</text:span><text:span text:style-name="T7"> RBNode </text:span><text:span text:style-name="T16">search</text:span><text:span text:style-name="T5">(</text:span><text:span text:style-name="T13">int</text:span><text:span text:style-name="T7"> i</text:span><text:span text:style-name="T5">)</text:span><text:span text:style-name="T7"> </text:span><text:span text:style-name="T5">{</text:span></text:p>
            <text:p text:style-name="P20"><text:span text:style-name="T7"><text:tab/><text:tab/><text:tab/></text:span><text:span text:style-name="T5">if</text:span><text:span text:style-name="T7"> </text:span><text:span text:style-name="T5">(</text:span><text:span text:style-name="T7">isNil</text:span><text:span text:style-name="T5">())</text:span><text:span text:style-name="T7"> </text:span><text:span text:style-name="T5">{</text:span></text:p>
            <text:p text:style-name="P20"><text:span text:style-name="T7"><text:tab/><text:tab/><text:tab/><text:tab/></text:span><text:span text:style-name="T5">return</text:span><text:span text:style-name="T7"> </text:span><text:span text:style-name="T5">null;</text:span></text:p>
            <text:p text:style-name="P20"><text:span text:style-name="T7"><text:tab/><text:tab/><text:tab/></text:span><text:span text:style-name="T5">}</text:span></text:p>
            <text:p text:style-name="P20"><text:span text:style-name="T7"><text:tab/><text:tab/><text:tab/></text:span><text:span text:style-name="T5">else</text:span><text:span text:style-name="T7"> </text:span><text:span text:style-name="T16">if</text:span><text:span text:style-name="T7"> </text:span><text:span text:style-name="T5">(</text:span><text:span text:style-name="T7">getKey</text:span><text:span text:style-name="T5">()</text:span><text:span text:style-name="T7"> </text:span><text:span text:style-name="T5">==</text:span><text:span text:style-name="T7"> i</text:span><text:span text:style-name="T5">)</text:span><text:span text:style-name="T7"> </text:span><text:span text:style-name="T5">{</text:span></text:p>
            <text:p text:style-name="P20"><text:span text:style-name="T7"><text:tab/><text:tab/><text:tab/><text:tab/></text:span><text:span text:style-name="T5">return</text:span><text:span text:style-name="T7"> </text:span><text:span text:style-name="T5">this;</text:span></text:p>
            <text:p text:style-name="P20"><text:span text:style-name="T7"><text:tab/><text:tab/><text:tab/></text:span><text:span text:style-name="T5">}</text:span><text:span text:style-name="T7"> </text:span><text:span text:style-name="T5">else</text:span><text:span text:style-name="T7"> </text:span><text:span text:style-name="T5">{</text:span></text:p>
            <text:p text:style-name="P20"><text:span text:style-name="T7"><text:tab/><text:tab/><text:tab/><text:tab/></text:span><text:span text:style-name="T5">if</text:span><text:span text:style-name="T7"> </text:span><text:span text:style-name="T5">(</text:span><text:span text:style-name="T7">i </text:span><text:span text:style-name="T5">&lt;</text:span><text:span text:style-name="T7"> getKey</text:span><text:span text:style-name="T5">()</text:span><text:span text:style-name="T7"> </text:span><text:span text:style-name="T5">&amp;&amp;</text:span><text:span text:style-name="T7"> hasLeftChild</text:span><text:span text:style-name="T5">())</text:span><text:span text:style-name="T7"> </text:span><text:span text:style-name="T5">{</text:span></text:p>
            <text:p text:style-name="P20"><text:span text:style-name="T7"><text:tab/><text:tab/><text:tab/><text:tab/><text:tab/></text:span><text:span text:style-name="T5">return</text:span><text:span text:style-name="T7"> </text:span><text:span text:style-name="T16">getLeftChild</text:span><text:span text:style-name="T5">().</text:span><text:span text:style-name="T17">search</text:span><text:span text:style-name="T5">(</text:span><text:span text:style-name="T7">i</text:span><text:span text:style-name="T5">);</text:span></text:p>
            <text:p text:style-name="P20"><text:span text:style-name="T7"><text:tab/><text:tab/><text:tab/><text:tab/></text:span><text:span text:style-name="T5">}</text:span><text:span text:style-name="T7"> </text:span><text:span text:style-name="T5">else</text:span><text:span text:style-name="T7"> </text:span><text:span text:style-name="T5">if</text:span><text:span text:style-name="T7"> </text:span><text:span text:style-name="T5">(</text:span><text:span text:style-name="T7">hasRightChild</text:span><text:span text:style-name="T5">())</text:span><text:span text:style-name="T7"> </text:span><text:span text:style-name="T5">{</text:span></text:p>
            <text:p text:style-name="P20"><text:span text:style-name="T7"><text:tab/><text:tab/><text:tab/><text:tab/><text:tab/></text:span><text:span text:style-name="T5">return</text:span><text:span text:style-name="T7"> </text:span><text:span text:style-name="T16">getRightChild</text:span><text:span text:style-name="T5">().</text:span><text:span text:style-name="T17">search</text:span><text:span text:style-name="T5">(</text:span><text:span text:style-name="T7">i</text:span><text:span text:style-name="T5">);</text:span></text:p>
            <text:p text:style-name="P20"><text:span text:style-name="T7"><text:tab/><text:tab/><text:tab/><text:tab/></text:span><text:span text:style-name="T5">}</text:span></text:p>
            <text:p text:style-name="P20"><text:span text:style-name="T7"><text:tab/><text:tab/><text:tab/></text:span><text:span text:style-name="T5">}</text:span></text:p>
            <text:p text:style-name="P20"><text:span text:style-name="T7"><text:tab/><text:tab/><text:tab/></text:span><text:span text:style-name="T5">return</text:span><text:span text:style-name="T7"> </text:span><text:span text:style-name="T5">null;</text:span></text:p>
            <text:p text:style-name="P20"><text:span text:style-name="T7"><text:tab/><text:tab/></text:span><text:span text:style-name="T5">}</text:span></text:p>
            <text:p text:style-name="P12"/>
            <text:p text:style-name="P20"><text:span text:style-name="T7"><text:tab/><text:tab/></text:span><text:span text:style-name="T14">/**</text:span></text:p>
            <text:p text:style-name="P19"><text:tab/><text:tab/> * Returns true iff the requested key is contained</text:p>
            <text:p text:style-name="P19"><text:tab/><text:tab/> * in the node or its offsprings.</text:p>
            <text:p text:style-name="P19"><text:tab/><text:tab/> * </text:p>
            <text:p text:style-name="P19"><text:tab/><text:tab/> * @param i Key to look up</text:p>
            <text:p text:style-name="P19"><text:tab/><text:tab/> * @return True iff i is contained in node's tree</text:p>
            <text:p text:style-name="P19"><text:tab/><text:tab/> */</text:p>
            <text:p text:style-name="P20"><text:span text:style-name="T7"><text:tab/><text:tab/></text:span><text:span text:style-name="T5">public</text:span><text:span text:style-name="T7"> </text:span><text:span text:style-name="T13">boolean</text:span><text:span text:style-name="T7"> </text:span><text:span text:style-name="T16">contains</text:span><text:span text:style-name="T5">(</text:span><text:span text:style-name="T13">int</text:span><text:span text:style-name="T7"> i</text:span><text:span text:style-name="T5">)</text:span><text:span text:style-name="T7"> </text:span><text:span text:style-name="T5">{</text:span></text:p>
            <text:p text:style-name="P20"><text:span text:style-name="T7"><text:tab/><text:tab/><text:tab/></text:span><text:span text:style-name="T5">return</text:span><text:span text:style-name="T7"> </text:span><text:span text:style-name="T16">search</text:span><text:span text:style-name="T5">(</text:span><text:span text:style-name="T7">i</text:span><text:span text:style-name="T5">)</text:span><text:span text:style-name="T7"> </text:span><text:span text:style-name="T5">!=</text:span><text:span text:style-name="T7"> </text:span><text:span text:style-name="T5">null;</text:span></text:p>
            <text:p text:style-name="P20"><text:span text:style-name="T7"><text:tab/><text:tab/></text:span><text:span text:style-name="T5">}</text:span></text:p>
            <text:p text:style-name="P12"/>
            <text:p text:style-name="P20"><text:span text:style-name="T7"><text:tab/><text:tab/></text:span><text:span text:style-name="T14">/**</text:span></text:p>
            <text:p text:style-name="P19"><text:tab/><text:tab/> * Inserts a new node below this node.</text:p>
            <text:p text:style-name="P19"><text:tab/><text:tab/> * </text:p>
            <text:p text:style-name="P19"><text:tab/><text:tab/> * @param newNode Node to insert.</text:p>
            <text:p text:style-name="P19"><text:tab/><text:tab/> * @return True if node inserted, False if key already existed.</text:p>
            <text:p text:style-name="P19"><text:tab/><text:tab/> */</text:p>
            <text:p text:style-name="P20"><text:span text:style-name="T7"><text:tab/><text:tab/></text:span><text:span text:style-name="T5">public</text:span><text:span text:style-name="T7"> </text:span><text:span text:style-name="T13">boolean</text:span><text:span text:style-name="T7"> </text:span><text:span text:style-name="T16">insert</text:span><text:span text:style-name="T5">(</text:span><text:span text:style-name="T7">RBNode newNode</text:span><text:span text:style-name="T5">)</text:span><text:span text:style-name="T7"> </text:span><text:span text:style-name="T5">{</text:span></text:p>
            <text:p text:style-name="P20"><text:span text:style-name="T7"><text:tab/><text:tab/><text:tab/></text:span><text:span text:style-name="T5">if</text:span><text:span text:style-name="T7"> </text:span><text:span text:style-name="T5">(</text:span><text:span text:style-name="T7">newNode</text:span><text:span text:style-name="T5">.</text:span><text:span text:style-name="T17">getKey</text:span><text:span text:style-name="T5">()</text:span><text:span text:style-name="T7"> </text:span><text:span text:style-name="T5">&lt;</text:span><text:span text:style-name="T7"> getKey</text:span><text:span text:style-name="T5">())</text:span><text:span text:style-name="T7"> </text:span><text:span text:style-name="T5">{</text:span></text:p>
            <text:p text:style-name="P20"><text:span text:style-name="T7"><text:tab/><text:tab/><text:tab/><text:tab/></text:span><text:span text:style-name="T5">if</text:span><text:span text:style-name="T7"> </text:span><text:span text:style-name="T5">(</text:span><text:span text:style-name="T7">hasLeftChild</text:span><text:span text:style-name="T5">())</text:span><text:span text:style-name="T7"> </text:span><text:span text:style-name="T5">{</text:span></text:p>
            <text:p text:style-name="P20"><text:span text:style-name="T7"><text:tab/><text:tab/><text:tab/><text:tab/><text:tab/></text:span><text:span text:style-name="T5">return</text:span><text:span text:style-name="T7"> </text:span><text:span text:style-name="T16">getLeftChild</text:span><text:span text:style-name="T5">().</text:span><text:span text:style-name="T17">insert</text:span><text:span text:style-name="T5">(</text:span><text:span text:style-name="T7">newNode</text:span><text:span text:style-name="T5">);</text:span></text:p>
            <text:p text:style-name="P20"><text:span text:style-name="T7"><text:tab/><text:tab/><text:tab/><text:tab/></text:span><text:span text:style-name="T5">}</text:span><text:span text:style-name="T7"> </text:span><text:span text:style-name="T5">else</text:span><text:span text:style-name="T7"> </text:span><text:span text:style-name="T5">{</text:span></text:p>
            <text:p text:style-name="P20"><text:span text:style-name="T7"><text:tab/><text:tab/><text:tab/><text:tab/><text:tab/>setLeftChild</text:span><text:span text:style-name="T5">(</text:span><text:span text:style-name="T7">newNode</text:span><text:span text:style-name="T5">);</text:span></text:p>
            <text:p text:style-name="P20"><text:span text:style-name="T7"><text:tab/><text:tab/><text:tab/><text:tab/><text:tab/></text:span><text:span text:style-name="T5">return</text:span><text:span text:style-name="T7"> </text:span><text:span text:style-name="T5">true;</text:span></text:p>
            <text:p text:style-name="P20"><text:span text:style-name="T7"><text:tab/><text:tab/><text:tab/><text:tab/></text:span><text:span text:style-name="T5">}</text:span></text:p>
            <text:p text:style-name="P20"><text:span text:style-name="T7"><text:tab/><text:tab/><text:tab/></text:span><text:span text:style-name="T5">}</text:span><text:span text:style-name="T7"> </text:span><text:span text:style-name="T5">else</text:span><text:span text:style-name="T7"> </text:span><text:span text:style-name="T5">if</text:span><text:span text:style-name="T7"> </text:span><text:span text:style-name="T5">(</text:span><text:span text:style-name="T7">newNode</text:span><text:span text:style-name="T5">.</text:span><text:span text:style-name="T17">getKey</text:span><text:span text:style-name="T5">()</text:span><text:span text:style-name="T7"> </text:span><text:span text:style-name="T5">&gt;</text:span><text:span text:style-name="T7"> getKey</text:span><text:span text:style-name="T5">())</text:span><text:span text:style-name="T7"> </text:span><text:span text:style-name="T5">{</text:span></text:p>
            <text:p text:style-name="P20"><text:soft-page-break/><text:span text:style-name="T7"><text:tab/><text:tab/><text:tab/><text:tab/></text:span><text:span text:style-name="T5">if</text:span><text:span text:style-name="T7"> </text:span><text:span text:style-name="T5">(</text:span><text:span text:style-name="T7">hasRightChild</text:span><text:span text:style-name="T5">())</text:span><text:span text:style-name="T7"> </text:span><text:span text:style-name="T5">{</text:span></text:p>
            <text:p text:style-name="P20"><text:span text:style-name="T7"><text:tab/><text:tab/><text:tab/><text:tab/><text:tab/></text:span><text:span text:style-name="T5">return</text:span><text:span text:style-name="T7"> </text:span><text:span text:style-name="T16">getRightChild</text:span><text:span text:style-name="T5">().</text:span><text:span text:style-name="T17">insert</text:span><text:span text:style-name="T5">(</text:span><text:span text:style-name="T7">newNode</text:span><text:span text:style-name="T5">);</text:span></text:p>
            <text:p text:style-name="P20"><text:span text:style-name="T7"><text:tab/><text:tab/><text:tab/><text:tab/></text:span><text:span text:style-name="T5">}</text:span><text:span text:style-name="T7"> </text:span><text:span text:style-name="T5">else</text:span><text:span text:style-name="T7"> </text:span><text:span text:style-name="T5">{</text:span></text:p>
            <text:p text:style-name="P20"><text:span text:style-name="T7"><text:tab/><text:tab/><text:tab/><text:tab/><text:tab/>setRightChild</text:span><text:span text:style-name="T5">(</text:span><text:span text:style-name="T7">newNode</text:span><text:span text:style-name="T5">);</text:span></text:p>
            <text:p text:style-name="P20"><text:span text:style-name="T7"><text:tab/><text:tab/><text:tab/><text:tab/><text:tab/></text:span><text:span text:style-name="T5">return</text:span><text:span text:style-name="T7"> </text:span><text:span text:style-name="T5">true;</text:span></text:p>
            <text:p text:style-name="P20"><text:span text:style-name="T7"><text:tab/><text:tab/><text:tab/><text:tab/></text:span><text:span text:style-name="T5">}</text:span></text:p>
            <text:p text:style-name="P20"><text:span text:style-name="T7"><text:tab/><text:tab/><text:tab/></text:span><text:span text:style-name="T5">}</text:span><text:span text:style-name="T7"> </text:span><text:span text:style-name="T5">else</text:span><text:span text:style-name="T7"> </text:span><text:span text:style-name="T5">{</text:span><text:span text:style-name="T7"> </text:span><text:span text:style-name="T14">// key already exists, skip</text:span></text:p>
            <text:p text:style-name="P20"><text:span text:style-name="T7"><text:tab/><text:tab/><text:tab/><text:tab/></text:span><text:span text:style-name="T5">return</text:span><text:span text:style-name="T7"> </text:span><text:span text:style-name="T5">false;</text:span></text:p>
            <text:p text:style-name="P20"><text:span text:style-name="T7"><text:tab/><text:tab/><text:tab/></text:span><text:span text:style-name="T5">}</text:span></text:p>
            <text:p text:style-name="P20"><text:span text:style-name="T7"><text:tab/><text:tab/></text:span><text:span text:style-name="T5">}</text:span></text:p>
            <text:p text:style-name="P12"/>
            <text:p text:style-name="P20"><text:span text:style-name="T7"><text:tab/><text:tab/></text:span><text:span text:style-name="T14">/**</text:span></text:p>
            <text:p text:style-name="P19"><text:tab/><text:tab/> * Returns a pointer to the node containing the smallest key.</text:p>
            <text:p text:style-name="P19"><text:tab/><text:tab/> * </text:p>
            <text:p text:style-name="P19"><text:tab/><text:tab/> * @return Node of smallest key in the tree</text:p>
            <text:p text:style-name="P19"><text:tab/><text:tab/> */</text:p>
            <text:p text:style-name="P20"><text:span text:style-name="T7"><text:tab/><text:tab/></text:span><text:span text:style-name="T5">private</text:span><text:span text:style-name="T7"> RBNode </text:span><text:span text:style-name="T16">minNode</text:span><text:span text:style-name="T5">()</text:span><text:span text:style-name="T7"> </text:span><text:span text:style-name="T5">{</text:span></text:p>
            <text:p text:style-name="P20"><text:span text:style-name="T7"><text:tab/><text:tab/><text:tab/></text:span><text:span text:style-name="T5">if</text:span><text:span text:style-name="T7"> </text:span><text:span text:style-name="T5">(</text:span><text:span text:style-name="T7">hasLeftChild</text:span><text:span text:style-name="T5">())</text:span><text:span text:style-name="T7"> </text:span><text:span text:style-name="T5">{</text:span></text:p>
            <text:p text:style-name="P20"><text:span text:style-name="T7"><text:tab/><text:tab/><text:tab/><text:tab/></text:span><text:span text:style-name="T5">return</text:span><text:span text:style-name="T7"> </text:span><text:span text:style-name="T16">getLeftChild</text:span><text:span text:style-name="T5">().</text:span><text:span text:style-name="T17">minNode</text:span><text:span text:style-name="T5">();</text:span></text:p>
            <text:p text:style-name="P20"><text:span text:style-name="T7"><text:tab/><text:tab/><text:tab/></text:span><text:span text:style-name="T5">}</text:span><text:span text:style-name="T7"> </text:span><text:span text:style-name="T5">else</text:span><text:span text:style-name="T7"> </text:span><text:span text:style-name="T5">{</text:span></text:p>
            <text:p text:style-name="P20"><text:span text:style-name="T7"><text:tab/><text:tab/><text:tab/><text:tab/></text:span><text:span text:style-name="T5">return</text:span><text:span text:style-name="T7"> </text:span><text:span text:style-name="T5">this;</text:span></text:p>
            <text:p text:style-name="P20"><text:span text:style-name="T7"><text:tab/><text:tab/><text:tab/></text:span><text:span text:style-name="T5">}</text:span></text:p>
            <text:p text:style-name="P20"><text:span text:style-name="T7"><text:tab/><text:tab/></text:span><text:span text:style-name="T5">}</text:span></text:p>
            <text:p text:style-name="P12"/>
            <text:p text:style-name="P20"><text:span text:style-name="T7"><text:tab/><text:tab/></text:span><text:span text:style-name="T14">/**</text:span></text:p>
            <text:p text:style-name="P19"><text:tab/><text:tab/> * Returns a pointer to the node containing the largest key.</text:p>
            <text:p text:style-name="P19"><text:tab/><text:tab/> * </text:p>
            <text:p text:style-name="P19"><text:tab/><text:tab/> * @return Node of largest key in the tree</text:p>
            <text:p text:style-name="P19"><text:tab/><text:tab/> */</text:p>
            <text:p text:style-name="P20"><text:span text:style-name="T7"><text:tab/><text:tab/></text:span><text:span text:style-name="T5">private</text:span><text:span text:style-name="T7"> RBNode </text:span><text:span text:style-name="T16">maxNode</text:span><text:span text:style-name="T5">()</text:span><text:span text:style-name="T7"> </text:span><text:span text:style-name="T5">{</text:span></text:p>
            <text:p text:style-name="P20"><text:span text:style-name="T7"><text:tab/><text:tab/><text:tab/></text:span><text:span text:style-name="T5">if</text:span><text:span text:style-name="T7"> </text:span><text:span text:style-name="T5">(</text:span><text:span text:style-name="T7">hasRightChild</text:span><text:span text:style-name="T5">())</text:span><text:span text:style-name="T7"> </text:span><text:span text:style-name="T5">{</text:span></text:p>
            <text:p text:style-name="P20"><text:span text:style-name="T7"><text:tab/><text:tab/><text:tab/><text:tab/></text:span><text:span text:style-name="T5">return</text:span><text:span text:style-name="T7"> </text:span><text:span text:style-name="T16">getRightChild</text:span><text:span text:style-name="T5">().</text:span><text:span text:style-name="T17">maxNode</text:span><text:span text:style-name="T5">();</text:span></text:p>
            <text:p text:style-name="P20"><text:span text:style-name="T7"><text:tab/><text:tab/><text:tab/></text:span><text:span text:style-name="T5">}</text:span><text:span text:style-name="T7"> </text:span><text:span text:style-name="T5">else</text:span><text:span text:style-name="T7"> </text:span><text:span text:style-name="T5">{</text:span></text:p>
            <text:p text:style-name="P20"><text:span text:style-name="T7"><text:tab/><text:tab/><text:tab/><text:tab/></text:span><text:span text:style-name="T5">return</text:span><text:span text:style-name="T7"> </text:span><text:span text:style-name="T5">this;</text:span></text:p>
            <text:p text:style-name="P20"><text:span text:style-name="T7"><text:tab/><text:tab/><text:tab/></text:span><text:span text:style-name="T5">}</text:span></text:p>
            <text:p text:style-name="P20"><text:span text:style-name="T7"><text:tab/><text:tab/></text:span><text:span text:style-name="T5">}</text:span></text:p>
            <text:p text:style-name="P12"/>
            <text:p text:style-name="P20"><text:span text:style-name="T7"><text:tab/><text:tab/></text:span><text:span text:style-name="T14">/**</text:span></text:p>
            <text:p text:style-name="P19"><text:tab/><text:tab/> * Recursively fill tree's keys in an array.</text:p>
            <text:p text:style-name="P19"><text:tab/><text:tab/> * </text:p>
            <text:p text:style-name="P19"><text:tab/><text:tab/> * @param arr<text:tab/>Values array to fill with the tree's keys</text:p>
            <text:p text:style-name="P19"><text:tab/><text:tab/> * @param loc<text:tab/>Current location in array</text:p>
            <text:p text:style-name="P19"><text:tab/><text:tab/> * @return<text:tab/>Array index of last number inserted.</text:p>
            <text:p text:style-name="P19"><text:tab/><text:tab/> */</text:p>
            <text:p text:style-name="P20"><text:span text:style-name="T7"><text:tab/><text:tab/></text:span><text:span text:style-name="T5">public</text:span><text:span text:style-name="T7"> </text:span><text:span text:style-name="T13">int</text:span><text:span text:style-name="T7"> </text:span><text:span text:style-name="T16">fillIntArray</text:span><text:span text:style-name="T5">(</text:span><text:span text:style-name="T13">int</text:span><text:span text:style-name="T5">[]</text:span><text:span text:style-name="T7"> arr</text:span><text:span text:style-name="T5">,</text:span><text:span text:style-name="T7"> </text:span><text:span text:style-name="T13">int</text:span><text:span text:style-name="T7"> loc</text:span><text:span text:style-name="T5">)</text:span><text:span text:style-name="T7"> </text:span><text:span text:style-name="T5">{</text:span></text:p>
            <text:p text:style-name="P20"><text:span text:style-name="T7"><text:tab/><text:tab/><text:tab/></text:span><text:span text:style-name="T5">if</text:span><text:span text:style-name="T7"> </text:span><text:span text:style-name="T5">(</text:span><text:span text:style-name="T7">hasLeftChild</text:span><text:span text:style-name="T5">())</text:span><text:span text:style-name="T7"> </text:span><text:span text:style-name="T5">{</text:span></text:p>
            <text:p text:style-name="P20"><text:span text:style-name="T7"><text:tab/><text:tab/><text:tab/><text:tab/>loc </text:span><text:span text:style-name="T5">=</text:span><text:span text:style-name="T7"> getLeftChild</text:span><text:span text:style-name="T5">().</text:span><text:span text:style-name="T17">fillIntArray</text:span><text:span text:style-name="T5">(</text:span><text:span text:style-name="T7">arr</text:span><text:span text:style-name="T5">,</text:span><text:span text:style-name="T7"> loc</text:span><text:span text:style-name="T5">);</text:span></text:p>
            <text:p text:style-name="P20"><text:span text:style-name="T7"><text:tab/><text:tab/><text:tab/></text:span><text:span text:style-name="T5">}</text:span></text:p>
            <text:p text:style-name="P12"/>
            <text:p text:style-name="P20"><text:span text:style-name="T7"><text:tab/><text:tab/><text:tab/>arr</text:span><text:span text:style-name="T5">[</text:span><text:span text:style-name="T7">loc</text:span><text:span text:style-name="T5">++]</text:span><text:span text:style-name="T7"> </text:span><text:span text:style-name="T5">=</text:span><text:span text:style-name="T7"> getKey</text:span><text:span text:style-name="T5">();</text:span></text:p>
            <text:p text:style-name="P12"/>
            <text:p text:style-name="P20"><text:span text:style-name="T7"><text:tab/><text:tab/><text:tab/></text:span><text:span text:style-name="T5">if</text:span><text:span text:style-name="T7"> </text:span><text:span text:style-name="T5">(</text:span><text:span text:style-name="T7">hasRightChild</text:span><text:span text:style-name="T5">())</text:span><text:span text:style-name="T7"> </text:span><text:span text:style-name="T5">{</text:span></text:p>
            <text:p text:style-name="P20"><text:span text:style-name="T7"><text:tab/><text:tab/><text:tab/><text:tab/>loc </text:span><text:span text:style-name="T5">=</text:span><text:span text:style-name="T7"> getRightChild</text:span><text:span text:style-name="T5">().</text:span><text:span text:style-name="T17">fillIntArray</text:span><text:span text:style-name="T5">(</text:span><text:span text:style-name="T7">arr</text:span><text:span text:style-name="T5">,</text:span><text:span text:style-name="T7"> loc</text:span><text:span text:style-name="T5">);</text:span></text:p>
            <text:p text:style-name="P20"><text:span text:style-name="T7"><text:tab/><text:tab/><text:tab/></text:span><text:span text:style-name="T5">}</text:span></text:p>
            <text:p text:style-name="P12"/>
            <text:p text:style-name="P20"><text:span text:style-name="T7"><text:tab/><text:tab/><text:tab/></text:span><text:span text:style-name="T5">return</text:span><text:span text:style-name="T7"> loc</text:span><text:span text:style-name="T5">;</text:span></text:p>
            <text:p text:style-name="P20"><text:span text:style-name="T7"><text:tab/><text:tab/></text:span><text:span text:style-name="T5">}</text:span></text:p>
            <text:p text:style-name="P12"/>
            <text:p text:style-name="P20"><text:span text:style-name="T7"><text:tab/><text:tab/></text:span><text:span text:style-name="T14">/**</text:span></text:p>
            <text:p text:style-name="P19"><text:tab/><text:tab/> * Returns a string representation of the node and its offsprings.</text:p>
            <text:p text:style-name="P19"><text:tab/><text:tab/> */</text:p>
            <text:p text:style-name="P20"><text:span text:style-name="T7"><text:tab/><text:tab/></text:span><text:span text:style-name="T5">public</text:span><text:span text:style-name="T7"> String </text:span><text:span text:style-name="T16">toString</text:span><text:span text:style-name="T5">()</text:span><text:span text:style-name="T7"> </text:span><text:span text:style-name="T5">{</text:span></text:p>
            <text:p text:style-name="P20"><text:span text:style-name="T7"><text:tab/><text:tab/><text:tab/>String leftString <text:s/></text:span><text:span text:style-name="T5">=</text:span><text:span text:style-name="T7"> hasLeftChild</text:span><text:span text:style-name="T5">()</text:span><text:span text:style-name="T7"> </text:span><text:span text:style-name="T5">?</text:span><text:span text:style-name="T7"> getLeftChild</text:span><text:span text:style-name="T5">().</text:span><text:span text:style-name="T17">toString</text:span><text:span text:style-name="T5">()</text:span><text:span text:style-name="T7"> </text:span><text:span text:style-name="T5">:</text:span><text:span text:style-name="T7"> </text:span><text:span text:style-name="T18">"x"</text:span><text:span text:style-name="T5">;</text:span></text:p>
            <text:p text:style-name="P20"><text:span text:style-name="T7"><text:tab/><text:tab/><text:tab/>String rightString </text:span><text:span text:style-name="T5">=</text:span><text:span text:style-name="T7"> hasRightChild</text:span><text:span text:style-name="T5">()</text:span><text:span text:style-name="T7"> </text:span><text:span text:style-name="T5">?</text:span><text:span text:style-name="T7"> getRightChild</text:span><text:span text:style-name="T5">().</text:span><text:span text:style-name="T17">toString</text:span><text:span text:style-name="T5">()</text:span><text:span text:style-name="T7"> </text:span><text:span text:style-name="T5">:</text:span><text:span text:style-name="T7"> </text:span><text:span text:style-name="T18">"x"</text:span><text:span text:style-name="T5">;</text:span></text:p>
            <text:p text:style-name="P12"/>
            <text:p text:style-name="P20"><text:span text:style-name="T7"><text:tab/><text:tab/><text:tab/></text:span><text:span text:style-name="T5">return</text:span><text:span text:style-name="T7"> String</text:span><text:span text:style-name="T5">.</text:span><text:span text:style-name="T17">format</text:span><text:span text:style-name="T5">(</text:span><text:span text:style-name="T18">"[ %d%s %s %s ]"</text:span><text:span text:style-name="T5">,</text:span><text:span text:style-name="T7"> getKey</text:span><text:span text:style-name="T5">(),</text:span><text:span text:style-name="T7"> isBlack</text:span><text:span text:style-name="T5">()</text:span><text:span text:style-name="T7"> </text:span><text:span text:style-name="T5">?</text:span><text:span text:style-name="T7"> </text:span><text:span text:style-name="T18">"b"</text:span><text:span text:style-name="T7"> </text:span><text:span text:style-name="T5">:</text:span><text:span text:style-name="T7"> </text:span><text:span text:style-name="T18">"r"</text:span><text:span text:style-name="T5">,</text:span><text:span text:style-name="T7"> leftString</text:span><text:span text:style-name="T5">,</text:span><text:span text:style-name="T7"> rightString</text:span><text:span text:style-name="T5">);</text:span></text:p>
            <text:p text:style-name="P20"><text:span text:style-name="T7"><text:tab/><text:tab/></text:span><text:span text:style-name="T5">}</text:span></text:p>
            <text:p text:style-name="P12"/>
            <text:p text:style-name="P20"><text:span text:style-name="T7"><text:tab/><text:tab/></text:span><text:span text:style-name="T14">/**</text:span></text:p>
            <text:p text:style-name="P19"><text:tab/><text:tab/> * Returns the maximum depth of a node in the tree.</text:p>
            <text:p text:style-name="P19"><text:tab/><text:tab/> * </text:p>
            <text:p text:style-name="P19"><text:tab/><text:tab/> * @return Maximum depth of a node in the tree.</text:p>
            <text:p text:style-name="P19"><text:tab/><text:tab/> */</text:p>
            <text:p text:style-name="P20"><text:span text:style-name="T7"><text:tab/><text:tab/></text:span><text:span text:style-name="T5">public</text:span><text:span text:style-name="T7"> </text:span><text:span text:style-name="T13">int</text:span><text:span text:style-name="T7"> </text:span><text:span text:style-name="T16">maxDepth</text:span><text:span text:style-name="T5">()</text:span><text:span text:style-name="T7"> </text:span><text:span text:style-name="T5">{</text:span></text:p>
            <text:p text:style-name="P20"><text:span text:style-name="T7"><text:tab/><text:tab/><text:tab/></text:span><text:span text:style-name="T5">if</text:span><text:span text:style-name="T7"> </text:span><text:span text:style-name="T5">(</text:span><text:span text:style-name="T7">isLeaf</text:span><text:span text:style-name="T5">())</text:span><text:span text:style-name="T7"> </text:span><text:span text:style-name="T5">{</text:span></text:p>
            <text:p text:style-name="P20"><text:span text:style-name="T7"><text:tab/><text:tab/><text:tab/><text:tab/></text:span><text:span text:style-name="T5">return</text:span><text:span text:style-name="T7"> </text:span><text:span text:style-name="T15">0</text:span><text:span text:style-name="T5">;</text:span></text:p>
            <text:p text:style-name="P20"><text:span text:style-name="T7"><text:tab/><text:tab/><text:tab/></text:span><text:span text:style-name="T5">}</text:span><text:span text:style-name="T7"> </text:span><text:span text:style-name="T5">else</text:span><text:span text:style-name="T7"> </text:span><text:span text:style-name="T5">{</text:span></text:p>
            <text:p text:style-name="P20"><text:span text:style-name="T7"><text:tab/><text:tab/><text:tab/><text:tab/></text:span><text:span text:style-name="T5">if</text:span><text:span text:style-name="T7"> </text:span><text:span text:style-name="T5">(</text:span><text:span text:style-name="T7">hasLeftChild</text:span><text:span text:style-name="T5">()</text:span><text:span text:style-name="T7"> </text:span><text:span text:style-name="T5">&amp;&amp;</text:span><text:span text:style-name="T7"> hasRightChild</text:span><text:span text:style-name="T5">())</text:span><text:span text:style-name="T7"> </text:span><text:span text:style-name="T5">{</text:span></text:p>
            <text:p text:style-name="P20"><text:span text:style-name="T7"><text:tab/><text:tab/><text:tab/><text:tab/><text:tab/></text:span><text:span text:style-name="T5">return</text:span><text:span text:style-name="T7"> </text:span><text:span text:style-name="T15">1</text:span><text:span text:style-name="T7"> </text:span><text:span text:style-name="T5">+</text:span><text:span text:style-name="T7"> Math</text:span><text:span text:style-name="T5">.</text:span><text:span text:style-name="T17">max</text:span><text:span text:style-name="T5">(</text:span><text:span text:style-name="T7">getLeftChild</text:span><text:span text:style-name="T5">().</text:span><text:span text:style-name="T17">maxDepth</text:span><text:span text:style-name="T5">(),</text:span></text:p>
            <text:p text:style-name="P20"><text:span text:style-name="T7"><text:tab/><text:tab/><text:tab/><text:tab/><text:tab/><text:tab/><text:tab/>getRightChild</text:span><text:span text:style-name="T5">().</text:span><text:span text:style-name="T17">maxDepth</text:span><text:span text:style-name="T5">());</text:span></text:p>
            <text:p text:style-name="P20"><text:span text:style-name="T7"><text:tab/><text:tab/><text:tab/><text:tab/></text:span><text:span text:style-name="T5">}</text:span><text:span text:style-name="T7"> </text:span><text:span text:style-name="T5">else</text:span><text:span text:style-name="T7"> </text:span><text:span text:style-name="T5">if</text:span><text:span text:style-name="T7"> </text:span><text:span text:style-name="T5">(</text:span><text:span text:style-name="T7">hasLeftChild</text:span><text:span text:style-name="T5">())</text:span><text:span text:style-name="T7"> </text:span><text:span text:style-name="T5">{</text:span></text:p>
            <text:p text:style-name="P20"><text:span text:style-name="T7"><text:tab/><text:tab/><text:tab/><text:tab/><text:tab/></text:span><text:span text:style-name="T5">return</text:span><text:span text:style-name="T7"> </text:span><text:span text:style-name="T15">1</text:span><text:span text:style-name="T7"> </text:span><text:span text:style-name="T5">+</text:span><text:span text:style-name="T7"> getLeftChild</text:span><text:span text:style-name="T5">().</text:span><text:span text:style-name="T17">maxDepth</text:span><text:span text:style-name="T5">();</text:span></text:p>
            <text:p text:style-name="P20"><text:soft-page-break/><text:span text:style-name="T7"><text:tab/><text:tab/><text:tab/><text:tab/></text:span><text:span text:style-name="T5">}</text:span><text:span text:style-name="T7"> </text:span><text:span text:style-name="T5">else</text:span><text:span text:style-name="T7"> </text:span><text:span text:style-name="T5">{</text:span><text:span text:style-name="T7"> </text:span><text:span text:style-name="T14">// hasRightChild()</text:span></text:p>
            <text:p text:style-name="P20"><text:span text:style-name="T7"><text:tab/><text:tab/><text:tab/><text:tab/><text:tab/></text:span><text:span text:style-name="T5">return</text:span><text:span text:style-name="T7"> </text:span><text:span text:style-name="T15">1</text:span><text:span text:style-name="T7"> </text:span><text:span text:style-name="T5">+</text:span><text:span text:style-name="T7"> getRightChild</text:span><text:span text:style-name="T5">().</text:span><text:span text:style-name="T17">maxDepth</text:span><text:span text:style-name="T5">();</text:span></text:p>
            <text:p text:style-name="P20"><text:span text:style-name="T7"><text:tab/><text:tab/><text:tab/><text:tab/></text:span><text:span text:style-name="T5">}</text:span></text:p>
            <text:p text:style-name="P20"><text:span text:style-name="T7"><text:tab/><text:tab/><text:tab/></text:span><text:span text:style-name="T5">}</text:span></text:p>
            <text:p text:style-name="P20"><text:span text:style-name="T7"><text:tab/><text:tab/></text:span><text:span text:style-name="T5">}</text:span></text:p>
            <text:p text:style-name="P12"/>
            <text:p text:style-name="P20"><text:span text:style-name="T7"><text:tab/><text:tab/></text:span><text:span text:style-name="T14">/**</text:span></text:p>
            <text:p text:style-name="P19"><text:tab/><text:tab/> * Returns the minimum depth of a leaf in the tree.</text:p>
            <text:p text:style-name="P19"><text:tab/><text:tab/> * </text:p>
            <text:p text:style-name="P19"><text:tab/><text:tab/> * @return Minimum depth of a leaf in the tree.</text:p>
            <text:p text:style-name="P19"><text:tab/><text:tab/> */</text:p>
            <text:p text:style-name="P20"><text:span text:style-name="T7"><text:tab/><text:tab/></text:span><text:span text:style-name="T5">public</text:span><text:span text:style-name="T7"> </text:span><text:span text:style-name="T13">int</text:span><text:span text:style-name="T7"> </text:span><text:span text:style-name="T16">minLeafDepth</text:span><text:span text:style-name="T5">()</text:span><text:span text:style-name="T7"> </text:span><text:span text:style-name="T5">{</text:span></text:p>
            <text:p text:style-name="P20"><text:span text:style-name="T7"><text:tab/><text:tab/><text:tab/></text:span><text:span text:style-name="T5">if</text:span><text:span text:style-name="T7"> </text:span><text:span text:style-name="T5">(</text:span><text:span text:style-name="T7">isLeaf</text:span><text:span text:style-name="T5">())</text:span><text:span text:style-name="T7"> </text:span><text:span text:style-name="T5">{</text:span></text:p>
            <text:p text:style-name="P20"><text:span text:style-name="T7"><text:tab/><text:tab/><text:tab/><text:tab/></text:span><text:span text:style-name="T5">return</text:span><text:span text:style-name="T7"> </text:span><text:span text:style-name="T15">0</text:span><text:span text:style-name="T5">;</text:span></text:p>
            <text:p text:style-name="P20"><text:span text:style-name="T7"><text:tab/><text:tab/><text:tab/></text:span><text:span text:style-name="T5">}</text:span><text:span text:style-name="T7"> </text:span><text:span text:style-name="T5">else</text:span><text:span text:style-name="T7"> </text:span><text:span text:style-name="T5">{</text:span></text:p>
            <text:p text:style-name="P20"><text:span text:style-name="T7"><text:tab/><text:tab/><text:tab/><text:tab/></text:span><text:span text:style-name="T5">if</text:span><text:span text:style-name="T7"> </text:span><text:span text:style-name="T5">(</text:span><text:span text:style-name="T7">hasLeftChild</text:span><text:span text:style-name="T5">()</text:span><text:span text:style-name="T7"> </text:span><text:span text:style-name="T5">&amp;&amp;</text:span><text:span text:style-name="T7"> hasRightChild</text:span><text:span text:style-name="T5">())</text:span><text:span text:style-name="T7"> </text:span><text:span text:style-name="T5">{</text:span></text:p>
            <text:p text:style-name="P20"><text:span text:style-name="T7"><text:tab/><text:tab/><text:tab/><text:tab/><text:tab/></text:span><text:span text:style-name="T5">return</text:span><text:span text:style-name="T7"> </text:span><text:span text:style-name="T15">1</text:span><text:span text:style-name="T7"> </text:span><text:span text:style-name="T5">+</text:span><text:span text:style-name="T7"> Math</text:span><text:span text:style-name="T5">.</text:span><text:span text:style-name="T17">min</text:span><text:span text:style-name="T5">(</text:span><text:span text:style-name="T7">getLeftChild</text:span><text:span text:style-name="T5">().</text:span><text:span text:style-name="T17">minLeafDepth</text:span><text:span text:style-name="T5">(),</text:span></text:p>
            <text:p text:style-name="P20"><text:span text:style-name="T7"><text:tab/><text:tab/><text:tab/><text:tab/><text:tab/><text:tab/><text:tab/>getRightChild</text:span><text:span text:style-name="T5">().</text:span><text:span text:style-name="T17">minLeafDepth</text:span><text:span text:style-name="T5">());</text:span></text:p>
            <text:p text:style-name="P20"><text:span text:style-name="T7"><text:tab/><text:tab/><text:tab/><text:tab/></text:span><text:span text:style-name="T5">}</text:span><text:span text:style-name="T7"> </text:span><text:span text:style-name="T5">else</text:span><text:span text:style-name="T7"> </text:span><text:span text:style-name="T5">if</text:span><text:span text:style-name="T7"> </text:span><text:span text:style-name="T5">(</text:span><text:span text:style-name="T7">hasLeftChild</text:span><text:span text:style-name="T5">())</text:span><text:span text:style-name="T7"> </text:span><text:span text:style-name="T5">{</text:span></text:p>
            <text:p text:style-name="P20"><text:span text:style-name="T7"><text:tab/><text:tab/><text:tab/><text:tab/><text:tab/></text:span><text:span text:style-name="T5">return</text:span><text:span text:style-name="T7"> </text:span><text:span text:style-name="T15">1</text:span><text:span text:style-name="T7"> </text:span><text:span text:style-name="T5">+</text:span><text:span text:style-name="T7"> getLeftChild</text:span><text:span text:style-name="T5">().</text:span><text:span text:style-name="T17">minLeafDepth</text:span><text:span text:style-name="T5">();</text:span></text:p>
            <text:p text:style-name="P20"><text:span text:style-name="T7"><text:tab/><text:tab/><text:tab/><text:tab/></text:span><text:span text:style-name="T5">}</text:span><text:span text:style-name="T7"> </text:span><text:span text:style-name="T5">else</text:span><text:span text:style-name="T7"> </text:span><text:span text:style-name="T5">{</text:span><text:span text:style-name="T7"> </text:span><text:span text:style-name="T14">// hasRightchild()</text:span></text:p>
            <text:p text:style-name="P20"><text:span text:style-name="T7"><text:tab/><text:tab/><text:tab/><text:tab/><text:tab/></text:span><text:span text:style-name="T5">return</text:span><text:span text:style-name="T7"> </text:span><text:span text:style-name="T15">1</text:span><text:span text:style-name="T7"> </text:span><text:span text:style-name="T5">+</text:span><text:span text:style-name="T7"> getRightChild</text:span><text:span text:style-name="T5">().</text:span><text:span text:style-name="T17">minLeafDepth</text:span><text:span text:style-name="T5">();</text:span></text:p>
            <text:p text:style-name="P20"><text:span text:style-name="T7"><text:tab/><text:tab/><text:tab/><text:tab/></text:span><text:span text:style-name="T5">}</text:span></text:p>
            <text:p text:style-name="P20"><text:span text:style-name="T7"><text:tab/><text:tab/><text:tab/></text:span><text:span text:style-name="T5">}</text:span></text:p>
            <text:p text:style-name="P20"><text:span text:style-name="T7"><text:tab/><text:tab/></text:span><text:span text:style-name="T5">}</text:span></text:p>
            <text:p text:style-name="P12"/>
            <text:p text:style-name="P12"/>
            <text:p text:style-name="P20"><text:span text:style-name="T7"><text:tab/><text:tab/></text:span><text:span text:style-name="T14">/**</text:span></text:p>
            <text:p text:style-name="P19"><text:tab/><text:tab/> * Returns true if and only if the tree is a valid BST,</text:p>
            <text:p text:style-name="P19"><text:tab/><text:tab/> * i.e., every node's key is greater than its left child's key</text:p>
            <text:p text:style-name="P19"><text:tab/> <text:tab/> * and smaller than its right child's key.</text:p>
            <text:p text:style-name="P19"><text:tab/> <text:tab/> * </text:p>
            <text:p text:style-name="P19"><text:tab/> <text:tab/> * @return True iff node is a valid BST.</text:p>
            <text:p text:style-name="P19"><text:tab/><text:tab/> */</text:p>
            <text:p text:style-name="P20"><text:span text:style-name="T7"><text:tab/><text:tab/></text:span><text:span text:style-name="T5">public</text:span><text:span text:style-name="T7"> </text:span><text:span text:style-name="T13">boolean</text:span><text:span text:style-name="T7"> </text:span><text:span text:style-name="T16">isBSTValid</text:span><text:span text:style-name="T5">()</text:span><text:span text:style-name="T7"> </text:span><text:span text:style-name="T5">{</text:span></text:p>
            <text:p text:style-name="P20"><text:span text:style-name="T7"><text:tab/><text:tab/><text:tab/></text:span><text:span text:style-name="T5">if</text:span><text:span text:style-name="T7"> </text:span><text:span text:style-name="T5">(</text:span><text:span text:style-name="T7">isNil</text:span><text:span text:style-name="T5">())</text:span><text:span text:style-name="T7"> </text:span><text:span text:style-name="T5">{</text:span></text:p>
            <text:p text:style-name="P20"><text:span text:style-name="T7"><text:tab/><text:tab/><text:tab/><text:tab/></text:span><text:span text:style-name="T5">return</text:span><text:span text:style-name="T7"> </text:span><text:span text:style-name="T5">true;</text:span></text:p>
            <text:p text:style-name="P20"><text:span text:style-name="T7"><text:tab/><text:tab/><text:tab/></text:span><text:span text:style-name="T5">}</text:span><text:span text:style-name="T7"> </text:span><text:span text:style-name="T5">else</text:span><text:span text:style-name="T7"> </text:span><text:span text:style-name="T5">{</text:span></text:p>
            <text:p text:style-name="P20"><text:span text:style-name="T7"><text:tab/><text:tab/><text:tab/><text:tab/></text:span><text:span text:style-name="T5">if</text:span><text:span text:style-name="T7"> </text:span><text:span text:style-name="T5">(</text:span><text:span text:style-name="T7">hasLeftChild</text:span><text:span text:style-name="T5">()</text:span><text:span text:style-name="T7"> </text:span><text:span text:style-name="T5">&amp;&amp;</text:span><text:span text:style-name="T7"> getKey</text:span><text:span text:style-name="T5">()</text:span><text:span text:style-name="T7"> </text:span><text:span text:style-name="T5">&lt;</text:span><text:span text:style-name="T7"> getLeftChild</text:span><text:span text:style-name="T5">().</text:span><text:span text:style-name="T17">getKey</text:span><text:span text:style-name="T5">())</text:span><text:span text:style-name="T7"> </text:span><text:span text:style-name="T5">{</text:span></text:p>
            <text:p text:style-name="P20"><text:span text:style-name="T7"><text:tab/><text:tab/><text:tab/><text:tab/><text:tab/></text:span><text:span text:style-name="T5">return</text:span><text:span text:style-name="T7"> </text:span><text:span text:style-name="T5">false;</text:span></text:p>
            <text:p text:style-name="P20"><text:span text:style-name="T7"><text:tab/><text:tab/><text:tab/><text:tab/></text:span><text:span text:style-name="T5">}</text:span><text:span text:style-name="T7"> </text:span><text:span text:style-name="T5">else</text:span><text:span text:style-name="T7"> </text:span><text:span text:style-name="T5">if</text:span><text:span text:style-name="T7"> </text:span><text:span text:style-name="T5">(</text:span><text:span text:style-name="T7">hasRightChild</text:span><text:span text:style-name="T5">()</text:span><text:span text:style-name="T7"> </text:span><text:span text:style-name="T5">&amp;&amp;</text:span><text:span text:style-name="T7"> getKey</text:span><text:span text:style-name="T5">()</text:span><text:span text:style-name="T7"> </text:span><text:span text:style-name="T5">&gt;</text:span><text:span text:style-name="T7"> getRightChild</text:span><text:span text:style-name="T5">().</text:span><text:span text:style-name="T17">getKey</text:span><text:span text:style-name="T5">())</text:span><text:span text:style-name="T7"> </text:span><text:span text:style-name="T5">{</text:span></text:p>
            <text:p text:style-name="P20"><text:span text:style-name="T7"><text:tab/><text:tab/><text:tab/><text:tab/><text:tab/></text:span><text:span text:style-name="T5">return</text:span><text:span text:style-name="T7"> </text:span><text:span text:style-name="T5">false;</text:span></text:p>
            <text:p text:style-name="P20"><text:span text:style-name="T7"><text:tab/><text:tab/><text:tab/><text:tab/></text:span><text:span text:style-name="T5">}</text:span><text:span text:style-name="T7"> </text:span><text:span text:style-name="T5">else</text:span><text:span text:style-name="T7"> </text:span><text:span text:style-name="T5">{</text:span></text:p>
            <text:p text:style-name="P20"><text:span text:style-name="T7"><text:tab/><text:tab/><text:tab/><text:tab/><text:tab/></text:span><text:span text:style-name="T5">return</text:span><text:span text:style-name="T7"> </text:span><text:span text:style-name="T16">getLeftChild</text:span><text:span text:style-name="T5">().</text:span><text:span text:style-name="T17">isBSTValid</text:span><text:span text:style-name="T5">()</text:span><text:span text:style-name="T7"> </text:span><text:span text:style-name="T5">&amp;&amp;</text:span></text:p>
            <text:p text:style-name="P20"><text:span text:style-name="T7"><text:tab/><text:tab/><text:tab/><text:tab/><text:tab/><text:tab/><text:tab/>getRightChild</text:span><text:span text:style-name="T5">().</text:span><text:span text:style-name="T17">isBSTValid</text:span><text:span text:style-name="T5">();</text:span></text:p>
            <text:p text:style-name="P20"><text:span text:style-name="T7"><text:tab/><text:tab/><text:tab/><text:tab/></text:span><text:span text:style-name="T5">}</text:span></text:p>
            <text:p text:style-name="P20"><text:span text:style-name="T7"><text:tab/><text:tab/><text:tab/></text:span><text:span text:style-name="T5">}</text:span></text:p>
            <text:p text:style-name="P20"><text:span text:style-name="T7"><text:tab/><text:tab/></text:span><text:span text:style-name="T5">}</text:span></text:p>
            <text:p text:style-name="P12"/>
            <text:p text:style-name="P20"><text:span text:style-name="T7"><text:tab/><text:tab/></text:span><text:span text:style-name="T14">/**</text:span></text:p>
            <text:p text:style-name="P19"><text:tab/><text:tab/> * Returns true iff node and its offsprings follow the Red rule,</text:p>
            <text:p text:style-name="P19"><text:tab/><text:tab/> * i.e., no red node is followed by another red node.</text:p>
            <text:p text:style-name="P19"><text:tab/><text:tab/> * </text:p>
            <text:p text:style-name="P19"><text:tab/><text:tab/> * @return True iff node follows the Red rule</text:p>
            <text:p text:style-name="P19"><text:tab/><text:tab/> */</text:p>
            <text:p text:style-name="P20"><text:span text:style-name="T7"><text:tab/><text:tab/></text:span><text:span text:style-name="T5">public</text:span><text:span text:style-name="T7"> </text:span><text:span text:style-name="T13">boolean</text:span><text:span text:style-name="T7"> </text:span><text:span text:style-name="T16">isRedValid</text:span><text:span text:style-name="T5">()</text:span><text:span text:style-name="T7"> </text:span><text:span text:style-name="T5">{</text:span></text:p>
            <text:p text:style-name="P20"><text:span text:style-name="T7"><text:tab/><text:tab/><text:tab/></text:span><text:span text:style-name="T5">if</text:span><text:span text:style-name="T7"> </text:span><text:span text:style-name="T5">(</text:span><text:span text:style-name="T7">isLeaf</text:span><text:span text:style-name="T5">())</text:span><text:span text:style-name="T7"> </text:span><text:span text:style-name="T5">{</text:span></text:p>
            <text:p text:style-name="P20"><text:span text:style-name="T7"><text:tab/><text:tab/><text:tab/><text:tab/></text:span><text:span text:style-name="T5">return</text:span><text:span text:style-name="T7"> </text:span><text:span text:style-name="T5">true;</text:span></text:p>
            <text:p text:style-name="P20"><text:span text:style-name="T7"><text:tab/><text:tab/><text:tab/></text:span><text:span text:style-name="T5">}</text:span><text:span text:style-name="T7"> </text:span><text:span text:style-name="T5">else</text:span><text:span text:style-name="T7"> </text:span><text:span text:style-name="T5">{</text:span></text:p>
            <text:p text:style-name="P20"><text:span text:style-name="T7"><text:tab/><text:tab/><text:tab/><text:tab/></text:span><text:span text:style-name="T5">if</text:span><text:span text:style-name="T7"> </text:span><text:span text:style-name="T5">(</text:span><text:span text:style-name="T7">isBlack</text:span><text:span text:style-name="T5">())</text:span><text:span text:style-name="T7"> </text:span><text:span text:style-name="T5">{</text:span></text:p>
            <text:p text:style-name="P20"><text:span text:style-name="T7"><text:tab/><text:tab/><text:tab/><text:tab/><text:tab/></text:span><text:span text:style-name="T5">if</text:span><text:span text:style-name="T7"> </text:span><text:span text:style-name="T5">(</text:span><text:span text:style-name="T7">hasLeftChild</text:span><text:span text:style-name="T5">()</text:span><text:span text:style-name="T7"> </text:span><text:span text:style-name="T5">&amp;&amp;</text:span><text:span text:style-name="T7"> hasRightChild</text:span><text:span text:style-name="T5">())</text:span><text:span text:style-name="T7"> </text:span><text:span text:style-name="T5">{</text:span></text:p>
            <text:p text:style-name="P20"><text:span text:style-name="T7"><text:tab/><text:tab/><text:tab/><text:tab/><text:tab/><text:tab/></text:span><text:span text:style-name="T5">return</text:span><text:span text:style-name="T7"> </text:span><text:span text:style-name="T16">getLeftChild</text:span><text:span text:style-name="T5">().</text:span><text:span text:style-name="T17">isRedValid</text:span><text:span text:style-name="T5">()</text:span><text:span text:style-name="T7"> </text:span><text:span text:style-name="T5">&amp;&amp;</text:span><text:span text:style-name="T7"> getRightChild</text:span><text:span text:style-name="T5">().</text:span><text:span text:style-name="T17">isRedValid</text:span><text:span text:style-name="T5">();</text:span></text:p>
            <text:p text:style-name="P20"><text:span text:style-name="T7"><text:tab/><text:tab/><text:tab/><text:tab/><text:tab/></text:span><text:span text:style-name="T5">}</text:span><text:span text:style-name="T7"> </text:span><text:span text:style-name="T5">else</text:span><text:span text:style-name="T7"> </text:span><text:span text:style-name="T5">if</text:span><text:span text:style-name="T7"> </text:span><text:span text:style-name="T5">(</text:span><text:span text:style-name="T7">hasLeftChild</text:span><text:span text:style-name="T5">())</text:span><text:span text:style-name="T7"> </text:span><text:span text:style-name="T5">{</text:span></text:p>
            <text:p text:style-name="P20"><text:span text:style-name="T7"><text:tab/><text:tab/><text:tab/><text:tab/><text:tab/><text:tab/></text:span><text:span text:style-name="T5">return</text:span><text:span text:style-name="T7"> </text:span><text:span text:style-name="T16">getLeftChild</text:span><text:span text:style-name="T5">().</text:span><text:span text:style-name="T17">isRedValid</text:span><text:span text:style-name="T5">();</text:span></text:p>
            <text:p text:style-name="P20"><text:span text:style-name="T7"><text:tab/><text:tab/><text:tab/><text:tab/><text:tab/></text:span><text:span text:style-name="T5">}</text:span><text:span text:style-name="T7"> </text:span><text:span text:style-name="T5">else</text:span><text:span text:style-name="T7"> </text:span><text:span text:style-name="T5">{</text:span><text:span text:style-name="T7"> </text:span><text:span text:style-name="T14">// hasRightChild()</text:span></text:p>
            <text:p text:style-name="P20"><text:span text:style-name="T7"><text:tab/><text:tab/><text:tab/><text:tab/><text:tab/><text:tab/></text:span><text:span text:style-name="T5">return</text:span><text:span text:style-name="T7"> </text:span><text:span text:style-name="T16">getRightChild</text:span><text:span text:style-name="T5">().</text:span><text:span text:style-name="T17">isRedValid</text:span><text:span text:style-name="T5">();</text:span></text:p>
            <text:p text:style-name="P20"><text:span text:style-name="T7"><text:tab/><text:tab/><text:tab/><text:tab/><text:tab/></text:span><text:span text:style-name="T5">}</text:span></text:p>
            <text:p text:style-name="P20"><text:span text:style-name="T7"><text:tab/><text:tab/><text:tab/><text:tab/></text:span><text:span text:style-name="T5">}</text:span><text:span text:style-name="T7"> </text:span><text:span text:style-name="T5">else</text:span><text:span text:style-name="T7"> </text:span><text:span text:style-name="T5">{</text:span><text:span text:style-name="T7"> </text:span><text:span text:style-name="T14">// isRed()</text:span></text:p>
            <text:p text:style-name="P20"><text:span text:style-name="T7"><text:tab/><text:tab/><text:tab/><text:tab/><text:tab/></text:span><text:span text:style-name="T5">if</text:span><text:span text:style-name="T7"> </text:span><text:span text:style-name="T5">(</text:span><text:span text:style-name="T7">hasLeftChild</text:span><text:span text:style-name="T5">()</text:span><text:span text:style-name="T7"> </text:span><text:span text:style-name="T5">&amp;&amp;</text:span><text:span text:style-name="T7"> hasRightChild</text:span><text:span text:style-name="T5">())</text:span><text:span text:style-name="T7"> </text:span><text:span text:style-name="T5">{</text:span></text:p>
            <text:p text:style-name="P20"><text:span text:style-name="T7"><text:tab/><text:tab/><text:tab/><text:tab/><text:tab/><text:tab/></text:span><text:span text:style-name="T5">return</text:span><text:span text:style-name="T7"> </text:span><text:span text:style-name="T16">getLeftChild</text:span><text:span text:style-name="T5">().</text:span><text:span text:style-name="T17">isBlack</text:span><text:span text:style-name="T5">()</text:span><text:span text:style-name="T7"> </text:span><text:span text:style-name="T5">&amp;&amp;</text:span><text:span text:style-name="T7"> getLeftChild</text:span><text:span text:style-name="T5">().</text:span><text:span text:style-name="T17">isRedValid</text:span><text:span text:style-name="T5">()</text:span><text:span text:style-name="T7"> </text:span><text:span text:style-name="T5">&amp;&amp;</text:span></text:p>
            <text:p text:style-name="P20"><text:span text:style-name="T7"><text:tab/><text:tab/><text:tab/><text:tab/><text:tab/><text:tab/><text:tab/>getRightChild</text:span><text:span text:style-name="T5">().</text:span><text:span text:style-name="T17">isBlack</text:span><text:span text:style-name="T5">()</text:span><text:span text:style-name="T7"> </text:span><text:span text:style-name="T5">&amp;&amp;</text:span><text:span text:style-name="T7"> getRightChild</text:span><text:span text:style-name="T5">().</text:span><text:span text:style-name="T17">isRedValid</text:span><text:span text:style-name="T5">();</text:span></text:p>
            <text:p text:style-name="P20"><text:span text:style-name="T7"><text:tab/><text:tab/><text:tab/><text:tab/><text:tab/></text:span><text:span text:style-name="T5">}</text:span><text:span text:style-name="T7"> </text:span><text:span text:style-name="T5">else</text:span><text:span text:style-name="T7"> </text:span><text:span text:style-name="T5">if</text:span><text:span text:style-name="T7"> </text:span><text:span text:style-name="T5">(</text:span><text:span text:style-name="T7">hasLeftChild</text:span><text:span text:style-name="T5">())</text:span><text:span text:style-name="T7"> </text:span><text:span text:style-name="T5">{</text:span></text:p>
            <text:p text:style-name="P20"><text:span text:style-name="T7"><text:tab/><text:tab/><text:tab/><text:tab/><text:tab/><text:tab/></text:span><text:span text:style-name="T5">return</text:span><text:span text:style-name="T7"> </text:span><text:span text:style-name="T16">getLeftChild</text:span><text:span text:style-name="T5">().</text:span><text:span text:style-name="T17">isBlack</text:span><text:span text:style-name="T5">()</text:span><text:span text:style-name="T7"> </text:span><text:span text:style-name="T5">&amp;&amp;</text:span><text:span text:style-name="T7"> getLeftChild</text:span><text:span text:style-name="T5">().</text:span><text:span text:style-name="T17">isRedValid</text:span><text:span text:style-name="T5">();</text:span></text:p>
            <text:p text:style-name="P20"><text:span text:style-name="T7"><text:tab/><text:tab/><text:tab/><text:tab/><text:tab/></text:span><text:span text:style-name="T5">}</text:span><text:span text:style-name="T7"> </text:span><text:span text:style-name="T5">else</text:span><text:span text:style-name="T7"> </text:span><text:span text:style-name="T5">{</text:span><text:span text:style-name="T7"> </text:span><text:span text:style-name="T14">// hasRightChild()</text:span></text:p>
            <text:p text:style-name="P20"><text:span text:style-name="T7"><text:tab/><text:tab/><text:tab/><text:tab/><text:tab/><text:tab/></text:span><text:span text:style-name="T5">return</text:span><text:span text:style-name="T7"> </text:span><text:span text:style-name="T16">getRightChild</text:span><text:span text:style-name="T5">().</text:span><text:span text:style-name="T17">isBlack</text:span><text:span text:style-name="T5">()</text:span><text:span text:style-name="T7"> </text:span><text:span text:style-name="T5">&amp;&amp;</text:span><text:span text:style-name="T7"> getRightChild</text:span><text:span text:style-name="T5">().</text:span><text:span text:style-name="T17">isRedValid</text:span><text:span text:style-name="T5">();</text:span></text:p>
            <text:p text:style-name="P20"><text:span text:style-name="T7"><text:tab/><text:tab/><text:tab/><text:tab/><text:tab/></text:span><text:span text:style-name="T5">}</text:span></text:p>
            <text:p text:style-name="P20"><text:span text:style-name="T7"><text:tab/><text:tab/><text:tab/><text:tab/></text:span><text:span text:style-name="T5">}</text:span></text:p>
            <text:p text:style-name="P20"><text:soft-page-break/><text:span text:style-name="T7"><text:tab/><text:tab/><text:tab/></text:span><text:span text:style-name="T5">}</text:span></text:p>
            <text:p text:style-name="P20"><text:span text:style-name="T7"><text:tab/><text:tab/></text:span><text:span text:style-name="T5">}</text:span></text:p>
            <text:p text:style-name="P12"/>
            <text:p text:style-name="P20"><text:span text:style-name="T7"><text:tab/><text:tab/></text:span><text:span text:style-name="T14">/**</text:span></text:p>
            <text:p text:style-name="P19"><text:tab/><text:tab/> * Returns the node's black depth.</text:p>
            <text:p text:style-name="P19"><text:tab/><text:tab/> * </text:p>
            <text:p text:style-name="P19"><text:tab/><text:tab/> * @return Black depth of current node</text:p>
            <text:p text:style-name="P19"><text:tab/><text:tab/> */</text:p>
            <text:p text:style-name="P20"><text:span text:style-name="T7"><text:tab/><text:tab/></text:span><text:span text:style-name="T5">private</text:span><text:span text:style-name="T7"> </text:span><text:span text:style-name="T13">int</text:span><text:span text:style-name="T7"> </text:span><text:span text:style-name="T16">blackDepth</text:span><text:span text:style-name="T5">()</text:span><text:span text:style-name="T7"> </text:span><text:span text:style-name="T5">{</text:span></text:p>
            <text:p text:style-name="P20"><text:span text:style-name="T7"><text:tab/><text:tab/><text:tab/></text:span><text:span text:style-name="T13">int</text:span><text:span text:style-name="T7"> me </text:span><text:span text:style-name="T5">=</text:span><text:span text:style-name="T7"> isBlack</text:span><text:span text:style-name="T5">()</text:span><text:span text:style-name="T7"> </text:span><text:span text:style-name="T5">?</text:span><text:span text:style-name="T7"> </text:span><text:span text:style-name="T15">1</text:span><text:span text:style-name="T7"> </text:span><text:span text:style-name="T5">:</text:span><text:span text:style-name="T7"> </text:span><text:span text:style-name="T15">0</text:span><text:span text:style-name="T5">;</text:span></text:p>
            <text:p text:style-name="P20"><text:span text:style-name="T7"><text:tab/><text:tab/><text:tab/></text:span><text:span text:style-name="T5">if</text:span><text:span text:style-name="T7"> </text:span><text:span text:style-name="T5">(</text:span><text:span text:style-name="T7">hasLeftChild</text:span><text:span text:style-name="T5">())</text:span><text:span text:style-name="T7"> </text:span><text:span text:style-name="T5">{</text:span></text:p>
            <text:p text:style-name="P20"><text:span text:style-name="T7"><text:tab/><text:tab/><text:tab/><text:tab/></text:span><text:span text:style-name="T5">return</text:span><text:span text:style-name="T7"> me </text:span><text:span text:style-name="T5">+</text:span><text:span text:style-name="T7"> getLeftChild</text:span><text:span text:style-name="T5">().</text:span><text:span text:style-name="T17">blackDepth</text:span><text:span text:style-name="T5">();</text:span></text:p>
            <text:p text:style-name="P20"><text:span text:style-name="T7"><text:tab/><text:tab/><text:tab/></text:span><text:span text:style-name="T5">}</text:span><text:span text:style-name="T7"> </text:span><text:span text:style-name="T5">else</text:span><text:span text:style-name="T7"> </text:span><text:span text:style-name="T5">{</text:span></text:p>
            <text:p text:style-name="P20"><text:span text:style-name="T7"><text:tab/><text:tab/><text:tab/><text:tab/></text:span><text:span text:style-name="T5">return</text:span><text:span text:style-name="T7"> me</text:span><text:span text:style-name="T5">;</text:span></text:p>
            <text:p text:style-name="P20"><text:span text:style-name="T7"><text:tab/><text:tab/><text:tab/></text:span><text:span text:style-name="T5">}</text:span></text:p>
            <text:p text:style-name="P20"><text:span text:style-name="T7"><text:tab/><text:tab/></text:span><text:span text:style-name="T5">}</text:span></text:p>
            <text:p text:style-name="P12"/>
            <text:p text:style-name="P20"><text:span text:style-name="T7"><text:tab/><text:tab/></text:span><text:span text:style-name="T14">/**</text:span></text:p>
            <text:p text:style-name="P19"><text:tab/><text:tab/> * Returns true iff node and its offsprings follow the Black rule,</text:p>
            <text:p text:style-name="P19"><text:tab/><text:tab/> * i.e., every path from root to a leaf passes through the same</text:p>
            <text:p text:style-name="P19"><text:tab/><text:tab/> * number of black nodes.</text:p>
            <text:p text:style-name="P19"><text:tab/><text:tab/> * </text:p>
            <text:p text:style-name="P19"><text:tab/><text:tab/> * @return True iff node follows the Black rule</text:p>
            <text:p text:style-name="P19"><text:tab/><text:tab/> */</text:p>
            <text:p text:style-name="P20"><text:span text:style-name="T7"><text:tab/><text:tab/></text:span><text:span text:style-name="T5">public</text:span><text:span text:style-name="T7"> </text:span><text:span text:style-name="T13">boolean</text:span><text:span text:style-name="T7"> </text:span><text:span text:style-name="T16">isBlackValid</text:span><text:span text:style-name="T5">()</text:span><text:span text:style-name="T7"> </text:span><text:span text:style-name="T5">{</text:span></text:p>
            <text:p text:style-name="P20"><text:span text:style-name="T7"><text:tab/><text:tab/><text:tab/></text:span><text:span text:style-name="T5">if</text:span><text:span text:style-name="T7"> </text:span><text:span text:style-name="T5">(</text:span><text:span text:style-name="T7">isLeaf</text:span><text:span text:style-name="T5">())</text:span><text:span text:style-name="T7"> </text:span><text:span text:style-name="T5">{</text:span></text:p>
            <text:p text:style-name="P20"><text:span text:style-name="T7"><text:tab/><text:tab/><text:tab/><text:tab/></text:span><text:span text:style-name="T5">return</text:span><text:span text:style-name="T7"> </text:span><text:span text:style-name="T5">true;</text:span></text:p>
            <text:p text:style-name="P20"><text:span text:style-name="T7"><text:tab/><text:tab/><text:tab/></text:span><text:span text:style-name="T5">}</text:span><text:span text:style-name="T7"> </text:span><text:span text:style-name="T5">else</text:span><text:span text:style-name="T7"> </text:span><text:span text:style-name="T5">{</text:span></text:p>
            <text:p text:style-name="P20"><text:span text:style-name="T7"><text:tab/><text:tab/><text:tab/><text:tab/></text:span><text:span text:style-name="T5">if</text:span><text:span text:style-name="T7"> </text:span><text:span text:style-name="T5">(</text:span><text:span text:style-name="T7">hasRightChild</text:span><text:span text:style-name="T5">()</text:span><text:span text:style-name="T7"> </text:span><text:span text:style-name="T5">&amp;&amp;</text:span><text:span text:style-name="T7"> hasLeftChild</text:span><text:span text:style-name="T5">())</text:span><text:span text:style-name="T7"> </text:span><text:span text:style-name="T5">{</text:span></text:p>
            <text:p text:style-name="P20"><text:span text:style-name="T7"><text:tab/><text:tab/><text:tab/><text:tab/><text:tab/></text:span><text:span text:style-name="T5">return</text:span><text:span text:style-name="T7"> </text:span><text:span text:style-name="T16">getRightChild</text:span><text:span text:style-name="T5">().</text:span><text:span text:style-name="T17">blackDepth</text:span><text:span text:style-name="T5">()</text:span><text:span text:style-name="T7"> </text:span><text:span text:style-name="T5">==</text:span><text:span text:style-name="T7"> getLeftChild</text:span><text:span text:style-name="T5">().</text:span><text:span text:style-name="T17">blackDepth</text:span><text:span text:style-name="T5">();</text:span></text:p>
            <text:p text:style-name="P20"><text:span text:style-name="T7"><text:tab/><text:tab/><text:tab/><text:tab/></text:span><text:span text:style-name="T5">}</text:span><text:span text:style-name="T7"> </text:span><text:span text:style-name="T5">else</text:span><text:span text:style-name="T7"> </text:span><text:span text:style-name="T5">if</text:span><text:span text:style-name="T7"> </text:span><text:span text:style-name="T5">(</text:span><text:span text:style-name="T7">hasLeftChild</text:span><text:span text:style-name="T5">())</text:span><text:span text:style-name="T7"> </text:span><text:span text:style-name="T5">{</text:span></text:p>
            <text:p text:style-name="P20"><text:span text:style-name="T7"><text:tab/><text:tab/><text:tab/><text:tab/><text:tab/></text:span><text:span text:style-name="T5">return</text:span><text:span text:style-name="T7"> </text:span><text:span text:style-name="T16">getLeftChild</text:span><text:span text:style-name="T5">().</text:span><text:span text:style-name="T17">blackDepth</text:span><text:span text:style-name="T5">()</text:span><text:span text:style-name="T7"> </text:span><text:span text:style-name="T5">==</text:span><text:span text:style-name="T7"> </text:span><text:span text:style-name="T15">0</text:span><text:span text:style-name="T5">;</text:span></text:p>
            <text:p text:style-name="P20"><text:span text:style-name="T7"><text:tab/><text:tab/><text:tab/><text:tab/></text:span><text:span text:style-name="T5">}</text:span><text:span text:style-name="T7"> </text:span><text:span text:style-name="T5">else</text:span><text:span text:style-name="T7"> </text:span><text:span text:style-name="T5">{</text:span><text:span text:style-name="T7"> </text:span><text:span text:style-name="T14">// hasRightChild()</text:span></text:p>
            <text:p text:style-name="P20"><text:span text:style-name="T7"><text:tab/><text:tab/><text:tab/><text:tab/><text:tab/></text:span><text:span text:style-name="T5">return</text:span><text:span text:style-name="T7"> </text:span><text:span text:style-name="T16">getRightChild</text:span><text:span text:style-name="T5">().</text:span><text:span text:style-name="T17">blackDepth</text:span><text:span text:style-name="T5">()</text:span><text:span text:style-name="T7"> </text:span><text:span text:style-name="T5">==</text:span><text:span text:style-name="T7"> </text:span><text:span text:style-name="T15">0</text:span><text:span text:style-name="T5">;</text:span></text:p>
            <text:p text:style-name="P20"><text:span text:style-name="T7"><text:tab/><text:tab/><text:tab/><text:tab/></text:span><text:span text:style-name="T5">}</text:span></text:p>
            <text:p text:style-name="P20"><text:span text:style-name="T7"><text:tab/><text:tab/><text:tab/></text:span><text:span text:style-name="T5">}</text:span></text:p>
            <text:p text:style-name="P20"><text:span text:style-name="T7"><text:tab/><text:tab/></text:span><text:span text:style-name="T5">}</text:span></text:p>
            <text:p text:style-name="P20"><text:span text:style-name="T7"><text:tab/></text:span><text:span text:style-name="T5">}</text:span></text:p>
            <text:p text:style-name="P12"/>
            <text:p text:style-name="P20"><text:span text:style-name="T7"><text:tab/></text:span><text:span text:style-name="T14">/**</text:span></text:p>
            <text:p text:style-name="P19"><text:tab/> * @original author Shai Vardi</text:p>
            <text:p text:style-name="P19"><text:tab/> * Modified for semester 2011/2012 a</text:p>
            <text:p text:style-name="P19"><text:tab/> */</text:p>
            <text:p text:style-name="P12"/>
            <text:p text:style-name="P13">}</text:p>
          </table:table-cell>
        </table:table-row>
      </table:table>
      <text:p text:style-name="P7"/>
      <text:p text:style-name="P6"/>
      <text:p text:style-name="P2"/>
      <text:h text:style-name="P32" text:outline-level="2">Program Documentation</text:h>
      <text:p text:style-name="P8"/>
      <text:p text:style-name="P24"><text:span text:style-name="T8">awesomeRB</text:span><text:span text:style-name="T9">  Class RBTree</text:span></text:p>
      <text:p text:style-name="P14">java.lang.Object</text:p>
      <text:p text:style-name="P10"><text:span text:style-name="T11"><text:s text:c="2"/></text:span><text:span text:style-name="T12">awesomeRB.RBTree</text:span></text:p>
      <text:p text:style-name="P27"/>
      <text:p text:style-name="P10"><text:span text:style-name="T11">public class </text:span><text:span text:style-name="T12">RBTree</text:span></text:p>
      <text:p text:style-name="P14">extends java.lang.Object</text:p>
      <text:p text:style-name="P25">RBTree An implementation of a Red Black Tree with non-negative, distinct integer values.<text:line-break/>All quoted algorithms are from: Cormen, Thomas H., Charles E. Leiserson, and Robert L. Rivest. Introduction to Algorithms. Cambridge, MA: MIT, 2001. Print.<text:line-break/>Invariant: getRoot() != null<text:line-break/>Invariant: isValid()</text:p>
      <text:p text:style-name="P17">Author:</text:p>
      <text:p text:style-name="P16">Amir Moualem, amirmoua@mail.tau.ac.il, ID ?????????,<text:line-break/>Sagie Maoz, sagiemao@mail.tau.ac.il, ID 021526025</text:p>
      <text:p text:style-name="P27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18">Nested Class Summary</text:p>
          </table:table-cell>
          <table:covered-table-cell/>
        </table:table-row>
        <table:table-row table:style-name="Table5.1">
          <table:table-cell table:style-name="Table5.A2" office:value-type="string">
            <text:p text:style-name="P15"> class</text:p>
          </table:table-cell>
          <table:table-cell table:style-name="Table5.B2" office:value-type="string">
            <text:p text:style-name="P10"><text:span text:style-name="T12">RBTree.RBNode</text:span><text:span text:style-name="T10"> </text:span></text:p>
            <text:p text:style-name="P16">          public class RBNode If you wish to implement classes other than RBTree (for example RBNode), do it in this file, not in another file</text:p>
          </table:table-cell>
        </table:table-row>
      </table:table>
      <text:p text:style-name="P16"> 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P10">Field Summary</text:p>
          </table:table-cell>
          <table:covered-table-cell/>
        </table:table-row>
        <table:table-row table:style-name="Table6.1">
          <table:table-cell table:style-name="Table6.A2" office:value-type="string">
            <text:p text:style-name="P15">(package private) static int</text:p>
          </table:table-cell>
          <table:table-cell table:style-name="Table6.B2" office:value-type="string">
            <text:p text:style-name="P10"><text:span text:style-name="T12">NilValue</text:span><text:span text:style-name="T10"> </text:span></text:p>
            <text:p text:style-name="P16">          Constant marking a key as that of an empty leaf</text:p>
          </table:table-cell>
        </table:table-row>
        <table:table-row table:style-name="Table6.1">
          <table:table-cell table:style-name="Table6.A2" office:value-type="string">
            <text:p text:style-name="P15">private  RBTree.RBNode</text:p>
          </table:table-cell>
          <table:table-cell table:style-name="Table6.B2" office:value-type="string">
            <text:p text:style-name="P10"><text:span text:style-name="T12">root</text:span><text:span text:style-name="T10"> </text:span></text:p>
            <text:p text:style-name="P16">          Pointer to root node</text:p>
          </table:table-cell>
        </table:table-row>
        <table:table-row table:style-name="Table6.1">
          <table:table-cell table:style-name="Table6.A2" office:value-type="string">
            <text:p text:style-name="P15">private  int</text:p>
          </table:table-cell>
          <table:table-cell table:style-name="Table6.B2" office:value-type="string">
            <text:p text:style-name="P10"><text:span text:style-name="T12">size</text:span><text:span text:style-name="T10"> </text:span></text:p>
            <text:p text:style-name="P16">          Current size of tree (number of non-nil nodes)</text:p>
          </table:table-cell>
        </table:table-row>
      </table:table>
      <text:p text:style-name="P16"> 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0">Constructor Summary</text:p>
          </table:table-cell>
        </table:table-row>
        <table:table-row table:style-name="Table7.1">
          <table:table-cell table:style-name="Table7.A2" office:value-type="string">
            <text:p text:style-name="P10"><text:span text:style-name="T12">RBTree</text:span><text:span text:style-name="T11">()</text:span><text:span text:style-name="T10"> </text:span></text:p>
            <text:p text:style-name="P16">          Creates a new, empty instance</text:p>
          </table:table-cell>
        </table:table-row>
      </table:table>
      <text:p text:style-name="P16"> 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p text:style-name="P10">Method Summary</text:p>
          </table:table-cell>
          <table:covered-table-cell/>
        </table:table-row>
        <table:table-row table:style-name="Table8.1">
          <table:table-cell table:style-name="Table8.A2" office:value-type="string">
            <text:p text:style-name="P15"> boolean</text:p>
          </table:table-cell>
          <table:table-cell table:style-name="Table8.B2" office:value-type="string">
            <text:p text:style-name="P10"><text:span text:style-name="T12">contains</text:span><text:span text:style-name="T11">(int i)</text:span><text:span text:style-name="T10"> </text:span></text:p>
            <text:p text:style-name="P16">          Returns true if and only if the tree contains i.</text:p>
          </table:table-cell>
        </table:table-row>
        <table:table-row table:style-name="Table8.1">
          <table:table-cell table:style-name="Table8.A2" office:value-type="string">
            <text:p text:style-name="P15"> void</text:p>
          </table:table-cell>
          <table:table-cell table:style-name="Table8.B2" office:value-type="string">
            <text:p text:style-name="P10"><text:span text:style-name="T12">delete</text:span><text:span text:style-name="T11">(int i)</text:span><text:span text:style-name="T10"> </text:span></text:p>
            <text:p text:style-name="P16">          Deletes the integer i from the binary tree, if it is there; the tree must remain valid (keep its invariants).</text:p>
          </table:table-cell>
        </table:table-row>
        <table:table-row table:style-name="Table8.1">
          <table:table-cell table:style-name="Table8.A2" office:value-type="string">
            <text:p text:style-name="P15">private  void</text:p>
          </table:table-cell>
          <table:table-cell table:style-name="Table8.B2" office:value-type="string">
            <text:p text:style-name="P10"><text:span text:style-name="T12">deleteFixup</text:span><text:span text:style-name="T11">(RBTree.RBNode x)</text:span><text:span text:style-name="T10"> </text:span></text:p>
            <text:p text:style-name="P16">          Fixes up tree after a delete action.</text:p>
          </table:table-cell>
        </table:table-row>
        <table:table-row table:style-name="Table8.1">
          <table:table-cell table:style-name="Table8.A2" office:value-type="string">
            <text:p text:style-name="P15"> boolean</text:p>
          </table:table-cell>
          <table:table-cell table:style-name="Table8.B2" office:value-type="string">
            <text:p text:style-name="P10"><text:span text:style-name="T12">empty</text:span><text:span text:style-name="T11">()</text:span><text:span text:style-name="T10"> </text:span></text:p>
            <text:p text:style-name="P16">          Returns true if and only if the tree is empty.</text:p>
          </table:table-cell>
        </table:table-row>
        <table:table-row table:style-name="Table8.1">
          <table:table-cell table:style-name="Table8.A2" office:value-type="string">
            <text:p text:style-name="P15"> RBTree.RBNode</text:p>
          </table:table-cell>
          <table:table-cell table:style-name="Table8.B2" office:value-type="string">
            <text:p text:style-name="P10"><text:span text:style-name="T12">getRoot</text:span><text:span text:style-name="T11">()</text:span><text:span text:style-name="T10"> </text:span></text:p>
            <text:p text:style-name="P16">          Returns pointer to root node</text:p>
          </table:table-cell>
        </table:table-row>
        <table:table-row table:style-name="Table8.1">
          <table:table-cell table:style-name="Table8.A2" office:value-type="string">
            <text:p text:style-name="P15"> void</text:p>
          </table:table-cell>
          <table:table-cell table:style-name="Table8.B2" office:value-type="string">
            <text:p text:style-name="P10"><text:span text:style-name="T12">insert</text:span><text:span text:style-name="T11">(int i)</text:span><text:span text:style-name="T10"> </text:span></text:p>
            <text:p text:style-name="P16">          Inserts the integer i into the binary tree; the tree must remain valid (keep its invariants).</text:p>
          </table:table-cell>
        </table:table-row>
        <table:table-row table:style-name="Table8.1">
          <table:table-cell table:style-name="Table8.A2" office:value-type="string">
            <text:p text:style-name="P15"> boolean</text:p>
          </table:table-cell>
          <table:table-cell table:style-name="Table8.B2" office:value-type="string">
            <text:p text:style-name="P10"><text:span text:style-name="T12">isValid</text:span><text:span text:style-name="T11">()</text:span><text:span text:style-name="T10"> </text:span></text:p>
            <text:p text:style-name="P16">          Returns true if and only if the tree is a valid red-black tree.</text:p>
          </table:table-cell>
        </table:table-row>
        <table:table-row table:style-name="Table8.1">
          <table:table-cell table:style-name="Table8.A2" office:value-type="string">
            <text:p text:style-name="P15"> void</text:p>
          </table:table-cell>
          <table:table-cell table:style-name="Table8.B2" office:value-type="string">
            <text:p text:style-name="P10"><text:span text:style-name="T12">leftRotate</text:span><text:span text:style-name="T11">(RBTree.RBNode x)</text:span><text:span text:style-name="T10"> </text:span></text:p>
            <text:p text:style-name="P16">          Applies the Left Rotate action on a given node.</text:p>
          </table:table-cell>
        </table:table-row>
        <table:table-row table:style-name="Table8.1">
          <table:table-cell table:style-name="Table8.A2" office:value-type="string">
            <text:p text:style-name="P15"> int</text:p>
          </table:table-cell>
          <table:table-cell table:style-name="Table8.B2" office:value-type="string">
            <text:p text:style-name="P10"><text:span text:style-name="T12">max</text:span><text:span text:style-name="T11">()</text:span><text:span text:style-name="T10"> </text:span></text:p>
            <text:p text:style-name="P16">          Returns the largest key in the tree.</text:p>
          </table:table-cell>
        </table:table-row>
        <table:table-row table:style-name="Table8.1">
          <table:table-cell table:style-name="Table8.A2" office:value-type="string">
            <text:p text:style-name="P15"> int</text:p>
          </table:table-cell>
          <table:table-cell table:style-name="Table8.B2" office:value-type="string">
            <text:p text:style-name="P10"><text:span text:style-name="T12">maxDepth</text:span><text:span text:style-name="T11">()</text:span><text:span text:style-name="T10"> </text:span></text:p>
            <text:p text:style-name="P16">          Returns the maximum depth of a node in the tree.</text:p>
          </table:table-cell>
        </table:table-row>
        <table:table-row table:style-name="Table8.1">
          <table:table-cell table:style-name="Table8.A2" office:value-type="string">
            <text:p text:style-name="P15"> int</text:p>
          </table:table-cell>
          <table:table-cell table:style-name="Table8.B2" office:value-type="string">
            <text:p text:style-name="P10"><text:span text:style-name="T12">min</text:span><text:span text:style-name="T11">()</text:span><text:span text:style-name="T10"> </text:span></text:p>
            <text:p text:style-name="P16">          Returns the smallest key in the tree.</text:p>
          </table:table-cell>
        </table:table-row>
        <table:table-row table:style-name="Table8.1">
          <table:table-cell table:style-name="Table8.A2" office:value-type="string">
            <text:p text:style-name="P15"> int</text:p>
          </table:table-cell>
          <table:table-cell table:style-name="Table8.B2" office:value-type="string">
            <text:p text:style-name="P10"><text:span text:style-name="T12">minLeafDepth</text:span><text:span text:style-name="T11">()</text:span><text:span text:style-name="T10"> </text:span></text:p>
            <text:p text:style-name="P16"><text:soft-page-break/>          Returns the minimum depth of a leaf in the tree.</text:p>
          </table:table-cell>
        </table:table-row>
        <table:table-row table:style-name="Table8.1">
          <table:table-cell table:style-name="Table8.A2" office:value-type="string">
            <text:p text:style-name="P15">private  void</text:p>
          </table:table-cell>
          <table:table-cell table:style-name="Table8.B2" office:value-type="string">
            <text:p text:style-name="P10"><text:span text:style-name="T12">redBlackInsert</text:span><text:span text:style-name="T11">(RBTree.RBNode newNode)</text:span><text:span text:style-name="T10"> </text:span></text:p>
            <text:p text:style-name="P16">          Inserts a node to a Red-Black tree in a valid way.</text:p>
          </table:table-cell>
        </table:table-row>
        <table:table-row table:style-name="Table8.1">
          <table:table-cell table:style-name="Table8.A2" office:value-type="string">
            <text:p text:style-name="P15"> void</text:p>
          </table:table-cell>
          <table:table-cell table:style-name="Table8.B2" office:value-type="string">
            <text:p text:style-name="P10"><text:span text:style-name="T12">rightRotate</text:span><text:span text:style-name="T11">(RBTree.RBNode x)</text:span><text:span text:style-name="T10"> </text:span></text:p>
            <text:p text:style-name="P16">          Applies the Right Rotate action on a given node.</text:p>
          </table:table-cell>
        </table:table-row>
        <table:table-row table:style-name="Table8.1">
          <table:table-cell table:style-name="Table8.A2" office:value-type="string">
            <text:p text:style-name="P15">private  void</text:p>
          </table:table-cell>
          <table:table-cell table:style-name="Table8.B2" office:value-type="string">
            <text:p text:style-name="P10"><text:span text:style-name="T12">setRoot</text:span><text:span text:style-name="T11">(RBTree.RBNode root)</text:span><text:span text:style-name="T10"> </text:span></text:p>
            <text:p text:style-name="P16">          Sets root node</text:p>
          </table:table-cell>
        </table:table-row>
        <table:table-row table:style-name="Table8.1">
          <table:table-cell table:style-name="Table8.A2" office:value-type="string">
            <text:p text:style-name="P15"> int</text:p>
          </table:table-cell>
          <table:table-cell table:style-name="Table8.B2" office:value-type="string">
            <text:p text:style-name="P10"><text:span text:style-name="T12">size</text:span><text:span text:style-name="T11">()</text:span><text:span text:style-name="T10"> </text:span></text:p>
            <text:p text:style-name="P16">          Returns the number of nodes in the tree.</text:p>
          </table:table-cell>
        </table:table-row>
        <table:table-row table:style-name="Table8.1">
          <table:table-cell table:style-name="Table8.A2" office:value-type="string">
            <text:p text:style-name="P15">private  RBTree.RBNode</text:p>
          </table:table-cell>
          <table:table-cell table:style-name="Table8.B2" office:value-type="string">
            <text:p text:style-name="P10"><text:span text:style-name="T12">successor</text:span><text:span text:style-name="T11">(RBTree.RBNode x)</text:span><text:span text:style-name="T10"> </text:span></text:p>
            <text:p text:style-name="P16">          Returns the successor node for a given node in the tree.</text:p>
          </table:table-cell>
        </table:table-row>
        <table:table-row table:style-name="Table8.1">
          <table:table-cell table:style-name="Table8.A2" office:value-type="string">
            <text:p text:style-name="P15"> int[]</text:p>
          </table:table-cell>
          <table:table-cell table:style-name="Table8.B2" office:value-type="string">
            <text:p text:style-name="P10"><text:span text:style-name="T12">toIntArray</text:span><text:span text:style-name="T11">()</text:span><text:span text:style-name="T10"> </text:span></text:p>
            <text:p text:style-name="P16">          Returns an int[] array containing the values stored in the tree, in ascending order.</text:p>
          </table:table-cell>
        </table:table-row>
        <table:table-row table:style-name="Table8.1">
          <table:table-cell table:style-name="Table8.A2" office:value-type="string">
            <text:p text:style-name="P15"> java.lang.String</text:p>
          </table:table-cell>
          <table:table-cell table:style-name="Table8.B2" office:value-type="string">
            <text:p text:style-name="P10"><text:span text:style-name="T12">toString</text:span><text:span text:style-name="T11">()</text:span><text:span text:style-name="T10"> </text:span></text:p>
            <text:p text:style-name="P16">          Returns a string representation of the tree.</text:p>
          </table:table-cell>
        </table:table-row>
      </table:table>
      <text:p text:style-name="P16"> 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7">Methods inherited from class java.lang.Object</text:p>
          </table:table-cell>
        </table:table-row>
        <table:table-row table:style-name="Table9.1">
          <table:table-cell table:style-name="Table9.A2" office:value-type="string">
            <text:p text:style-name="P14">clone, equals, finalize, getClass, hashCode, notify, notifyAll, wait, wait, wait</text:p>
          </table:table-cell>
        </table:table-row>
      </table:table>
      <text:p text:style-name="P16"> </text:p>
      <text:p text:style-name="P16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0">Field Detail</text:p>
          </table:table-cell>
        </table:table-row>
      </table:table>
      <text:p text:style-name="P26"/>
      <text:p text:style-name="P26">NilValue</text:p>
      <text:p text:style-name="P10"><text:span text:style-name="T11">static final int </text:span><text:span text:style-name="T12">NilValue</text:span></text:p>
      <text:p text:style-name="P16">Constant marking a key as that of an empty leaf</text:p>
      <text:p text:style-name="P16"/>
      <text:p text:style-name="P17">See Also:</text:p>
      <text:p text:style-name="P16">Constant Field Values</text:p>
      <text:p text:style-name="P27"/>
      <text:p text:style-name="P26">root</text:p>
      <text:p text:style-name="P10"><text:span text:style-name="T11">private RBTree.RBNode </text:span><text:span text:style-name="T12">root</text:span></text:p>
      <text:p text:style-name="P16">Pointer to root node</text:p>
      <text:p text:style-name="P16"/>
      <text:p text:style-name="P16"/>
      <text:p text:style-name="P26">size</text:p>
      <text:p text:style-name="P10"><text:span text:style-name="T11">private int </text:span><text:span text:style-name="T12">size</text:span></text:p>
      <text:p text:style-name="P16">Current size of tree (number of non-nil nodes)</text:p>
      <text:p text:style-name="P16"/>
      <text:p text:style-name="P16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10">Constructor Detail</text:p>
          </table:table-cell>
        </table:table-row>
      </table:table>
      <text:p text:style-name="P26"/>
      <text:p text:style-name="P26">RBTree</text:p>
      <text:p text:style-name="P10"><text:span text:style-name="T11">public </text:span><text:span text:style-name="T12">RBTree</text:span><text:span text:style-name="T11">()</text:span></text:p>
      <text:p text:style-name="P16">Creates a new, empty instance</text:p>
      <text:p text:style-name="P16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10">Method Detail</text:p>
          </table:table-cell>
        </table:table-row>
      </table:table>
      <text:p text:style-name="P26"/>
      <text:p text:style-name="P26">getRoot</text:p>
      <text:p text:style-name="P10"><text:span text:style-name="T11">public RBTree.RBNode </text:span><text:span text:style-name="T12">getRoot</text:span><text:span text:style-name="T11">()</text:span></text:p>
      <text:p text:style-name="P16">Returns pointer to root node</text:p>
      <text:p text:style-name="P16"/>
      <text:p text:style-name="P27"/>
      <text:p text:style-name="P26">setRoot</text:p>
      <text:p text:style-name="P10"><text:span text:style-name="T11">private void </text:span><text:span text:style-name="T12">setRoot</text:span><text:span text:style-name="T11">(RBTree.RBNode root)</text:span></text:p>
      <text:p text:style-name="P16">Sets root node</text:p>
      <text:p text:style-name="P16"/>
      <text:p text:style-name="P27"/>
      <text:p text:style-name="P27"/>
      <text:p text:style-name="P26"><text:soft-page-break/>empty</text:p>
      <text:p text:style-name="P10"><text:span text:style-name="T11">public boolean </text:span><text:span text:style-name="T12">empty</text:span><text:span text:style-name="T11">()</text:span></text:p>
      <text:p text:style-name="P16">Returns true if and only if the tree is empty.</text:p>
      <text:p text:style-name="P16">Time complexity: O(1)<text:line-break/>postcondition: return true iff the data structure does not contain any item</text:p>
      <text:p text:style-name="P16"/>
      <text:p text:style-name="P27"/>
      <text:p text:style-name="P26">contains</text:p>
      <text:p text:style-name="P10"><text:span text:style-name="T11">public boolean </text:span><text:span text:style-name="T12">contains</text:span><text:span text:style-name="T11">(int i)</text:span></text:p>
      <text:p text:style-name="P16">Returns true if and only if the tree contains i.</text:p>
      <text:p text:style-name="P16">Time complexity: O(logn) </text:p>
      <text:p text:style-name="P16">postcondition: returns true iff i is in the tree</text:p>
      <text:p text:style-name="P16"/>
      <text:p text:style-name="P27"/>
      <text:p text:style-name="P26">insert</text:p>
      <text:p text:style-name="P10"><text:span text:style-name="T11">public void </text:span><text:span text:style-name="T12">insert</text:span><text:span text:style-name="T11">(int i)</text:span></text:p>
      <text:p text:style-name="P16">Inserts the integer i into the binary tree; the tree must remain valid (keep its invariants). </text:p>
      <text:p text:style-name="P16">Time complexity: O(logn) </text:p>
      <text:p text:style-name="P16">precondition: none </text:p>
      <text:p text:style-name="P16">postcondition: contains(i) == true (that is, i is in the list)</text:p>
      <text:p text:style-name="P16"/>
      <text:p text:style-name="P27"/>
      <text:p text:style-name="P26">redBlackInsert</text:p>
      <text:p text:style-name="P10"><text:span text:style-name="T11">private void </text:span><text:span text:style-name="T12">redBlackInsert</text:span><text:span text:style-name="T11">(RBTree.RBNode newNode)</text:span></text:p>
      <text:p text:style-name="P16">Inserts a node to a Red-Black tree in a valid way. Based on the RB-Insert algorithm.</text:p>
      <text:p text:style-name="P16"/>
      <text:p text:style-name="P17">Parameters:</text:p>
      <text:p text:style-name="P10"><text:span text:style-name="T11">newNode</text:span><text:span text:style-name="T10"> - New node to insert</text:span></text:p>
      <text:p text:style-name="P27"/>
      <text:p text:style-name="P27"/>
      <text:p text:style-name="P26">delete</text:p>
      <text:p text:style-name="P10"><text:span text:style-name="T11">public void </text:span><text:span text:style-name="T12">delete</text:span><text:span text:style-name="T11">(int i)</text:span></text:p>
      <text:p text:style-name="P16">Deletes the integer i from the binary tree, if it is there; the tree must remain valid (keep its invariants). </text:p>
      <text:p text:style-name="P16"/>
      <text:p text:style-name="P16">Time complexity: O(logn) </text:p>
      <text:p text:style-name="P16">precondition: none </text:p>
      <text:p text:style-name="P16">postcondition: contains(i) == false (that is, i is in the list)</text:p>
      <text:p text:style-name="P16"/>
      <text:p text:style-name="P27"/>
      <text:p text:style-name="P26">deleteFixup</text:p>
      <text:p text:style-name="P10"><text:span text:style-name="T11">private void </text:span><text:span text:style-name="T12">deleteFixup</text:span><text:span text:style-name="T11">(RBTree.RBNode x)</text:span></text:p>
      <text:p text:style-name="P16">Fixes up tree after a delete action. Based on the RB-Insert algorithm. </text:p>
      <text:p text:style-name="P16">precondition: x != null </text:p>
      <text:p text:style-name="P16">postcondition: isValid() == true</text:p>
      <text:p text:style-name="P16"/>
      <text:p text:style-name="P17">Parameters:</text:p>
      <text:p text:style-name="P10"><text:span text:style-name="T11">x</text:span><text:span text:style-name="T10"> - Child node of the deleted node's successor.</text:span></text:p>
      <text:p text:style-name="P27"/>
      <text:p text:style-name="P27"/>
      <text:p text:style-name="P26">successor</text:p>
      <text:p text:style-name="P10"><text:span text:style-name="T11">private RBTree.RBNode </text:span><text:span text:style-name="T12">successor</text:span><text:span text:style-name="T11">(RBTree.RBNode x)</text:span></text:p>
      <text:p text:style-name="P16">Returns the successor node for a given node in the tree. Successor being the node with the smallest key greater than x.getKey(). </text:p>
      <text:p text:style-name="P16">precondition: x != null </text:p>
      <text:p text:style-name="P16">precondition: x.hasLeftChild() &amp;&amp; x.hasRightChild()</text:p>
      <text:p text:style-name="P16"/>
      <text:p text:style-name="P17">Parameters:</text:p>
      <text:p text:style-name="P10"><text:span text:style-name="T11">x</text:span><text:span text:style-name="T10"> - Node to find the successor of</text:span></text:p>
      <text:p text:style-name="P27"/>
      <text:p text:style-name="P27"/>
      <text:p text:style-name="P27"/>
      <text:p text:style-name="P27"/>
      <text:p text:style-name="P27"/>
      <text:p text:style-name="P26"><text:soft-page-break/>min</text:p>
      <text:p text:style-name="P10"><text:span text:style-name="T11">public int </text:span><text:span text:style-name="T12">min</text:span><text:span text:style-name="T11">()</text:span></text:p>
      <text:p text:style-name="P16">Returns the smallest key in the tree. If the tree is empty, returns -1; </text:p>
      <text:p text:style-name="P16">Time complexity: O(logn)</text:p>
      <text:p text:style-name="P16"/>
      <text:p text:style-name="P17">Returns:</text:p>
      <text:p text:style-name="P16">Smallest key in tree, -1 if tree is empty</text:p>
      <text:p text:style-name="P27"/>
      <text:p text:style-name="P27"/>
      <text:p text:style-name="P26">max</text:p>
      <text:p text:style-name="P10"><text:span text:style-name="T11">public int </text:span><text:span text:style-name="T12">max</text:span><text:span text:style-name="T11">()</text:span></text:p>
      <text:p text:style-name="P16">Returns the largest key in the tree. If the tree is empty, returns -1; </text:p>
      <text:p text:style-name="P16">Time complexity: O(logn)</text:p>
      <text:p text:style-name="P16"/>
      <text:p text:style-name="P17">Returns:</text:p>
      <text:p text:style-name="P16">Largest key in tree, -1 if tree is empty</text:p>
      <text:p text:style-name="P27"/>
      <text:p text:style-name="P26"/>
      <text:p text:style-name="P26">toIntArray</text:p>
      <text:p text:style-name="P10"><text:span text:style-name="T11">public int[] </text:span><text:span text:style-name="T12">toIntArray</text:span><text:span text:style-name="T11">()</text:span></text:p>
      <text:p text:style-name="P16">Returns an int[] array containing the values stored in the tree, in ascending order. </text:p>
      <text:p text:style-name="P16">Time complexity: O(n) </text:p>
      <text:p text:style-name="P16">postcondition: returns an array containing exactly the tree's elements in ascending order.</text:p>
      <text:p text:style-name="P16"/>
      <text:p text:style-name="P17">Returns:</text:p>
      <text:p text:style-name="P16">An array of the tree's key values, sorted in ascending order.</text:p>
      <text:p text:style-name="P27"/>
      <text:p text:style-name="P27"/>
      <text:p text:style-name="P26">isValid</text:p>
      <text:p text:style-name="P10"><text:span text:style-name="T11">public boolean </text:span><text:span text:style-name="T12">isValid</text:span><text:span text:style-name="T11">()</text:span></text:p>
      <text:p text:style-name="P16">Returns true if and only if the tree is a valid red-black tree. </text:p>
      <text:p text:style-name="P16">Time complexity: O(n)</text:p>
      <text:p text:style-name="P16"/>
      <text:p text:style-name="P17">Returns:</text:p>
      <text:p text:style-name="P16">True iff the tree is a valid Red-Black tree.</text:p>
      <text:p text:style-name="P27"/>
      <text:p text:style-name="P27"/>
      <text:p text:style-name="P26">maxDepth</text:p>
      <text:p text:style-name="P10"><text:span text:style-name="T11">public int </text:span><text:span text:style-name="T12">maxDepth</text:span><text:span text:style-name="T11">()</text:span></text:p>
      <text:p text:style-name="P16">Returns the maximum depth of a node in the tree. If the tree is empty, returns -1; </text:p>
      <text:p text:style-name="P16">Time complexity: O(n)</text:p>
      <text:p text:style-name="P16"/>
      <text:p text:style-name="P17">Returns:</text:p>
      <text:p text:style-name="P16">Maximum depth of a node in the tree, -1 if tree is empty</text:p>
      <text:p text:style-name="P27"/>
      <text:p text:style-name="P27"/>
      <text:p text:style-name="P26">minLeafDepth</text:p>
      <text:p text:style-name="P10"><text:span text:style-name="T11">public int </text:span><text:span text:style-name="T12">minLeafDepth</text:span><text:span text:style-name="T11">()</text:span></text:p>
      <text:p text:style-name="P16">Returns the minimum depth of a leaf in the tree. If the tree is empty, returns -1; </text:p>
      <text:p text:style-name="P16">Time complexity: O(n)</text:p>
      <text:p text:style-name="P16"/>
      <text:p text:style-name="P17">Returns:</text:p>
      <text:p text:style-name="P16">Minimum depth of a leaf in the tree, -1 if tree is empty</text:p>
      <text:p text:style-name="P27"/>
      <text:p text:style-name="P27"/>
      <text:p text:style-name="P26">size</text:p>
      <text:p text:style-name="P10"><text:span text:style-name="T11">public int </text:span><text:span text:style-name="T12">size</text:span><text:span text:style-name="T11">()</text:span></text:p>
      <text:p text:style-name="P16">Returns the number of nodes in the tree.</text:p>
      <text:p text:style-name="P16">Time complexity: O(1)</text:p>
      <text:p text:style-name="P16"/>
      <text:p text:style-name="P17">Returns:</text:p>
      <text:p text:style-name="P16">Number of nodes in the tree</text:p>
      <text:p text:style-name="P27"><text:soft-page-break/></text:p>
      <text:p text:style-name="P27"/>
      <text:p text:style-name="P26">toString</text:p>
      <text:p text:style-name="P10"><text:span text:style-name="T11">public java.lang.String </text:span><text:span text:style-name="T12">toString</text:span><text:span text:style-name="T11">()</text:span></text:p>
      <text:p text:style-name="P16">Returns a string representation of the tree.</text:p>
      <text:p text:style-name="P16"/>
      <text:p text:style-name="P17">Overrides:</text:p>
      <text:p text:style-name="P10"><text:span text:style-name="T11">toString</text:span><text:span text:style-name="T10"> in class </text:span><text:span text:style-name="T11">java.lang.Object</text:span></text:p>
      <text:p text:style-name="P17">Returns:</text:p>
      <text:p text:style-name="P16">String represntatino of the tree</text:p>
      <text:p text:style-name="P27"/>
      <text:p text:style-name="P27"/>
      <text:p text:style-name="P26">leftRotate</text:p>
      <text:p text:style-name="P10"><text:span text:style-name="T11">public void </text:span><text:span text:style-name="T12">leftRotate</text:span><text:span text:style-name="T11">(RBTree.RBNode x)</text:span></text:p>
      <text:p text:style-name="P16">Applies the Left Rotate action on a given node. Based on the LeftRotate algorithm. </text:p>
      <text:p text:style-name="P16">precondition: x != null, x.right != null </text:p>
      <text:p text:style-name="P16">postcondition: rotates x to the left</text:p>
      <text:p text:style-name="P16"/>
      <text:p text:style-name="P17">Parameters:</text:p>
      <text:p text:style-name="P10"><text:span text:style-name="T11">x</text:span><text:span text:style-name="T10"> - Node to rotate</text:span></text:p>
      <text:p text:style-name="P27"/>
      <text:p text:style-name="P27"/>
      <text:p text:style-name="P26">rightRotate</text:p>
      <text:p text:style-name="P10"><text:span text:style-name="T11">public void </text:span><text:span text:style-name="T12">rightRotate</text:span><text:span text:style-name="T11">(RBTree.RBNode x)</text:span></text:p>
      <text:p text:style-name="P16">Applies the Right Rotate action on a given node. Based on the RightRotate algorithm. </text:p>
      <text:p text:style-name="P16">precondition: x != null, x.right != null </text:p>
      <text:p text:style-name="P16">postcondition: rotates x to the right</text:p>
      <text:p text:style-name="P16"/>
      <text:p text:style-name="P17">Parameters:</text:p>
      <text:p text:style-name="P10"><text:span text:style-name="T11">x</text:span><text:span text:style-name="T10"> - Node to rotate</text:span></text:p>
      <text:p text:style-name="P37"/>
      <text:p text:style-name="P37"/>
      <text:p text:style-name="P37"/>
      <text:p text:style-name="P43"/>
      <text:p text:style-name="P10"><text:span text:style-name="T8">awesomeRB</text:span><text:span text:style-name="T9">  Class RBTree.RBNode</text:span></text:p>
      <text:p text:style-name="P14">java.lang.Object</text:p>
      <text:p text:style-name="P10"><text:span text:style-name="T11"><text:s text:c="2"/></text:span><text:span text:style-name="T12">awesomeRB.RBTree.RBNode</text:span></text:p>
      <text:p text:style-name="P17">Enclosing class:</text:p>
      <text:p text:style-name="P16">RBTree</text:p>
      <text:p text:style-name="P27"/>
      <text:p text:style-name="P10"><text:span text:style-name="T11">public class </text:span><text:span text:style-name="T12">RBTree.RBNode</text:span></text:p>
      <text:p text:style-name="P14">extends java.lang.Object</text:p>
      <text:p text:style-name="P25">public class RBNode If you wish to implement classes other than RBTree (for example RBNode), do it in this file, not in another file</text:p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table:number-columns-spanned="2" office:value-type="string">
            <text:p text:style-name="P10">Field Summary</text:p>
          </table:table-cell>
          <table:covered-table-cell/>
        </table:table-row>
        <table:table-row table:style-name="Table13.1">
          <table:table-cell table:style-name="Table13.A2" office:value-type="string">
            <text:p text:style-name="P15">private  boolean</text:p>
          </table:table-cell>
          <table:table-cell table:style-name="Table13.B2" office:value-type="string">
            <text:p text:style-name="P10"><text:span text:style-name="T12">isBlack</text:span><text:span text:style-name="T10"> </text:span></text:p>
            <text:p text:style-name="P16">          True iff the node is black</text:p>
          </table:table-cell>
        </table:table-row>
        <table:table-row table:style-name="Table13.1">
          <table:table-cell table:style-name="Table13.A2" office:value-type="string">
            <text:p text:style-name="P15">private  int</text:p>
          </table:table-cell>
          <table:table-cell table:style-name="Table13.B2" office:value-type="string">
            <text:p text:style-name="P10"><text:span text:style-name="T12">key</text:span><text:span text:style-name="T10"> </text:span></text:p>
            <text:p text:style-name="P16">          Key stored in node (a unique positive integer)</text:p>
          </table:table-cell>
        </table:table-row>
        <table:table-row table:style-name="Table13.1">
          <table:table-cell table:style-name="Table13.A2" office:value-type="string">
            <text:p text:style-name="P15">private  RBTree.RBNode</text:p>
          </table:table-cell>
          <table:table-cell table:style-name="Table13.B2" office:value-type="string">
            <text:p text:style-name="P10"><text:span text:style-name="T12">leftChild</text:span><text:span text:style-name="T10"> </text:span></text:p>
            <text:p text:style-name="P16">          Pointer to a left child node</text:p>
          </table:table-cell>
        </table:table-row>
        <table:table-row table:style-name="Table13.1">
          <table:table-cell table:style-name="Table13.A2" office:value-type="string">
            <text:p text:style-name="P15">private  RBTree.RBNode</text:p>
          </table:table-cell>
          <table:table-cell table:style-name="Table13.B2" office:value-type="string">
            <text:p text:style-name="P10"><text:span text:style-name="T12">parent</text:span><text:span text:style-name="T10"> </text:span></text:p>
            <text:p text:style-name="P16">          Pointer to the parent node, if one exists</text:p>
          </table:table-cell>
        </table:table-row>
        <table:table-row table:style-name="Table13.1">
          <table:table-cell table:style-name="Table13.A2" office:value-type="string">
            <text:p text:style-name="P15">private  RBTree.RBNode</text:p>
          </table:table-cell>
          <table:table-cell table:style-name="Table13.B2" office:value-type="string">
            <text:p text:style-name="P10"><text:span text:style-name="T12">rightChild</text:span><text:span text:style-name="T10"> </text:span></text:p>
            <text:p text:style-name="P16">          Pointer to a right child node</text:p>
          </table:table-cell>
        </table:table-row>
      </table:table>
      <text:p text:style-name="P16"> 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10">Constructor Summary</text:p>
          </table:table-cell>
        </table:table-row>
        <table:table-row table:style-name="Table14.1">
          <table:table-cell table:style-name="Table14.A2" office:value-type="string">
            <text:p text:style-name="P10"><text:span text:style-name="T12">RBTree.RBNode</text:span><text:span text:style-name="T11">()</text:span><text:span text:style-name="T10"> </text:span></text:p>
            <text:p text:style-name="P16">          Creates a new, empty leaf.</text:p>
          </table:table-cell>
        </table:table-row>
        <table:table-row table:style-name="Table14.1">
          <table:table-cell table:style-name="Table14.A2" office:value-type="string">
            <text:p text:style-name="P10"><text:span text:style-name="T12">RBTree.RBNode</text:span><text:span text:style-name="T11">(int key)</text:span><text:span text:style-name="T10"> </text:span></text:p>
            <text:p text:style-name="P16">          Creates a new black node, given a key.</text:p>
          </table:table-cell>
        </table:table-row>
        <table:table-row table:style-name="Table14.1">
          <table:table-cell table:style-name="Table14.A2" office:value-type="string">
            <text:p text:style-name="P10"><text:span text:style-name="T12">RBTree.RBNode</text:span><text:span text:style-name="T11">(int key, boolean isBlack)</text:span><text:span text:style-name="T10"> </text:span></text:p>
            <text:p text:style-name="P16">          Creates a new node instance, given a key and color.</text:p>
          </table:table-cell>
        </table:table-row>
      </table:table>
      <text:p text:style-name="P16"> </text:p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table:number-columns-spanned="2" office:value-type="string">
            <text:p text:style-name="P10">Method Summary</text:p>
          </table:table-cell>
          <table:covered-table-cell/>
        </table:table-row>
        <table:table-row table:style-name="Table15.1">
          <table:table-cell table:style-name="Table15.A2" office:value-type="string">
            <text:p text:style-name="P15">private  int</text:p>
          </table:table-cell>
          <table:table-cell table:style-name="Table15.B2" office:value-type="string">
            <text:p text:style-name="P10"><text:span text:style-name="T12">blackDepth</text:span><text:span text:style-name="T11">()</text:span><text:span text:style-name="T10"> </text:span></text:p>
            <text:p text:style-name="P16">          Returns the node's black depth.</text:p>
          </table:table-cell>
        </table:table-row>
        <table:table-row table:style-name="Table15.1">
          <table:table-cell table:style-name="Table15.A2" office:value-type="string">
            <text:p text:style-name="P15"> boolean</text:p>
          </table:table-cell>
          <table:table-cell table:style-name="Table15.B2" office:value-type="string">
            <text:p text:style-name="P10"><text:span text:style-name="T12">contains</text:span><text:span text:style-name="T11">(int i)</text:span><text:span text:style-name="T10"> </text:span></text:p>
            <text:p text:style-name="P16">          Returns true iff the requested key is contained in the node or its offsprings.</text:p>
          </table:table-cell>
        </table:table-row>
        <table:table-row table:style-name="Table15.1">
          <table:table-cell table:style-name="Table15.A2" office:value-type="string">
            <text:p text:style-name="P15"> int</text:p>
          </table:table-cell>
          <table:table-cell table:style-name="Table15.B2" office:value-type="string">
            <text:p text:style-name="P10"><text:span text:style-name="T12">fillIntArray</text:span><text:span text:style-name="T11">(int[] arr, int loc)</text:span><text:span text:style-name="T10"> </text:span></text:p>
            <text:p text:style-name="P16">          Recursively fill tree's keys in an array.</text:p>
          </table:table-cell>
        </table:table-row>
        <table:table-row table:style-name="Table15.1">
          <table:table-cell table:style-name="Table15.A2" office:value-type="string">
            <text:p text:style-name="P15"> RBTree.RBNode</text:p>
          </table:table-cell>
          <table:table-cell table:style-name="Table15.B2" office:value-type="string">
            <text:p text:style-name="P10"><text:span text:style-name="T12">getGrandParent</text:span><text:span text:style-name="T11">()</text:span><text:span text:style-name="T10"> </text:span></text:p>
            <text:p text:style-name="P16">          Returns the pointer to the node's grandparent node (it's parent node's parent node).</text:p>
          </table:table-cell>
        </table:table-row>
        <table:table-row table:style-name="Table15.1">
          <table:table-cell table:style-name="Table15.A2" office:value-type="string">
            <text:p text:style-name="P15"> int</text:p>
          </table:table-cell>
          <table:table-cell table:style-name="Table15.B2" office:value-type="string">
            <text:p text:style-name="P10"><text:span text:style-name="T12">getKey</text:span><text:span text:style-name="T11">()</text:span><text:span text:style-name="T10"> </text:span></text:p>
            <text:p text:style-name="P16">          Returns node's key value.</text:p>
          </table:table-cell>
        </table:table-row>
        <table:table-row table:style-name="Table15.1">
          <table:table-cell table:style-name="Table15.A2" office:value-type="string">
            <text:p text:style-name="P15"> RBTree.RBNode</text:p>
          </table:table-cell>
          <table:table-cell table:style-name="Table15.B2" office:value-type="string">
            <text:p text:style-name="P10"><text:span text:style-name="T12">getLeftChild</text:span><text:span text:style-name="T11">()</text:span><text:span text:style-name="T10"> </text:span></text:p>
            <text:p text:style-name="P16">          Returns a pointer to the node's left child.</text:p>
          </table:table-cell>
        </table:table-row>
        <table:table-row table:style-name="Table15.1">
          <table:table-cell table:style-name="Table15.A2" office:value-type="string">
            <text:p text:style-name="P15"> RBTree.RBNode</text:p>
          </table:table-cell>
          <table:table-cell table:style-name="Table15.B2" office:value-type="string">
            <text:p text:style-name="P10"><text:span text:style-name="T12">getParent</text:span><text:span text:style-name="T11">()</text:span><text:span text:style-name="T10"> </text:span></text:p>
            <text:p text:style-name="P16">           </text:p>
          </table:table-cell>
        </table:table-row>
        <table:table-row table:style-name="Table15.1">
          <table:table-cell table:style-name="Table15.A2" office:value-type="string">
            <text:p text:style-name="P15"> RBTree.RBNode</text:p>
          </table:table-cell>
          <table:table-cell table:style-name="Table15.B2" office:value-type="string">
            <text:p text:style-name="P10"><text:span text:style-name="T12">getRightChild</text:span><text:span text:style-name="T11">()</text:span><text:span text:style-name="T10"> </text:span></text:p>
            <text:p text:style-name="P16">          Returns a pointer to the node's right child.</text:p>
          </table:table-cell>
        </table:table-row>
        <table:table-row table:style-name="Table15.1">
          <table:table-cell table:style-name="Table15.A2" office:value-type="string">
            <text:p text:style-name="P15"> boolean</text:p>
          </table:table-cell>
          <table:table-cell table:style-name="Table15.B2" office:value-type="string">
            <text:p text:style-name="P10"><text:span text:style-name="T12">hasGrandParent</text:span><text:span text:style-name="T11">()</text:span><text:span text:style-name="T10"> </text:span></text:p>
            <text:p text:style-name="P16">          Returns true if node has a grandparent node.</text:p>
          </table:table-cell>
        </table:table-row>
        <table:table-row table:style-name="Table15.1">
          <table:table-cell table:style-name="Table15.A2" office:value-type="string">
            <text:p text:style-name="P15"> boolean</text:p>
          </table:table-cell>
          <table:table-cell table:style-name="Table15.B2" office:value-type="string">
            <text:p text:style-name="P10"><text:span text:style-name="T12">hasLeftChild</text:span><text:span text:style-name="T11">()</text:span><text:span text:style-name="T10"> </text:span></text:p>
            <text:p text:style-name="P16">          Returns true if node has a left child, i.e.</text:p>
          </table:table-cell>
        </table:table-row>
        <table:table-row table:style-name="Table15.1">
          <table:table-cell table:style-name="Table15.A2" office:value-type="string">
            <text:p text:style-name="P15"> boolean</text:p>
          </table:table-cell>
          <table:table-cell table:style-name="Table15.B2" office:value-type="string">
            <text:p text:style-name="P10"><text:span text:style-name="T12">hasParent</text:span><text:span text:style-name="T11">()</text:span><text:span text:style-name="T10"> </text:span></text:p>
            <text:p text:style-name="P16">          Returns true if the node has a parent.</text:p>
          </table:table-cell>
        </table:table-row>
        <table:table-row table:style-name="Table15.1">
          <table:table-cell table:style-name="Table15.A2" office:value-type="string">
            <text:p text:style-name="P15"> boolean</text:p>
          </table:table-cell>
          <table:table-cell table:style-name="Table15.B2" office:value-type="string">
            <text:p text:style-name="P10"><text:span text:style-name="T12">hasRightChild</text:span><text:span text:style-name="T11">()</text:span><text:span text:style-name="T10"> </text:span></text:p>
            <text:p text:style-name="P16">          Returns true if node has a right child, i.e.</text:p>
          </table:table-cell>
        </table:table-row>
        <table:table-row table:style-name="Table15.1">
          <table:table-cell table:style-name="Table15.A2" office:value-type="string">
            <text:p text:style-name="P15"> boolean</text:p>
          </table:table-cell>
          <table:table-cell table:style-name="Table15.B2" office:value-type="string">
            <text:p text:style-name="P10"><text:span text:style-name="T12">insert</text:span><text:span text:style-name="T11">(RBTree.RBNode newNode)</text:span><text:span text:style-name="T10"> </text:span></text:p>
            <text:p text:style-name="P16">          Inserts a new node below this node.</text:p>
          </table:table-cell>
        </table:table-row>
        <table:table-row table:style-name="Table15.1">
          <table:table-cell table:style-name="Table15.A2" office:value-type="string">
            <text:p text:style-name="P15"> boolean</text:p>
          </table:table-cell>
          <table:table-cell table:style-name="Table15.B2" office:value-type="string">
            <text:p text:style-name="P10"><text:span text:style-name="T12">isBlack</text:span><text:span text:style-name="T11">()</text:span><text:span text:style-name="T10"> </text:span></text:p>
            <text:p text:style-name="P16">          Returns true if the node is black.</text:p>
          </table:table-cell>
        </table:table-row>
        <table:table-row table:style-name="Table15.1">
          <table:table-cell table:style-name="Table15.A2" office:value-type="string">
            <text:p text:style-name="P15"> boolean</text:p>
          </table:table-cell>
          <table:table-cell table:style-name="Table15.B2" office:value-type="string">
            <text:p text:style-name="P10"><text:span text:style-name="T12">isBlackValid</text:span><text:span text:style-name="T11">()</text:span><text:span text:style-name="T10"> </text:span></text:p>
            <text:p text:style-name="P16">          Returns true iff node and its offsprings follow the Black rule, i.e., every path from root to a leaf passes through the same number of black nodes.</text:p>
          </table:table-cell>
        </table:table-row>
        <table:table-row table:style-name="Table15.1">
          <table:table-cell table:style-name="Table15.A2" office:value-type="string">
            <text:p text:style-name="P15"> boolean</text:p>
          </table:table-cell>
          <table:table-cell table:style-name="Table15.B2" office:value-type="string">
            <text:p text:style-name="P10"><text:span text:style-name="T12">isBSTValid</text:span><text:span text:style-name="T11">()</text:span><text:span text:style-name="T10"> </text:span></text:p>
            <text:p text:style-name="P16">          Returns true if and only if the tree is a valid BST, <text:soft-page-break/>i.e., every node's key is greater than its left child's key and smaller than its right child's key.</text:p>
          </table:table-cell>
        </table:table-row>
        <table:table-row table:style-name="Table15.1">
          <table:table-cell table:style-name="Table15.A2" office:value-type="string">
            <text:p text:style-name="P15"> boolean</text:p>
          </table:table-cell>
          <table:table-cell table:style-name="Table15.B2" office:value-type="string">
            <text:p text:style-name="P10"><text:span text:style-name="T12">isLeaf</text:span><text:span text:style-name="T11">()</text:span><text:span text:style-name="T10"> </text:span></text:p>
            <text:p text:style-name="P16">          Returns true if the node is a leaf.</text:p>
          </table:table-cell>
        </table:table-row>
        <table:table-row table:style-name="Table15.1">
          <table:table-cell table:style-name="Table15.A2" office:value-type="string">
            <text:p text:style-name="P15">private  boolean</text:p>
          </table:table-cell>
          <table:table-cell table:style-name="Table15.B2" office:value-type="string">
            <text:p text:style-name="P10"><text:span text:style-name="T12">isNil</text:span><text:span text:style-name="T11">()</text:span><text:span text:style-name="T10"> </text:span></text:p>
            <text:p text:style-name="P16">          Returns true if the node is an empty leaf.</text:p>
          </table:table-cell>
        </table:table-row>
        <table:table-row table:style-name="Table15.1">
          <table:table-cell table:style-name="Table15.A2" office:value-type="string">
            <text:p text:style-name="P15"> boolean</text:p>
          </table:table-cell>
          <table:table-cell table:style-name="Table15.B2" office:value-type="string">
            <text:p text:style-name="P10"><text:span text:style-name="T12">isRed</text:span><text:span text:style-name="T11">()</text:span><text:span text:style-name="T10"> </text:span></text:p>
            <text:p text:style-name="P16">          Returns true if node is red.</text:p>
          </table:table-cell>
        </table:table-row>
        <table:table-row table:style-name="Table15.1">
          <table:table-cell table:style-name="Table15.A2" office:value-type="string">
            <text:p text:style-name="P15"> boolean</text:p>
          </table:table-cell>
          <table:table-cell table:style-name="Table15.B2" office:value-type="string">
            <text:p text:style-name="P10"><text:span text:style-name="T12">isRedValid</text:span><text:span text:style-name="T11">()</text:span><text:span text:style-name="T10"> </text:span></text:p>
            <text:p text:style-name="P16">          Returns true iff node and its offsprings follow the Red rule, i.e., no red node is followed by another red node.</text:p>
          </table:table-cell>
        </table:table-row>
        <table:table-row table:style-name="Table15.1">
          <table:table-cell table:style-name="Table15.A2" office:value-type="string">
            <text:p text:style-name="P15"> int</text:p>
          </table:table-cell>
          <table:table-cell table:style-name="Table15.B2" office:value-type="string">
            <text:p text:style-name="P10"><text:span text:style-name="T12">maxDepth</text:span><text:span text:style-name="T11">()</text:span><text:span text:style-name="T10"> </text:span></text:p>
            <text:p text:style-name="P16">          Returns the maximum depth of a node in the tree.</text:p>
          </table:table-cell>
        </table:table-row>
        <table:table-row table:style-name="Table15.1">
          <table:table-cell table:style-name="Table15.A2" office:value-type="string">
            <text:p text:style-name="P15">private  RBTree.RBNode</text:p>
          </table:table-cell>
          <table:table-cell table:style-name="Table15.B2" office:value-type="string">
            <text:p text:style-name="P10"><text:span text:style-name="T12">maxNode</text:span><text:span text:style-name="T11">()</text:span><text:span text:style-name="T10"> </text:span></text:p>
            <text:p text:style-name="P16">          Returns a pointer to the node containing the largest key.</text:p>
          </table:table-cell>
        </table:table-row>
        <table:table-row table:style-name="Table15.1">
          <table:table-cell table:style-name="Table15.A2" office:value-type="string">
            <text:p text:style-name="P15"> int</text:p>
          </table:table-cell>
          <table:table-cell table:style-name="Table15.B2" office:value-type="string">
            <text:p text:style-name="P10"><text:span text:style-name="T12">minLeafDepth</text:span><text:span text:style-name="T11">()</text:span><text:span text:style-name="T10"> </text:span></text:p>
            <text:p text:style-name="P16">          Returns the minimum depth of a leaf in the tree.</text:p>
          </table:table-cell>
        </table:table-row>
        <table:table-row table:style-name="Table15.1">
          <table:table-cell table:style-name="Table15.A2" office:value-type="string">
            <text:p text:style-name="P15">private  RBTree.RBNode</text:p>
          </table:table-cell>
          <table:table-cell table:style-name="Table15.B2" office:value-type="string">
            <text:p text:style-name="P10"><text:span text:style-name="T12">minNode</text:span><text:span text:style-name="T11">()</text:span><text:span text:style-name="T10"> </text:span></text:p>
            <text:p text:style-name="P16">          Returns a pointer to the node containing the smallest key.</text:p>
          </table:table-cell>
        </table:table-row>
        <table:table-row table:style-name="Table15.1">
          <table:table-cell table:style-name="Table15.A2" office:value-type="string">
            <text:p text:style-name="P15"> RBTree.RBNode</text:p>
          </table:table-cell>
          <table:table-cell table:style-name="Table15.B2" office:value-type="string">
            <text:p text:style-name="P10"><text:span text:style-name="T12">search</text:span><text:span text:style-name="T11">(int i)</text:span><text:span text:style-name="T10"> </text:span></text:p>
            <text:p text:style-name="P16">          Returns pointer to node containing a requested key.</text:p>
          </table:table-cell>
        </table:table-row>
        <table:table-row table:style-name="Table15.1">
          <table:table-cell table:style-name="Table15.A2" office:value-type="string">
            <text:p text:style-name="P15"> void</text:p>
          </table:table-cell>
          <table:table-cell table:style-name="Table15.B2" office:value-type="string">
            <text:p text:style-name="P10"><text:span text:style-name="T12">setBlack</text:span><text:span text:style-name="T11">()</text:span><text:span text:style-name="T10"> </text:span></text:p>
            <text:p text:style-name="P16">          Sets node's color to be black</text:p>
          </table:table-cell>
        </table:table-row>
        <table:table-row table:style-name="Table15.1">
          <table:table-cell table:style-name="Table15.A2" office:value-type="string">
            <text:p text:style-name="P15"> void</text:p>
          </table:table-cell>
          <table:table-cell table:style-name="Table15.B2" office:value-type="string">
            <text:p text:style-name="P10"><text:span text:style-name="T12">setBlack</text:span><text:span text:style-name="T11">(boolean isBlack)</text:span><text:span text:style-name="T10"> </text:span></text:p>
            <text:p text:style-name="P16">          Sets node's blackness.</text:p>
          </table:table-cell>
        </table:table-row>
        <table:table-row table:style-name="Table15.1">
          <table:table-cell table:style-name="Table15.A2" office:value-type="string">
            <text:p text:style-name="P15"> void</text:p>
          </table:table-cell>
          <table:table-cell table:style-name="Table15.B2" office:value-type="string">
            <text:p text:style-name="P10"><text:span text:style-name="T12">setKey</text:span><text:span text:style-name="T11">(int key)</text:span><text:span text:style-name="T10"> </text:span></text:p>
            <text:p text:style-name="P16">          Sets the node's key value.</text:p>
          </table:table-cell>
        </table:table-row>
        <table:table-row table:style-name="Table15.1">
          <table:table-cell table:style-name="Table15.A2" office:value-type="string">
            <text:p text:style-name="P15"> void</text:p>
          </table:table-cell>
          <table:table-cell table:style-name="Table15.B2" office:value-type="string">
            <text:p text:style-name="P10"><text:span text:style-name="T12">setLeftChild</text:span><text:span text:style-name="T11">(RBTree.RBNode leftChild)</text:span><text:span text:style-name="T10"> </text:span></text:p>
            <text:p text:style-name="P16">          Sets node's left child.</text:p>
          </table:table-cell>
        </table:table-row>
        <table:table-row table:style-name="Table15.1">
          <table:table-cell table:style-name="Table15.A2" office:value-type="string">
            <text:p text:style-name="P15"> void</text:p>
          </table:table-cell>
          <table:table-cell table:style-name="Table15.B2" office:value-type="string">
            <text:p text:style-name="P10"><text:span text:style-name="T12">setParent</text:span><text:span text:style-name="T11">(RBTree.RBNode parent)</text:span><text:span text:style-name="T10"> </text:span></text:p>
            <text:p text:style-name="P16">          Sets the node's parent node</text:p>
          </table:table-cell>
        </table:table-row>
        <table:table-row table:style-name="Table15.1">
          <table:table-cell table:style-name="Table15.A2" office:value-type="string">
            <text:p text:style-name="P15"> void</text:p>
          </table:table-cell>
          <table:table-cell table:style-name="Table15.B2" office:value-type="string">
            <text:p text:style-name="P10"><text:span text:style-name="T12">setRed</text:span><text:span text:style-name="T11">()</text:span><text:span text:style-name="T10"> </text:span></text:p>
            <text:p text:style-name="P16">          Sets node's color to be red.</text:p>
          </table:table-cell>
        </table:table-row>
        <table:table-row table:style-name="Table15.1">
          <table:table-cell table:style-name="Table15.A2" office:value-type="string">
            <text:p text:style-name="P15"> void</text:p>
          </table:table-cell>
          <table:table-cell table:style-name="Table15.B2" office:value-type="string">
            <text:p text:style-name="P10"><text:span text:style-name="T12">setRightChild</text:span><text:span text:style-name="T11">(RBTree.RBNode rightChild)</text:span><text:span text:style-name="T10"> </text:span></text:p>
            <text:p text:style-name="P16">          Sets node's right child.</text:p>
          </table:table-cell>
        </table:table-row>
        <table:table-row table:style-name="Table15.1">
          <table:table-cell table:style-name="Table15.A2" office:value-type="string">
            <text:p text:style-name="P15"> java.lang.String</text:p>
          </table:table-cell>
          <table:table-cell table:style-name="Table15.B2" office:value-type="string">
            <text:p text:style-name="P10"><text:span text:style-name="T12">toString</text:span><text:span text:style-name="T11">()</text:span><text:span text:style-name="T10"> </text:span></text:p>
            <text:p text:style-name="P16">          Returns a string representation of the node and its offsprings.</text:p>
          </table:table-cell>
        </table:table-row>
      </table:table>
      <text:p text:style-name="P16"> 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17">Methods inherited from class java.lang.Object</text:p>
          </table:table-cell>
        </table:table-row>
        <table:table-row table:style-name="Table16.1">
          <table:table-cell table:style-name="Table16.A2" office:value-type="string">
            <text:p text:style-name="P14">clone, equals, finalize, getClass, hashCode, notify, notifyAll, wait, wait, wait</text:p>
          </table:table-cell>
        </table:table-row>
      </table:table>
      <text:p text:style-name="P16"> </text:p>
      <text:p text:style-name="P16"/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10">Field Detail</text:p>
          </table:table-cell>
        </table:table-row>
      </table:table>
      <text:p text:style-name="P26"/>
      <text:p text:style-name="P26">key</text:p>
      <text:p text:style-name="P10"><text:span text:style-name="T11">private int </text:span><text:span text:style-name="T12">key</text:span></text:p>
      <text:p text:style-name="P16">Key stored in node (a unique positive integer)</text:p>
      <text:p text:style-name="P16"/>
      <text:p text:style-name="P16"/>
      <text:p text:style-name="P27"/>
      <text:p text:style-name="P26">isBlack</text:p>
      <text:p text:style-name="P10"><text:span text:style-name="T11">private boolean </text:span><text:span text:style-name="T12">isBlack</text:span></text:p>
      <text:p text:style-name="P16">True iff the node is black</text:p>
      <text:p text:style-name="P16"/>
      <text:p text:style-name="P27"/>
      <text:p text:style-name="P26">leftChild</text:p>
      <text:p text:style-name="P10"><text:span text:style-name="T11">private RBTree.RBNode </text:span><text:span text:style-name="T12">leftChild</text:span></text:p>
      <text:p text:style-name="P16">Pointer to a left child node</text:p>
      <text:p text:style-name="P16"/>
      <text:p text:style-name="P27"/>
      <text:p text:style-name="P26"><text:soft-page-break/>rightChild</text:p>
      <text:p text:style-name="P10"><text:span text:style-name="T11">private RBTree.RBNode </text:span><text:span text:style-name="T12">rightChild</text:span></text:p>
      <text:p text:style-name="P16">Pointer to a right child node</text:p>
      <text:p text:style-name="P16"/>
      <text:p text:style-name="P27"/>
      <text:p text:style-name="P26">parent</text:p>
      <text:p text:style-name="P10"><text:span text:style-name="T11">private RBTree.RBNode </text:span><text:span text:style-name="T12">parent</text:span></text:p>
      <text:p text:style-name="P16">Pointer to the parent node, if one exists</text:p>
      <text:p text:style-name="P16"/>
      <text:p text:style-name="P16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10">Constructor Detail</text:p>
          </table:table-cell>
        </table:table-row>
      </table:table>
      <text:p text:style-name="P26"/>
      <text:p text:style-name="P26">RBTree.RBNode</text:p>
      <text:p text:style-name="P10"><text:span text:style-name="T11">public </text:span><text:span text:style-name="T12">RBTree.RBNode</text:span><text:span text:style-name="T11">(int key,</text:span></text:p>
      <text:p text:style-name="P14"><text:s text:c="21"/>boolean isBlack)</text:p>
      <text:p text:style-name="P16">Creates a new node instance, given a key and color.</text:p>
      <text:p text:style-name="P16"/>
      <text:p text:style-name="P17">Parameters:</text:p>
      <text:p text:style-name="P10"><text:span text:style-name="T11">key</text:span><text:span text:style-name="T10"> - Key to store in node</text:span></text:p>
      <text:p text:style-name="P10"><text:span text:style-name="T11">isBlack</text:span><text:span text:style-name="T10"> - True if node is black</text:span></text:p>
      <text:p text:style-name="P27"/>
      <text:p text:style-name="P27"/>
      <text:p text:style-name="P26">RBTree.RBNode</text:p>
      <text:p text:style-name="P10"><text:span text:style-name="T11">public </text:span><text:span text:style-name="T12">RBTree.RBNode</text:span><text:span text:style-name="T11">(int key)</text:span></text:p>
      <text:p text:style-name="P16">Creates a new black node, given a key.</text:p>
      <text:p text:style-name="P16"/>
      <text:p text:style-name="P17">Parameters:</text:p>
      <text:p text:style-name="P10"><text:span text:style-name="T11">key</text:span><text:span text:style-name="T10"> - Key to store in node</text:span></text:p>
      <text:p text:style-name="P27"/>
      <text:p text:style-name="P27"/>
      <text:p text:style-name="P26">RBTree.RBNode</text:p>
      <text:p text:style-name="P10"><text:span text:style-name="T11">public </text:span><text:span text:style-name="T12">RBTree.RBNode</text:span><text:span text:style-name="T11">()</text:span></text:p>
      <text:p text:style-name="P16">Creates a new, empty leaf.</text:p>
      <text:p text:style-name="P16"/>
      <text:p text:style-name="P16"/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10">Method Detail</text:p>
          </table:table-cell>
        </table:table-row>
      </table:table>
      <text:p text:style-name="P26"/>
      <text:p text:style-name="P26">isNil</text:p>
      <text:p text:style-name="P10"><text:span text:style-name="T11">private boolean </text:span><text:span text:style-name="T12">isNil</text:span><text:span text:style-name="T11">()</text:span></text:p>
      <text:p text:style-name="P16">Returns true if the node is an empty leaf.</text:p>
      <text:p text:style-name="P16"/>
      <text:p text:style-name="P17">Returns:</text:p>
      <text:p text:style-name="P16">True if the node is an empty leaf</text:p>
      <text:p text:style-name="P27"/>
      <text:p text:style-name="P27"/>
      <text:p text:style-name="P26">getParent</text:p>
      <text:p text:style-name="P10"><text:span text:style-name="T11">public RBTree.RBNode </text:span><text:span text:style-name="T12">getParent</text:span><text:span text:style-name="T11">()</text:span></text:p>
      <text:p text:style-name="P17">Returns:</text:p>
      <text:p text:style-name="P16">Pointer to parent node</text:p>
      <text:p text:style-name="P27"/>
      <text:p text:style-name="P26"/>
      <text:p text:style-name="P26">hasParent</text:p>
      <text:p text:style-name="P10"><text:span text:style-name="T11">public boolean </text:span><text:span text:style-name="T12">hasParent</text:span><text:span text:style-name="T11">()</text:span></text:p>
      <text:p text:style-name="P16">Returns true if the node has a parent.</text:p>
      <text:p text:style-name="P16"/>
      <text:p text:style-name="P17">Returns:</text:p>
      <text:p text:style-name="P16">True iff the node has a parent</text:p>
      <text:p text:style-name="P27"/>
      <text:p text:style-name="P27"><text:soft-page-break/></text:p>
      <text:p text:style-name="P26">getGrandParent</text:p>
      <text:p text:style-name="P10"><text:span text:style-name="T11">public RBTree.RBNode </text:span><text:span text:style-name="T12">getGrandParent</text:span><text:span text:style-name="T11">()</text:span></text:p>
      <text:p text:style-name="P16">Returns the pointer to the node's grandparent node (it's parent node's parent node). </text:p>
      <text:p text:style-name="P16">precondition: getParent() != null</text:p>
      <text:p text:style-name="P16"/>
      <text:p text:style-name="P17">Returns:</text:p>
      <text:p text:style-name="P16">Pointer to parent of parent node</text:p>
      <text:p text:style-name="P27"/>
      <text:p text:style-name="P27"/>
      <text:p text:style-name="P26">hasGrandParent</text:p>
      <text:p text:style-name="P10"><text:span text:style-name="T11">public boolean </text:span><text:span text:style-name="T12">hasGrandParent</text:span><text:span text:style-name="T11">()</text:span></text:p>
      <text:p text:style-name="P16">Returns true if node has a grandparent node.</text:p>
      <text:p text:style-name="P16"/>
      <text:p text:style-name="P17">Returns:</text:p>
      <text:p text:style-name="P16">True if node has a parent node that has a parent node</text:p>
      <text:p text:style-name="P27"/>
      <text:p text:style-name="P27"/>
      <text:p text:style-name="P26">setParent</text:p>
      <text:p text:style-name="P10"><text:span text:style-name="T11">public void </text:span><text:span text:style-name="T12">setParent</text:span><text:span text:style-name="T11">(RBTree.RBNode parent)</text:span></text:p>
      <text:p text:style-name="P16">Sets the node's parent node</text:p>
      <text:p text:style-name="P16"/>
      <text:p text:style-name="P17">Parameters:</text:p>
      <text:p text:style-name="P10"><text:span text:style-name="T11">parent</text:span><text:span text:style-name="T10"> - Pointer to new parent</text:span></text:p>
      <text:p text:style-name="P27"/>
      <text:p text:style-name="P27"/>
      <text:p text:style-name="P26">getKey</text:p>
      <text:p text:style-name="P10"><text:span text:style-name="T11">public int </text:span><text:span text:style-name="T12">getKey</text:span><text:span text:style-name="T11">()</text:span></text:p>
      <text:p text:style-name="P16">Returns node's key value.</text:p>
      <text:p text:style-name="P16"/>
      <text:p text:style-name="P17">Returns:</text:p>
      <text:p text:style-name="P16">Node's key value</text:p>
      <text:p text:style-name="P27"/>
      <text:p text:style-name="P27"/>
      <text:p text:style-name="P26">setKey</text:p>
      <text:p text:style-name="P10"><text:span text:style-name="T11">public void </text:span><text:span text:style-name="T12">setKey</text:span><text:span text:style-name="T11">(int key)</text:span></text:p>
      <text:p text:style-name="P16">Sets the node's key value. </text:p>
      <text:p text:style-name="P16">precondition: key &gt; 0</text:p>
      <text:p text:style-name="P16"/>
      <text:p text:style-name="P17">Parameters:</text:p>
      <text:p text:style-name="P10"><text:span text:style-name="T11">key</text:span><text:span text:style-name="T10"> - New key value</text:span></text:p>
      <text:p text:style-name="P27"/>
      <text:p text:style-name="P27"/>
      <text:p text:style-name="P26">isBlack</text:p>
      <text:p text:style-name="P10"><text:span text:style-name="T11">public boolean </text:span><text:span text:style-name="T12">isBlack</text:span><text:span text:style-name="T11">()</text:span></text:p>
      <text:p text:style-name="P16">Returns true if the node is black.</text:p>
      <text:p text:style-name="P16"/>
      <text:p text:style-name="P17">Returns:</text:p>
      <text:p text:style-name="P16">True iff the node is black</text:p>
      <text:p text:style-name="P27"/>
      <text:p text:style-name="P27"/>
      <text:p text:style-name="P26">setBlack</text:p>
      <text:p text:style-name="P10"><text:span text:style-name="T11">public void </text:span><text:span text:style-name="T12">setBlack</text:span><text:span text:style-name="T11">()</text:span></text:p>
      <text:p text:style-name="P16">Sets node's color to be black</text:p>
      <text:p text:style-name="P16"/>
      <text:p text:style-name="P27"/>
      <text:p text:style-name="P27"/>
      <text:p text:style-name="P27"/>
      <text:p text:style-name="P27"/>
      <text:p text:style-name="P27"/>
      <text:p text:style-name="P26"><text:soft-page-break/>setBlack</text:p>
      <text:p text:style-name="P10"><text:span text:style-name="T11">public void </text:span><text:span text:style-name="T12">setBlack</text:span><text:span text:style-name="T11">(boolean isBlack)</text:span></text:p>
      <text:p text:style-name="P16">Sets node's blackness. Accepts True for a black color, and False for red.</text:p>
      <text:p text:style-name="P16"/>
      <text:p text:style-name="P17">Parameters:</text:p>
      <text:p text:style-name="P10"><text:span text:style-name="T11">isBlack</text:span><text:span text:style-name="T10"> - True for a black node, False for red</text:span></text:p>
      <text:p text:style-name="P27"/>
      <text:p text:style-name="P27"/>
      <text:p text:style-name="P26">isRed</text:p>
      <text:p text:style-name="P10"><text:span text:style-name="T11">public boolean </text:span><text:span text:style-name="T12">isRed</text:span><text:span text:style-name="T11">()</text:span></text:p>
      <text:p text:style-name="P16">Returns true if node is red.</text:p>
      <text:p text:style-name="P16"/>
      <text:p text:style-name="P17">Returns:</text:p>
      <text:p text:style-name="P16">True iff node is red</text:p>
      <text:p text:style-name="P27"/>
      <text:p text:style-name="P26"/>
      <text:p text:style-name="P26">setRed</text:p>
      <text:p text:style-name="P10"><text:span text:style-name="T11">public void </text:span><text:span text:style-name="T12">setRed</text:span><text:span text:style-name="T11">()</text:span></text:p>
      <text:p text:style-name="P16">Sets node's color to be red.</text:p>
      <text:p text:style-name="P16"/>
      <text:p text:style-name="P27"/>
      <text:p text:style-name="P26">getLeftChild</text:p>
      <text:p text:style-name="P10"><text:span text:style-name="T11">public RBTree.RBNode </text:span><text:span text:style-name="T12">getLeftChild</text:span><text:span text:style-name="T11">()</text:span></text:p>
      <text:p text:style-name="P16">Returns a pointer to the node's left child.</text:p>
      <text:p text:style-name="P16"/>
      <text:p text:style-name="P17">Returns:</text:p>
      <text:p text:style-name="P16">Pointer to node's left child</text:p>
      <text:p text:style-name="P27"/>
      <text:p text:style-name="P27"/>
      <text:p text:style-name="P26">setLeftChild</text:p>
      <text:p text:style-name="P10"><text:span text:style-name="T11">public void </text:span><text:span text:style-name="T12">setLeftChild</text:span><text:span text:style-name="T11">(RBTree.RBNode leftChild)</text:span></text:p>
      <text:p text:style-name="P16">Sets node's left child.</text:p>
      <text:p text:style-name="P16"/>
      <text:p text:style-name="P17">Parameters:</text:p>
      <text:p text:style-name="P10"><text:span text:style-name="T11">leftChild</text:span><text:span text:style-name="T10"> - Pointer to new left child</text:span></text:p>
      <text:p text:style-name="P27"/>
      <text:p text:style-name="P26"/>
      <text:p text:style-name="P26">getRightChild</text:p>
      <text:p text:style-name="P10"><text:span text:style-name="T11">public RBTree.RBNode </text:span><text:span text:style-name="T12">getRightChild</text:span><text:span text:style-name="T11">()</text:span></text:p>
      <text:p text:style-name="P16">Returns a pointer to the node's right child.</text:p>
      <text:p text:style-name="P16"/>
      <text:p text:style-name="P17">Returns:</text:p>
      <text:p text:style-name="P16">Pointer to node's right child</text:p>
      <text:p text:style-name="P27"/>
      <text:p text:style-name="P26"/>
      <text:p text:style-name="P26">setRightChild</text:p>
      <text:p text:style-name="P10"><text:span text:style-name="T11">public void </text:span><text:span text:style-name="T12">setRightChild</text:span><text:span text:style-name="T11">(RBTree.RBNode rightChild)</text:span></text:p>
      <text:p text:style-name="P16">Sets node's right child.</text:p>
      <text:p text:style-name="P16"/>
      <text:p text:style-name="P17">Parameters:</text:p>
      <text:p text:style-name="P10"><text:span text:style-name="T11">rightChild</text:span><text:span text:style-name="T10"> - Pointer to new right child</text:span></text:p>
      <text:p text:style-name="P27"/>
      <text:p text:style-name="P27"/>
      <text:p text:style-name="P26">isLeaf</text:p>
      <text:p text:style-name="P10"><text:span text:style-name="T11">public boolean </text:span><text:span text:style-name="T12">isLeaf</text:span><text:span text:style-name="T11">()</text:span></text:p>
      <text:p text:style-name="P16">Returns true if the node is a leaf. A node is considered a leaf if both it has no children, i.e. both its children are empty leaves.</text:p>
      <text:p text:style-name="P16"/>
      <text:p text:style-name="P17">Returns:</text:p>
      <text:p text:style-name="P16">True iff node is a leaf</text:p>
      <text:p text:style-name="P27"><text:soft-page-break/></text:p>
      <text:p text:style-name="P27"/>
      <text:p text:style-name="P26">hasLeftChild</text:p>
      <text:p text:style-name="P10"><text:span text:style-name="T11">public boolean </text:span><text:span text:style-name="T12">hasLeftChild</text:span><text:span text:style-name="T11">()</text:span></text:p>
      <text:p text:style-name="P16">Returns true if node has a left child, i.e. its left child is a non-nil node.</text:p>
      <text:p text:style-name="P16"/>
      <text:p text:style-name="P17">Returns:</text:p>
      <text:p text:style-name="P16">True iff node has a left child</text:p>
      <text:p text:style-name="P27"/>
      <text:p text:style-name="P27"/>
      <text:p text:style-name="P26">hasRightChild</text:p>
      <text:p text:style-name="P10"><text:span text:style-name="T11">public boolean </text:span><text:span text:style-name="T12">hasRightChild</text:span><text:span text:style-name="T11">()</text:span></text:p>
      <text:p text:style-name="P16">Returns true if node has a right child, i.e. its right child is a non-nil node.</text:p>
      <text:p text:style-name="P16"/>
      <text:p text:style-name="P17">Returns:</text:p>
      <text:p text:style-name="P16">True iff node has a right child</text:p>
      <text:p text:style-name="P27"/>
      <text:p text:style-name="P26"/>
      <text:p text:style-name="P26">search</text:p>
      <text:p text:style-name="P10"><text:span text:style-name="T11">public RBTree.RBNode </text:span><text:span text:style-name="T12">search</text:span><text:span text:style-name="T11">(int i)</text:span></text:p>
      <text:p text:style-name="P16">Returns pointer to node containing a requested key.</text:p>
      <text:p text:style-name="P16"/>
      <text:p text:style-name="P17">Parameters:</text:p>
      <text:p text:style-name="P10"><text:span text:style-name="T11">i</text:span><text:span text:style-name="T10"> - Key to look up</text:span></text:p>
      <text:p text:style-name="P17">Returns:</text:p>
      <text:p text:style-name="P16">Node instance containing i, null if not found</text:p>
      <text:p text:style-name="P27"/>
      <text:p text:style-name="P26"/>
      <text:p text:style-name="P26">contains</text:p>
      <text:p text:style-name="P10"><text:span text:style-name="T11">public boolean </text:span><text:span text:style-name="T12">contains</text:span><text:span text:style-name="T11">(int i)</text:span></text:p>
      <text:p text:style-name="P16">Returns true iff the requested key is contained in the node or its offsprings.</text:p>
      <text:p text:style-name="P16"/>
      <text:p text:style-name="P17">Parameters:</text:p>
      <text:p text:style-name="P10"><text:span text:style-name="T11">i</text:span><text:span text:style-name="T10"> - Key to look up</text:span></text:p>
      <text:p text:style-name="P17">Returns:</text:p>
      <text:p text:style-name="P16">True iff i is contained in node's tree</text:p>
      <text:p text:style-name="P27"/>
      <text:p text:style-name="P27"/>
      <text:p text:style-name="P26">insert</text:p>
      <text:p text:style-name="P10"><text:span text:style-name="T11">public boolean </text:span><text:span text:style-name="T12">insert</text:span><text:span text:style-name="T11">(RBTree.RBNode newNode)</text:span></text:p>
      <text:p text:style-name="P16">Inserts a new node below this node.</text:p>
      <text:p text:style-name="P16"/>
      <text:p text:style-name="P17">Parameters:</text:p>
      <text:p text:style-name="P10"><text:span text:style-name="T11">newNode</text:span><text:span text:style-name="T10"> - Node to insert.</text:span></text:p>
      <text:p text:style-name="P17">Returns:</text:p>
      <text:p text:style-name="P16">True if node inserted, False if key already existed.</text:p>
      <text:p text:style-name="P27"/>
      <text:p text:style-name="P27"/>
      <text:p text:style-name="P26">minNode</text:p>
      <text:p text:style-name="P10"><text:span text:style-name="T11">private RBTree.RBNode </text:span><text:span text:style-name="T12">minNode</text:span><text:span text:style-name="T11">()</text:span></text:p>
      <text:p text:style-name="P16">Returns a pointer to the node containing the smallest key.</text:p>
      <text:p text:style-name="P16"/>
      <text:p text:style-name="P17">Returns:</text:p>
      <text:p text:style-name="P16">Node of smallest key in the tree</text:p>
      <text:p text:style-name="P27"/>
      <text:p text:style-name="P27"/>
      <text:p text:style-name="P27"/>
      <text:p text:style-name="P27"/>
      <text:p text:style-name="P27"/>
      <text:p text:style-name="P27"/>
      <text:p text:style-name="P26"><text:soft-page-break/>maxNode</text:p>
      <text:p text:style-name="P10"><text:span text:style-name="T11">private RBTree.RBNode </text:span><text:span text:style-name="T12">maxNode</text:span><text:span text:style-name="T11">()</text:span></text:p>
      <text:p text:style-name="P16">Returns a pointer to the node containing the largest key.</text:p>
      <text:p text:style-name="P16"/>
      <text:p text:style-name="P17">Returns:</text:p>
      <text:p text:style-name="P16">Node of largest key in the tree</text:p>
      <text:p text:style-name="P27"/>
      <text:p text:style-name="P27"/>
      <text:p text:style-name="P26">fillIntArray</text:p>
      <text:p text:style-name="P10"><text:span text:style-name="T11">public int </text:span><text:span text:style-name="T12">fillIntArray</text:span><text:span text:style-name="T11">(int[] arr,</text:span></text:p>
      <text:p text:style-name="P14"><text:s text:c="24"/>int loc)</text:p>
      <text:p text:style-name="P16">Recursively fill tree's keys in an array.</text:p>
      <text:p text:style-name="P16"/>
      <text:p text:style-name="P17">Parameters:</text:p>
      <text:p text:style-name="P10"><text:span text:style-name="T11">arr</text:span><text:span text:style-name="T10"> - Values array to fill with the tree's keys</text:span></text:p>
      <text:p text:style-name="P10"><text:span text:style-name="T11">loc</text:span><text:span text:style-name="T10"> - Current location in array</text:span></text:p>
      <text:p text:style-name="P17">Returns:</text:p>
      <text:p text:style-name="P16">Array index of last number inserted.</text:p>
      <text:p text:style-name="P27"/>
      <text:p text:style-name="P27"/>
      <text:p text:style-name="P26">toString</text:p>
      <text:p text:style-name="P10"><text:span text:style-name="T11">public java.lang.String </text:span><text:span text:style-name="T12">toString</text:span><text:span text:style-name="T11">()</text:span></text:p>
      <text:p text:style-name="P16">Returns a string representation of the node and its offsprings.</text:p>
      <text:p text:style-name="P16"/>
      <text:p text:style-name="P17">Overrides:</text:p>
      <text:p text:style-name="P10"><text:span text:style-name="T11">toString</text:span><text:span text:style-name="T10"> in class </text:span><text:span text:style-name="T11">java.lang.Object</text:span></text:p>
      <text:p text:style-name="P16"/>
      <text:p text:style-name="P27"/>
      <text:p text:style-name="P26">maxDepth</text:p>
      <text:p text:style-name="P10"><text:span text:style-name="T11">public int </text:span><text:span text:style-name="T12">maxDepth</text:span><text:span text:style-name="T11">()</text:span></text:p>
      <text:p text:style-name="P16">Returns the maximum depth of a node in the tree.</text:p>
      <text:p text:style-name="P16"/>
      <text:p text:style-name="P17">Returns:</text:p>
      <text:p text:style-name="P16">Maximum depth of a node in the tree.</text:p>
      <text:p text:style-name="P27"/>
      <text:p text:style-name="P27"/>
      <text:p text:style-name="P26">minLeafDepth</text:p>
      <text:p text:style-name="P10"><text:span text:style-name="T11">public int </text:span><text:span text:style-name="T12">minLeafDepth</text:span><text:span text:style-name="T11">()</text:span></text:p>
      <text:p text:style-name="P16">Returns the minimum depth of a leaf in the tree.</text:p>
      <text:p text:style-name="P16"/>
      <text:p text:style-name="P17">Returns:</text:p>
      <text:p text:style-name="P16">Minimum depth of a leaf in the tree.</text:p>
      <text:p text:style-name="P27"/>
      <text:p text:style-name="P27"/>
      <text:p text:style-name="P26">isBSTValid</text:p>
      <text:p text:style-name="P10"><text:span text:style-name="T11">public boolean </text:span><text:span text:style-name="T12">isBSTValid</text:span><text:span text:style-name="T11">()</text:span></text:p>
      <text:p text:style-name="P16">Returns true if and only if the tree is a valid BST, i.e., every node's key is greater than its left child's key and smaller than its right child's key.</text:p>
      <text:p text:style-name="P16"/>
      <text:p text:style-name="P17">Returns:</text:p>
      <text:p text:style-name="P16">True iff node is a valid BST.</text:p>
      <text:p text:style-name="P27"/>
      <text:p text:style-name="P27"/>
      <text:p text:style-name="P26">isRedValid</text:p>
      <text:p text:style-name="P10"><text:span text:style-name="T11">public boolean </text:span><text:span text:style-name="T12">isRedValid</text:span><text:span text:style-name="T11">()</text:span></text:p>
      <text:p text:style-name="P16">Returns true iff node and its offsprings follow the Red rule, i.e., no red node is followed by another red node.</text:p>
      <text:p text:style-name="P16"/>
      <text:p text:style-name="P17">Returns:</text:p>
      <text:p text:style-name="P16">True iff node follows the Red rule</text:p>
      <text:p text:style-name="P27"/>
      <text:p text:style-name="P27"/>
      <text:p text:style-name="P27"/>
      <text:p text:style-name="P26"><text:soft-page-break/>blackDepth</text:p>
      <text:p text:style-name="P10"><text:span text:style-name="T11">private int </text:span><text:span text:style-name="T12">blackDepth</text:span><text:span text:style-name="T11">()</text:span></text:p>
      <text:p text:style-name="P16">Returns the node's black depth.</text:p>
      <text:p text:style-name="P16"/>
      <text:p text:style-name="P17">Returns:</text:p>
      <text:p text:style-name="P16">Black depth of current node</text:p>
      <text:p text:style-name="P27"/>
      <text:p text:style-name="P26"/>
      <text:p text:style-name="P26">isBlackValid</text:p>
      <text:p text:style-name="P10"><text:span text:style-name="T11">public boolean </text:span><text:span text:style-name="T12">isBlackValid</text:span><text:span text:style-name="T11">()</text:span></text:p>
      <text:p text:style-name="P16">Returns true iff node and its offsprings follow the Black rule, i.e., every path from root to a leaf passes through the same number of black nodes.</text:p>
      <text:p text:style-name="P16"/>
      <text:p text:style-name="P17">Returns:</text:p>
      <text:p text:style-name="P16">True iff node follows the Black rule</text:p>
      <text:h text:style-name="P33" text:outline-level="2">Time Complexity Analysis</text:h>
      <text:p text:style-name="P22"/>
      <text:p text:style-name="P23">With <text:span text:style-name="T1">n</text:span> being the awesome number of elements in the tree.</text:p>
      <text:p text:style-name="P39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float" office:value="0">
            <text:p text:style-name="P29">Method</text:p>
          </table:table-cell>
          <table:table-cell table:style-name="Table1.A1" office:value-type="float" office:value="0">
            <text:p text:style-name="P29">Time complexity</text:p>
          </table:table-cell>
          <table:table-cell table:style-name="Table1.C1" office:value-type="float" office:value="0">
            <text:p text:style-name="P29">Explanation</text:p>
          </table:table-cell>
        </table:table-row>
        <table:table-row>
          <table:table-cell table:style-name="Table1.A2" office:value-type="float" office:value="0">
            <text:p text:style-name="P31">empty()</text:p>
          </table:table-cell>
          <table:table-cell table:style-name="Table1.B2" office:value-type="string">
            <text:p text:style-name="P31">O(1)</text:p>
          </table:table-cell>
          <table:table-cell table:style-name="Table1.C2" office:value-type="string">
            <text:p text:style-name="P45">Performs a single comparison of the root node pointer.</text:p>
          </table:table-cell>
        </table:table-row>
        <table:table-row>
          <table:table-cell table:style-name="Table1.A2" office:value-type="float" office:value="0">
            <text:p text:style-name="P31">contains(i)</text:p>
          </table:table-cell>
          <table:table-cell table:style-name="Table1.B3" office:value-type="float" office:value="0">
            <text:p text:style-name="P31">O(log<text:span text:style-name="T1">n</text:span>)</text:p>
          </table:table-cell>
          <table:table-cell table:style-name="Table1.C2" office:value-type="string">
            <text:p text:style-name="P45">Performs a binary search on the tree; Worst case number of actions is the tree's height, which is O(log<text:span text:style-name="T1">n</text:span>).</text:p>
          </table:table-cell>
        </table:table-row>
        <table:table-row>
          <table:table-cell table:style-name="Table1.A2" office:value-type="float" office:value="0">
            <text:p text:style-name="P31">insert(i)</text:p>
          </table:table-cell>
          <table:table-cell table:style-name="Table1.B3" office:value-type="float" office:value="0">
            <text:p text:style-name="P31">O(log<text:span text:style-name="T1">n</text:span>)</text:p>
          </table:table-cell>
          <table:table-cell table:style-name="Table1.C4" office:value-type="float" office:value="0">
            <text:p text:style-name="P45">Binary search for a place to insert the new node: O(log<text:span text:style-name="T1">n</text:span>) as in contains().</text:p>
            <text:p text:style-name="P45">Fixes by “bubbling” the problem up the tree: O(log<text:span text:style-name="T1">n</text:span>).</text:p>
            <text:p text:style-name="P45">So, in total O( log<text:span text:style-name="T1">n</text:span> + log<text:span text:style-name="T1">n</text:span>) = O(log<text:span text:style-name="T1">n</text:span>).</text:p>
          </table:table-cell>
        </table:table-row>
        <table:table-row>
          <table:table-cell table:style-name="Table1.A2" office:value-type="float" office:value="0">
            <text:p text:style-name="P31">delete(i)</text:p>
          </table:table-cell>
          <table:table-cell table:style-name="Table1.B3" office:value-type="float" office:value="0">
            <text:p text:style-name="P31">O(log<text:span text:style-name="T1">n</text:span>)</text:p>
          </table:table-cell>
          <table:table-cell table:style-name="Table1.C4" office:value-type="float" office:value="0">
            <text:p text:style-name="P45">Binary search for the node to delete: O(log<text:span text:style-name="T1">n</text:span>).</text:p>
            <text:p text:style-name="P45">Binary search for the node's successor: O(log<text:span text:style-name="T1">n</text:span>).</text:p>
            <text:p text:style-name="P45">Swapping values: O(1).</text:p>
            <text:p text:style-name="P45">Fixes by “bubbling” the problem up the tree: O(log<text:span text:style-name="T1">n</text:span>).</text:p>
            <text:p text:style-name="P45">So, in total O(2log<text:span text:style-name="T1">n</text:span>+1) = O(log<text:span text:style-name="T1">n</text:span>).</text:p>
          </table:table-cell>
        </table:table-row>
        <table:table-row>
          <table:table-cell table:style-name="Table1.A2" office:value-type="float" office:value="0">
            <text:p text:style-name="P31">min()</text:p>
          </table:table-cell>
          <table:table-cell table:style-name="Table1.B3" office:value-type="float" office:value="0">
            <text:p text:style-name="P31">O( log<text:span text:style-name="T1">n)</text:span></text:p>
          </table:table-cell>
          <table:table-cell table:style-name="Table1.C2" office:value-type="string">
            <text:p text:style-name="P45">Getting the leftmost leaf: O(log<text:span text:style-name="T1">n</text:span>) as the tree's height.</text:p>
          </table:table-cell>
        </table:table-row>
        <table:table-row>
          <table:table-cell table:style-name="Table1.A2" office:value-type="float" office:value="0">
            <text:p text:style-name="P31">max()</text:p>
          </table:table-cell>
          <table:table-cell table:style-name="Table1.B3" office:value-type="float" office:value="0">
            <text:p text:style-name="P31">O(log<text:span text:style-name="T1">n</text:span>)</text:p>
          </table:table-cell>
          <table:table-cell table:style-name="Table1.C2" office:value-type="string">
            <text:p text:style-name="P45">Getting the rightmost leaf: O(log<text:span text:style-name="T1">n</text:span>).</text:p>
          </table:table-cell>
        </table:table-row>
        <table:table-row>
          <table:table-cell table:style-name="Table1.A2" office:value-type="float" office:value="0">
            <text:p text:style-name="P31">toIntArray()</text:p>
          </table:table-cell>
          <table:table-cell table:style-name="Table1.B3" office:value-type="float" office:value="0">
            <text:p text:style-name="P31">O(<text:span text:style-name="T1">n</text:span>)</text:p>
          </table:table-cell>
          <table:table-cell table:style-name="Table1.C2" office:value-type="string">
            <text:p text:style-name="P45">In-order loop through all of the tree's nodes.</text:p>
          </table:table-cell>
        </table:table-row>
        <table:table-row>
          <table:table-cell table:style-name="Table1.A2" office:value-type="float" office:value="0">
            <text:p text:style-name="P31">isValid()</text:p>
          </table:table-cell>
          <table:table-cell table:style-name="Table1.B3" office:value-type="float" office:value="0">
            <text:p text:style-name="P31">O(<text:span text:style-name="T1">n</text:span>)</text:p>
          </table:table-cell>
          <table:table-cell table:style-name="Table1.C4" office:value-type="float" office:value="0">
            <text:p text:style-name="P45">isBinaryValid – going through all of the tree's nodes, validating the relation between a node's key and its children's keys: O(<text:span text:style-name="T1">n</text:span>).</text:p>
            <text:p text:style-name="P45">isRedValid – going through all of the tree's nodes, making sure no red node is followed by another red node: O(<text:span text:style-name="T1">n</text:span>).</text:p>
            <text:p text:style-name="P45">isBlackValid – going through all paths from the root to each leaf, comparing the count of black nodes passed at each path: O(<text:span text:style-name="T1">n</text:span>).</text:p>
          </table:table-cell>
        </table:table-row>
        <table:table-row>
          <table:table-cell table:style-name="Table1.A2" office:value-type="float" office:value="0">
            <text:p text:style-name="P31">maxDepth()</text:p>
          </table:table-cell>
          <table:table-cell table:style-name="Table1.B3" office:value-type="float" office:value="0">
            <text:p text:style-name="P31">O(<text:span text:style-name="T1">n</text:span>)</text:p>
          </table:table-cell>
          <table:table-cell table:style-name="Table1.C2" office:value-type="string">
            <text:p text:style-name="P45">Going through all possible paths from root to leaves: O(<text:span text:style-name="T1">n</text:span>).</text:p>
          </table:table-cell>
        </table:table-row>
        <table:table-row>
          <table:table-cell table:style-name="Table1.A2" office:value-type="float" office:value="0">
            <text:p text:style-name="P31">minLeafDepth()</text:p>
          </table:table-cell>
          <table:table-cell table:style-name="Table1.B3" office:value-type="float" office:value="0">
            <text:p text:style-name="P31">O(<text:span text:style-name="T1">n</text:span>)</text:p>
          </table:table-cell>
          <table:table-cell table:style-name="Table1.C2" office:value-type="string">
            <text:p text:style-name="P45">Going through all possible paths from root to leaves: O(<text:span text:style-name="T1">n</text:span>).</text:p>
          </table:table-cell>
        </table:table-row>
        <table:table-row>
          <table:table-cell table:style-name="Table1.A2" office:value-type="float" office:value="0">
            <text:p text:style-name="P31">size()</text:p>
          </table:table-cell>
          <table:table-cell table:style-name="Table1.B2" office:value-type="string">
            <text:p text:style-name="P31">O(1)</text:p>
          </table:table-cell>
          <table:table-cell table:style-name="Table1.C2" office:value-type="string">
            <text:p text:style-name="P45">Returning the size property that's maintained on every change to the tree.</text:p>
          </table:table-cell>
        </table:table-row>
      </table:table>
      <text:p text:style-name="P21"/>
      <text:h text:style-name="P33" text:outline-level="2">Tree size survey</text:h>
      <text:p text:style-name="P7"/>
      <text:p text:style-name="P7">We created trees of certain sizes, from sequences of randomly generated integers, and sampled each tree's height and its minimal leaf depth.</text:p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0">Tree size</text:p>
            <text:p text:style-name="P30">size()</text:p>
          </table:table-cell>
          <table:table-cell table:style-name="Table2.A1" office:value-type="string">
            <text:p text:style-name="P30">Tree height</text:p>
            <text:p text:style-name="P30">maxDepth()</text:p>
          </table:table-cell>
          <table:table-cell table:style-name="Table2.C1" office:value-type="string">
            <text:p text:style-name="P30">Relation between longest to shortest paths from root to leaf</text:p>
            <text:p text:style-name="P30">maxDepth()/minLeafDepth()</text:p>
          </table:table-cell>
        </table:table-row>
        <table:table-row>
          <table:table-cell table:style-name="Table2.A2" office:value-type="float" office:value="10000">
            <text:p text:style-name="P31">10,000</text:p>
          </table:table-cell>
          <table:table-cell table:style-name="Table2.A2" office:value-type="float" office:value="15">
            <text:p text:style-name="P31">15</text:p>
          </table:table-cell>
          <table:table-cell table:style-name="Table2.C2" office:value-type="float" office:value="1.6666666">
            <text:p text:style-name="P31">1.6666666</text:p>
          </table:table-cell>
        </table:table-row>
        <table:table-row>
          <table:table-cell table:style-name="Table2.A2" office:value-type="float" office:value="20000">
            <text:p text:style-name="P31">20,000</text:p>
          </table:table-cell>
          <table:table-cell table:style-name="Table2.A2" office:value-type="float" office:value="0">
            <text:p text:style-name="P31">17</text:p>
          </table:table-cell>
          <table:table-cell table:style-name="Table2.C2" office:value-type="float" office:value="0">
            <text:p text:style-name="P31">1.7</text:p>
          </table:table-cell>
        </table:table-row>
        <table:table-row>
          <table:table-cell table:style-name="Table2.A2" office:value-type="float" office:value="30000">
            <text:p text:style-name="P31">30,000</text:p>
          </table:table-cell>
          <table:table-cell table:style-name="Table2.A2" office:value-type="float" office:value="0">
            <text:p text:style-name="P31">17</text:p>
          </table:table-cell>
          <table:table-cell table:style-name="Table2.C2" office:value-type="float" office:value="0">
            <text:p text:style-name="P31">1.7</text:p>
          </table:table-cell>
        </table:table-row>
        <table:table-row>
          <table:table-cell table:style-name="Table2.A2" office:value-type="float" office:value="40000">
            <text:p text:style-name="P31">40,000</text:p>
          </table:table-cell>
          <table:table-cell table:style-name="Table2.A2" office:value-type="float" office:value="0">
            <text:p text:style-name="P31">18</text:p>
          </table:table-cell>
          <table:table-cell table:style-name="Table2.C2" office:value-type="float" office:value="0">
            <text:p text:style-name="P31">1.6363636</text:p>
          </table:table-cell>
        </table:table-row>
        <table:table-row>
          <table:table-cell table:style-name="Table2.A2" office:value-type="float" office:value="50000">
            <text:p text:style-name="P31">50,000</text:p>
          </table:table-cell>
          <table:table-cell table:style-name="Table2.A2" office:value-type="float" office:value="0">
            <text:p text:style-name="P31">19</text:p>
          </table:table-cell>
          <table:table-cell table:style-name="Table2.C2" office:value-type="float" office:value="0">
            <text:p text:style-name="P31">1.7272727</text:p>
          </table:table-cell>
        </table:table-row>
        <table:table-row>
          <table:table-cell table:style-name="Table2.A2" office:value-type="float" office:value="60000">
            <text:p text:style-name="P31">60,000</text:p>
          </table:table-cell>
          <table:table-cell table:style-name="Table2.A2" office:value-type="float" office:value="0">
            <text:p text:style-name="P31">18</text:p>
          </table:table-cell>
          <table:table-cell table:style-name="Table2.C2" office:value-type="float" office:value="0">
            <text:p text:style-name="P31">1.5</text:p>
          </table:table-cell>
        </table:table-row>
        <table:table-row>
          <table:table-cell table:style-name="Table2.A2" office:value-type="float" office:value="70000">
            <text:p text:style-name="P31">70,000</text:p>
          </table:table-cell>
          <table:table-cell table:style-name="Table2.A2" office:value-type="float" office:value="0">
            <text:p text:style-name="P31">19</text:p>
          </table:table-cell>
          <table:table-cell table:style-name="Table2.C2" office:value-type="float" office:value="0">
            <text:p text:style-name="P31">1.5833334</text:p>
          </table:table-cell>
        </table:table-row>
        <table:table-row>
          <table:table-cell table:style-name="Table2.A2" office:value-type="float" office:value="80000">
            <text:p text:style-name="P31">80,000</text:p>
          </table:table-cell>
          <table:table-cell table:style-name="Table2.A2" office:value-type="float" office:value="0">
            <text:p text:style-name="P31">19</text:p>
          </table:table-cell>
          <table:table-cell table:style-name="Table2.C2" office:value-type="float" office:value="0">
            <text:p text:style-name="P31">1.7272727</text:p>
          </table:table-cell>
        </table:table-row>
        <table:table-row>
          <table:table-cell table:style-name="Table2.A2" office:value-type="float" office:value="90000">
            <text:p text:style-name="P31">90,000</text:p>
          </table:table-cell>
          <table:table-cell table:style-name="Table2.A2" office:value-type="float" office:value="0">
            <text:p text:style-name="P31">19</text:p>
          </table:table-cell>
          <table:table-cell table:style-name="Table2.C2" office:value-type="float" office:value="0">
            <text:p text:style-name="P31">1.5833334</text:p>
          </table:table-cell>
        </table:table-row>
        <table:table-row>
          <table:table-cell table:style-name="Table2.A2" office:value-type="float" office:value="100000">
            <text:p text:style-name="P31">100,000</text:p>
          </table:table-cell>
          <table:table-cell table:style-name="Table2.A2" office:value-type="float" office:value="0">
            <text:p text:style-name="P31">19</text:p>
          </table:table-cell>
          <table:table-cell table:style-name="Table2.C2" office:value-type="float" office:value="0">
            <text:p text:style-name="P31">1.5833334</text:p>
          </table:table-cell>
        </table:table-row>
      </table:table>
      <text:p text:style-name="P7"/>
      <text:h text:style-name="P36" text:outline-level="3">Conclusions</text:h>
      <text:p text:style-name="P7">As expected, the produced Red-Black trees maintain a small range for the ratios between the longest and shortest paths from root to leaf. In particular, this ratio is always smaller than 2, regardless of the tree's size.</text:p>
      <text:p text:style-name="P7">This is to confirm the claim that a Red-Black tree maintains a tree height that is at most 2log<text:span text:style-name="T1">n</text:span> (with <text:span text:style-name="T1">n</text:span> being the number of nodes)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-Bold" svg:font-family="Courier-Bold" style:font-family-generic="modern"/>
    <style:font-face style:name="Times-Roman" svg:font-family="Times-Roman" style:font-family-generic="roman"/>
    <style:font-face style:name="BitstreamVeraSansMono-Bold" svg:font-family="BitstreamVeraSansMono-Bold" style:font-family-generic="swiss"/>
    <style:font-face style:name="BitstreamVeraSansMono-Oblique" svg:font-family="BitstreamVeraSansMono-Oblique" style:font-family-generic="swiss"/>
    <style:font-face style:name="BitstreamVeraSansMono-Roman" svg:font-family="BitstreamVeraSansMono-Roman" style:font-family-generic="swiss"/>
    <style:font-face style:name="Courier" svg:font-family="Courier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orgia" svg:font-family="Georgia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12-25T19:54:45</meta:creation-date>
    <dc:date>2011-12-26T11:31:01</dc:date>
    <meta:editing-duration>PT01H43M32S</meta:editing-duration>
    <meta:editing-cycles>28</meta:editing-cycles>
    <meta:generator>NeoOffice/3.2.1$Unix OpenOffice.org_project/Patch 2</meta:generator>
    <meta:document-statistic meta:table-count="19" meta:image-count="0" meta:object-count="0" meta:page-count="29" meta:paragraph-count="2591" meta:word-count="6940" meta:character-count="42314"/>
  </office:meta>
</office:document-meta>
</file>